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retroactiveVals_with1rewardifbuttonpress_correctedGRUdatascaling_10_26_2021" table:style-name="ta1">
        <table:shapes>
          <draw:frame draw:z-index="0" draw:style-name="gr1" draw:text-style-name="P1" svg:width="9.3787in" svg:height="4.685in" svg:x="6.9799in" svg:y="4.8in">
            <draw:object draw:notify-on-update-of-ranges="rewardlist_cylinder_withbutton_retroactiveVals_with1rewardifbuttonpress_correctedGRUdatascaling_10_26_2021.E1:rewardlist_cylinder_withbutton_retroactiveVals_with1rewardifbuttonpress_correctedGRUdatascaling_10_26_2021.E1 rewardlist_cylinder_withbutton_retroactiveVals_with1rewardifbuttonpress_correctedGRUdatascaling_10_26_2021.E2:rewardlist_cylinder_withbutton_retroactiveVals_with1rewardifbuttonpress_correctedGRUdatascaling_10_26_2021.E5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49in" svg:x="8.9028in" svg:y="0.2406in">
            <draw:object draw:notify-on-update-of-ranges="rewardlist_cylinder_withbutton_retroactiveVals_with1rewardifbuttonpress_correctedGRUdatascaling_10_26_2021.A1:rewardlist_cylinder_withbutton_retroactiveVals_with1rewardifbuttonpress_correctedGRUdatascaling_10_26_2021.A1 rewardlist_cylinder_withbutton_retroactiveVals_with1rewardifbuttonpress_correctedGRUdatascaling_10_26_2021.A2:rewardlist_cylinder_withbutton_retroactiveVals_with1rewardifbuttonpress_correctedGRUdatascaling_10_26_2021.A5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3in" svg:height="3.5449in" svg:x="16.7024in" svg:y="0.2406in">
            <draw:object draw:notify-on-update-of-ranges="rewardlist_cylinder_withbutton_retroactiveVals_with1rewardifbuttonpress_correctedGRUdatascaling_10_26_2021.B2:rewardlist_cylinder_withbutton_retroactiveVals_with1rewardifbuttonpress_correctedGRUdatascaling_10_26_2021.B5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53in" svg:x="17.2862in" svg:y="5.2287in">
            <draw:object draw:notify-on-update-of-ranges="rewardlist_cylinder_withbutton_retroactiveVals_with1rewardifbuttonpress_correctedGRUdatascaling_10_26_2021.F2:rewardlist_cylinder_withbutton_retroactiveVals_with1rewardifbuttonpress_correctedGRUdatascaling_10_26_2021.F5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4"/>
        </table:table-row>
        <table:table-row table:style-name="ro1">
          <table:table-cell office:value-type="float" office:value="0.325609803199768" calcext:value-type="float">
            <text:p>0.325609803199768</text:p>
          </table:table-cell>
          <table:table-cell table:formula="of:=AVERAGE([.A$2:.A2])" office:value-type="float" office:value="0.325609803199768" calcext:value-type="float">
            <text:p>0.325609803199768</text:p>
          </table:table-cell>
          <table:table-cell office:value-type="float" office:value="0" calcext:value-type="float">
            <text:p>0</text:p>
          </table:table-cell>
          <table:table-cell office:value-type="float" office:value="11.4035421566218" calcext:value-type="float">
            <text:p>11.4035421566218</text:p>
          </table:table-cell>
          <table:table-cell office:value-type="float" office:value="289.649970778194" calcext:value-type="float">
            <text:p>289.649970778194</text:p>
          </table:table-cell>
          <table:table-cell table:formula="of:=AVERAGE([.E$2:.E2])" office:value-type="float" office:value="289.649970778194" calcext:value-type="float">
            <text:p>289.649970778194</text:p>
          </table:table-cell>
          <table:table-cell table:number-columns-repeated="3"/>
        </table:table-row>
        <table:table-row table:style-name="ro1">
          <table:table-cell office:value-type="float" office:value="0.757765531539917" calcext:value-type="float">
            <text:p>0.757765531539917</text:p>
          </table:table-cell>
          <table:table-cell table:formula="of:=AVERAGE([.A$2:.A3])" office:value-type="float" office:value="0.541687667369843" calcext:value-type="float">
            <text:p>0.541687667369843</text:p>
          </table:table-cell>
          <table:table-cell office:value-type="float" office:value="0" calcext:value-type="float">
            <text:p>0</text:p>
          </table:table-cell>
          <table:table-cell office:value-type="float" office:value="11.4673707870692" calcext:value-type="float">
            <text:p>11.4673707870692</text:p>
          </table:table-cell>
          <table:table-cell office:value-type="float" office:value="291.271217991558" calcext:value-type="float">
            <text:p>291.271217991558</text:p>
          </table:table-cell>
          <table:table-cell table:formula="of:=AVERAGE([.E$2:.E3])" office:value-type="float" office:value="290.460594384876" calcext:value-type="float">
            <text:p>290.460594384876</text:p>
          </table:table-cell>
          <table:table-cell table:number-columns-repeated="3"/>
        </table:table-row>
        <table:table-row table:style-name="ro1">
          <table:table-cell office:value-type="float" office:value="0.0829124003648758" calcext:value-type="float">
            <text:p>0.082912400364876</text:p>
          </table:table-cell>
          <table:table-cell table:formula="of:=AVERAGE([.A$2:.A4])" office:value-type="float" office:value="0.388762578368187" calcext:value-type="float">
            <text:p>0.388762578368187</text:p>
          </table:table-cell>
          <table:table-cell office:value-type="float" office:value="0" calcext:value-type="float">
            <text:p>0</text:p>
          </table:table-cell>
          <table:table-cell office:value-type="float" office:value="11.3706715852618" calcext:value-type="float">
            <text:p>11.3706715852618</text:p>
          </table:table-cell>
          <table:table-cell office:value-type="float" office:value="288.81505826565" calcext:value-type="float">
            <text:p>288.81505826565</text:p>
          </table:table-cell>
          <table:table-cell table:formula="of:=AVERAGE([.E$2:.E4])" office:value-type="float" office:value="289.912082345134" calcext:value-type="float">
            <text:p>289.912082345134</text:p>
          </table:table-cell>
          <table:table-cell table:number-columns-repeated="3"/>
        </table:table-row>
        <table:table-row table:style-name="ro1">
          <table:table-cell office:value-type="float" office:value="0.739963054656982" calcext:value-type="float">
            <text:p>0.739963054656982</text:p>
          </table:table-cell>
          <table:table-cell table:formula="of:=AVERAGE([.A$2:.A5])" office:value-type="float" office:value="0.476562697440386" calcext:value-type="float">
            <text:p>0.476562697440386</text:p>
          </table:table-cell>
          <table:table-cell office:value-type="float" office:value="0" calcext:value-type="float">
            <text:p>0</text:p>
          </table:table-cell>
          <table:table-cell office:value-type="float" office:value="11.2061873165756" calcext:value-type="float">
            <text:p>11.2061873165756</text:p>
          </table:table-cell>
          <table:table-cell office:value-type="float" office:value="284.637157841021" calcext:value-type="float">
            <text:p>284.637157841021</text:p>
          </table:table-cell>
          <table:table-cell table:formula="of:=AVERAGE([.E$2:.E5])" office:value-type="float" office:value="288.593351219106" calcext:value-type="float">
            <text:p>288.593351219106</text:p>
          </table:table-cell>
          <table:table-cell table:number-columns-repeated="3"/>
        </table:table-row>
        <table:table-row table:style-name="ro1">
          <table:table-cell office:value-type="float" office:value="-0.0849375724792481" calcext:value-type="float">
            <text:p>-0.084937572479248</text:p>
          </table:table-cell>
          <table:table-cell table:formula="of:=AVERAGE([.A$2:.A6])" office:value-type="float" office:value="0.364262643456459" calcext:value-type="float">
            <text:p>0.364262643456459</text:p>
          </table:table-cell>
          <table:table-cell office:value-type="float" office:value="0" calcext:value-type="float">
            <text:p>0</text:p>
          </table:table-cell>
          <table:table-cell office:value-type="float" office:value="11.4355163111866" calcext:value-type="float">
            <text:p>11.4355163111866</text:p>
          </table:table-cell>
          <table:table-cell office:value-type="float" office:value="290.462114304138" calcext:value-type="float">
            <text:p>290.462114304138</text:p>
          </table:table-cell>
          <table:table-cell table:formula="of:=AVERAGE([.E$2:.E6])" office:value-type="float" office:value="288.967103836112" calcext:value-type="float">
            <text:p>288.967103836112</text:p>
          </table:table-cell>
          <table:table-cell table:number-columns-repeated="3"/>
        </table:table-row>
        <table:table-row table:style-name="ro1">
          <table:table-cell office:value-type="float" office:value="0.563583195209503" calcext:value-type="float">
            <text:p>0.563583195209503</text:p>
          </table:table-cell>
          <table:table-cell table:formula="of:=AVERAGE([.A$2:.A7])" office:value-type="float" office:value="0.3974827354153" calcext:value-type="float">
            <text:p>0.3974827354153</text:p>
          </table:table-cell>
          <table:table-cell office:value-type="float" office:value="0" calcext:value-type="float">
            <text:p>0</text:p>
          </table:table-cell>
          <table:table-cell office:value-type="float" office:value="11.1788982304186" calcext:value-type="float">
            <text:p>11.1788982304186</text:p>
          </table:table-cell>
          <table:table-cell office:value-type="float" office:value="283.944015052631" calcext:value-type="float">
            <text:p>283.944015052631</text:p>
          </table:table-cell>
          <table:table-cell table:formula="of:=AVERAGE([.E$2:.E7])" office:value-type="float" office:value="288.129922372199" calcext:value-type="float">
            <text:p>288.129922372199</text:p>
          </table:table-cell>
          <table:table-cell table:number-columns-repeated="3"/>
        </table:table-row>
        <table:table-row table:style-name="ro1">
          <table:table-cell office:value-type="float" office:value="-0.0548735857009888" calcext:value-type="float">
            <text:p>-0.054873585700989</text:p>
          </table:table-cell>
          <table:table-cell table:formula="of:=AVERAGE([.A$2:.A8])" office:value-type="float" office:value="0.332860403827258" calcext:value-type="float">
            <text:p>0.332860403827258</text:p>
          </table:table-cell>
          <table:table-cell office:value-type="float" office:value="0" calcext:value-type="float">
            <text:p>0</text:p>
          </table:table-cell>
          <table:table-cell office:value-type="float" office:value="11.395643363604" calcext:value-type="float">
            <text:p>11.395643363604</text:p>
          </table:table-cell>
          <table:table-cell office:value-type="float" office:value="289.44934143554" calcext:value-type="float">
            <text:p>289.44934143554</text:p>
          </table:table-cell>
          <table:table-cell table:formula="of:=AVERAGE([.E$2:.E8])" office:value-type="float" office:value="288.318410809819" calcext:value-type="float">
            <text:p>288.318410809819</text:p>
          </table:table-cell>
          <table:table-cell table:number-columns-repeated="3"/>
        </table:table-row>
        <table:table-row table:style-name="ro1">
          <table:table-cell office:value-type="float" office:value="0.642826199531555" calcext:value-type="float">
            <text:p>0.642826199531555</text:p>
          </table:table-cell>
          <table:table-cell table:formula="of:=AVERAGE([.A$2:.A9])" office:value-type="float" office:value="0.371606128290296" calcext:value-type="float">
            <text:p>0.371606128290296</text:p>
          </table:table-cell>
          <table:table-cell office:value-type="float" office:value="0" calcext:value-type="float">
            <text:p>0</text:p>
          </table:table-cell>
          <table:table-cell office:value-type="float" office:value="11.4721227347404" calcext:value-type="float">
            <text:p>11.4721227347404</text:p>
          </table:table-cell>
          <table:table-cell office:value-type="float" office:value="291.391917462406" calcext:value-type="float">
            <text:p>291.391917462406</text:p>
          </table:table-cell>
          <table:table-cell table:formula="of:=AVERAGE([.E$2:.E9])" office:value-type="float" office:value="288.702599141392" calcext:value-type="float">
            <text:p>288.702599141392</text:p>
          </table:table-cell>
          <table:table-cell table:number-columns-repeated="3"/>
        </table:table-row>
        <table:table-row table:style-name="ro1">
          <table:table-cell office:value-type="float" office:value="-0.111821472644806" calcext:value-type="float">
            <text:p>-0.111821472644806</text:p>
          </table:table-cell>
          <table:table-cell table:formula="of:=AVERAGE([.A$2:.A10])" office:value-type="float" office:value="0.317891950408618" calcext:value-type="float">
            <text:p>0.317891950408618</text:p>
          </table:table-cell>
          <table:table-cell office:value-type="float" office:value="0" calcext:value-type="float">
            <text:p>0</text:p>
          </table:table-cell>
          <table:table-cell office:value-type="float" office:value="11.3575667695731" calcext:value-type="float">
            <text:p>11.3575667695731</text:p>
          </table:table-cell>
          <table:table-cell office:value-type="float" office:value="288.482195947157" calcext:value-type="float">
            <text:p>288.482195947157</text:p>
          </table:table-cell>
          <table:table-cell table:formula="of:=AVERAGE([.E$2:.E10])" office:value-type="float" office:value="288.678109897588" calcext:value-type="float">
            <text:p>288.678109897588</text:p>
          </table:table-cell>
          <table:table-cell table:number-columns-repeated="3"/>
        </table:table-row>
        <table:table-row table:style-name="ro1">
          <table:table-cell office:value-type="float" office:value="-0.102267146110535" calcext:value-type="float">
            <text:p>-0.102267146110535</text:p>
          </table:table-cell>
          <table:table-cell table:formula="of:=AVERAGE([.A$2:.A11])" office:value-type="float" office:value="0.275876040756702" calcext:value-type="float">
            <text:p>0.275876040756702</text:p>
          </table:table-cell>
          <table:table-cell office:value-type="float" office:value="0" calcext:value-type="float">
            <text:p>0</text:p>
          </table:table-cell>
          <table:table-cell office:value-type="float" office:value="11.3984957055271" calcext:value-type="float">
            <text:p>11.3984957055271</text:p>
          </table:table-cell>
          <table:table-cell office:value-type="float" office:value="289.521790920387" calcext:value-type="float">
            <text:p>289.521790920387</text:p>
          </table:table-cell>
          <table:table-cell table:formula="of:=AVERAGE([.E$2:.E11])" office:value-type="float" office:value="288.762477999868" calcext:value-type="float">
            <text:p>288.762477999868</text:p>
          </table:table-cell>
          <table:table-cell table:number-columns-repeated="3"/>
        </table:table-row>
        <table:table-row table:style-name="ro1">
          <table:table-cell office:value-type="float" office:value="0.737897336483002" calcext:value-type="float">
            <text:p>0.737897336483002</text:p>
          </table:table-cell>
          <table:table-cell table:formula="of:=AVERAGE([.A$2:.A12])" office:value-type="float" office:value="0.317877976731821" calcext:value-type="float">
            <text:p>0.317877976731821</text:p>
          </table:table-cell>
          <table:table-cell office:value-type="float" office:value="0" calcext:value-type="float">
            <text:p>0</text:p>
          </table:table-cell>
          <table:table-cell office:value-type="float" office:value="11.2698352556795" calcext:value-type="float">
            <text:p>11.2698352556795</text:p>
          </table:table-cell>
          <table:table-cell office:value-type="float" office:value="286.253815494259" calcext:value-type="float">
            <text:p>286.253815494259</text:p>
          </table:table-cell>
          <table:table-cell table:formula="of:=AVERAGE([.E$2:.E12])" office:value-type="float" office:value="288.534417772086" calcext:value-type="float">
            <text:p>288.534417772086</text:p>
          </table:table-cell>
          <table:table-cell table:number-columns-repeated="3"/>
        </table:table-row>
        <table:table-row table:style-name="ro1">
          <table:table-cell office:value-type="float" office:value="0.114967823028564" calcext:value-type="float">
            <text:p>0.114967823028564</text:p>
          </table:table-cell>
          <table:table-cell table:formula="of:=AVERAGE([.A$2:.A13])" office:value-type="float" office:value="0.300968797256549" calcext:value-type="float">
            <text:p>0.300968797256549</text:p>
          </table:table-cell>
          <table:table-cell office:value-type="float" office:value="0" calcext:value-type="float">
            <text:p>0</text:p>
          </table:table-cell>
          <table:table-cell office:value-type="float" office:value="11.4159371134609" calcext:value-type="float">
            <text:p>11.4159371134609</text:p>
          </table:table-cell>
          <table:table-cell office:value-type="float" office:value="289.964802681907" calcext:value-type="float">
            <text:p>289.964802681907</text:p>
          </table:table-cell>
          <table:table-cell table:formula="of:=AVERAGE([.E$2:.E13])" office:value-type="float" office:value="288.653616514571" calcext:value-type="float">
            <text:p>288.653616514571</text:p>
          </table:table-cell>
          <table:table-cell table:number-columns-repeated="3"/>
        </table:table-row>
        <table:table-row table:style-name="ro1">
          <table:table-cell office:value-type="float" office:value="0.576374590396881" calcext:value-type="float">
            <text:p>0.576374590396881</text:p>
          </table:table-cell>
          <table:table-cell table:formula="of:=AVERAGE([.A$2:.A14])" office:value-type="float" office:value="0.322153858267344" calcext:value-type="float">
            <text:p>0.322153858267344</text:p>
          </table:table-cell>
          <table:table-cell office:value-type="float" office:value="0" calcext:value-type="float">
            <text:p>0</text:p>
          </table:table-cell>
          <table:table-cell office:value-type="float" office:value="11.2705251680821" calcext:value-type="float">
            <text:p>11.2705251680821</text:p>
          </table:table-cell>
          <table:table-cell office:value-type="float" office:value="286.271339269286" calcext:value-type="float">
            <text:p>286.271339269286</text:p>
          </table:table-cell>
          <table:table-cell table:formula="of:=AVERAGE([.E$2:.E14])" office:value-type="float" office:value="288.47036441878" calcext:value-type="float">
            <text:p>288.47036441878</text:p>
          </table:table-cell>
          <table:table-cell table:number-columns-repeated="3"/>
        </table:table-row>
        <table:table-row table:style-name="ro1">
          <table:table-cell office:value-type="float" office:value="0.220514267683029" calcext:value-type="float">
            <text:p>0.220514267683029</text:p>
          </table:table-cell>
          <table:table-cell table:formula="of:=AVERAGE([.A$2:.A15])" office:value-type="float" office:value="0.314893887511321" calcext:value-type="float">
            <text:p>0.314893887511321</text:p>
          </table:table-cell>
          <table:table-cell office:value-type="float" office:value="0" calcext:value-type="float">
            <text:p>0</text:p>
          </table:table-cell>
          <table:table-cell office:value-type="float" office:value="11.2362184525371" calcext:value-type="float">
            <text:p>11.2362184525371</text:p>
          </table:table-cell>
          <table:table-cell office:value-type="float" office:value="285.399948694441" calcext:value-type="float">
            <text:p>285.399948694441</text:p>
          </table:table-cell>
          <table:table-cell table:formula="of:=AVERAGE([.E$2:.E15])" office:value-type="float" office:value="288.251049009898" calcext:value-type="float">
            <text:p>288.251049009898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90826463699341" calcext:value-type="float">
            <text:p>0.390826463699341</text:p>
          </table:table-cell>
          <table:table-cell table:formula="of:=AVERAGE([.A$2:.A16])" office:value-type="float" office:value="0.319956059257189" calcext:value-type="float">
            <text:p>0.319956059257189</text:p>
          </table:table-cell>
          <table:table-cell office:value-type="float" office:value="0" calcext:value-type="float">
            <text:p>0</text:p>
          </table:table-cell>
          <table:table-cell office:value-type="float" office:value="11.2613099095613" calcext:value-type="float">
            <text:p>11.2613099095613</text:p>
          </table:table-cell>
          <table:table-cell office:value-type="float" office:value="286.037271702856" calcext:value-type="float">
            <text:p>286.037271702856</text:p>
          </table:table-cell>
          <table:table-cell table:formula="of:=AVERAGE([.E$2:.E16])" office:value-type="float" office:value="288.103463856096" calcext:value-type="float">
            <text:p>288.103463856096</text:p>
          </table:table-cell>
          <table:table-cell table:number-columns-repeated="3"/>
        </table:table-row>
        <table:table-row table:style-name="ro1">
          <table:table-cell office:value-type="float" office:value="-0.0543994382023811" calcext:value-type="float">
            <text:p>-0.054399438202381</text:p>
          </table:table-cell>
          <table:table-cell table:formula="of:=AVERAGE([.A$2:.A17])" office:value-type="float" office:value="0.296558840665966" calcext:value-type="float">
            <text:p>0.296558840665966</text:p>
          </table:table-cell>
          <table:table-cell office:value-type="float" office:value="0" calcext:value-type="float">
            <text:p>0</text:p>
          </table:table-cell>
          <table:table-cell office:value-type="float" office:value="11.4175586422712" calcext:value-type="float">
            <text:p>11.4175586422712</text:p>
          </table:table-cell>
          <table:table-cell office:value-type="float" office:value="290.005989513687" calcext:value-type="float">
            <text:p>290.005989513687</text:p>
          </table:table-cell>
          <table:table-cell table:formula="of:=AVERAGE([.E$2:.E17])" office:value-type="float" office:value="288.222371709695" calcext:value-type="float">
            <text:p>288.222371709695</text:p>
          </table:table-cell>
          <table:table-cell table:number-columns-repeated="3"/>
        </table:table-row>
        <table:table-row table:style-name="ro1">
          <table:table-cell office:value-type="float" office:value="0.0987496674060822" calcext:value-type="float">
            <text:p>0.098749667406082</text:p>
          </table:table-cell>
          <table:table-cell table:formula="of:=AVERAGE([.A$2:.A18])" office:value-type="float" office:value="0.284923006944797" calcext:value-type="float">
            <text:p>0.284923006944797</text:p>
          </table:table-cell>
          <table:table-cell office:value-type="float" office:value="0" calcext:value-type="float">
            <text:p>0</text:p>
          </table:table-cell>
          <table:table-cell office:value-type="float" office:value="11.4684209088385" calcext:value-type="float">
            <text:p>11.4684209088385</text:p>
          </table:table-cell>
          <table:table-cell office:value-type="float" office:value="291.297891084498" calcext:value-type="float">
            <text:p>291.297891084498</text:p>
          </table:table-cell>
          <table:table-cell table:formula="of:=AVERAGE([.E$2:.E18])" office:value-type="float" office:value="288.403284614095" calcext:value-type="float">
            <text:p>288.403284614095</text:p>
          </table:table-cell>
          <table:table-cell table:number-columns-repeated="3"/>
        </table:table-row>
        <table:table-row table:style-name="ro1">
          <table:table-cell office:value-type="float" office:value="0.0978975296020508" calcext:value-type="float">
            <text:p>0.097897529602051</text:p>
          </table:table-cell>
          <table:table-cell table:formula="of:=AVERAGE([.A$2:.A19])" office:value-type="float" office:value="0.274532702647977" calcext:value-type="float">
            <text:p>0.274532702647977</text:p>
          </table:table-cell>
          <table:table-cell office:value-type="float" office:value="0" calcext:value-type="float">
            <text:p>0</text:p>
          </table:table-cell>
          <table:table-cell office:value-type="float" office:value="11.4124969380111" calcext:value-type="float">
            <text:p>11.4124969380111</text:p>
          </table:table-cell>
          <table:table-cell office:value-type="float" office:value="289.877422225481" calcext:value-type="float">
            <text:p>289.877422225481</text:p>
          </table:table-cell>
          <table:table-cell table:formula="of:=AVERAGE([.E$2:.E19])" office:value-type="float" office:value="288.485181148061" calcext:value-type="float">
            <text:p>288.485181148061</text:p>
          </table:table-cell>
          <table:table-cell table:number-columns-repeated="3"/>
        </table:table-row>
        <table:table-row table:style-name="ro1">
          <table:table-cell office:value-type="float" office:value="0.0419376492500305" calcext:value-type="float">
            <text:p>0.041937649250031</text:p>
          </table:table-cell>
          <table:table-cell table:formula="of:=AVERAGE([.A$2:.A20])" office:value-type="float" office:value="0.262290857732296" calcext:value-type="float">
            <text:p>0.262290857732296</text:p>
          </table:table-cell>
          <table:table-cell office:value-type="float" office:value="0" calcext:value-type="float">
            <text:p>0</text:p>
          </table:table-cell>
          <table:table-cell office:value-type="float" office:value="11.412564990595" calcext:value-type="float">
            <text:p>11.412564990595</text:p>
          </table:table-cell>
          <table:table-cell office:value-type="float" office:value="289.879150761113" calcext:value-type="float">
            <text:p>289.879150761113</text:p>
          </table:table-cell>
          <table:table-cell table:formula="of:=AVERAGE([.E$2:.E20])" office:value-type="float" office:value="288.558547969801" calcext:value-type="float">
            <text:p>288.558547969801</text:p>
          </table:table-cell>
          <table:table-cell table:number-columns-repeated="3"/>
        </table:table-row>
        <table:table-row table:style-name="ro1">
          <table:table-cell office:value-type="float" office:value="-0.106804952025414" calcext:value-type="float">
            <text:p>-0.106804952025414</text:p>
          </table:table-cell>
          <table:table-cell table:formula="of:=AVERAGE([.A$2:.A21])" office:value-type="float" office:value="0.243836067244411" calcext:value-type="float">
            <text:p>0.243836067244411</text:p>
          </table:table-cell>
          <table:table-cell office:value-type="float" office:value="0" calcext:value-type="float">
            <text:p>0</text:p>
          </table:table-cell>
          <table:table-cell office:value-type="float" office:value="11.5349317497492" calcext:value-type="float">
            <text:p>11.5349317497492</text:p>
          </table:table-cell>
          <table:table-cell office:value-type="float" office:value="292.987266443629" calcext:value-type="float">
            <text:p>292.987266443629</text:p>
          </table:table-cell>
          <table:table-cell table:formula="of:=AVERAGE([.E$2:.E21])" office:value-type="float" office:value="288.779983893492" calcext:value-type="float">
            <text:p>288.779983893492</text:p>
          </table:table-cell>
          <table:table-cell table:number-columns-repeated="3"/>
        </table:table-row>
        <table:table-row table:style-name="ro1">
          <table:table-cell office:value-type="float" office:value="0.35438346862793" calcext:value-type="float">
            <text:p>0.35438346862793</text:p>
          </table:table-cell>
          <table:table-cell table:formula="of:=AVERAGE([.A$2:.A22])" office:value-type="float" office:value="0.249100229215054" calcext:value-type="float">
            <text:p>0.249100229215054</text:p>
          </table:table-cell>
          <table:table-cell office:value-type="float" office:value="0" calcext:value-type="float">
            <text:p>0</text:p>
          </table:table-cell>
          <table:table-cell office:value-type="float" office:value="11.4550391895324" calcext:value-type="float">
            <text:p>11.4550391895324</text:p>
          </table:table-cell>
          <table:table-cell office:value-type="float" office:value="290.957995414123" calcext:value-type="float">
            <text:p>290.957995414123</text:p>
          </table:table-cell>
          <table:table-cell table:formula="of:=AVERAGE([.E$2:.E22])" office:value-type="float" office:value="288.883698727808" calcext:value-type="float">
            <text:p>288.883698727808</text:p>
          </table:table-cell>
          <table:table-cell table:number-columns-repeated="3"/>
        </table:table-row>
        <table:table-row table:style-name="ro1">
          <table:table-cell office:value-type="float" office:value="-0.0342833250761032" calcext:value-type="float">
            <text:p>-0.034283325076103</text:p>
          </table:table-cell>
          <table:table-cell table:formula="of:=AVERAGE([.A$2:.A23])" office:value-type="float" office:value="0.236219158565456" calcext:value-type="float">
            <text:p>0.236219158565456</text:p>
          </table:table-cell>
          <table:table-cell office:value-type="float" office:value="0" calcext:value-type="float">
            <text:p>0</text:p>
          </table:table-cell>
          <table:table-cell office:value-type="float" office:value="11.4975145617902" calcext:value-type="float">
            <text:p>11.4975145617902</text:p>
          </table:table-cell>
          <table:table-cell office:value-type="float" office:value="292.036869869472" calcext:value-type="float">
            <text:p>292.036869869472</text:p>
          </table:table-cell>
          <table:table-cell table:formula="of:=AVERAGE([.E$2:.E23])" office:value-type="float" office:value="289.027024688792" calcext:value-type="float">
            <text:p>289.027024688792</text:p>
          </table:table-cell>
          <table:table-cell table:number-columns-repeated="3"/>
        </table:table-row>
        <table:table-row table:style-name="ro1">
          <table:table-cell office:value-type="float" office:value="-0.0676126331090927" calcext:value-type="float">
            <text:p>-0.067612633109093</text:p>
          </table:table-cell>
          <table:table-cell table:formula="of:=AVERAGE([.A$2:.A24])" office:value-type="float" office:value="0.223009080666563" calcext:value-type="float">
            <text:p>0.223009080666563</text:p>
          </table:table-cell>
          <table:table-cell office:value-type="float" office:value="0" calcext:value-type="float">
            <text:p>0</text:p>
          </table:table-cell>
          <table:table-cell office:value-type="float" office:value="11.414680487299" calcext:value-type="float">
            <text:p>11.414680487299</text:p>
          </table:table-cell>
          <table:table-cell office:value-type="float" office:value="289.932884377394" calcext:value-type="float">
            <text:p>289.932884377394</text:p>
          </table:table-cell>
          <table:table-cell table:formula="of:=AVERAGE([.E$2:.E24])" office:value-type="float" office:value="289.066409892645" calcext:value-type="float">
            <text:p>289.066409892645</text:p>
          </table:table-cell>
          <table:table-cell table:number-columns-repeated="3"/>
        </table:table-row>
        <table:table-row table:style-name="ro1">
          <table:table-cell office:value-type="float" office:value="0.0395630300045013" calcext:value-type="float">
            <text:p>0.039563030004501</text:p>
          </table:table-cell>
          <table:table-cell table:formula="of:=AVERAGE([.A$2:.A25])" office:value-type="float" office:value="0.21536549522231" calcext:value-type="float">
            <text:p>0.21536549522231</text:p>
          </table:table-cell>
          <table:table-cell office:value-type="float" office:value="0" calcext:value-type="float">
            <text:p>0</text:p>
          </table:table-cell>
          <table:table-cell office:value-type="float" office:value="11.5666020143271" calcext:value-type="float">
            <text:p>11.5666020143271</text:p>
          </table:table-cell>
          <table:table-cell office:value-type="float" office:value="293.791691163907" calcext:value-type="float">
            <text:p>293.791691163907</text:p>
          </table:table-cell>
          <table:table-cell table:formula="of:=AVERAGE([.E$2:.E25])" office:value-type="float" office:value="289.263296612281" calcext:value-type="float">
            <text:p>289.263296612281</text:p>
          </table:table-cell>
          <table:table-cell table:number-columns-repeated="3"/>
        </table:table-row>
        <table:table-row table:style-name="ro1">
          <table:table-cell office:value-type="float" office:value="-0.0268453359603882" calcext:value-type="float">
            <text:p>-0.026845335960388</text:p>
          </table:table-cell>
          <table:table-cell table:formula="of:=AVERAGE([.A$2:.A26])" office:value-type="float" office:value="0.205677061975002" calcext:value-type="float">
            <text:p>0.205677061975002</text:p>
          </table:table-cell>
          <table:table-cell office:value-type="float" office:value="0" calcext:value-type="float">
            <text:p>0</text:p>
          </table:table-cell>
          <table:table-cell office:value-type="float" office:value="11.4952066405386" calcext:value-type="float">
            <text:p>11.4952066405386</text:p>
          </table:table-cell>
          <table:table-cell office:value-type="float" office:value="291.97824866968" calcext:value-type="float">
            <text:p>291.97824866968</text:p>
          </table:table-cell>
          <table:table-cell table:formula="of:=AVERAGE([.E$2:.E26])" office:value-type="float" office:value="289.371894694577" calcext:value-type="float">
            <text:p>289.371894694577</text:p>
          </table:table-cell>
          <table:table-cell table:number-columns-repeated="3"/>
        </table:table-row>
        <table:table-row table:style-name="ro1">
          <table:table-cell office:value-type="float" office:value="-0.152026027441025" calcext:value-type="float">
            <text:p>-0.152026027441025</text:p>
          </table:table-cell>
          <table:table-cell table:formula="of:=AVERAGE([.A$2:.A27])" office:value-type="float" office:value="0.191919250843617" calcext:value-type="float">
            <text:p>0.191919250843617</text:p>
          </table:table-cell>
          <table:table-cell office:value-type="float" office:value="0" calcext:value-type="float">
            <text:p>0</text:p>
          </table:table-cell>
          <table:table-cell office:value-type="float" office:value="11.5051728241235" calcext:value-type="float">
            <text:p>11.5051728241235</text:p>
          </table:table-cell>
          <table:table-cell office:value-type="float" office:value="292.231389732737" calcext:value-type="float">
            <text:p>292.231389732737</text:p>
          </table:table-cell>
          <table:table-cell table:formula="of:=AVERAGE([.E$2:.E27])" office:value-type="float" office:value="289.481875272967" calcext:value-type="float">
            <text:p>289.481875272967</text:p>
          </table:table-cell>
          <table:table-cell table:number-columns-repeated="3"/>
        </table:table-row>
        <table:table-row table:style-name="ro1">
          <table:table-cell office:value-type="float" office:value="0.256742030382156" calcext:value-type="float">
            <text:p>0.256742030382156</text:p>
          </table:table-cell>
          <table:table-cell table:formula="of:=AVERAGE([.A$2:.A28])" office:value-type="float" office:value="0.194320094530229" calcext:value-type="float">
            <text:p>0.194320094530229</text:p>
          </table:table-cell>
          <table:table-cell office:value-type="float" office:value="0" calcext:value-type="float">
            <text:p>0</text:p>
          </table:table-cell>
          <table:table-cell office:value-type="float" office:value="11.4506005184114" calcext:value-type="float">
            <text:p>11.4506005184114</text:p>
          </table:table-cell>
          <table:table-cell office:value-type="float" office:value="290.845253167649" calcext:value-type="float">
            <text:p>290.845253167649</text:p>
          </table:table-cell>
          <table:table-cell table:formula="of:=AVERAGE([.E$2:.E28])" office:value-type="float" office:value="289.532370750548" calcext:value-type="float">
            <text:p>289.532370750548</text:p>
          </table:table-cell>
          <table:table-cell table:number-columns-repeated="3"/>
        </table:table-row>
        <table:table-row table:style-name="ro1">
          <table:table-cell office:value-type="float" office:value="-0.0458028316497803" calcext:value-type="float">
            <text:p>-0.04580283164978</text:p>
          </table:table-cell>
          <table:table-cell table:formula="of:=AVERAGE([.A$2:.A29])" office:value-type="float" office:value="0.185744275738086" calcext:value-type="float">
            <text:p>0.185744275738086</text:p>
          </table:table-cell>
          <table:table-cell office:value-type="float" office:value="0" calcext:value-type="float">
            <text:p>0</text:p>
          </table:table-cell>
          <table:table-cell office:value-type="float" office:value="11.4560940045834" calcext:value-type="float">
            <text:p>11.4560940045834</text:p>
          </table:table-cell>
          <table:table-cell office:value-type="float" office:value="290.984787716417" calcext:value-type="float">
            <text:p>290.984787716417</text:p>
          </table:table-cell>
          <table:table-cell table:formula="of:=AVERAGE([.E$2:.E29])" office:value-type="float" office:value="289.584242785043" calcext:value-type="float">
            <text:p>289.584242785043</text:p>
          </table:table-cell>
          <table:table-cell table:number-columns-repeated="3"/>
        </table:table-row>
        <table:table-row table:style-name="ro1">
          <table:table-cell office:value-type="float" office:value="0.0490424931049347" calcext:value-type="float">
            <text:p>0.049042493104935</text:p>
          </table:table-cell>
          <table:table-cell table:formula="of:=AVERAGE([.A$2:.A30])" office:value-type="float" office:value="0.181030421164529" calcext:value-type="float">
            <text:p>0.181030421164529</text:p>
          </table:table-cell>
          <table:table-cell office:value-type="float" office:value="0" calcext:value-type="float">
            <text:p>0</text:p>
          </table:table-cell>
          <table:table-cell office:value-type="float" office:value="11.4519580501288" calcext:value-type="float">
            <text:p>11.4519580501288</text:p>
          </table:table-cell>
          <table:table-cell office:value-type="float" office:value="290.879734473272" calcext:value-type="float">
            <text:p>290.879734473272</text:p>
          </table:table-cell>
          <table:table-cell table:formula="of:=AVERAGE([.E$2:.E30])" office:value-type="float" office:value="289.628914912224" calcext:value-type="float">
            <text:p>289.628914912224</text:p>
          </table:table-cell>
          <table:table-cell table:number-columns-repeated="3"/>
        </table:table-row>
        <table:table-row table:style-name="ro1">
          <table:table-cell office:value-type="float" office:value="0.111322999000549" calcext:value-type="float">
            <text:p>0.111322999000549</text:p>
          </table:table-cell>
          <table:table-cell table:formula="of:=AVERAGE([.A$2:.A31])" office:value-type="float" office:value="0.17870684042573" calcext:value-type="float">
            <text:p>0.17870684042573</text:p>
          </table:table-cell>
          <table:table-cell office:value-type="float" office:value="0" calcext:value-type="float">
            <text:p>0</text:p>
          </table:table-cell>
          <table:table-cell office:value-type="float" office:value="11.5348566572428" calcext:value-type="float">
            <text:p>11.5348566572428</text:p>
          </table:table-cell>
          <table:table-cell office:value-type="float" office:value="292.985359093966" calcext:value-type="float">
            <text:p>292.985359093966</text:p>
          </table:table-cell>
          <table:table-cell table:formula="of:=AVERAGE([.E$2:.E31])" office:value-type="float" office:value="289.740796384948" calcext:value-type="float">
            <text:p>289.740796384948</text:p>
          </table:table-cell>
          <table:table-cell table:number-columns-repeated="3"/>
        </table:table-row>
        <table:table-row table:style-name="ro1">
          <table:table-cell office:value-type="float" office:value="-0.0872505307197571" calcext:value-type="float">
            <text:p>-0.087250530719757</text:p>
          </table:table-cell>
          <table:table-cell table:formula="of:=AVERAGE([.A$2:.A32])" office:value-type="float" office:value="0.170127570388779" calcext:value-type="float">
            <text:p>0.170127570388779</text:p>
          </table:table-cell>
          <table:table-cell office:value-type="float" office:value="0" calcext:value-type="float">
            <text:p>0</text:p>
          </table:table-cell>
          <table:table-cell office:value-type="float" office:value="11.505159917599" calcext:value-type="float">
            <text:p>11.505159917599</text:p>
          </table:table-cell>
          <table:table-cell office:value-type="float" office:value="292.231061907014" calcext:value-type="float">
            <text:p>292.231061907014</text:p>
          </table:table-cell>
          <table:table-cell table:formula="of:=AVERAGE([.E$2:.E32])" office:value-type="float" office:value="289.821127530822" calcext:value-type="float">
            <text:p>289.821127530822</text:p>
          </table:table-cell>
          <table:table-cell table:number-columns-repeated="3"/>
        </table:table-row>
        <table:table-row table:style-name="ro1">
          <table:table-cell office:value-type="float" office:value="0.276484996080399" calcext:value-type="float">
            <text:p>0.276484996080399</text:p>
          </table:table-cell>
          <table:table-cell table:formula="of:=AVERAGE([.A$2:.A33])" office:value-type="float" office:value="0.173451239941642" calcext:value-type="float">
            <text:p>0.173451239941642</text:p>
          </table:table-cell>
          <table:table-cell office:value-type="float" office:value="0" calcext:value-type="float">
            <text:p>0</text:p>
          </table:table-cell>
          <table:table-cell office:value-type="float" office:value="11.4663570382327" calcext:value-type="float">
            <text:p>11.4663570382327</text:p>
          </table:table-cell>
          <table:table-cell office:value-type="float" office:value="291.24546877111" calcext:value-type="float">
            <text:p>291.24546877111</text:p>
          </table:table-cell>
          <table:table-cell table:formula="of:=AVERAGE([.E$2:.E33])" office:value-type="float" office:value="289.865638194581" calcext:value-type="float">
            <text:p>289.865638194581</text:p>
          </table:table-cell>
          <table:table-cell table:number-columns-repeated="3"/>
        </table:table-row>
        <table:table-row table:style-name="ro1">
          <table:table-cell office:value-type="float" office:value="0.279230773448944" calcext:value-type="float">
            <text:p>0.279230773448944</text:p>
          </table:table-cell>
          <table:table-cell table:formula="of:=AVERAGE([.A$2:.A34])" office:value-type="float" office:value="0.176656680350954" calcext:value-type="float">
            <text:p>0.176656680350954</text:p>
          </table:table-cell>
          <table:table-cell office:value-type="float" office:value="0" calcext:value-type="float">
            <text:p>0</text:p>
          </table:table-cell>
          <table:table-cell office:value-type="float" office:value="11.5158805462092" calcext:value-type="float">
            <text:p>11.5158805462092</text:p>
          </table:table-cell>
          <table:table-cell office:value-type="float" office:value="292.503365873714" calcext:value-type="float">
            <text:p>292.503365873714</text:p>
          </table:table-cell>
          <table:table-cell table:formula="of:=AVERAGE([.E$2:.E34])" office:value-type="float" office:value="289.945569336373" calcext:value-type="float">
            <text:p>289.945569336373</text:p>
          </table:table-cell>
          <table:table-cell table:number-columns-repeated="3"/>
        </table:table-row>
        <table:table-row table:style-name="ro1">
          <table:table-cell office:value-type="float" office:value="0.289014935493469" calcext:value-type="float">
            <text:p>0.289014935493469</text:p>
          </table:table-cell>
          <table:table-cell table:formula="of:=AVERAGE([.A$2:.A35])" office:value-type="float" office:value="0.179961334913969" calcext:value-type="float">
            <text:p>0.179961334913969</text:p>
          </table:table-cell>
          <table:table-cell office:value-type="float" office:value="0" calcext:value-type="float">
            <text:p>0</text:p>
          </table:table-cell>
          <table:table-cell office:value-type="float" office:value="11.3029416644424" calcext:value-type="float">
            <text:p>11.3029416644424</text:p>
          </table:table-cell>
          <table:table-cell office:value-type="float" office:value="287.094718276837" calcext:value-type="float">
            <text:p>287.094718276837</text:p>
          </table:table-cell>
          <table:table-cell table:formula="of:=AVERAGE([.E$2:.E35])" office:value-type="float" office:value="289.861720775798" calcext:value-type="float">
            <text:p>289.861720775798</text:p>
          </table:table-cell>
          <table:table-cell table:number-columns-repeated="3"/>
        </table:table-row>
        <table:table-row table:style-name="ro1">
          <table:table-cell office:value-type="float" office:value="0.444914698600769" calcext:value-type="float">
            <text:p>0.444914698600769</text:p>
          </table:table-cell>
          <table:table-cell table:formula="of:=AVERAGE([.A$2:.A36])" office:value-type="float" office:value="0.187531431019306" calcext:value-type="float">
            <text:p>0.187531431019306</text:p>
          </table:table-cell>
          <table:table-cell office:value-type="float" office:value="0" calcext:value-type="float">
            <text:p>0</text:p>
          </table:table-cell>
          <table:table-cell office:value-type="float" office:value="11.3246398788333" calcext:value-type="float">
            <text:p>11.3246398788333</text:p>
          </table:table-cell>
          <table:table-cell office:value-type="float" office:value="287.645852922366" calcext:value-type="float">
            <text:p>287.645852922366</text:p>
          </table:table-cell>
          <table:table-cell table:formula="of:=AVERAGE([.E$2:.E36])" office:value-type="float" office:value="289.7984102657" calcext:value-type="float">
            <text:p>289.7984102657</text:p>
          </table:table-cell>
          <table:table-cell table:number-columns-repeated="3"/>
        </table:table-row>
        <table:table-row table:style-name="ro1">
          <table:table-cell office:value-type="float" office:value="0.844580948352814" calcext:value-type="float">
            <text:p>0.844580948352814</text:p>
          </table:table-cell>
          <table:table-cell table:formula="of:=AVERAGE([.A$2:.A37])" office:value-type="float" office:value="0.205782806500792" calcext:value-type="float">
            <text:p>0.205782806500792</text:p>
          </table:table-cell>
          <table:table-cell office:value-type="float" office:value="0" calcext:value-type="float">
            <text:p>0</text:p>
          </table:table-cell>
          <table:table-cell office:value-type="float" office:value="11.3120419375628" calcext:value-type="float">
            <text:p>11.3120419375628</text:p>
          </table:table-cell>
          <table:table-cell office:value-type="float" office:value="287.325865214096" calcext:value-type="float">
            <text:p>287.325865214096</text:p>
          </table:table-cell>
          <table:table-cell table:formula="of:=AVERAGE([.E$2:.E37])" office:value-type="float" office:value="289.729728458711" calcext:value-type="float">
            <text:p>289.729728458711</text:p>
          </table:table-cell>
          <table:table-cell table:number-columns-repeated="3"/>
        </table:table-row>
        <table:table-row table:style-name="ro1">
          <table:table-cell office:value-type="float" office:value="0.331683427095413" calcext:value-type="float">
            <text:p>0.331683427095413</text:p>
          </table:table-cell>
          <table:table-cell table:formula="of:=AVERAGE([.A$2:.A38])" office:value-type="float" office:value="0.209185525976323" calcext:value-type="float">
            <text:p>0.209185525976323</text:p>
          </table:table-cell>
          <table:table-cell office:value-type="float" office:value="0" calcext:value-type="float">
            <text:p>0</text:p>
          </table:table-cell>
          <table:table-cell office:value-type="float" office:value="11.0718057563961" calcext:value-type="float">
            <text:p>11.0718057563961</text:p>
          </table:table-cell>
          <table:table-cell office:value-type="float" office:value="281.22386621246" calcext:value-type="float">
            <text:p>281.22386621246</text:p>
          </table:table-cell>
          <table:table-cell table:formula="of:=AVERAGE([.E$2:.E38])" office:value-type="float" office:value="289.499840289893" calcext:value-type="float">
            <text:p>289.499840289893</text:p>
          </table:table-cell>
          <table:table-cell table:number-columns-repeated="3"/>
        </table:table-row>
        <table:table-row table:style-name="ro1">
          <table:table-cell office:value-type="float" office:value="0.592081665992737" calcext:value-type="float">
            <text:p>0.592081665992737</text:p>
          </table:table-cell>
          <table:table-cell table:formula="of:=AVERAGE([.A$2:.A39])" office:value-type="float" office:value="0.219261740187281" calcext:value-type="float">
            <text:p>0.219261740187281</text:p>
          </table:table-cell>
          <table:table-cell office:value-type="float" office:value="0" calcext:value-type="float">
            <text:p>0</text:p>
          </table:table-cell>
          <table:table-cell office:value-type="float" office:value="11.335327654472" calcext:value-type="float">
            <text:p>11.335327654472</text:p>
          </table:table-cell>
          <table:table-cell office:value-type="float" office:value="287.917322423589" calcext:value-type="float">
            <text:p>287.917322423589</text:p>
          </table:table-cell>
          <table:table-cell table:formula="of:=AVERAGE([.E$2:.E39])" office:value-type="float" office:value="289.458195082885" calcext:value-type="float">
            <text:p>289.4581950828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0])" office:value-type="float" office:value="0.239280669926069" calcext:value-type="float">
            <text:p>0.239280669926069</text:p>
          </table:table-cell>
          <table:table-cell office:value-type="float" office:value="1" calcext:value-type="float">
            <text:p>1</text:p>
          </table:table-cell>
          <table:table-cell office:value-type="float" office:value="11.0353530378163" calcext:value-type="float">
            <text:p>11.0353530378163</text:p>
          </table:table-cell>
          <table:table-cell office:value-type="float" office:value="280.297967160534" calcext:value-type="float">
            <text:p>280.297967160534</text:p>
          </table:table-cell>
          <table:table-cell table:formula="of:=AVERAGE([.E$2:.E40])" office:value-type="float" office:value="289.223317443851" calcext:value-type="float">
            <text:p>289.223317443851</text:p>
          </table:table-cell>
          <table:table-cell table:number-columns-repeated="3"/>
        </table:table-row>
        <table:table-row table:style-name="ro1">
          <table:table-cell office:value-type="float" office:value="0.646740198135376" calcext:value-type="float">
            <text:p>0.646740198135376</text:p>
          </table:table-cell>
          <table:table-cell table:formula="of:=AVERAGE([.A$2:.A41])" office:value-type="float" office:value="0.249467158131301" calcext:value-type="float">
            <text:p>0.249467158131301</text:p>
          </table:table-cell>
          <table:table-cell office:value-type="float" office:value="0" calcext:value-type="float">
            <text:p>0</text:p>
          </table:table-cell>
          <table:table-cell office:value-type="float" office:value="11.1270703211516" calcext:value-type="float">
            <text:p>11.1270703211516</text:p>
          </table:table-cell>
          <table:table-cell office:value-type="float" office:value="282.627586157251" calcext:value-type="float">
            <text:p>282.627586157251</text:p>
          </table:table-cell>
          <table:table-cell table:formula="of:=AVERAGE([.E$2:.E41])" office:value-type="float" office:value="289.058424161686" calcext:value-type="float">
            <text:p>289.058424161686</text:p>
          </table:table-cell>
          <table:table-cell table:number-columns-repeated="3"/>
        </table:table-row>
        <table:table-row table:style-name="ro1">
          <table:table-cell office:value-type="float" office:value="0.0513940155506134" calcext:value-type="float">
            <text:p>0.051394015550613</text:p>
          </table:table-cell>
          <table:table-cell table:formula="of:=AVERAGE([.A$2:.A42])" office:value-type="float" office:value="0.244636105873236" calcext:value-type="float">
            <text:p>0.244636105873236</text:p>
          </table:table-cell>
          <table:table-cell office:value-type="float" office:value="0" calcext:value-type="float">
            <text:p>0</text:p>
          </table:table-cell>
          <table:table-cell office:value-type="float" office:value="11.3861042686492" calcext:value-type="float">
            <text:p>11.3861042686492</text:p>
          </table:table-cell>
          <table:table-cell office:value-type="float" office:value="289.20704842369" calcext:value-type="float">
            <text:p>289.20704842369</text:p>
          </table:table-cell>
          <table:table-cell table:formula="of:=AVERAGE([.E$2:.E42])" office:value-type="float" office:value="289.062049143686" calcext:value-type="float">
            <text:p>289.062049143686</text:p>
          </table:table-cell>
          <table:table-cell table:number-columns-repeated="3"/>
        </table:table-row>
        <table:table-row table:style-name="ro1">
          <table:table-cell office:value-type="float" office:value="-0.0849198997020721" calcext:value-type="float">
            <text:p>-0.084919899702072</text:p>
          </table:table-cell>
          <table:table-cell table:formula="of:=AVERAGE([.A$2:.A43])" office:value-type="float" office:value="0.236789534311919" calcext:value-type="float">
            <text:p>0.236789534311919</text:p>
          </table:table-cell>
          <table:table-cell office:value-type="float" office:value="0" calcext:value-type="float">
            <text:p>0</text:p>
          </table:table-cell>
          <table:table-cell office:value-type="float" office:value="11.2142292546839" calcext:value-type="float">
            <text:p>11.2142292546839</text:p>
          </table:table-cell>
          <table:table-cell office:value-type="float" office:value="284.84142306897" calcext:value-type="float">
            <text:p>284.84142306897</text:p>
          </table:table-cell>
          <table:table-cell table:formula="of:=AVERAGE([.E$2:.E43])" office:value-type="float" office:value="288.961558046669" calcext:value-type="float">
            <text:p>288.961558046669</text:p>
          </table:table-cell>
          <table:table-cell table:number-columns-repeated="3"/>
        </table:table-row>
        <table:table-row table:style-name="ro1">
          <table:table-cell office:value-type="float" office:value="-0.0925484225153923" calcext:value-type="float">
            <text:p>-0.092548422515392</text:p>
          </table:table-cell>
          <table:table-cell table:formula="of:=AVERAGE([.A$2:.A44])" office:value-type="float" office:value="0.229130512060121" calcext:value-type="float">
            <text:p>0.229130512060121</text:p>
          </table:table-cell>
          <table:table-cell office:value-type="float" office:value="0" calcext:value-type="float">
            <text:p>0</text:p>
          </table:table-cell>
          <table:table-cell office:value-type="float" office:value="11.470563391912" calcext:value-type="float">
            <text:p>11.470563391912</text:p>
          </table:table-cell>
          <table:table-cell office:value-type="float" office:value="291.352310154564" calcext:value-type="float">
            <text:p>291.352310154564</text:p>
          </table:table-cell>
          <table:table-cell table:formula="of:=AVERAGE([.E$2:.E44])" office:value-type="float" office:value="289.017156932899" calcext:value-type="float">
            <text:p>289.0171569328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5])" office:value-type="float" office:value="0.246650273149664" calcext:value-type="float">
            <text:p>0.246650273149664</text:p>
          </table:table-cell>
          <table:table-cell office:value-type="float" office:value="1" calcext:value-type="float">
            <text:p>1</text:p>
          </table:table-cell>
          <table:table-cell office:value-type="float" office:value="11.0172897700638" calcext:value-type="float">
            <text:p>11.0172897700638</text:p>
          </table:table-cell>
          <table:table-cell office:value-type="float" office:value="279.839160159619" calcext:value-type="float">
            <text:p>279.839160159619</text:p>
          </table:table-cell>
          <table:table-cell table:formula="of:=AVERAGE([.E$2:.E45])" office:value-type="float" office:value="288.808566097142" calcext:value-type="float">
            <text:p>288.808566097142</text:p>
          </table:table-cell>
          <table:table-cell table:number-columns-repeated="3"/>
        </table:table-row>
        <table:table-row table:style-name="ro1">
          <table:table-cell office:value-type="float" office:value="0.637359797954559" calcext:value-type="float">
            <text:p>0.637359797954559</text:p>
          </table:table-cell>
          <table:table-cell table:formula="of:=AVERAGE([.A$2:.A46])" office:value-type="float" office:value="0.255332707034217" calcext:value-type="float">
            <text:p>0.255332707034217</text:p>
          </table:table-cell>
          <table:table-cell office:value-type="float" office:value="0" calcext:value-type="float">
            <text:p>0</text:p>
          </table:table-cell>
          <table:table-cell office:value-type="float" office:value="11.1251660221219" calcext:value-type="float">
            <text:p>11.1251660221219</text:p>
          </table:table-cell>
          <table:table-cell office:value-type="float" office:value="282.579216961896" calcext:value-type="float">
            <text:p>282.579216961896</text:p>
          </table:table-cell>
          <table:table-cell table:formula="of:=AVERAGE([.E$2:.E46])" office:value-type="float" office:value="288.670136116359" calcext:value-type="float">
            <text:p>288.6701361163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7])" office:value-type="float" office:value="0.271521126446517" calcext:value-type="float">
            <text:p>0.271521126446517</text:p>
          </table:table-cell>
          <table:table-cell office:value-type="float" office:value="1" calcext:value-type="float">
            <text:p>1</text:p>
          </table:table-cell>
          <table:table-cell office:value-type="float" office:value="11.0182295997143" calcext:value-type="float">
            <text:p>11.0182295997143</text:p>
          </table:table-cell>
          <table:table-cell office:value-type="float" office:value="279.863031832743" calcext:value-type="float">
            <text:p>279.863031832743</text:p>
          </table:table-cell>
          <table:table-cell table:formula="of:=AVERAGE([.E$2:.E47])" office:value-type="float" office:value="288.478677327585" calcext:value-type="float">
            <text:p>288.478677327585</text:p>
          </table:table-cell>
          <table:table-cell table:number-columns-repeated="3"/>
        </table:table-row>
        <table:table-row table:style-name="ro1">
          <table:table-cell office:value-type="float" office:value="0.176570475101471" calcext:value-type="float">
            <text:p>0.176570475101471</text:p>
          </table:table-cell>
          <table:table-cell table:formula="of:=AVERAGE([.A$2:.A48])" office:value-type="float" office:value="0.269500899822154" calcext:value-type="float">
            <text:p>0.269500899822154</text:p>
          </table:table-cell>
          <table:table-cell office:value-type="float" office:value="0" calcext:value-type="float">
            <text:p>0</text:p>
          </table:table-cell>
          <table:table-cell office:value-type="float" office:value="11.3002348142505" calcext:value-type="float">
            <text:p>11.3002348142505</text:p>
          </table:table-cell>
          <table:table-cell office:value-type="float" office:value="287.025964281962" calcext:value-type="float">
            <text:p>287.025964281962</text:p>
          </table:table-cell>
          <table:table-cell table:formula="of:=AVERAGE([.E$2:.E48])" office:value-type="float" office:value="288.44776853938" calcext:value-type="float">
            <text:p>288.447768539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9])" office:value-type="float" office:value="0.284719631075859" calcext:value-type="float">
            <text:p>0.284719631075859</text:p>
          </table:table-cell>
          <table:table-cell office:value-type="float" office:value="0" calcext:value-type="float">
            <text:p>0</text:p>
          </table:table-cell>
          <table:table-cell office:value-type="float" office:value="11.2340525030553" calcext:value-type="float">
            <text:p>11.2340525030553</text:p>
          </table:table-cell>
          <table:table-cell office:value-type="float" office:value="285.344933577605" calcext:value-type="float">
            <text:p>285.344933577605</text:p>
          </table:table-cell>
          <table:table-cell table:formula="of:=AVERAGE([.E$2:.E49])" office:value-type="float" office:value="288.383126144343" calcext:value-type="float">
            <text:p>288.3831261443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50])" office:value-type="float" office:value="0.299317189625331" calcext:value-type="float">
            <text:p>0.299317189625331</text:p>
          </table:table-cell>
          <table:table-cell office:value-type="float" office:value="1" calcext:value-type="float">
            <text:p>1</text:p>
          </table:table-cell>
          <table:table-cell office:value-type="float" office:value="11.0303664260626" calcext:value-type="float">
            <text:p>11.0303664260626</text:p>
          </table:table-cell>
          <table:table-cell office:value-type="float" office:value="280.17130722199" calcext:value-type="float">
            <text:p>280.17130722199</text:p>
          </table:table-cell>
          <table:table-cell table:formula="of:=AVERAGE([.E$2:.E50])" office:value-type="float" office:value="288.215538003071" calcext:value-type="float">
            <text:p>288.215538003071</text:p>
          </table:table-cell>
          <table:table-cell table:number-columns-repeated="3"/>
        </table:table-row>
        <table:table-row table:style-name="ro1">
          <table:table-cell office:value-type="float" office:value="0.568441271781921" calcext:value-type="float">
            <text:p>0.568441271781921</text:p>
          </table:table-cell>
          <table:table-cell table:formula="of:=AVERAGE([.A$2:.A51])" office:value-type="float" office:value="0.304699671268463" calcext:value-type="float">
            <text:p>0.304699671268463</text:p>
          </table:table-cell>
          <table:table-cell office:value-type="float" office:value="0" calcext:value-type="float">
            <text:p>0</text:p>
          </table:table-cell>
          <table:table-cell office:value-type="float" office:value="11.2738139851987" calcext:value-type="float">
            <text:p>11.2738139851987</text:p>
          </table:table-cell>
          <table:table-cell office:value-type="float" office:value="286.354875224048" calcext:value-type="float">
            <text:p>286.354875224048</text:p>
          </table:table-cell>
          <table:table-cell table:formula="of:=AVERAGE([.E$2:.E51])" office:value-type="float" office:value="288.17832474749" calcext:value-type="float">
            <text:p>288.17832474749</text:p>
          </table:table-cell>
          <table:table-cell table:number-columns-repeated="3"/>
        </table:table-row>
        <table:table-row table:style-name="ro1">
          <table:table-cell office:value-type="float" office:value="0.36438724398613" calcext:value-type="float">
            <text:p>0.36438724398613</text:p>
          </table:table-cell>
          <table:table-cell table:formula="of:=AVERAGE([.A3:.A52])" office:value-type="float" office:value="0.30547522008419" calcext:value-type="float">
            <text:p>0.30547522008419</text:p>
          </table:table-cell>
          <table:table-cell office:value-type="float" office:value="0" calcext:value-type="float">
            <text:p>0</text:p>
          </table:table-cell>
          <table:table-cell office:value-type="float" office:value="11.304888203007" calcext:value-type="float">
            <text:p>11.304888203007</text:p>
          </table:table-cell>
          <table:table-cell office:value-type="float" office:value="287.144160356377" calcext:value-type="float">
            <text:p>287.144160356377</text:p>
          </table:table-cell>
          <table:table-cell table:formula="of:=AVERAGE([.E3:.E52])" office:value-type="float" office:value="288.128208539054" calcext:value-type="float">
            <text:p>288.128208539054</text:p>
          </table:table-cell>
          <table:table-cell table:number-columns-repeated="3"/>
        </table:table-row>
        <table:table-row table:style-name="ro1">
          <table:table-cell office:value-type="float" office:value="0.633302569389343" calcext:value-type="float">
            <text:p>0.633302569389343</text:p>
          </table:table-cell>
          <table:table-cell table:formula="of:=AVERAGE([.A4:.A53])" office:value-type="float" office:value="0.302985960841179" calcext:value-type="float">
            <text:p>0.302985960841179</text:p>
          </table:table-cell>
          <table:table-cell office:value-type="float" office:value="0" calcext:value-type="float">
            <text:p>0</text:p>
          </table:table-cell>
          <table:table-cell office:value-type="float" office:value="11.2965576280773" calcext:value-type="float">
            <text:p>11.2965576280773</text:p>
          </table:table-cell>
          <table:table-cell office:value-type="float" office:value="286.932563753163" calcext:value-type="float">
            <text:p>286.932563753163</text:p>
          </table:table-cell>
          <table:table-cell table:formula="of:=AVERAGE([.E4:.E53])" office:value-type="float" office:value="288.041435454286" calcext:value-type="float">
            <text:p>288.041435454286</text:p>
          </table:table-cell>
          <table:table-cell table:number-columns-repeated="3"/>
        </table:table-row>
        <table:table-row table:style-name="ro1">
          <table:table-cell office:value-type="float" office:value="0.836832702159882" calcext:value-type="float">
            <text:p>0.836832702159882</text:p>
          </table:table-cell>
          <table:table-cell table:formula="of:=AVERAGE([.A5:.A54])" office:value-type="float" office:value="0.318064366877079" calcext:value-type="float">
            <text:p>0.318064366877079</text:p>
          </table:table-cell>
          <table:table-cell office:value-type="float" office:value="0" calcext:value-type="float">
            <text:p>0</text:p>
          </table:table-cell>
          <table:table-cell office:value-type="float" office:value="11.3454017835349" calcext:value-type="float">
            <text:p>11.3454017835349</text:p>
          </table:table-cell>
          <table:table-cell office:value-type="float" office:value="288.173205301786" calcext:value-type="float">
            <text:p>288.173205301786</text:p>
          </table:table-cell>
          <table:table-cell table:formula="of:=AVERAGE([.E5:.E54])" office:value-type="float" office:value="288.028598395009" calcext:value-type="float">
            <text:p>288.0285983950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:.A55])" office:value-type="float" office:value="0.323265105783939" calcext:value-type="float">
            <text:p>0.323265105783939</text:p>
          </table:table-cell>
          <table:table-cell office:value-type="float" office:value="1" calcext:value-type="float">
            <text:p>1</text:p>
          </table:table-cell>
          <table:table-cell office:value-type="float" office:value="11.0385679357469" calcext:value-type="float">
            <text:p>11.0385679357469</text:p>
          </table:table-cell>
          <table:table-cell office:value-type="float" office:value="280.379625567971" calcext:value-type="float">
            <text:p>280.379625567971</text:p>
          </table:table-cell>
          <table:table-cell table:formula="of:=AVERAGE([.E6:.E55])" office:value-type="float" office:value="287.943447749548" calcext:value-type="float">
            <text:p>287.943447749548</text:p>
          </table:table-cell>
          <table:table-cell table:number-columns-repeated="3"/>
        </table:table-row>
        <table:table-row table:style-name="ro1">
          <table:table-cell office:value-type="float" office:value="0.269329190254211" calcext:value-type="float">
            <text:p>0.269329190254211</text:p>
          </table:table-cell>
          <table:table-cell table:formula="of:=AVERAGE([.A7:.A56])" office:value-type="float" office:value="0.330350441038609" calcext:value-type="float">
            <text:p>0.330350441038609</text:p>
          </table:table-cell>
          <table:table-cell office:value-type="float" office:value="0" calcext:value-type="float">
            <text:p>0</text:p>
          </table:table-cell>
          <table:table-cell office:value-type="float" office:value="11.3356010381281" calcext:value-type="float">
            <text:p>11.3356010381281</text:p>
          </table:table-cell>
          <table:table-cell office:value-type="float" office:value="287.924266368455" calcext:value-type="float">
            <text:p>287.924266368455</text:p>
          </table:table-cell>
          <table:table-cell table:formula="of:=AVERAGE([.E7:.E56])" office:value-type="float" office:value="287.892690790834" calcext:value-type="float">
            <text:p>287.892690790834</text:p>
          </table:table-cell>
          <table:table-cell table:number-columns-repeated="3"/>
        </table:table-row>
        <table:table-row table:style-name="ro1">
          <table:table-cell office:value-type="float" office:value="0.922602534294128" calcext:value-type="float">
            <text:p>0.922602534294128</text:p>
          </table:table-cell>
          <table:table-cell table:formula="of:=AVERAGE([.A8:.A57])" office:value-type="float" office:value="0.337530827820301" calcext:value-type="float">
            <text:p>0.337530827820301</text:p>
          </table:table-cell>
          <table:table-cell office:value-type="float" office:value="0" calcext:value-type="float">
            <text:p>0</text:p>
          </table:table-cell>
          <table:table-cell office:value-type="float" office:value="11.3205895767689" calcext:value-type="float">
            <text:p>11.3205895767689</text:p>
          </table:table-cell>
          <table:table-cell office:value-type="float" office:value="287.542975249929" calcext:value-type="float">
            <text:p>287.542975249929</text:p>
          </table:table-cell>
          <table:table-cell table:formula="of:=AVERAGE([.E8:.E57])" office:value-type="float" office:value="287.96466999478" calcext:value-type="float">
            <text:p>287.96466999478</text:p>
          </table:table-cell>
          <table:table-cell table:number-columns-repeated="3"/>
        </table:table-row>
        <table:table-row table:style-name="ro1">
          <table:table-cell office:value-type="float" office:value="0.553751289844513" calcext:value-type="float">
            <text:p>0.553751289844513</text:p>
          </table:table-cell>
          <table:table-cell table:formula="of:=AVERAGE([.A9:.A58])" office:value-type="float" office:value="0.349703325331211" calcext:value-type="float">
            <text:p>0.349703325331211</text:p>
          </table:table-cell>
          <table:table-cell office:value-type="float" office:value="0" calcext:value-type="float">
            <text:p>0</text:p>
          </table:table-cell>
          <table:table-cell office:value-type="float" office:value="11.1597566812068" calcext:value-type="float">
            <text:p>11.1597566812068</text:p>
          </table:table-cell>
          <table:table-cell office:value-type="float" office:value="283.457819702653" calcext:value-type="float">
            <text:p>283.457819702653</text:p>
          </table:table-cell>
          <table:table-cell table:formula="of:=AVERAGE([.E9:.E58])" office:value-type="float" office:value="287.844839560122" calcext:value-type="float">
            <text:p>287.844839560122</text:p>
          </table:table-cell>
          <table:table-cell table:number-columns-repeated="3"/>
        </table:table-row>
        <table:table-row table:style-name="ro1">
          <table:table-cell office:value-type="float" office:value="0.607711791992188" calcext:value-type="float">
            <text:p>0.607711791992188</text:p>
          </table:table-cell>
          <table:table-cell table:formula="of:=AVERAGE([.A10:.A59])" office:value-type="float" office:value="0.349001037180424" calcext:value-type="float">
            <text:p>0.349001037180424</text:p>
          </table:table-cell>
          <table:table-cell office:value-type="float" office:value="0" calcext:value-type="float">
            <text:p>0</text:p>
          </table:table-cell>
          <table:table-cell office:value-type="float" office:value="11.1384116362602" calcext:value-type="float">
            <text:p>11.1384116362602</text:p>
          </table:table-cell>
          <table:table-cell office:value-type="float" office:value="282.915655561008" calcext:value-type="float">
            <text:p>282.915655561008</text:p>
          </table:table-cell>
          <table:table-cell table:formula="of:=AVERAGE([.E10:.E59])" office:value-type="float" office:value="287.675314322094" calcext:value-type="float">
            <text:p>287.6753143220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:.A60])" office:value-type="float" office:value="0.37123746663332" calcext:value-type="float">
            <text:p>0.37123746663332</text:p>
          </table:table-cell>
          <table:table-cell office:value-type="float" office:value="1" calcext:value-type="float">
            <text:p>1</text:p>
          </table:table-cell>
          <table:table-cell office:value-type="float" office:value="11.0310094056487" calcext:value-type="float">
            <text:p>11.0310094056487</text:p>
          </table:table-cell>
          <table:table-cell office:value-type="float" office:value="280.187638903477" calcext:value-type="float">
            <text:p>280.187638903477</text:p>
          </table:table-cell>
          <table:table-cell table:formula="of:=AVERAGE([.E11:.E60])" office:value-type="float" office:value="287.509423181221" calcext:value-type="float">
            <text:p>287.5094231812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:.A61])" office:value-type="float" office:value="0.393282809555531" calcext:value-type="float">
            <text:p>0.393282809555531</text:p>
          </table:table-cell>
          <table:table-cell office:value-type="float" office:value="1" calcext:value-type="float">
            <text:p>1</text:p>
          </table:table-cell>
          <table:table-cell office:value-type="float" office:value="11.024908139503" calcext:value-type="float">
            <text:p>11.024908139503</text:p>
          </table:table-cell>
          <table:table-cell office:value-type="float" office:value="280.032666743376" calcext:value-type="float">
            <text:p>280.032666743376</text:p>
          </table:table-cell>
          <table:table-cell table:formula="of:=AVERAGE([.E12:.E61])" office:value-type="float" office:value="287.319640697681" calcext:value-type="float">
            <text:p>287.3196406976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:.A62])" office:value-type="float" office:value="0.39852486282587" calcext:value-type="float">
            <text:p>0.39852486282587</text:p>
          </table:table-cell>
          <table:table-cell office:value-type="float" office:value="1" calcext:value-type="float">
            <text:p>1</text:p>
          </table:table-cell>
          <table:table-cell office:value-type="float" office:value="11.0321498730898" calcext:value-type="float">
            <text:p>11.0321498730898</text:p>
          </table:table-cell>
          <table:table-cell office:value-type="float" office:value="280.216606776481" calcext:value-type="float">
            <text:p>280.216606776481</text:p>
          </table:table-cell>
          <table:table-cell table:formula="of:=AVERAGE([.E13:.E62])" office:value-type="float" office:value="287.198896523325" calcext:value-type="float">
            <text:p>287.198896523325</text:p>
          </table:table-cell>
          <table:table-cell table:number-columns-repeated="3"/>
        </table:table-row>
        <table:table-row table:style-name="ro1">
          <table:table-cell office:value-type="float" office:value="0.553879201412201" calcext:value-type="float">
            <text:p>0.553879201412201</text:p>
          </table:table-cell>
          <table:table-cell table:formula="of:=AVERAGE([.A14:.A63])" office:value-type="float" office:value="0.407303090393543" calcext:value-type="float">
            <text:p>0.407303090393543</text:p>
          </table:table-cell>
          <table:table-cell office:value-type="float" office:value="0" calcext:value-type="float">
            <text:p>0</text:p>
          </table:table-cell>
          <table:table-cell office:value-type="float" office:value="11.278068445015" calcext:value-type="float">
            <text:p>11.278068445015</text:p>
          </table:table-cell>
          <table:table-cell office:value-type="float" office:value="286.46293850338" calcext:value-type="float">
            <text:p>286.46293850338</text:p>
          </table:table-cell>
          <table:table-cell table:formula="of:=AVERAGE([.E14:.E63])" office:value-type="float" office:value="287.128859239755" calcext:value-type="float">
            <text:p>287.128859239755</text:p>
          </table:table-cell>
          <table:table-cell table:number-columns-repeated="3"/>
        </table:table-row>
        <table:table-row table:style-name="ro1">
          <table:table-cell office:value-type="float" office:value="0.57241153717041" calcext:value-type="float">
            <text:p>0.57241153717041</text:p>
          </table:table-cell>
          <table:table-cell table:formula="of:=AVERAGE([.A15:.A64])" office:value-type="float" office:value="0.407223829329014" calcext:value-type="float">
            <text:p>0.407223829329014</text:p>
          </table:table-cell>
          <table:table-cell office:value-type="float" office:value="0" calcext:value-type="float">
            <text:p>0</text:p>
          </table:table-cell>
          <table:table-cell office:value-type="float" office:value="11.1004265612215" calcext:value-type="float">
            <text:p>11.1004265612215</text:p>
          </table:table-cell>
          <table:table-cell office:value-type="float" office:value="281.950834655026" calcext:value-type="float">
            <text:p>281.950834655026</text:p>
          </table:table-cell>
          <table:table-cell table:formula="of:=AVERAGE([.E15:.E64])" office:value-type="float" office:value="287.042449147469" calcext:value-type="float">
            <text:p>287.042449147469</text:p>
          </table:table-cell>
          <table:table-cell table:number-columns-repeated="3"/>
        </table:table-row>
        <table:table-row table:style-name="ro1">
          <table:table-cell office:value-type="float" office:value="0.7069251537323" calcext:value-type="float">
            <text:p>0.7069251537323</text:p>
          </table:table-cell>
          <table:table-cell table:formula="of:=AVERAGE([.A16:.A65])" office:value-type="float" office:value="0.416952047049999" calcext:value-type="float">
            <text:p>0.416952047049999</text:p>
          </table:table-cell>
          <table:table-cell office:value-type="float" office:value="0" calcext:value-type="float">
            <text:p>0</text:p>
          </table:table-cell>
          <table:table-cell office:value-type="float" office:value="11.1429817192674" calcext:value-type="float">
            <text:p>11.1429817192674</text:p>
          </table:table-cell>
          <table:table-cell office:value-type="float" office:value="283.031735669391" calcext:value-type="float">
            <text:p>283.031735669391</text:p>
          </table:table-cell>
          <table:table-cell table:formula="of:=AVERAGE([.E16:.E65])" office:value-type="float" office:value="286.995084886968" calcext:value-type="float">
            <text:p>286.9950848869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:.A66])" office:value-type="float" office:value="0.429135517776012" calcext:value-type="float">
            <text:p>0.429135517776012</text:p>
          </table:table-cell>
          <table:table-cell office:value-type="float" office:value="1" calcext:value-type="float">
            <text:p>1</text:p>
          </table:table-cell>
          <table:table-cell office:value-type="float" office:value="11.0286533782601" calcext:value-type="float">
            <text:p>11.0286533782601</text:p>
          </table:table-cell>
          <table:table-cell office:value-type="float" office:value="280.127795807807" calcext:value-type="float">
            <text:p>280.127795807807</text:p>
          </table:table-cell>
          <table:table-cell table:formula="of:=AVERAGE([.E17:.E66])" office:value-type="float" office:value="286.876895369067" calcext:value-type="float">
            <text:p>286.876895369067</text:p>
          </table:table-cell>
          <table:table-cell table:number-columns-repeated="3"/>
        </table:table-row>
        <table:table-row table:style-name="ro1">
          <table:table-cell office:value-type="float" office:value="0.175503969192505" calcext:value-type="float">
            <text:p>0.175503969192505</text:p>
          </table:table-cell>
          <table:table-cell table:formula="of:=AVERAGE([.A18:.A67])" office:value-type="float" office:value="0.43373358592391" calcext:value-type="float">
            <text:p>0.43373358592391</text:p>
          </table:table-cell>
          <table:table-cell office:value-type="float" office:value="0" calcext:value-type="float">
            <text:p>0</text:p>
          </table:table-cell>
          <table:table-cell office:value-type="float" office:value="11.3809076325417" calcext:value-type="float">
            <text:p>11.3809076325417</text:p>
          </table:table-cell>
          <table:table-cell office:value-type="float" office:value="289.075053866558" calcext:value-type="float">
            <text:p>289.075053866558</text:p>
          </table:table-cell>
          <table:table-cell table:formula="of:=AVERAGE([.E18:.E67])" office:value-type="float" office:value="286.858276656125" calcext:value-type="float">
            <text:p>286.858276656125</text:p>
          </table:table-cell>
          <table:table-cell table:number-columns-repeated="3"/>
        </table:table-row>
        <table:table-row table:style-name="ro1">
          <table:table-cell office:value-type="float" office:value="0.69672167301178" calcext:value-type="float">
            <text:p>0.69672167301178</text:p>
          </table:table-cell>
          <table:table-cell table:formula="of:=AVERAGE([.A19:.A68])" office:value-type="float" office:value="0.445693026036024" calcext:value-type="float">
            <text:p>0.445693026036024</text:p>
          </table:table-cell>
          <table:table-cell office:value-type="float" office:value="0" calcext:value-type="float">
            <text:p>0</text:p>
          </table:table-cell>
          <table:table-cell office:value-type="float" office:value="11.0947089708507" calcext:value-type="float">
            <text:p>11.0947089708507</text:p>
          </table:table-cell>
          <table:table-cell office:value-type="float" office:value="281.805607859608" calcext:value-type="float">
            <text:p>281.805607859608</text:p>
          </table:table-cell>
          <table:table-cell table:formula="of:=AVERAGE([.E19:.E68])" office:value-type="float" office:value="286.668430991627" calcext:value-type="float">
            <text:p>286.668430991627</text:p>
          </table:table-cell>
          <table:table-cell table:number-columns-repeated="3"/>
        </table:table-row>
        <table:table-row table:style-name="ro1">
          <table:table-cell office:value-type="float" office:value="0.945706844329834" calcext:value-type="float">
            <text:p>0.945706844329834</text:p>
          </table:table-cell>
          <table:table-cell table:formula="of:=AVERAGE([.A20:.A69])" office:value-type="float" office:value="0.46264921233058" calcext:value-type="float">
            <text:p>0.46264921233058</text:p>
          </table:table-cell>
          <table:table-cell office:value-type="float" office:value="0" calcext:value-type="float">
            <text:p>0</text:p>
          </table:table-cell>
          <table:table-cell office:value-type="float" office:value="11.276979603672" calcext:value-type="float">
            <text:p>11.276979603672</text:p>
          </table:table-cell>
          <table:table-cell office:value-type="float" office:value="286.435281933269" calcext:value-type="float">
            <text:p>286.435281933269</text:p>
          </table:table-cell>
          <table:table-cell table:formula="of:=AVERAGE([.E20:.E69])" office:value-type="float" office:value="286.599588185783" calcext:value-type="float">
            <text:p>286.5995881857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:.A70])" office:value-type="float" office:value="0.481810459345579" calcext:value-type="float">
            <text:p>0.481810459345579</text:p>
          </table:table-cell>
          <table:table-cell office:value-type="float" office:value="1" calcext:value-type="float">
            <text:p>1</text:p>
          </table:table-cell>
          <table:table-cell office:value-type="float" office:value="11.0284410072655" calcext:value-type="float">
            <text:p>11.0284410072655</text:p>
          </table:table-cell>
          <table:table-cell office:value-type="float" office:value="280.122401584542" calcext:value-type="float">
            <text:p>280.122401584542</text:p>
          </table:table-cell>
          <table:table-cell table:formula="of:=AVERAGE([.E21:.E70])" office:value-type="float" office:value="286.404453202251" calcext:value-type="float">
            <text:p>286.4044532022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:.A71])" office:value-type="float" office:value="0.503946558386087" calcext:value-type="float">
            <text:p>0.503946558386087</text:p>
          </table:table-cell>
          <table:table-cell office:value-type="float" office:value="1" calcext:value-type="float">
            <text:p>1</text:p>
          </table:table-cell>
          <table:table-cell office:value-type="float" office:value="11.0245244637281" calcext:value-type="float">
            <text:p>11.0245244637281</text:p>
          </table:table-cell>
          <table:table-cell office:value-type="float" office:value="280.022921378693" calcext:value-type="float">
            <text:p>280.022921378693</text:p>
          </table:table-cell>
          <table:table-cell table:formula="of:=AVERAGE([.E22:.E71])" office:value-type="float" office:value="286.145166300952" calcext:value-type="float">
            <text:p>286.145166300952</text:p>
          </table:table-cell>
          <table:table-cell table:number-columns-repeated="3"/>
        </table:table-row>
        <table:table-row table:style-name="ro1">
          <table:table-cell office:value-type="float" office:value="0.55916166305542" calcext:value-type="float">
            <text:p>0.55916166305542</text:p>
          </table:table-cell>
          <table:table-cell table:formula="of:=AVERAGE([.A23:.A72])" office:value-type="float" office:value="0.508042122274637" calcext:value-type="float">
            <text:p>0.508042122274637</text:p>
          </table:table-cell>
          <table:table-cell office:value-type="float" office:value="0" calcext:value-type="float">
            <text:p>0</text:p>
          </table:table-cell>
          <table:table-cell office:value-type="float" office:value="11.30594888466" calcext:value-type="float">
            <text:p>11.30594888466</text:p>
          </table:table-cell>
          <table:table-cell office:value-type="float" office:value="287.171101670364" calcext:value-type="float">
            <text:p>287.171101670364</text:p>
          </table:table-cell>
          <table:table-cell table:formula="of:=AVERAGE([.E23:.E72])" office:value-type="float" office:value="286.069428426077" calcext:value-type="float">
            <text:p>286.0694284260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:.A73])" office:value-type="float" office:value="0.528727788776159" calcext:value-type="float">
            <text:p>0.528727788776159</text:p>
          </table:table-cell>
          <table:table-cell office:value-type="float" office:value="1" calcext:value-type="float">
            <text:p>1</text:p>
          </table:table-cell>
          <table:table-cell office:value-type="float" office:value="11.0297738992542" calcext:value-type="float">
            <text:p>11.0297738992542</text:p>
          </table:table-cell>
          <table:table-cell office:value-type="float" office:value="280.156257041057" calcext:value-type="float">
            <text:p>280.156257041057</text:p>
          </table:table-cell>
          <table:table-cell table:formula="of:=AVERAGE([.E24:.E73])" office:value-type="float" office:value="285.831816169509" calcext:value-type="float">
            <text:p>285.8318161695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:.A74])" office:value-type="float" office:value="0.550080041438341" calcext:value-type="float">
            <text:p>0.550080041438341</text:p>
          </table:table-cell>
          <table:table-cell office:value-type="float" office:value="1" calcext:value-type="float">
            <text:p>1</text:p>
          </table:table-cell>
          <table:table-cell office:value-type="float" office:value="11.0231739719331" calcext:value-type="float">
            <text:p>11.0231739719331</text:p>
          </table:table-cell>
          <table:table-cell office:value-type="float" office:value="279.988618887101" calcext:value-type="float">
            <text:p>279.988618887101</text:p>
          </table:table-cell>
          <table:table-cell table:formula="of:=AVERAGE([.E25:.E74])" office:value-type="float" office:value="285.632930859703" calcext:value-type="float">
            <text:p>285.6329308597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:.A75])" office:value-type="float" office:value="0.569288780838251" calcext:value-type="float">
            <text:p>0.569288780838251</text:p>
          </table:table-cell>
          <table:table-cell office:value-type="float" office:value="1" calcext:value-type="float">
            <text:p>1</text:p>
          </table:table-cell>
          <table:table-cell office:value-type="float" office:value="11.028641645056" calcext:value-type="float">
            <text:p>11.028641645056</text:p>
          </table:table-cell>
          <table:table-cell office:value-type="float" office:value="280.127497784423" calcext:value-type="float">
            <text:p>280.127497784423</text:p>
          </table:table-cell>
          <table:table-cell table:formula="of:=AVERAGE([.E26:.E75])" office:value-type="float" office:value="285.359646992113" calcext:value-type="float">
            <text:p>285.359646992113</text:p>
          </table:table-cell>
          <table:table-cell table:number-columns-repeated="3"/>
        </table:table-row>
        <table:table-row table:style-name="ro1">
          <table:table-cell office:value-type="float" office:value="0.807101249694824" calcext:value-type="float">
            <text:p>0.807101249694824</text:p>
          </table:table-cell>
          <table:table-cell table:formula="of:=AVERAGE([.A27:.A76])" office:value-type="float" office:value="0.585967712551355" calcext:value-type="float">
            <text:p>0.585967712551355</text:p>
          </table:table-cell>
          <table:table-cell office:value-type="float" office:value="0" calcext:value-type="float">
            <text:p>0</text:p>
          </table:table-cell>
          <table:table-cell office:value-type="float" office:value="11.3475384000063" calcext:value-type="float">
            <text:p>11.3475384000063</text:p>
          </table:table-cell>
          <table:table-cell office:value-type="float" office:value="288.22747536016" calcext:value-type="float">
            <text:p>288.22747536016</text:p>
          </table:table-cell>
          <table:table-cell table:formula="of:=AVERAGE([.E27:.E76])" office:value-type="float" office:value="285.284631525923" calcext:value-type="float">
            <text:p>285.284631525923</text:p>
          </table:table-cell>
          <table:table-cell table:number-columns-repeated="3"/>
        </table:table-row>
        <table:table-row table:style-name="ro1">
          <table:table-cell office:value-type="float" office:value="0.955188751220703" calcext:value-type="float">
            <text:p>0.955188751220703</text:p>
          </table:table-cell>
          <table:table-cell table:formula="of:=AVERAGE([.A28:.A77])" office:value-type="float" office:value="0.60811200812459" calcext:value-type="float">
            <text:p>0.60811200812459</text:p>
          </table:table-cell>
          <table:table-cell office:value-type="float" office:value="0" calcext:value-type="float">
            <text:p>0</text:p>
          </table:table-cell>
          <table:table-cell office:value-type="float" office:value="11.2406148841232" calcext:value-type="float">
            <text:p>11.2406148841232</text:p>
          </table:table-cell>
          <table:table-cell office:value-type="float" office:value="285.511618056729" calcext:value-type="float">
            <text:p>285.511618056729</text:p>
          </table:table-cell>
          <table:table-cell table:formula="of:=AVERAGE([.E28:.E77])" office:value-type="float" office:value="285.150236092403" calcext:value-type="float">
            <text:p>285.1502360924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:.A78])" office:value-type="float" office:value="0.622977167516947" calcext:value-type="float">
            <text:p>0.622977167516947</text:p>
          </table:table-cell>
          <table:table-cell office:value-type="float" office:value="1" calcext:value-type="float">
            <text:p>1</text:p>
          </table:table-cell>
          <table:table-cell office:value-type="float" office:value="11.0301552283883" calcext:value-type="float">
            <text:p>11.0301552283883</text:p>
          </table:table-cell>
          <table:table-cell office:value-type="float" office:value="280.165942801063" calcext:value-type="float">
            <text:p>280.165942801063</text:p>
          </table:table-cell>
          <table:table-cell table:formula="of:=AVERAGE([.E29:.E78])" office:value-type="float" office:value="284.936649885071" calcext:value-type="float">
            <text:p>284.936649885071</text:p>
          </table:table-cell>
          <table:table-cell table:number-columns-repeated="3"/>
        </table:table-row>
        <table:table-row table:style-name="ro1">
          <table:table-cell office:value-type="float" office:value="0.72355592250824" calcext:value-type="float">
            <text:p>0.72355592250824</text:p>
          </table:table-cell>
          <table:table-cell table:formula="of:=AVERAGE([.A30:.A79])" office:value-type="float" office:value="0.638364342600107" calcext:value-type="float">
            <text:p>0.638364342600107</text:p>
          </table:table-cell>
          <table:table-cell office:value-type="float" office:value="0" calcext:value-type="float">
            <text:p>0</text:p>
          </table:table-cell>
          <table:table-cell office:value-type="float" office:value="11.1495429270148" calcext:value-type="float">
            <text:p>11.1495429270148</text:p>
          </table:table-cell>
          <table:table-cell office:value-type="float" office:value="283.198390346177" calcext:value-type="float">
            <text:p>283.198390346177</text:p>
          </table:table-cell>
          <table:table-cell table:formula="of:=AVERAGE([.E30:.E79])" office:value-type="float" office:value="284.780921937666" calcext:value-type="float">
            <text:p>284.780921937666</text:p>
          </table:table-cell>
          <table:table-cell table:number-columns-repeated="3"/>
        </table:table-row>
        <table:table-row table:style-name="ro1">
          <table:table-cell office:value-type="float" office:value="0.420807510614395" calcext:value-type="float">
            <text:p>0.420807510614395</text:p>
          </table:table-cell>
          <table:table-cell table:formula="of:=AVERAGE([.A31:.A80])" office:value-type="float" office:value="0.645799642950296" calcext:value-type="float">
            <text:p>0.645799642950296</text:p>
          </table:table-cell>
          <table:table-cell office:value-type="float" office:value="0" calcext:value-type="float">
            <text:p>0</text:p>
          </table:table-cell>
          <table:table-cell office:value-type="float" office:value="11.238441894719" calcext:value-type="float">
            <text:p>11.238441894719</text:p>
          </table:table-cell>
          <table:table-cell office:value-type="float" office:value="285.456424125863" calcext:value-type="float">
            <text:p>285.456424125863</text:p>
          </table:table-cell>
          <table:table-cell table:formula="of:=AVERAGE([.E31:.E80])" office:value-type="float" office:value="284.672455730718" calcext:value-type="float">
            <text:p>284.672455730718</text:p>
          </table:table-cell>
          <table:table-cell table:number-columns-repeated="3"/>
        </table:table-row>
        <table:table-row table:style-name="ro1">
          <table:table-cell office:value-type="float" office:value="0.629736721515656" calcext:value-type="float">
            <text:p>0.629736721515656</text:p>
          </table:table-cell>
          <table:table-cell table:formula="of:=AVERAGE([.A32:.A81])" office:value-type="float" office:value="0.656167917400599" calcext:value-type="float">
            <text:p>0.656167917400599</text:p>
          </table:table-cell>
          <table:table-cell office:value-type="float" office:value="0" calcext:value-type="float">
            <text:p>0</text:p>
          </table:table-cell>
          <table:table-cell office:value-type="float" office:value="11.19266479882" calcext:value-type="float">
            <text:p>11.19266479882</text:p>
          </table:table-cell>
          <table:table-cell office:value-type="float" office:value="284.293685890028" calcext:value-type="float">
            <text:p>284.293685890028</text:p>
          </table:table-cell>
          <table:table-cell table:formula="of:=AVERAGE([.E32:.E81])" office:value-type="float" office:value="284.498622266639" calcext:value-type="float">
            <text:p>284.4986222666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:.A82])" office:value-type="float" office:value="0.677912928014994" calcext:value-type="float">
            <text:p>0.677912928014994</text:p>
          </table:table-cell>
          <table:table-cell office:value-type="float" office:value="1" calcext:value-type="float">
            <text:p>1</text:p>
          </table:table-cell>
          <table:table-cell office:value-type="float" office:value="11.0281558904052" calcext:value-type="float">
            <text:p>11.0281558904052</text:p>
          </table:table-cell>
          <table:table-cell office:value-type="float" office:value="280.115159616292" calcext:value-type="float">
            <text:p>280.115159616292</text:p>
          </table:table-cell>
          <table:table-cell table:formula="of:=AVERAGE([.E33:.E82])" office:value-type="float" office:value="284.256304220825" calcext:value-type="float">
            <text:p>284.256304220825</text:p>
          </table:table-cell>
          <table:table-cell table:number-columns-repeated="3"/>
        </table:table-row>
        <table:table-row table:style-name="ro1">
          <table:table-cell office:value-type="float" office:value="0.185857057571411" calcext:value-type="float">
            <text:p>0.185857057571411</text:p>
          </table:table-cell>
          <table:table-cell table:formula="of:=AVERAGE([.A34:.A83])" office:value-type="float" office:value="0.676100369244814" calcext:value-type="float">
            <text:p>0.676100369244814</text:p>
          </table:table-cell>
          <table:table-cell office:value-type="float" office:value="0" calcext:value-type="float">
            <text:p>0</text:p>
          </table:table-cell>
          <table:table-cell office:value-type="float" office:value="11.2494511601508" calcext:value-type="float">
            <text:p>11.2494511601508</text:p>
          </table:table-cell>
          <table:table-cell office:value-type="float" office:value="285.736059467829" calcext:value-type="float">
            <text:p>285.736059467829</text:p>
          </table:table-cell>
          <table:table-cell table:formula="of:=AVERAGE([.E34:.E83])" office:value-type="float" office:value="284.146116034759" calcext:value-type="float">
            <text:p>284.1461160347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:.A84])" office:value-type="float" office:value="0.690515753775835" calcext:value-type="float">
            <text:p>0.690515753775835</text:p>
          </table:table-cell>
          <table:table-cell office:value-type="float" office:value="1" calcext:value-type="float">
            <text:p>1</text:p>
          </table:table-cell>
          <table:table-cell office:value-type="float" office:value="11.0240856418937" calcext:value-type="float">
            <text:p>11.0240856418937</text:p>
          </table:table-cell>
          <table:table-cell office:value-type="float" office:value="280.011775304101" calcext:value-type="float">
            <text:p>280.011775304101</text:p>
          </table:table-cell>
          <table:table-cell table:formula="of:=AVERAGE([.E35:.E84])" office:value-type="float" office:value="283.896284223367" calcext:value-type="float">
            <text:p>283.896284223367</text:p>
          </table:table-cell>
          <table:table-cell table:number-columns-repeated="3"/>
        </table:table-row>
        <table:table-row table:style-name="ro1">
          <table:table-cell office:value-type="float" office:value="0.591795206069946" calcext:value-type="float">
            <text:p>0.591795206069946</text:p>
          </table:table-cell>
          <table:table-cell table:formula="of:=AVERAGE([.A36:.A85])" office:value-type="float" office:value="0.696571359187365" calcext:value-type="float">
            <text:p>0.696571359187365</text:p>
          </table:table-cell>
          <table:table-cell office:value-type="float" office:value="0" calcext:value-type="float">
            <text:p>0</text:p>
          </table:table-cell>
          <table:table-cell office:value-type="float" office:value="11.2667987024516" calcext:value-type="float">
            <text:p>11.2667987024516</text:p>
          </table:table-cell>
          <table:table-cell office:value-type="float" office:value="286.17668704227" calcext:value-type="float">
            <text:p>286.17668704227</text:p>
          </table:table-cell>
          <table:table-cell table:formula="of:=AVERAGE([.E36:.E85])" office:value-type="float" office:value="283.877923598676" calcext:value-type="float">
            <text:p>283.8779235986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:.A86])" office:value-type="float" office:value="0.707673065215349" calcext:value-type="float">
            <text:p>0.707673065215349</text:p>
          </table:table-cell>
          <table:table-cell office:value-type="float" office:value="1" calcext:value-type="float">
            <text:p>1</text:p>
          </table:table-cell>
          <table:table-cell office:value-type="float" office:value="11.0275680568784" calcext:value-type="float">
            <text:p>11.0275680568784</text:p>
          </table:table-cell>
          <table:table-cell office:value-type="float" office:value="280.100228644713" calcext:value-type="float">
            <text:p>280.100228644713</text:p>
          </table:table-cell>
          <table:table-cell table:formula="of:=AVERAGE([.E37:.E86])" office:value-type="float" office:value="283.727011113123" calcext:value-type="float">
            <text:p>283.727011113123</text:p>
          </table:table-cell>
          <table:table-cell table:number-columns-repeated="3"/>
        </table:table-row>
        <table:table-row table:style-name="ro1">
          <table:table-cell office:value-type="float" office:value="-0.09583929926157" calcext:value-type="float">
            <text:p>-0.09583929926157</text:p>
          </table:table-cell>
          <table:table-cell table:formula="of:=AVERAGE([.A38:.A87])" office:value-type="float" office:value="0.688864660263061" calcext:value-type="float">
            <text:p>0.688864660263061</text:p>
          </table:table-cell>
          <table:table-cell office:value-type="float" office:value="0" calcext:value-type="float">
            <text:p>0</text:p>
          </table:table-cell>
          <table:table-cell office:value-type="float" office:value="11.4186510035753" calcext:value-type="float">
            <text:p>11.4186510035753</text:p>
          </table:table-cell>
          <table:table-cell office:value-type="float" office:value="290.033735490813" calcext:value-type="float">
            <text:p>290.033735490813</text:p>
          </table:table-cell>
          <table:table-cell table:formula="of:=AVERAGE([.E38:.E87])" office:value-type="float" office:value="283.781168518657" calcext:value-type="float">
            <text:p>283.781168518657</text:p>
          </table:table-cell>
          <table:table-cell table:number-columns-repeated="3"/>
        </table:table-row>
        <table:table-row table:style-name="ro1">
          <table:table-cell office:value-type="float" office:value="0.822098135948181" calcext:value-type="float">
            <text:p>0.822098135948181</text:p>
          </table:table-cell>
          <table:table-cell table:formula="of:=AVERAGE([.A39:.A88])" office:value-type="float" office:value="0.698672954440117" calcext:value-type="float">
            <text:p>0.698672954440117</text:p>
          </table:table-cell>
          <table:table-cell office:value-type="float" office:value="0" calcext:value-type="float">
            <text:p>0</text:p>
          </table:table-cell>
          <table:table-cell office:value-type="float" office:value="11.3184705601037" calcext:value-type="float">
            <text:p>11.3184705601037</text:p>
          </table:table-cell>
          <table:table-cell office:value-type="float" office:value="287.489152226633" calcext:value-type="float">
            <text:p>287.489152226633</text:p>
          </table:table-cell>
          <table:table-cell table:formula="of:=AVERAGE([.E39:.E88])" office:value-type="float" office:value="283.906474238941" calcext:value-type="float">
            <text:p>283.9064742389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:.A89])" office:value-type="float" office:value="0.706831321120262" calcext:value-type="float">
            <text:p>0.706831321120262</text:p>
          </table:table-cell>
          <table:table-cell office:value-type="float" office:value="1" calcext:value-type="float">
            <text:p>1</text:p>
          </table:table-cell>
          <table:table-cell office:value-type="float" office:value="11.0257599701226" calcext:value-type="float">
            <text:p>11.0257599701226</text:p>
          </table:table-cell>
          <table:table-cell office:value-type="float" office:value="280.054303241113" calcext:value-type="float">
            <text:p>280.054303241113</text:p>
          </table:table-cell>
          <table:table-cell table:formula="of:=AVERAGE([.E40:.E89])" office:value-type="float" office:value="283.749213855291" calcext:value-type="float">
            <text:p>283.7492138552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:.A90])" office:value-type="float" office:value="0.706831321120262" calcext:value-type="float">
            <text:p>0.706831321120262</text:p>
          </table:table-cell>
          <table:table-cell office:value-type="float" office:value="1" calcext:value-type="float">
            <text:p>1</text:p>
          </table:table-cell>
          <table:table-cell office:value-type="float" office:value="11.0150757144451" calcext:value-type="float">
            <text:p>11.0150757144451</text:p>
          </table:table-cell>
          <table:table-cell office:value-type="float" office:value="279.782923146906" calcext:value-type="float">
            <text:p>279.782923146906</text:p>
          </table:table-cell>
          <table:table-cell table:formula="of:=AVERAGE([.E41:.E90])" office:value-type="float" office:value="283.738912975019" calcext:value-type="float">
            <text:p>283.738912975019</text:p>
          </table:table-cell>
          <table:table-cell table:number-columns-repeated="3"/>
        </table:table-row>
        <table:table-row table:style-name="ro1">
          <table:table-cell office:value-type="float" office:value="0.402973473072052" calcext:value-type="float">
            <text:p>0.402973473072052</text:p>
          </table:table-cell>
          <table:table-cell table:formula="of:=AVERAGE([.A42:.A91])" office:value-type="float" office:value="0.701955986618996" calcext:value-type="float">
            <text:p>0.701955986618996</text:p>
          </table:table-cell>
          <table:table-cell office:value-type="float" office:value="0" calcext:value-type="float">
            <text:p>0</text:p>
          </table:table-cell>
          <table:table-cell office:value-type="float" office:value="11.2929860407412" calcext:value-type="float">
            <text:p>11.2929860407412</text:p>
          </table:table-cell>
          <table:table-cell office:value-type="float" office:value="286.841845434827" calcext:value-type="float">
            <text:p>286.841845434827</text:p>
          </table:table-cell>
          <table:table-cell table:formula="of:=AVERAGE([.E42:.E91])" office:value-type="float" office:value="283.82319816057" calcext:value-type="float">
            <text:p>283.823198160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:.A92])" office:value-type="float" office:value="0.720928106307983" calcext:value-type="float">
            <text:p>0.720928106307983</text:p>
          </table:table-cell>
          <table:table-cell office:value-type="float" office:value="1" calcext:value-type="float">
            <text:p>1</text:p>
          </table:table-cell>
          <table:table-cell office:value-type="float" office:value="11.0296354474455" calcext:value-type="float">
            <text:p>11.0296354474455</text:p>
          </table:table-cell>
          <table:table-cell office:value-type="float" office:value="280.152740365116" calcext:value-type="float">
            <text:p>280.152740365116</text:p>
          </table:table-cell>
          <table:table-cell table:formula="of:=AVERAGE([.E43:.E92])" office:value-type="float" office:value="283.642111999399" calcext:value-type="float">
            <text:p>283.642111999399</text:p>
          </table:table-cell>
          <table:table-cell table:number-columns-repeated="3"/>
        </table:table-row>
        <table:table-row table:style-name="ro1">
          <table:table-cell office:value-type="float" office:value="-0.174965649843216" calcext:value-type="float">
            <text:p>-0.174965649843216</text:p>
          </table:table-cell>
          <table:table-cell table:formula="of:=AVERAGE([.A44:.A93])" office:value-type="float" office:value="0.719127191305161" calcext:value-type="float">
            <text:p>0.719127191305161</text:p>
          </table:table-cell>
          <table:table-cell office:value-type="float" office:value="0" calcext:value-type="float">
            <text:p>0</text:p>
          </table:table-cell>
          <table:table-cell office:value-type="float" office:value="11.4012623950601" calcext:value-type="float">
            <text:p>11.4012623950601</text:p>
          </table:table-cell>
          <table:table-cell office:value-type="float" office:value="289.592064834526" calcext:value-type="float">
            <text:p>289.592064834526</text:p>
          </table:table-cell>
          <table:table-cell table:formula="of:=AVERAGE([.E44:.E93])" office:value-type="float" office:value="283.73712483471" calcext:value-type="float">
            <text:p>283.73712483471</text:p>
          </table:table-cell>
          <table:table-cell table:number-columns-repeated="3"/>
        </table:table-row>
        <table:table-row table:style-name="ro1">
          <table:table-cell office:value-type="float" office:value="0.748320400714874" calcext:value-type="float">
            <text:p>0.748320400714874</text:p>
          </table:table-cell>
          <table:table-cell table:formula="of:=AVERAGE([.A45:.A94])" office:value-type="float" office:value="0.735944567769766" calcext:value-type="float">
            <text:p>0.735944567769766</text:p>
          </table:table-cell>
          <table:table-cell office:value-type="float" office:value="0" calcext:value-type="float">
            <text:p>0</text:p>
          </table:table-cell>
          <table:table-cell office:value-type="float" office:value="11.0547468509167" calcext:value-type="float">
            <text:p>11.0547468509167</text:p>
          </table:table-cell>
          <table:table-cell office:value-type="float" office:value="280.790570013285" calcext:value-type="float">
            <text:p>280.790570013285</text:p>
          </table:table-cell>
          <table:table-cell table:formula="of:=AVERAGE([.E45:.E94])" office:value-type="float" office:value="283.525890031884" calcext:value-type="float">
            <text:p>283.525890031884</text:p>
          </table:table-cell>
          <table:table-cell table:number-columns-repeated="3"/>
        </table:table-row>
        <table:table-row table:style-name="ro1">
          <table:table-cell office:value-type="float" office:value="0.693334102630615" calcext:value-type="float">
            <text:p>0.693334102630615</text:p>
          </table:table-cell>
          <table:table-cell table:formula="of:=AVERAGE([.A46:.A95])" office:value-type="float" office:value="0.729811249822378" calcext:value-type="float">
            <text:p>0.729811249822378</text:p>
          </table:table-cell>
          <table:table-cell office:value-type="float" office:value="0" calcext:value-type="float">
            <text:p>0</text:p>
          </table:table-cell>
          <table:table-cell office:value-type="float" office:value="11.2384724010497" calcext:value-type="float">
            <text:p>11.2384724010497</text:p>
          </table:table-cell>
          <table:table-cell office:value-type="float" office:value="285.457198986663" calcext:value-type="float">
            <text:p>285.457198986663</text:p>
          </table:table-cell>
          <table:table-cell table:formula="of:=AVERAGE([.E46:.E95])" office:value-type="float" office:value="283.638250808425" calcext:value-type="float">
            <text:p>283.6382508084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7:.A96])" office:value-type="float" office:value="0.737064053863287" calcext:value-type="float">
            <text:p>0.737064053863287</text:p>
          </table:table-cell>
          <table:table-cell office:value-type="float" office:value="0" calcext:value-type="float">
            <text:p>0</text:p>
          </table:table-cell>
          <table:table-cell office:value-type="float" office:value="11.1738682058096" calcext:value-type="float">
            <text:p>11.1738682058096</text:p>
          </table:table-cell>
          <table:table-cell office:value-type="float" office:value="283.816252427564" calcext:value-type="float">
            <text:p>283.816252427564</text:p>
          </table:table-cell>
          <table:table-cell table:formula="of:=AVERAGE([.E47:.E96])" office:value-type="float" office:value="283.662991517738" calcext:value-type="float">
            <text:p>283.6629915177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8:.A97])" office:value-type="float" office:value="0.737064053863287" calcext:value-type="float">
            <text:p>0.737064053863287</text:p>
          </table:table-cell>
          <table:table-cell office:value-type="float" office:value="1" calcext:value-type="float">
            <text:p>1</text:p>
          </table:table-cell>
          <table:table-cell office:value-type="float" office:value="11.0273908854961" calcext:value-type="float">
            <text:p>11.0273908854961</text:p>
          </table:table-cell>
          <table:table-cell office:value-type="float" office:value="280.095728491602" calcext:value-type="float">
            <text:p>280.095728491602</text:p>
          </table:table-cell>
          <table:table-cell table:formula="of:=AVERAGE([.E48:.E97])" office:value-type="float" office:value="283.667645450916" calcext:value-type="float">
            <text:p>283.667645450916</text:p>
          </table:table-cell>
          <table:table-cell table:number-columns-repeated="3"/>
        </table:table-row>
        <table:table-row table:style-name="ro1">
          <table:table-cell office:value-type="float" office:value="0.462675094604492" calcext:value-type="float">
            <text:p>0.462675094604492</text:p>
          </table:table-cell>
          <table:table-cell table:formula="of:=AVERAGE([.A49:.A98])" office:value-type="float" office:value="0.742786146253347" calcext:value-type="float">
            <text:p>0.742786146253347</text:p>
          </table:table-cell>
          <table:table-cell office:value-type="float" office:value="0" calcext:value-type="float">
            <text:p>0</text:p>
          </table:table-cell>
          <table:table-cell office:value-type="float" office:value="11.1637213308811" calcext:value-type="float">
            <text:p>11.1637213308811</text:p>
          </table:table-cell>
          <table:table-cell office:value-type="float" office:value="283.55852180438" calcext:value-type="float">
            <text:p>283.55852180438</text:p>
          </table:table-cell>
          <table:table-cell table:formula="of:=AVERAGE([.E49:.E98])" office:value-type="float" office:value="283.598296601364" calcext:value-type="float">
            <text:p>283.5982966013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0:.A99])" office:value-type="float" office:value="0.742786146253347" calcext:value-type="float">
            <text:p>0.742786146253347</text:p>
          </table:table-cell>
          <table:table-cell office:value-type="float" office:value="1" calcext:value-type="float">
            <text:p>1</text:p>
          </table:table-cell>
          <table:table-cell office:value-type="float" office:value="11.0294923023552" calcext:value-type="float">
            <text:p>11.0294923023552</text:p>
          </table:table-cell>
          <table:table-cell office:value-type="float" office:value="280.149104479821" calcext:value-type="float">
            <text:p>280.149104479821</text:p>
          </table:table-cell>
          <table:table-cell table:formula="of:=AVERAGE([.E50:.E99])" office:value-type="float" office:value="283.494380019408" calcext:value-type="float">
            <text:p>283.4943800194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1:.A100])" office:value-type="float" office:value="0.742786146253347" calcext:value-type="float">
            <text:p>0.742786146253347</text:p>
          </table:table-cell>
          <table:table-cell office:value-type="float" office:value="1" calcext:value-type="float">
            <text:p>1</text:p>
          </table:table-cell>
          <table:table-cell office:value-type="float" office:value="11.0269438504189" calcext:value-type="float">
            <text:p>11.0269438504189</text:p>
          </table:table-cell>
          <table:table-cell office:value-type="float" office:value="280.084373800641" calcext:value-type="float">
            <text:p>280.084373800641</text:p>
          </table:table-cell>
          <table:table-cell table:formula="of:=AVERAGE([.E51:.E100])" office:value-type="float" office:value="283.492641350981" calcext:value-type="float">
            <text:p>283.492641350981</text:p>
          </table:table-cell>
          <table:table-cell table:number-columns-repeated="3"/>
        </table:table-row>
        <table:table-row table:style-name="ro1">
          <table:table-cell office:value-type="float" office:value="0.820605337619782" calcext:value-type="float">
            <text:p>0.820605337619782</text:p>
          </table:table-cell>
          <table:table-cell table:formula="of:=AVERAGE([.A52:.A101])" office:value-type="float" office:value="0.747829427570105" calcext:value-type="float">
            <text:p>0.747829427570105</text:p>
          </table:table-cell>
          <table:table-cell office:value-type="float" office:value="0" calcext:value-type="float">
            <text:p>0</text:p>
          </table:table-cell>
          <table:table-cell office:value-type="float" office:value="11.1174807734191" calcext:value-type="float">
            <text:p>11.1174807734191</text:p>
          </table:table-cell>
          <table:table-cell office:value-type="float" office:value="282.384011644846" calcext:value-type="float">
            <text:p>282.384011644846</text:p>
          </table:table-cell>
          <table:table-cell table:formula="of:=AVERAGE([.E52:.E101])" office:value-type="float" office:value="283.413224079397" calcext:value-type="float">
            <text:p>283.4132240793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3:.A102])" office:value-type="float" office:value="0.760541682690382" calcext:value-type="float">
            <text:p>0.760541682690382</text:p>
          </table:table-cell>
          <table:table-cell office:value-type="float" office:value="1" calcext:value-type="float">
            <text:p>1</text:p>
          </table:table-cell>
          <table:table-cell office:value-type="float" office:value="11.0265977208972" calcext:value-type="float">
            <text:p>11.0265977208972</text:p>
          </table:table-cell>
          <table:table-cell office:value-type="float" office:value="280.075582110789" calcext:value-type="float">
            <text:p>280.075582110789</text:p>
          </table:table-cell>
          <table:table-cell table:formula="of:=AVERAGE([.E53:.E102])" office:value-type="float" office:value="283.271852514485" calcext:value-type="float">
            <text:p>283.2718525144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4:.A103])" office:value-type="float" office:value="0.767875631302595" calcext:value-type="float">
            <text:p>0.767875631302595</text:p>
          </table:table-cell>
          <table:table-cell office:value-type="float" office:value="1" calcext:value-type="float">
            <text:p>1</text:p>
          </table:table-cell>
          <table:table-cell office:value-type="float" office:value="11.028433967343" calcext:value-type="float">
            <text:p>11.028433967343</text:p>
          </table:table-cell>
          <table:table-cell office:value-type="float" office:value="280.122222770511" calcext:value-type="float">
            <text:p>280.122222770511</text:p>
          </table:table-cell>
          <table:table-cell table:formula="of:=AVERAGE([.E54:.E103])" office:value-type="float" office:value="283.135645694832" calcext:value-type="float">
            <text:p>283.1356456948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5:.A104])" office:value-type="float" office:value="0.771138977259398" calcext:value-type="float">
            <text:p>0.771138977259398</text:p>
          </table:table-cell>
          <table:table-cell office:value-type="float" office:value="1" calcext:value-type="float">
            <text:p>1</text:p>
          </table:table-cell>
          <table:table-cell office:value-type="float" office:value="11.0228137625664" calcext:value-type="float">
            <text:p>11.0228137625664</text:p>
          </table:table-cell>
          <table:table-cell office:value-type="float" office:value="279.979469569188" calcext:value-type="float">
            <text:p>279.979469569188</text:p>
          </table:table-cell>
          <table:table-cell table:formula="of:=AVERAGE([.E55:.E104])" office:value-type="float" office:value="282.97177098018" calcext:value-type="float">
            <text:p>282.971770980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6:.A105])" office:value-type="float" office:value="0.771138977259398" calcext:value-type="float">
            <text:p>0.771138977259398</text:p>
          </table:table-cell>
          <table:table-cell office:value-type="float" office:value="1" calcext:value-type="float">
            <text:p>1</text:p>
          </table:table-cell>
          <table:table-cell office:value-type="float" office:value="11.0292083588153" calcext:value-type="float">
            <text:p>11.0292083588153</text:p>
          </table:table-cell>
          <table:table-cell office:value-type="float" office:value="280.141892313909" calcext:value-type="float">
            <text:p>280.141892313909</text:p>
          </table:table-cell>
          <table:table-cell table:formula="of:=AVERAGE([.E56:.E105])" office:value-type="float" office:value="282.967016315099" calcext:value-type="float">
            <text:p>282.9670163150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7:.A106])" office:value-type="float" office:value="0.785752393454313" calcext:value-type="float">
            <text:p>0.785752393454313</text:p>
          </table:table-cell>
          <table:table-cell office:value-type="float" office:value="1" calcext:value-type="float">
            <text:p>1</text:p>
          </table:table-cell>
          <table:table-cell office:value-type="float" office:value="11.0259301015824" calcext:value-type="float">
            <text:p>11.0259301015824</text:p>
          </table:table-cell>
          <table:table-cell office:value-type="float" office:value="280.058624580193" calcext:value-type="float">
            <text:p>280.058624580193</text:p>
          </table:table-cell>
          <table:table-cell table:formula="of:=AVERAGE([.E57:.E106])" office:value-type="float" office:value="282.809703479334" calcext:value-type="float">
            <text:p>282.809703479334</text:p>
          </table:table-cell>
          <table:table-cell table:number-columns-repeated="3"/>
        </table:table-row>
        <table:table-row table:style-name="ro1">
          <table:table-cell office:value-type="float" office:value="0.845003128051758" calcext:value-type="float">
            <text:p>0.845003128051758</text:p>
          </table:table-cell>
          <table:table-cell table:formula="of:=AVERAGE([.A58:.A107])" office:value-type="float" office:value="0.784200405329466" calcext:value-type="float">
            <text:p>0.784200405329466</text:p>
          </table:table-cell>
          <table:table-cell office:value-type="float" office:value="0" calcext:value-type="float">
            <text:p>0</text:p>
          </table:table-cell>
          <table:table-cell office:value-type="float" office:value="11.1779431476027" calcext:value-type="float">
            <text:p>11.1779431476027</text:p>
          </table:table-cell>
          <table:table-cell office:value-type="float" office:value="283.919755949108" calcext:value-type="float">
            <text:p>283.919755949108</text:p>
          </table:table-cell>
          <table:table-cell table:formula="of:=AVERAGE([.E58:.E107])" office:value-type="float" office:value="282.737239093317" calcext:value-type="float">
            <text:p>282.737239093317</text:p>
          </table:table-cell>
          <table:table-cell table:number-columns-repeated="3"/>
        </table:table-row>
        <table:table-row table:style-name="ro1">
          <table:table-cell office:value-type="float" office:value="0.603600740432739" calcext:value-type="float">
            <text:p>0.603600740432739</text:p>
          </table:table-cell>
          <table:table-cell table:formula="of:=AVERAGE([.A59:.A108])" office:value-type="float" office:value="0.78519739434123" calcext:value-type="float">
            <text:p>0.78519739434123</text:p>
          </table:table-cell>
          <table:table-cell office:value-type="float" office:value="0" calcext:value-type="float">
            <text:p>0</text:p>
          </table:table-cell>
          <table:table-cell office:value-type="float" office:value="11.1520444461346" calcext:value-type="float">
            <text:p>11.1520444461346</text:p>
          </table:table-cell>
          <table:table-cell office:value-type="float" office:value="283.261928931818" calcext:value-type="float">
            <text:p>283.261928931818</text:p>
          </table:table-cell>
          <table:table-cell table:formula="of:=AVERAGE([.E59:.E108])" office:value-type="float" office:value="282.733321277901" calcext:value-type="float">
            <text:p>282.733321277901</text:p>
          </table:table-cell>
          <table:table-cell table:number-columns-repeated="3"/>
        </table:table-row>
        <table:table-row table:style-name="ro1">
          <table:table-cell office:value-type="float" office:value="0.988406956195831" calcext:value-type="float">
            <text:p>0.988406956195831</text:p>
          </table:table-cell>
          <table:table-cell table:formula="of:=AVERAGE([.A60:.A109])" office:value-type="float" office:value="0.792811297625303" calcext:value-type="float">
            <text:p>0.792811297625303</text:p>
          </table:table-cell>
          <table:table-cell office:value-type="float" office:value="0" calcext:value-type="float">
            <text:p>0</text:p>
          </table:table-cell>
          <table:table-cell office:value-type="float" office:value="11.1039359625757" calcext:value-type="float">
            <text:p>11.1039359625757</text:p>
          </table:table-cell>
          <table:table-cell office:value-type="float" office:value="282.039973449422" calcext:value-type="float">
            <text:p>282.039973449422</text:p>
          </table:table-cell>
          <table:table-cell table:formula="of:=AVERAGE([.E60:.E109])" office:value-type="float" office:value="282.715807635669" calcext:value-type="float">
            <text:p>282.715807635669</text:p>
          </table:table-cell>
          <table:table-cell table:number-columns-repeated="3"/>
        </table:table-row>
        <table:table-row table:style-name="ro1">
          <table:table-cell office:value-type="float" office:value="0.804903626441956" calcext:value-type="float">
            <text:p>0.804903626441956</text:p>
          </table:table-cell>
          <table:table-cell table:formula="of:=AVERAGE([.A61:.A110])" office:value-type="float" office:value="0.788909370154142" calcext:value-type="float">
            <text:p>0.788909370154142</text:p>
          </table:table-cell>
          <table:table-cell office:value-type="float" office:value="0" calcext:value-type="float">
            <text:p>0</text:p>
          </table:table-cell>
          <table:table-cell office:value-type="float" office:value="11.0601722845048" calcext:value-type="float">
            <text:p>11.0601722845048</text:p>
          </table:table-cell>
          <table:table-cell office:value-type="float" office:value="280.928376026421" calcext:value-type="float">
            <text:p>280.928376026421</text:p>
          </table:table-cell>
          <table:table-cell table:formula="of:=AVERAGE([.E61:.E110])" office:value-type="float" office:value="282.730622378128" calcext:value-type="float">
            <text:p>282.730622378128</text:p>
          </table:table-cell>
          <table:table-cell table:number-columns-repeated="3"/>
        </table:table-row>
        <table:table-row table:style-name="ro1">
          <table:table-cell office:value-type="float" office:value="0.385219633579254" calcext:value-type="float">
            <text:p>0.385219633579254</text:p>
          </table:table-cell>
          <table:table-cell table:formula="of:=AVERAGE([.A62:.A111])" office:value-type="float" office:value="0.776613762825727" calcext:value-type="float">
            <text:p>0.776613762825727</text:p>
          </table:table-cell>
          <table:table-cell office:value-type="float" office:value="0" calcext:value-type="float">
            <text:p>0</text:p>
          </table:table-cell>
          <table:table-cell office:value-type="float" office:value="11.2753463416576" calcext:value-type="float">
            <text:p>11.2753463416576</text:p>
          </table:table-cell>
          <table:table-cell office:value-type="float" office:value="286.393797078104" calcext:value-type="float">
            <text:p>286.393797078104</text:p>
          </table:table-cell>
          <table:table-cell table:formula="of:=AVERAGE([.E62:.E111])" office:value-type="float" office:value="282.857844984822" calcext:value-type="float">
            <text:p>282.8578449848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3:.A112])" office:value-type="float" office:value="0.776613762825727" calcext:value-type="float">
            <text:p>0.776613762825727</text:p>
          </table:table-cell>
          <table:table-cell office:value-type="float" office:value="1" calcext:value-type="float">
            <text:p>1</text:p>
          </table:table-cell>
          <table:table-cell office:value-type="float" office:value="11.0299217376262" calcext:value-type="float">
            <text:p>11.0299217376262</text:p>
          </table:table-cell>
          <table:table-cell office:value-type="float" office:value="280.160012135705" calcext:value-type="float">
            <text:p>280.160012135705</text:p>
          </table:table-cell>
          <table:table-cell table:formula="of:=AVERAGE([.E63:.E112])" office:value-type="float" office:value="282.856713092007" calcext:value-type="float">
            <text:p>282.8567130920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4:.A113])" office:value-type="float" office:value="0.785536178797484" calcext:value-type="float">
            <text:p>0.785536178797484</text:p>
          </table:table-cell>
          <table:table-cell office:value-type="float" office:value="1" calcext:value-type="float">
            <text:p>1</text:p>
          </table:table-cell>
          <table:table-cell office:value-type="float" office:value="11.0297750725746" calcext:value-type="float">
            <text:p>11.0297750725746</text:p>
          </table:table-cell>
          <table:table-cell office:value-type="float" office:value="280.156286843395" calcext:value-type="float">
            <text:p>280.156286843395</text:p>
          </table:table-cell>
          <table:table-cell table:formula="of:=AVERAGE([.E64:.E113])" office:value-type="float" office:value="282.730580058807" calcext:value-type="float">
            <text:p>282.730580058807</text:p>
          </table:table-cell>
          <table:table-cell table:number-columns-repeated="3"/>
        </table:table-row>
        <table:table-row table:style-name="ro1">
          <table:table-cell office:value-type="float" office:value="0.649774074554443" calcext:value-type="float">
            <text:p>0.649774074554443</text:p>
          </table:table-cell>
          <table:table-cell table:formula="of:=AVERAGE([.A65:.A114])" office:value-type="float" office:value="0.787083429545164" calcext:value-type="float">
            <text:p>0.787083429545164</text:p>
          </table:table-cell>
          <table:table-cell office:value-type="float" office:value="0" calcext:value-type="float">
            <text:p>0</text:p>
          </table:table-cell>
          <table:table-cell office:value-type="float" office:value="11.2462421288222" calcext:value-type="float">
            <text:p>11.2462421288222</text:p>
          </table:table-cell>
          <table:table-cell office:value-type="float" office:value="285.654550072084" calcext:value-type="float">
            <text:p>285.654550072084</text:p>
          </table:table-cell>
          <table:table-cell table:formula="of:=AVERAGE([.E65:.E114])" office:value-type="float" office:value="282.804654367148" calcext:value-type="float">
            <text:p>282.8046543671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6:.A115])" office:value-type="float" office:value="0.792944926470518" calcext:value-type="float">
            <text:p>0.792944926470518</text:p>
          </table:table-cell>
          <table:table-cell office:value-type="float" office:value="1" calcext:value-type="float">
            <text:p>1</text:p>
          </table:table-cell>
          <table:table-cell office:value-type="float" office:value="11.0312100434393" calcext:value-type="float">
            <text:p>11.0312100434393</text:p>
          </table:table-cell>
          <table:table-cell office:value-type="float" office:value="280.192735103357" calcext:value-type="float">
            <text:p>280.192735103357</text:p>
          </table:table-cell>
          <table:table-cell table:formula="of:=AVERAGE([.E66:.E115])" office:value-type="float" office:value="282.747874355828" calcext:value-type="float">
            <text:p>282.747874355828</text:p>
          </table:table-cell>
          <table:table-cell table:number-columns-repeated="3"/>
        </table:table-row>
        <table:table-row table:style-name="ro1">
          <table:table-cell office:value-type="float" office:value="0.841032028198242" calcext:value-type="float">
            <text:p>0.841032028198242</text:p>
          </table:table-cell>
          <table:table-cell table:formula="of:=AVERAGE([.A67:.A116])" office:value-type="float" office:value="0.789765567034483" calcext:value-type="float">
            <text:p>0.789765567034483</text:p>
          </table:table-cell>
          <table:table-cell office:value-type="float" office:value="0" calcext:value-type="float">
            <text:p>0</text:p>
          </table:table-cell>
          <table:table-cell office:value-type="float" office:value="11.0788456788719" calcext:value-type="float">
            <text:p>11.0788456788719</text:p>
          </table:table-cell>
          <table:table-cell office:value-type="float" office:value="281.402680243345" calcext:value-type="float">
            <text:p>281.402680243345</text:p>
          </table:table-cell>
          <table:table-cell table:formula="of:=AVERAGE([.E67:.E116])" office:value-type="float" office:value="282.773372044539" calcext:value-type="float">
            <text:p>282.7733720445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8:.A117])" office:value-type="float" office:value="0.806255487650633" calcext:value-type="float">
            <text:p>0.806255487650633</text:p>
          </table:table-cell>
          <table:table-cell office:value-type="float" office:value="1" calcext:value-type="float">
            <text:p>1</text:p>
          </table:table-cell>
          <table:table-cell office:value-type="float" office:value="11.0349470689535" calcext:value-type="float">
            <text:p>11.0349470689535</text:p>
          </table:table-cell>
          <table:table-cell office:value-type="float" office:value="280.287655551419" calcext:value-type="float">
            <text:p>280.287655551419</text:p>
          </table:table-cell>
          <table:table-cell table:formula="of:=AVERAGE([.E68:.E117])" office:value-type="float" office:value="282.597624078236" calcext:value-type="float">
            <text:p>282.5976240782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9:.A118])" office:value-type="float" office:value="0.812321054190397" calcext:value-type="float">
            <text:p>0.812321054190397</text:p>
          </table:table-cell>
          <table:table-cell office:value-type="float" office:value="1" calcext:value-type="float">
            <text:p>1</text:p>
          </table:table-cell>
          <table:table-cell office:value-type="float" office:value="11.0269720101088" calcext:value-type="float">
            <text:p>11.0269720101088</text:p>
          </table:table-cell>
          <table:table-cell office:value-type="float" office:value="280.085089056764" calcext:value-type="float">
            <text:p>280.085089056764</text:p>
          </table:table-cell>
          <table:table-cell table:formula="of:=AVERAGE([.E69:.E118])" office:value-type="float" office:value="282.563213702179" calcext:value-type="float">
            <text:p>282.5632137021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0:.A119])" office:value-type="float" office:value="0.813406917303801" calcext:value-type="float">
            <text:p>0.813406917303801</text:p>
          </table:table-cell>
          <table:table-cell office:value-type="float" office:value="1" calcext:value-type="float">
            <text:p>1</text:p>
          </table:table-cell>
          <table:table-cell office:value-type="float" office:value="11.0373101362646" calcext:value-type="float">
            <text:p>11.0373101362646</text:p>
          </table:table-cell>
          <table:table-cell office:value-type="float" office:value="280.34767746112" calcext:value-type="float">
            <text:p>280.34767746112</text:p>
          </table:table-cell>
          <table:table-cell table:formula="of:=AVERAGE([.E70:.E119])" office:value-type="float" office:value="282.441461612736" calcext:value-type="float">
            <text:p>282.441461612736</text:p>
          </table:table-cell>
          <table:table-cell table:number-columns-repeated="3"/>
        </table:table-row>
        <table:table-row table:style-name="ro1">
          <table:table-cell office:value-type="float" office:value="0.83556866645813" calcext:value-type="float">
            <text:p>0.83556866645813</text:p>
          </table:table-cell>
          <table:table-cell table:formula="of:=AVERAGE([.A71:.A120])" office:value-type="float" office:value="0.810118290632963" calcext:value-type="float">
            <text:p>0.810118290632963</text:p>
          </table:table-cell>
          <table:table-cell office:value-type="float" office:value="0" calcext:value-type="float">
            <text:p>0</text:p>
          </table:table-cell>
          <table:table-cell office:value-type="float" office:value="11.0952580848038" calcext:value-type="float">
            <text:p>11.0952580848038</text:p>
          </table:table-cell>
          <table:table-cell office:value-type="float" office:value="281.819555354017" calcext:value-type="float">
            <text:p>281.819555354017</text:p>
          </table:table-cell>
          <table:table-cell table:formula="of:=AVERAGE([.E71:.E120])" office:value-type="float" office:value="282.475404688125" calcext:value-type="float">
            <text:p>282.475404688125</text:p>
          </table:table-cell>
          <table:table-cell table:number-columns-repeated="3"/>
        </table:table-row>
        <table:table-row table:style-name="ro1">
          <table:table-cell office:value-type="float" office:value="0.649439454078674" calcext:value-type="float">
            <text:p>0.649439454078674</text:p>
          </table:table-cell>
          <table:table-cell table:formula="of:=AVERAGE([.A72:.A121])" office:value-type="float" office:value="0.803107079714537" calcext:value-type="float">
            <text:p>0.803107079714537</text:p>
          </table:table-cell>
          <table:table-cell office:value-type="float" office:value="0" calcext:value-type="float">
            <text:p>0</text:p>
          </table:table-cell>
          <table:table-cell office:value-type="float" office:value="11.0609185162872" calcext:value-type="float">
            <text:p>11.0609185162872</text:p>
          </table:table-cell>
          <table:table-cell office:value-type="float" office:value="280.947330313695" calcext:value-type="float">
            <text:p>280.947330313695</text:p>
          </table:table-cell>
          <table:table-cell table:formula="of:=AVERAGE([.E72:.E121])" office:value-type="float" office:value="282.493892866825" calcext:value-type="float">
            <text:p>282.493892866825</text:p>
          </table:table-cell>
          <table:table-cell table:number-columns-repeated="3"/>
        </table:table-row>
        <table:table-row table:style-name="ro1">
          <table:table-cell office:value-type="float" office:value="-0.00429201032966375" calcext:value-type="float">
            <text:p>-0.004292010329664</text:p>
          </table:table-cell>
          <table:table-cell table:formula="of:=AVERAGE([.A73:.A122])" office:value-type="float" office:value="0.791838006246835" calcext:value-type="float">
            <text:p>0.791838006246835</text:p>
          </table:table-cell>
          <table:table-cell office:value-type="float" office:value="0" calcext:value-type="float">
            <text:p>0</text:p>
          </table:table-cell>
          <table:table-cell office:value-type="float" office:value="11.1652759804279" calcext:value-type="float">
            <text:p>11.1652759804279</text:p>
          </table:table-cell>
          <table:table-cell office:value-type="float" office:value="283.598009902868" calcext:value-type="float">
            <text:p>283.598009902868</text:p>
          </table:table-cell>
          <table:table-cell table:formula="of:=AVERAGE([.E73:.E122])" office:value-type="float" office:value="282.422431031475" calcext:value-type="float">
            <text:p>282.4224310314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4:.A123])" office:value-type="float" office:value="0.791838006246835" calcext:value-type="float">
            <text:p>0.791838006246835</text:p>
          </table:table-cell>
          <table:table-cell office:value-type="float" office:value="1" calcext:value-type="float">
            <text:p>1</text:p>
          </table:table-cell>
          <table:table-cell office:value-type="float" office:value="11.0269743567497" calcext:value-type="float">
            <text:p>11.0269743567497</text:p>
          </table:table-cell>
          <table:table-cell office:value-type="float" office:value="280.085148661441" calcext:value-type="float">
            <text:p>280.085148661441</text:p>
          </table:table-cell>
          <table:table-cell table:formula="of:=AVERAGE([.E74:.E123])" office:value-type="float" office:value="282.421008863883" calcext:value-type="float">
            <text:p>282.4210088638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5:.A124])" office:value-type="float" office:value="0.791838006246835" calcext:value-type="float">
            <text:p>0.791838006246835</text:p>
          </table:table-cell>
          <table:table-cell office:value-type="float" office:value="0" calcext:value-type="float">
            <text:p>0</text:p>
          </table:table-cell>
          <table:table-cell office:value-type="float" office:value="11.1224227989972" calcext:value-type="float">
            <text:p>11.1224227989972</text:p>
          </table:table-cell>
          <table:table-cell office:value-type="float" office:value="282.509539094528" calcext:value-type="float">
            <text:p>282.509539094528</text:p>
          </table:table-cell>
          <table:table-cell table:formula="of:=AVERAGE([.E75:.E124])" office:value-type="float" office:value="282.471427268032" calcext:value-type="float">
            <text:p>282.4714272680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6:.A125])" office:value-type="float" office:value="0.791838006246835" calcext:value-type="float">
            <text:p>0.791838006246835</text:p>
          </table:table-cell>
          <table:table-cell office:value-type="float" office:value="1" calcext:value-type="float">
            <text:p>1</text:p>
          </table:table-cell>
          <table:table-cell office:value-type="float" office:value="11.0281113042295" calcext:value-type="float">
            <text:p>11.0281113042295</text:p>
          </table:table-cell>
          <table:table-cell office:value-type="float" office:value="280.114027127429" calcext:value-type="float">
            <text:p>280.114027127429</text:p>
          </table:table-cell>
          <table:table-cell table:formula="of:=AVERAGE([.E76:.E125])" office:value-type="float" office:value="282.471157854892" calcext:value-type="float">
            <text:p>282.471157854892</text:p>
          </table:table-cell>
          <table:table-cell table:number-columns-repeated="3"/>
        </table:table-row>
        <table:table-row table:style-name="ro1">
          <table:table-cell office:value-type="float" office:value="0.747662603855133" calcext:value-type="float">
            <text:p>0.747662603855133</text:p>
          </table:table-cell>
          <table:table-cell table:formula="of:=AVERAGE([.A77:.A126])" office:value-type="float" office:value="0.790649233330041" calcext:value-type="float">
            <text:p>0.790649233330041</text:p>
          </table:table-cell>
          <table:table-cell office:value-type="float" office:value="0" calcext:value-type="float">
            <text:p>0</text:p>
          </table:table-cell>
          <table:table-cell office:value-type="float" office:value="11.1860519649744" calcext:value-type="float">
            <text:p>11.1860519649744</text:p>
          </table:table-cell>
          <table:table-cell office:value-type="float" office:value="284.12571991035" calcext:value-type="float">
            <text:p>284.12571991035</text:p>
          </table:table-cell>
          <table:table-cell table:formula="of:=AVERAGE([.E77:.E126])" office:value-type="float" office:value="282.389122745896" calcext:value-type="float">
            <text:p>282.3891227458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8:.A127])" office:value-type="float" office:value="0.791545458305627" calcext:value-type="float">
            <text:p>0.791545458305627</text:p>
          </table:table-cell>
          <table:table-cell office:value-type="float" office:value="1" calcext:value-type="float">
            <text:p>1</text:p>
          </table:table-cell>
          <table:table-cell office:value-type="float" office:value="11.0303957590729" calcext:value-type="float">
            <text:p>11.0303957590729</text:p>
          </table:table-cell>
          <table:table-cell office:value-type="float" office:value="280.172052280452" calcext:value-type="float">
            <text:p>280.172052280452</text:p>
          </table:table-cell>
          <table:table-cell table:formula="of:=AVERAGE([.E78:.E127])" office:value-type="float" office:value="282.28233143037" calcext:value-type="float">
            <text:p>282.282331430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9:.A128])" office:value-type="float" office:value="0.791545458305627" calcext:value-type="float">
            <text:p>0.791545458305627</text:p>
          </table:table-cell>
          <table:table-cell office:value-type="float" office:value="1" calcext:value-type="float">
            <text:p>1</text:p>
          </table:table-cell>
          <table:table-cell office:value-type="float" office:value="11.0286240452498" calcext:value-type="float">
            <text:p>11.0286240452498</text:p>
          </table:table-cell>
          <table:table-cell office:value-type="float" office:value="280.127050749345" calcext:value-type="float">
            <text:p>280.127050749345</text:p>
          </table:table-cell>
          <table:table-cell table:formula="of:=AVERAGE([.E79:.E128])" office:value-type="float" office:value="282.281553589336" calcext:value-type="float">
            <text:p>282.281553589336</text:p>
          </table:table-cell>
          <table:table-cell table:number-columns-repeated="3"/>
        </table:table-row>
        <table:table-row table:style-name="ro1">
          <table:table-cell office:value-type="float" office:value="0.07917720079422" calcext:value-type="float">
            <text:p>0.07917720079422</text:p>
          </table:table-cell>
          <table:table-cell table:formula="of:=AVERAGE([.A80:.A129])" office:value-type="float" office:value="0.778657883871347" calcext:value-type="float">
            <text:p>0.778657883871347</text:p>
          </table:table-cell>
          <table:table-cell office:value-type="float" office:value="0" calcext:value-type="float">
            <text:p>0</text:p>
          </table:table-cell>
          <table:table-cell office:value-type="float" office:value="11.1035933530152" calcext:value-type="float">
            <text:p>11.1035933530152</text:p>
          </table:table-cell>
          <table:table-cell office:value-type="float" office:value="282.031271166586" calcext:value-type="float">
            <text:p>282.031271166586</text:p>
          </table:table-cell>
          <table:table-cell table:formula="of:=AVERAGE([.E80:.E129])" office:value-type="float" office:value="282.258211205744" calcext:value-type="float">
            <text:p>282.2582112057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1:.A130])" office:value-type="float" office:value="0.790241733659059" calcext:value-type="float">
            <text:p>0.790241733659059</text:p>
          </table:table-cell>
          <table:table-cell office:value-type="float" office:value="1" calcext:value-type="float">
            <text:p>1</text:p>
          </table:table-cell>
          <table:table-cell office:value-type="float" office:value="11.0383238851011" calcext:value-type="float">
            <text:p>11.0383238851011</text:p>
          </table:table-cell>
          <table:table-cell office:value-type="float" office:value="280.373426681567" calcext:value-type="float">
            <text:p>280.373426681567</text:p>
          </table:table-cell>
          <table:table-cell table:formula="of:=AVERAGE([.E81:.E130])" office:value-type="float" office:value="282.156551256858" calcext:value-type="float">
            <text:p>282.1565512568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2:.A131])" office:value-type="float" office:value="0.797646999228746" calcext:value-type="float">
            <text:p>0.797646999228746</text:p>
          </table:table-cell>
          <table:table-cell office:value-type="float" office:value="1" calcext:value-type="float">
            <text:p>1</text:p>
          </table:table-cell>
          <table:table-cell office:value-type="float" office:value="11.0281441572011" calcext:value-type="float">
            <text:p>11.0281441572011</text:p>
          </table:table-cell>
          <table:table-cell office:value-type="float" office:value="280.114861592907" calcext:value-type="float">
            <text:p>280.114861592907</text:p>
          </table:table-cell>
          <table:table-cell table:formula="of:=AVERAGE([.E82:.E131])" office:value-type="float" office:value="282.072974770916" calcext:value-type="float">
            <text:p>282.072974770916</text:p>
          </table:table-cell>
          <table:table-cell table:number-columns-repeated="3"/>
        </table:table-row>
        <table:table-row table:style-name="ro1">
          <table:table-cell office:value-type="float" office:value="0.723473906517029" calcext:value-type="float">
            <text:p>0.723473906517029</text:p>
          </table:table-cell>
          <table:table-cell table:formula="of:=AVERAGE([.A83:.A132])" office:value-type="float" office:value="0.792116477359086" calcext:value-type="float">
            <text:p>0.792116477359086</text:p>
          </table:table-cell>
          <table:table-cell office:value-type="float" office:value="0" calcext:value-type="float">
            <text:p>0</text:p>
          </table:table-cell>
          <table:table-cell office:value-type="float" office:value="11.1154779154748" calcext:value-type="float">
            <text:p>11.1154779154748</text:p>
          </table:table-cell>
          <table:table-cell office:value-type="float" office:value="282.333139053059" calcext:value-type="float">
            <text:p>282.333139053059</text:p>
          </table:table-cell>
          <table:table-cell table:formula="of:=AVERAGE([.E83:.E132])" office:value-type="float" office:value="282.117334359651" calcext:value-type="float">
            <text:p>282.117334359651</text:p>
          </table:table-cell>
          <table:table-cell table:number-columns-repeated="3"/>
        </table:table-row>
        <table:table-row table:style-name="ro1">
          <table:table-cell office:value-type="float" office:value="0.971046447753906" calcext:value-type="float">
            <text:p>0.971046447753906</text:p>
          </table:table-cell>
          <table:table-cell table:formula="of:=AVERAGE([.A84:.A133])" office:value-type="float" office:value="0.807820265162736" calcext:value-type="float">
            <text:p>0.807820265162736</text:p>
          </table:table-cell>
          <table:table-cell office:value-type="float" office:value="0" calcext:value-type="float">
            <text:p>0</text:p>
          </table:table-cell>
          <table:table-cell office:value-type="float" office:value="11.0938547935903" calcext:value-type="float">
            <text:p>11.0938547935903</text:p>
          </table:table-cell>
          <table:table-cell office:value-type="float" office:value="281.783911757194" calcext:value-type="float">
            <text:p>281.783911757194</text:p>
          </table:table-cell>
          <table:table-cell table:formula="of:=AVERAGE([.E84:.E133])" office:value-type="float" office:value="282.038291405438" calcext:value-type="float">
            <text:p>282.0382914054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5:.A134])" office:value-type="float" office:value="0.807820265162736" calcext:value-type="float">
            <text:p>0.807820265162736</text:p>
          </table:table-cell>
          <table:table-cell office:value-type="float" office:value="1" calcext:value-type="float">
            <text:p>1</text:p>
          </table:table-cell>
          <table:table-cell office:value-type="float" office:value="11.0271163285196" calcext:value-type="float">
            <text:p>11.0271163285196</text:p>
          </table:table-cell>
          <table:table-cell office:value-type="float" office:value="280.088754744397" calcext:value-type="float">
            <text:p>280.088754744397</text:p>
          </table:table-cell>
          <table:table-cell table:formula="of:=AVERAGE([.E85:.E134])" office:value-type="float" office:value="282.039830994244" calcext:value-type="float">
            <text:p>282.0398309942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6:.A135])" office:value-type="float" office:value="0.815984361041337" calcext:value-type="float">
            <text:p>0.815984361041337</text:p>
          </table:table-cell>
          <table:table-cell office:value-type="float" office:value="1" calcext:value-type="float">
            <text:p>1</text:p>
          </table:table-cell>
          <table:table-cell office:value-type="float" office:value="11.0295462750942" calcext:value-type="float">
            <text:p>11.0295462750942</text:p>
          </table:table-cell>
          <table:table-cell office:value-type="float" office:value="280.150475387391" calcext:value-type="float">
            <text:p>280.150475387391</text:p>
          </table:table-cell>
          <table:table-cell table:formula="of:=AVERAGE([.E86:.E135])" office:value-type="float" office:value="281.919306761147" calcext:value-type="float">
            <text:p>281.9193067611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7:.A136])" office:value-type="float" office:value="0.815984361041337" calcext:value-type="float">
            <text:p>0.815984361041337</text:p>
          </table:table-cell>
          <table:table-cell office:value-type="float" office:value="1" calcext:value-type="float">
            <text:p>1</text:p>
          </table:table-cell>
          <table:table-cell office:value-type="float" office:value="11.0360945763171" calcext:value-type="float">
            <text:p>11.0360945763171</text:p>
          </table:table-cell>
          <table:table-cell office:value-type="float" office:value="280.316802238454" calcext:value-type="float">
            <text:p>280.316802238454</text:p>
          </table:table-cell>
          <table:table-cell table:formula="of:=AVERAGE([.E87:.E136])" office:value-type="float" office:value="281.923638233021" calcext:value-type="float">
            <text:p>281.9236382330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8:.A137])" office:value-type="float" office:value="0.837901147026569" calcext:value-type="float">
            <text:p>0.837901147026569</text:p>
          </table:table-cell>
          <table:table-cell office:value-type="float" office:value="1" calcext:value-type="float">
            <text:p>1</text:p>
          </table:table-cell>
          <table:table-cell office:value-type="float" office:value="11.0172921167046" calcext:value-type="float">
            <text:p>11.0172921167046</text:p>
          </table:table-cell>
          <table:table-cell office:value-type="float" office:value="279.839219764296" calcext:value-type="float">
            <text:p>279.839219764296</text:p>
          </table:table-cell>
          <table:table-cell table:formula="of:=AVERAGE([.E88:.E137])" office:value-type="float" office:value="281.719747918491" calcext:value-type="float">
            <text:p>281.719747918491</text:p>
          </table:table-cell>
          <table:table-cell table:number-columns-repeated="3"/>
        </table:table-row>
        <table:table-row table:style-name="ro1">
          <table:table-cell office:value-type="float" office:value="0.729187846183777" calcext:value-type="float">
            <text:p>0.729187846183777</text:p>
          </table:table-cell>
          <table:table-cell table:formula="of:=AVERAGE([.A89:.A138])" office:value-type="float" office:value="0.83604294123128" calcext:value-type="float">
            <text:p>0.83604294123128</text:p>
          </table:table-cell>
          <table:table-cell office:value-type="float" office:value="0" calcext:value-type="float">
            <text:p>0</text:p>
          </table:table-cell>
          <table:table-cell office:value-type="float" office:value="11.0808802164674" calcext:value-type="float">
            <text:p>11.0808802164674</text:p>
          </table:table-cell>
          <table:table-cell office:value-type="float" office:value="281.454357498271" calcext:value-type="float">
            <text:p>281.454357498271</text:p>
          </table:table-cell>
          <table:table-cell table:formula="of:=AVERAGE([.E89:.E138])" office:value-type="float" office:value="281.599052023924" calcext:value-type="float">
            <text:p>281.599052023924</text:p>
          </table:table-cell>
          <table:table-cell table:number-columns-repeated="3"/>
        </table:table-row>
        <table:table-row table:style-name="ro1">
          <table:table-cell office:value-type="float" office:value="0.852902173995972" calcext:value-type="float">
            <text:p>0.852902173995972</text:p>
          </table:table-cell>
          <table:table-cell table:formula="of:=AVERAGE([.A90:.A139])" office:value-type="float" office:value="0.8331009847112" calcext:value-type="float">
            <text:p>0.8331009847112</text:p>
          </table:table-cell>
          <table:table-cell office:value-type="float" office:value="0" calcext:value-type="float">
            <text:p>0</text:p>
          </table:table-cell>
          <table:table-cell office:value-type="float" office:value="11.2606422902465" calcext:value-type="float">
            <text:p>11.2606422902465</text:p>
          </table:table-cell>
          <table:table-cell office:value-type="float" office:value="286.020314172261" calcext:value-type="float">
            <text:p>286.020314172261</text:p>
          </table:table-cell>
          <table:table-cell table:formula="of:=AVERAGE([.E90:.E139])" office:value-type="float" office:value="281.718372242547" calcext:value-type="float">
            <text:p>281.7183722425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1:.A140])" office:value-type="float" office:value="0.8331009847112" calcext:value-type="float">
            <text:p>0.8331009847112</text:p>
          </table:table-cell>
          <table:table-cell office:value-type="float" office:value="1" calcext:value-type="float">
            <text:p>1</text:p>
          </table:table-cell>
          <table:table-cell office:value-type="float" office:value="11.0303394396931" calcext:value-type="float">
            <text:p>11.0303394396931</text:p>
          </table:table-cell>
          <table:table-cell office:value-type="float" office:value="280.170621768205" calcext:value-type="float">
            <text:p>280.170621768205</text:p>
          </table:table-cell>
          <table:table-cell table:formula="of:=AVERAGE([.E91:.E140])" office:value-type="float" office:value="281.726126214973" calcext:value-type="float">
            <text:p>281.7261262149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2:.A141])" office:value-type="float" office:value="0.845041515249759" calcext:value-type="float">
            <text:p>0.845041515249759</text:p>
          </table:table-cell>
          <table:table-cell office:value-type="float" office:value="1" calcext:value-type="float">
            <text:p>1</text:p>
          </table:table-cell>
          <table:table-cell office:value-type="float" office:value="11.0299956568122" calcext:value-type="float">
            <text:p>11.0299956568122</text:p>
          </table:table-cell>
          <table:table-cell office:value-type="float" office:value="280.16188968303" calcext:value-type="float">
            <text:p>280.16188968303</text:p>
          </table:table-cell>
          <table:table-cell table:formula="of:=AVERAGE([.E92:.E141])" office:value-type="float" office:value="281.592527099937" calcext:value-type="float">
            <text:p>281.5925270999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3:.A142])" office:value-type="float" office:value="0.845041515249759" calcext:value-type="float">
            <text:p>0.845041515249759</text:p>
          </table:table-cell>
          <table:table-cell office:value-type="float" office:value="1" calcext:value-type="float">
            <text:p>1</text:p>
          </table:table-cell>
          <table:table-cell office:value-type="float" office:value="11.038312151897" calcext:value-type="float">
            <text:p>11.038312151897</text:p>
          </table:table-cell>
          <table:table-cell office:value-type="float" office:value="280.373128658183" calcext:value-type="float">
            <text:p>280.373128658183</text:p>
          </table:table-cell>
          <table:table-cell table:formula="of:=AVERAGE([.E93:.E142])" office:value-type="float" office:value="281.596934865798" calcext:value-type="float">
            <text:p>281.596934865798</text:p>
          </table:table-cell>
          <table:table-cell table:number-columns-repeated="3"/>
        </table:table-row>
        <table:table-row table:style-name="ro1">
          <table:table-cell office:value-type="float" office:value="0.701252400875092" calcext:value-type="float">
            <text:p>0.701252400875092</text:p>
          </table:table-cell>
          <table:table-cell table:formula="of:=AVERAGE([.A94:.A143])" office:value-type="float" office:value="0.862565876264125" calcext:value-type="float">
            <text:p>0.862565876264125</text:p>
          </table:table-cell>
          <table:table-cell office:value-type="float" office:value="0" calcext:value-type="float">
            <text:p>0</text:p>
          </table:table-cell>
          <table:table-cell office:value-type="float" office:value="11.1646306542009" calcext:value-type="float">
            <text:p>11.1646306542009</text:p>
          </table:table-cell>
          <table:table-cell office:value-type="float" office:value="283.581618616703" calcext:value-type="float">
            <text:p>283.581618616703</text:p>
          </table:table-cell>
          <table:table-cell table:formula="of:=AVERAGE([.E94:.E143])" office:value-type="float" office:value="281.476725941442" calcext:value-type="float">
            <text:p>281.476725941442</text:p>
          </table:table-cell>
          <table:table-cell table:number-columns-repeated="3"/>
        </table:table-row>
        <table:table-row table:style-name="ro1">
          <table:table-cell office:value-type="float" office:value="0.703969955444336" calcext:value-type="float">
            <text:p>0.703969955444336</text:p>
          </table:table-cell>
          <table:table-cell table:formula="of:=AVERAGE([.A95:.A144])" office:value-type="float" office:value="0.861678867358714" calcext:value-type="float">
            <text:p>0.861678867358714</text:p>
          </table:table-cell>
          <table:table-cell office:value-type="float" office:value="0" calcext:value-type="float">
            <text:p>0</text:p>
          </table:table-cell>
          <table:table-cell office:value-type="float" office:value="11.1610966131181" calcext:value-type="float">
            <text:p>11.1610966131181</text:p>
          </table:table-cell>
          <table:table-cell office:value-type="float" office:value="283.491853973199" calcext:value-type="float">
            <text:p>283.491853973199</text:p>
          </table:table-cell>
          <table:table-cell table:formula="of:=AVERAGE([.E95:.E144])" office:value-type="float" office:value="281.53075162064" calcext:value-type="float">
            <text:p>281.53075162064</text:p>
          </table:table-cell>
          <table:table-cell table:number-columns-repeated="3"/>
        </table:table-row>
        <table:table-row table:style-name="ro1">
          <table:table-cell office:value-type="float" office:value="0.80458390712738" calcext:value-type="float">
            <text:p>0.80458390712738</text:p>
          </table:table-cell>
          <table:table-cell table:formula="of:=AVERAGE([.A96:.A145])" office:value-type="float" office:value="0.86390386344865" calcext:value-type="float">
            <text:p>0.86390386344865</text:p>
          </table:table-cell>
          <table:table-cell office:value-type="float" office:value="0" calcext:value-type="float">
            <text:p>0</text:p>
          </table:table-cell>
          <table:table-cell office:value-type="float" office:value="11.1997716005594" calcext:value-type="float">
            <text:p>11.1997716005594</text:p>
          </table:table-cell>
          <table:table-cell office:value-type="float" office:value="284.474198654208" calcext:value-type="float">
            <text:p>284.474198654208</text:p>
          </table:table-cell>
          <table:table-cell table:formula="of:=AVERAGE([.E96:.E145])" office:value-type="float" office:value="281.511091613991" calcext:value-type="float">
            <text:p>281.5110916139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7:.A146])" office:value-type="float" office:value="0.86390386344865" calcext:value-type="float">
            <text:p>0.86390386344865</text:p>
          </table:table-cell>
          <table:table-cell office:value-type="float" office:value="1" calcext:value-type="float">
            <text:p>1</text:p>
          </table:table-cell>
          <table:table-cell office:value-type="float" office:value="11.0318741427928" calcext:value-type="float">
            <text:p>11.0318741427928</text:p>
          </table:table-cell>
          <table:table-cell office:value-type="float" office:value="280.209603226938" calcext:value-type="float">
            <text:p>280.209603226938</text:p>
          </table:table-cell>
          <table:table-cell table:formula="of:=AVERAGE([.E97:.E146])" office:value-type="float" office:value="281.438958629978" calcext:value-type="float">
            <text:p>281.438958629978</text:p>
          </table:table-cell>
          <table:table-cell table:number-columns-repeated="3"/>
        </table:table-row>
        <table:table-row table:style-name="ro1">
          <table:table-cell office:value-type="float" office:value="0.727783560752869" calcext:value-type="float">
            <text:p>0.727783560752869</text:p>
          </table:table-cell>
          <table:table-cell table:formula="of:=AVERAGE([.A98:.A147])" office:value-type="float" office:value="0.858459534663707" calcext:value-type="float">
            <text:p>0.858459534663707</text:p>
          </table:table-cell>
          <table:table-cell office:value-type="float" office:value="0" calcext:value-type="float">
            <text:p>0</text:p>
          </table:table-cell>
          <table:table-cell office:value-type="float" office:value="11.0878884592921" calcext:value-type="float">
            <text:p>11.0878884592921</text:p>
          </table:table-cell>
          <table:table-cell office:value-type="float" office:value="281.632366866018" calcext:value-type="float">
            <text:p>281.632366866018</text:p>
          </table:table-cell>
          <table:table-cell table:formula="of:=AVERAGE([.E98:.E147])" office:value-type="float" office:value="281.469691397467" calcext:value-type="float">
            <text:p>281.469691397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9:.A148])" office:value-type="float" office:value="0.869206032771617" calcext:value-type="float">
            <text:p>0.869206032771617</text:p>
          </table:table-cell>
          <table:table-cell office:value-type="float" office:value="1" calcext:value-type="float">
            <text:p>1</text:p>
          </table:table-cell>
          <table:table-cell office:value-type="float" office:value="11.0296119810373" calcext:value-type="float">
            <text:p>11.0296119810373</text:p>
          </table:table-cell>
          <table:table-cell office:value-type="float" office:value="280.152144318346" calcext:value-type="float">
            <text:p>280.152144318346</text:p>
          </table:table-cell>
          <table:table-cell table:formula="of:=AVERAGE([.E99:.E148])" office:value-type="float" office:value="281.401563847746" calcext:value-type="float">
            <text:p>281.4015638477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0:.A149])" office:value-type="float" office:value="0.869206032771617" calcext:value-type="float">
            <text:p>0.869206032771617</text:p>
          </table:table-cell>
          <table:table-cell office:value-type="float" office:value="1" calcext:value-type="float">
            <text:p>1</text:p>
          </table:table-cell>
          <table:table-cell office:value-type="float" office:value="11.028493806684" calcext:value-type="float">
            <text:p>11.028493806684</text:p>
          </table:table-cell>
          <table:table-cell office:value-type="float" office:value="280.123742689774" calcext:value-type="float">
            <text:p>280.123742689774</text:p>
          </table:table-cell>
          <table:table-cell table:formula="of:=AVERAGE([.E100:.E149])" office:value-type="float" office:value="281.401056611945" calcext:value-type="float">
            <text:p>281.4010566119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1:.A150])" office:value-type="float" office:value="0.869206032771617" calcext:value-type="float">
            <text:p>0.869206032771617</text:p>
          </table:table-cell>
          <table:table-cell office:value-type="float" office:value="1" calcext:value-type="float">
            <text:p>1</text:p>
          </table:table-cell>
          <table:table-cell office:value-type="float" office:value="11.0288657492548" calcext:value-type="float">
            <text:p>11.0288657492548</text:p>
          </table:table-cell>
          <table:table-cell office:value-type="float" office:value="280.133190031072" calcext:value-type="float">
            <text:p>280.133190031072</text:p>
          </table:table-cell>
          <table:table-cell table:formula="of:=AVERAGE([.E101:.E150])" office:value-type="float" office:value="281.402032936554" calcext:value-type="float">
            <text:p>281.402032936554</text:p>
          </table:table-cell>
          <table:table-cell table:number-columns-repeated="3"/>
        </table:table-row>
        <table:table-row table:style-name="ro1">
          <table:table-cell office:value-type="float" office:value="0.581884682178497" calcext:value-type="float">
            <text:p>0.581884682178497</text:p>
          </table:table-cell>
          <table:table-cell table:formula="of:=AVERAGE([.A102:.A151])" office:value-type="float" office:value="0.864431619662791" calcext:value-type="float">
            <text:p>0.864431619662791</text:p>
          </table:table-cell>
          <table:table-cell office:value-type="float" office:value="0" calcext:value-type="float">
            <text:p>0</text:p>
          </table:table-cell>
          <table:table-cell office:value-type="float" office:value="11.1800023249269" calcext:value-type="float">
            <text:p>11.1800023249269</text:p>
          </table:table-cell>
          <table:table-cell office:value-type="float" office:value="283.972059053142" calcext:value-type="float">
            <text:p>283.972059053142</text:p>
          </table:table-cell>
          <table:table-cell table:formula="of:=AVERAGE([.E102:.E151])" office:value-type="float" office:value="281.43379388472" calcext:value-type="float">
            <text:p>281.433793884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3:.A152])" office:value-type="float" office:value="0.864431619662791" calcext:value-type="float">
            <text:p>0.864431619662791</text:p>
          </table:table-cell>
          <table:table-cell office:value-type="float" office:value="1" calcext:value-type="float">
            <text:p>1</text:p>
          </table:table-cell>
          <table:table-cell office:value-type="float" office:value="11.0301470151454" calcext:value-type="float">
            <text:p>11.0301470151454</text:p>
          </table:table-cell>
          <table:table-cell office:value-type="float" office:value="280.165734184694" calcext:value-type="float">
            <text:p>280.165734184694</text:p>
          </table:table-cell>
          <table:table-cell table:formula="of:=AVERAGE([.E103:.E152])" office:value-type="float" office:value="281.435596926198" calcext:value-type="float">
            <text:p>281.4355969261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4:.A153])" office:value-type="float" office:value="0.864431619662791" calcext:value-type="float">
            <text:p>0.864431619662791</text:p>
          </table:table-cell>
          <table:table-cell office:value-type="float" office:value="1" calcext:value-type="float">
            <text:p>1</text:p>
          </table:table-cell>
          <table:table-cell office:value-type="float" office:value="11.0210479153454" calcext:value-type="float">
            <text:p>11.0210479153454</text:p>
          </table:table-cell>
          <table:table-cell office:value-type="float" office:value="279.934617049774" calcext:value-type="float">
            <text:p>279.934617049774</text:p>
          </table:table-cell>
          <table:table-cell table:formula="of:=AVERAGE([.E104:.E153])" office:value-type="float" office:value="281.431844811783" calcext:value-type="float">
            <text:p>281.4318448117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5:.A154])" office:value-type="float" office:value="0.864431619662791" calcext:value-type="float">
            <text:p>0.864431619662791</text:p>
          </table:table-cell>
          <table:table-cell office:value-type="float" office:value="1" calcext:value-type="float">
            <text:p>1</text:p>
          </table:table-cell>
          <table:table-cell office:value-type="float" office:value="11.0277510948628" calcext:value-type="float">
            <text:p>11.0277510948628</text:p>
          </table:table-cell>
          <table:table-cell office:value-type="float" office:value="280.104877809516" calcext:value-type="float">
            <text:p>280.104877809516</text:p>
          </table:table-cell>
          <table:table-cell table:formula="of:=AVERAGE([.E105:.E154])" office:value-type="float" office:value="281.434352976589" calcext:value-type="float">
            <text:p>281.4343529765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6:.A155])" office:value-type="float" office:value="0.864431619662791" calcext:value-type="float">
            <text:p>0.864431619662791</text:p>
          </table:table-cell>
          <table:table-cell office:value-type="float" office:value="1" calcext:value-type="float">
            <text:p>1</text:p>
          </table:table-cell>
          <table:table-cell office:value-type="float" office:value="11.0274964843333" calcext:value-type="float">
            <text:p>11.0274964843333</text:p>
          </table:table-cell>
          <table:table-cell office:value-type="float" office:value="280.098410702065" calcext:value-type="float">
            <text:p>280.098410702065</text:p>
          </table:table-cell>
          <table:table-cell table:formula="of:=AVERAGE([.E106:.E155])" office:value-type="float" office:value="281.433483344353" calcext:value-type="float">
            <text:p>281.4334833443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7:.A156])" office:value-type="float" office:value="0.864431619662791" calcext:value-type="float">
            <text:p>0.864431619662791</text:p>
          </table:table-cell>
          <table:table-cell office:value-type="float" office:value="1" calcext:value-type="float">
            <text:p>1</text:p>
          </table:table-cell>
          <table:table-cell office:value-type="float" office:value="11.0290605204433" calcext:value-type="float">
            <text:p>11.0290605204433</text:p>
          </table:table-cell>
          <table:table-cell office:value-type="float" office:value="280.13813721926" calcext:value-type="float">
            <text:p>280.13813721926</text:p>
          </table:table-cell>
          <table:table-cell table:formula="of:=AVERAGE([.E107:.E156])" office:value-type="float" office:value="281.435073597134" calcext:value-type="float">
            <text:p>281.4350735971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8:.A157])" office:value-type="float" office:value="0.867531557101756" calcext:value-type="float">
            <text:p>0.867531557101756</text:p>
          </table:table-cell>
          <table:table-cell office:value-type="float" office:value="1" calcext:value-type="float">
            <text:p>1</text:p>
          </table:table-cell>
          <table:table-cell office:value-type="float" office:value="11.0310375653386" calcext:value-type="float">
            <text:p>11.0310375653386</text:p>
          </table:table-cell>
          <table:table-cell office:value-type="float" office:value="280.188354159601" calcext:value-type="float">
            <text:p>280.188354159601</text:p>
          </table:table-cell>
          <table:table-cell table:formula="of:=AVERAGE([.E108:.E157])" office:value-type="float" office:value="281.360445561344" calcext:value-type="float">
            <text:p>281.3604455613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9:.A158])" office:value-type="float" office:value="0.875459542293102" calcext:value-type="float">
            <text:p>0.875459542293102</text:p>
          </table:table-cell>
          <table:table-cell office:value-type="float" office:value="1" calcext:value-type="float">
            <text:p>1</text:p>
          </table:table-cell>
          <table:table-cell office:value-type="float" office:value="11.0252554423451" calcext:value-type="float">
            <text:p>11.0252554423451</text:p>
          </table:table-cell>
          <table:table-cell office:value-type="float" office:value="280.041488235567" calcext:value-type="float">
            <text:p>280.041488235567</text:p>
          </table:table-cell>
          <table:table-cell table:formula="of:=AVERAGE([.E109:.E158])" office:value-type="float" office:value="281.296036747419" calcext:value-type="float">
            <text:p>281.2960367474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0:.A159])" office:value-type="float" office:value="0.875691403169185" calcext:value-type="float">
            <text:p>0.875691403169185</text:p>
          </table:table-cell>
          <table:table-cell office:value-type="float" office:value="1" calcext:value-type="float">
            <text:p>1</text:p>
          </table:table-cell>
          <table:table-cell office:value-type="float" office:value="11.0286463383377" calcext:value-type="float">
            <text:p>11.0286463383377</text:p>
          </table:table-cell>
          <table:table-cell office:value-type="float" office:value="280.127616993777" calcext:value-type="float">
            <text:p>280.127616993777</text:p>
          </table:table-cell>
          <table:table-cell table:formula="of:=AVERAGE([.E110:.E159])" office:value-type="float" office:value="281.257789618306" calcext:value-type="float">
            <text:p>281.2577896183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1:.A160])" office:value-type="float" office:value="0.879593330640346" calcext:value-type="float">
            <text:p>0.879593330640346</text:p>
          </table:table-cell>
          <table:table-cell office:value-type="float" office:value="1" calcext:value-type="float">
            <text:p>1</text:p>
          </table:table-cell>
          <table:table-cell office:value-type="float" office:value="11.0264557491273" calcext:value-type="float">
            <text:p>11.0264557491273</text:p>
          </table:table-cell>
          <table:table-cell office:value-type="float" office:value="280.071976027833" calcext:value-type="float">
            <text:p>280.071976027833</text:p>
          </table:table-cell>
          <table:table-cell table:formula="of:=AVERAGE([.E111:.E160])" office:value-type="float" office:value="281.240661618334" calcext:value-type="float">
            <text:p>281.2406616183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2:.A161])" office:value-type="float" office:value="0.891888937968761" calcext:value-type="float">
            <text:p>0.891888937968761</text:p>
          </table:table-cell>
          <table:table-cell office:value-type="float" office:value="1" calcext:value-type="float">
            <text:p>1</text:p>
          </table:table-cell>
          <table:table-cell office:value-type="float" office:value="11.0228372289747" calcext:value-type="float">
            <text:p>11.0228372289747</text:p>
          </table:table-cell>
          <table:table-cell office:value-type="float" office:value="279.980065615957" calcext:value-type="float">
            <text:p>279.980065615957</text:p>
          </table:table-cell>
          <table:table-cell table:formula="of:=AVERAGE([.E112:.E161])" office:value-type="float" office:value="281.112386989091" calcext:value-type="float">
            <text:p>281.1123869890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3:.A162])" office:value-type="float" office:value="0.891888937968761" calcext:value-type="float">
            <text:p>0.891888937968761</text:p>
          </table:table-cell>
          <table:table-cell office:value-type="float" office:value="1" calcext:value-type="float">
            <text:p>1</text:p>
          </table:table-cell>
          <table:table-cell office:value-type="float" office:value="11.0265179351091" calcext:value-type="float">
            <text:p>11.0265179351091</text:p>
          </table:table-cell>
          <table:table-cell office:value-type="float" office:value="280.073555551772" calcext:value-type="float">
            <text:p>280.073555551772</text:p>
          </table:table-cell>
          <table:table-cell table:formula="of:=AVERAGE([.E113:.E162])" office:value-type="float" office:value="281.110657857412" calcext:value-type="float">
            <text:p>281.1106578574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4:.A163])" office:value-type="float" office:value="0.891888937968761" calcext:value-type="float">
            <text:p>0.891888937968761</text:p>
          </table:table-cell>
          <table:table-cell office:value-type="float" office:value="1" calcext:value-type="float">
            <text:p>1</text:p>
          </table:table-cell>
          <table:table-cell office:value-type="float" office:value="11.0287836168259" calcext:value-type="float">
            <text:p>11.0287836168259</text:p>
          </table:table-cell>
          <table:table-cell office:value-type="float" office:value="280.131103867379" calcext:value-type="float">
            <text:p>280.131103867379</text:p>
          </table:table-cell>
          <table:table-cell table:formula="of:=AVERAGE([.E114:.E163])" office:value-type="float" office:value="281.110154197892" calcext:value-type="float">
            <text:p>281.1101541978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5:.A164])" office:value-type="float" office:value="0.898893456477672" calcext:value-type="float">
            <text:p>0.898893456477672</text:p>
          </table:table-cell>
          <table:table-cell office:value-type="float" office:value="1" calcext:value-type="float">
            <text:p>1</text:p>
          </table:table-cell>
          <table:table-cell office:value-type="float" office:value="11.0318084368497" calcext:value-type="float">
            <text:p>11.0318084368497</text:p>
          </table:table-cell>
          <table:table-cell office:value-type="float" office:value="280.207934295983" calcext:value-type="float">
            <text:p>280.207934295983</text:p>
          </table:table-cell>
          <table:table-cell table:formula="of:=AVERAGE([.E115:.E164])" office:value-type="float" office:value="281.00122188237" calcext:value-type="float">
            <text:p>281.001221882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6:.A165])" office:value-type="float" office:value="0.898893456477672" calcext:value-type="float">
            <text:p>0.898893456477672</text:p>
          </table:table-cell>
          <table:table-cell office:value-type="float" office:value="1" calcext:value-type="float">
            <text:p>1</text:p>
          </table:table-cell>
          <table:table-cell office:value-type="float" office:value="11.0202324576587" calcext:value-type="float">
            <text:p>11.0202324576587</text:p>
          </table:table-cell>
          <table:table-cell office:value-type="float" office:value="279.91390442453" calcext:value-type="float">
            <text:p>279.91390442453</text:p>
          </table:table-cell>
          <table:table-cell table:formula="of:=AVERAGE([.E116:.E165])" office:value-type="float" office:value="280.995645268794" calcext:value-type="float">
            <text:p>280.9956452687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7:.A166])" office:value-type="float" office:value="0.902072815913707" calcext:value-type="float">
            <text:p>0.902072815913707</text:p>
          </table:table-cell>
          <table:table-cell office:value-type="float" office:value="1" calcext:value-type="float">
            <text:p>1</text:p>
          </table:table-cell>
          <table:table-cell office:value-type="float" office:value="11.034228996861" calcext:value-type="float">
            <text:p>11.034228996861</text:p>
          </table:table-cell>
          <table:table-cell office:value-type="float" office:value="280.269416520269" calcext:value-type="float">
            <text:p>280.269416520269</text:p>
          </table:table-cell>
          <table:table-cell table:formula="of:=AVERAGE([.E117:.E166])" office:value-type="float" office:value="280.972979994332" calcext:value-type="float">
            <text:p>280.972979994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8:.A167])" office:value-type="float" office:value="0.902072815913707" calcext:value-type="float">
            <text:p>0.902072815913707</text:p>
          </table:table-cell>
          <table:table-cell office:value-type="float" office:value="1" calcext:value-type="float">
            <text:p>1</text:p>
          </table:table-cell>
          <table:table-cell office:value-type="float" office:value="11.0315350531936" calcext:value-type="float">
            <text:p>11.0315350531936</text:p>
          </table:table-cell>
          <table:table-cell office:value-type="float" office:value="280.200990351117" calcext:value-type="float">
            <text:p>280.200990351117</text:p>
          </table:table-cell>
          <table:table-cell table:formula="of:=AVERAGE([.E118:.E167])" office:value-type="float" office:value="280.971246690326" calcext:value-type="float">
            <text:p>280.971246690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9:.A168])" office:value-type="float" office:value="0.902072815913707" calcext:value-type="float">
            <text:p>0.902072815913707</text:p>
          </table:table-cell>
          <table:table-cell office:value-type="float" office:value="1" calcext:value-type="float">
            <text:p>1</text:p>
          </table:table-cell>
          <table:table-cell office:value-type="float" office:value="11.0303781592667" calcext:value-type="float">
            <text:p>11.0303781592667</text:p>
          </table:table-cell>
          <table:table-cell office:value-type="float" office:value="280.171605245374" calcext:value-type="float">
            <text:p>280.171605245374</text:p>
          </table:table-cell>
          <table:table-cell table:formula="of:=AVERAGE([.E119:.E168])" office:value-type="float" office:value="280.972977014098" calcext:value-type="float">
            <text:p>280.972977014098</text:p>
          </table:table-cell>
          <table:table-cell table:number-columns-repeated="3"/>
        </table:table-row>
        <table:table-row table:style-name="ro1">
          <table:table-cell office:value-type="float" office:value="0.93156498670578" calcext:value-type="float">
            <text:p>0.93156498670578</text:p>
          </table:table-cell>
          <table:table-cell table:formula="of:=AVERAGE([.A120:.A169])" office:value-type="float" office:value="0.900704115647823" calcext:value-type="float">
            <text:p>0.900704115647823</text:p>
          </table:table-cell>
          <table:table-cell office:value-type="float" office:value="0" calcext:value-type="float">
            <text:p>0</text:p>
          </table:table-cell>
          <table:table-cell office:value-type="float" office:value="11.0988003391296" calcext:value-type="float">
            <text:p>11.0988003391296</text:p>
          </table:table-cell>
          <table:table-cell office:value-type="float" office:value="281.909528613891" calcext:value-type="float">
            <text:p>281.909528613891</text:p>
          </table:table-cell>
          <table:table-cell table:formula="of:=AVERAGE([.E120:.E169])" office:value-type="float" office:value="281.004214037154" calcext:value-type="float">
            <text:p>281.004214037154</text:p>
          </table:table-cell>
          <table:table-cell table:number-columns-repeated="3"/>
        </table:table-row>
        <table:table-row table:style-name="ro1">
          <table:table-cell office:value-type="float" office:value="0.257873058319092" calcext:value-type="float">
            <text:p>0.257873058319092</text:p>
          </table:table-cell>
          <table:table-cell table:formula="of:=AVERAGE([.A121:.A170])" office:value-type="float" office:value="0.889150203485042" calcext:value-type="float">
            <text:p>0.889150203485042</text:p>
          </table:table-cell>
          <table:table-cell office:value-type="float" office:value="0" calcext:value-type="float">
            <text:p>0</text:p>
          </table:table-cell>
          <table:table-cell office:value-type="float" office:value="11.3165498345882" calcext:value-type="float">
            <text:p>11.3165498345882</text:p>
          </table:table-cell>
          <table:table-cell office:value-type="float" office:value="287.440365798539" calcext:value-type="float">
            <text:p>287.440365798539</text:p>
          </table:table-cell>
          <table:table-cell table:formula="of:=AVERAGE([.E121:.E170])" office:value-type="float" office:value="281.116630246044" calcext:value-type="float">
            <text:p>281.1166302460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2:.A171])" office:value-type="float" office:value="0.896161414403468" calcext:value-type="float">
            <text:p>0.896161414403468</text:p>
          </table:table-cell>
          <table:table-cell office:value-type="float" office:value="1" calcext:value-type="float">
            <text:p>1</text:p>
          </table:table-cell>
          <table:table-cell office:value-type="float" office:value="11.0267772389203" calcext:value-type="float">
            <text:p>11.0267772389203</text:p>
          </table:table-cell>
          <table:table-cell office:value-type="float" office:value="280.080141868576" calcext:value-type="float">
            <text:p>280.080141868576</text:p>
          </table:table-cell>
          <table:table-cell table:formula="of:=AVERAGE([.E122:.E171])" office:value-type="float" office:value="281.099286477142" calcext:value-type="float">
            <text:p>281.099286477142</text:p>
          </table:table-cell>
          <table:table-cell table:number-columns-repeated="3"/>
        </table:table-row>
        <table:table-row table:style-name="ro1">
          <table:table-cell office:value-type="float" office:value="0.903258562088013" calcext:value-type="float">
            <text:p>0.903258562088013</text:p>
          </table:table-cell>
          <table:table-cell table:formula="of:=AVERAGE([.A123:.A172])" office:value-type="float" office:value="0.914312425851822" calcext:value-type="float">
            <text:p>0.914312425851822</text:p>
          </table:table-cell>
          <table:table-cell office:value-type="float" office:value="0" calcext:value-type="float">
            <text:p>0</text:p>
          </table:table-cell>
          <table:table-cell office:value-type="float" office:value="11.157391267255" calcext:value-type="float">
            <text:p>11.157391267255</text:p>
          </table:table-cell>
          <table:table-cell office:value-type="float" office:value="283.397738188276" calcext:value-type="float">
            <text:p>283.397738188276</text:p>
          </table:table-cell>
          <table:table-cell table:formula="of:=AVERAGE([.E123:.E172])" office:value-type="float" office:value="281.09528104285" calcext:value-type="float">
            <text:p>281.09528104285</text:p>
          </table:table-cell>
          <table:table-cell table:number-columns-repeated="3"/>
        </table:table-row>
        <table:table-row table:style-name="ro1">
          <table:table-cell office:value-type="float" office:value="0.768757700920105" calcext:value-type="float">
            <text:p>0.768757700920105</text:p>
          </table:table-cell>
          <table:table-cell table:formula="of:=AVERAGE([.A124:.A173])" office:value-type="float" office:value="0.909687579870224" calcext:value-type="float">
            <text:p>0.909687579870224</text:p>
          </table:table-cell>
          <table:table-cell office:value-type="float" office:value="0" calcext:value-type="float">
            <text:p>0</text:p>
          </table:table-cell>
          <table:table-cell office:value-type="float" office:value="11.106785957858" calcext:value-type="float">
            <text:p>11.106785957858</text:p>
          </table:table-cell>
          <table:table-cell office:value-type="float" office:value="282.112363329592" calcext:value-type="float">
            <text:p>282.112363329592</text:p>
          </table:table-cell>
          <table:table-cell table:formula="of:=AVERAGE([.E124:.E173])" office:value-type="float" office:value="281.135825336213" calcext:value-type="float">
            <text:p>281.1358253362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5:.A174])" office:value-type="float" office:value="0.909687579870224" calcext:value-type="float">
            <text:p>0.909687579870224</text:p>
          </table:table-cell>
          <table:table-cell office:value-type="float" office:value="1" calcext:value-type="float">
            <text:p>1</text:p>
          </table:table-cell>
          <table:table-cell office:value-type="float" office:value="11.025840929231" calcext:value-type="float">
            <text:p>11.025840929231</text:p>
          </table:table-cell>
          <table:table-cell office:value-type="float" office:value="280.056359602469" calcext:value-type="float">
            <text:p>280.056359602469</text:p>
          </table:table-cell>
          <table:table-cell table:formula="of:=AVERAGE([.E125:.E174])" office:value-type="float" office:value="281.086761746372" calcext:value-type="float">
            <text:p>281.0867617463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6:.A175])" office:value-type="float" office:value="0.909687579870224" calcext:value-type="float">
            <text:p>0.909687579870224</text:p>
          </table:table-cell>
          <table:table-cell office:value-type="float" office:value="0" calcext:value-type="float">
            <text:p>0</text:p>
          </table:table-cell>
          <table:table-cell office:value-type="float" office:value="11.301120671162" calcext:value-type="float">
            <text:p>11.301120671162</text:p>
          </table:table-cell>
          <table:table-cell office:value-type="float" office:value="287.048465047515" calcext:value-type="float">
            <text:p>287.048465047515</text:p>
          </table:table-cell>
          <table:table-cell table:formula="of:=AVERAGE([.E126:.E175])" office:value-type="float" office:value="281.225450504773" calcext:value-type="float">
            <text:p>281.225450504773</text:p>
          </table:table-cell>
          <table:table-cell table:number-columns-repeated="3"/>
        </table:table-row>
        <table:table-row table:style-name="ro1">
          <table:table-cell office:value-type="float" office:value="0.710037171840668" calcext:value-type="float">
            <text:p>0.710037171840668</text:p>
          </table:table-cell>
          <table:table-cell table:formula="of:=AVERAGE([.A127:.A176])" office:value-type="float" office:value="0.908935071229935" calcext:value-type="float">
            <text:p>0.908935071229935</text:p>
          </table:table-cell>
          <table:table-cell office:value-type="float" office:value="0" calcext:value-type="float">
            <text:p>0</text:p>
          </table:table-cell>
          <table:table-cell office:value-type="float" office:value="11.1309610516399" calcext:value-type="float">
            <text:p>11.1309610516399</text:p>
          </table:table-cell>
          <table:table-cell office:value-type="float" office:value="282.726410711654" calcext:value-type="float">
            <text:p>282.726410711654</text:p>
          </table:table-cell>
          <table:table-cell table:formula="of:=AVERAGE([.E127:.E176])" office:value-type="float" office:value="281.1974643208" calcext:value-type="float">
            <text:p>281.19746432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8:.A177])" office:value-type="float" office:value="0.908935071229935" calcext:value-type="float">
            <text:p>0.908935071229935</text:p>
          </table:table-cell>
          <table:table-cell office:value-type="float" office:value="1" calcext:value-type="float">
            <text:p>1</text:p>
          </table:table-cell>
          <table:table-cell office:value-type="float" office:value="11.0283577015162" calcext:value-type="float">
            <text:p>11.0283577015162</text:p>
          </table:table-cell>
          <table:table-cell office:value-type="float" office:value="280.12028561851" calcext:value-type="float">
            <text:p>280.12028561851</text:p>
          </table:table-cell>
          <table:table-cell table:formula="of:=AVERAGE([.E128:.E177])" office:value-type="float" office:value="281.196428987561" calcext:value-type="float">
            <text:p>281.1964289875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9:.A178])" office:value-type="float" office:value="0.908935071229935" calcext:value-type="float">
            <text:p>0.908935071229935</text:p>
          </table:table-cell>
          <table:table-cell office:value-type="float" office:value="1" calcext:value-type="float">
            <text:p>1</text:p>
          </table:table-cell>
          <table:table-cell office:value-type="float" office:value="11.0291672926009" calcext:value-type="float">
            <text:p>11.0291672926009</text:p>
          </table:table-cell>
          <table:table-cell office:value-type="float" office:value="280.140849232062" calcext:value-type="float">
            <text:p>280.140849232062</text:p>
          </table:table-cell>
          <table:table-cell table:formula="of:=AVERAGE([.E129:.E178])" office:value-type="float" office:value="281.196704957215" calcext:value-type="float">
            <text:p>281.196704957215</text:p>
          </table:table-cell>
          <table:table-cell table:number-columns-repeated="3"/>
        </table:table-row>
        <table:table-row table:style-name="ro1">
          <table:table-cell office:value-type="float" office:value="0.630991101264954" calcext:value-type="float">
            <text:p>0.630991101264954</text:p>
          </table:table-cell>
          <table:table-cell table:formula="of:=AVERAGE([.A130:.A179])" office:value-type="float" office:value="0.919971349239349" calcext:value-type="float">
            <text:p>0.919971349239349</text:p>
          </table:table-cell>
          <table:table-cell office:value-type="float" office:value="0" calcext:value-type="float">
            <text:p>0</text:p>
          </table:table-cell>
          <table:table-cell office:value-type="float" office:value="11.1939190783411" calcext:value-type="float">
            <text:p>11.1939190783411</text:p>
          </table:table-cell>
          <table:table-cell office:value-type="float" office:value="284.325544589865" calcext:value-type="float">
            <text:p>284.325544589865</text:p>
          </table:table-cell>
          <table:table-cell table:formula="of:=AVERAGE([.E130:.E179])" office:value-type="float" office:value="281.242590425681" calcext:value-type="float">
            <text:p>281.2425904256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1:.A180])" office:value-type="float" office:value="0.919971349239349" calcext:value-type="float">
            <text:p>0.919971349239349</text:p>
          </table:table-cell>
          <table:table-cell office:value-type="float" office:value="1" calcext:value-type="float">
            <text:p>1</text:p>
          </table:table-cell>
          <table:table-cell office:value-type="float" office:value="11.0191048967421" calcext:value-type="float">
            <text:p>11.0191048967421</text:p>
          </table:table-cell>
          <table:table-cell office:value-type="float" office:value="279.885264377249" calcext:value-type="float">
            <text:p>279.885264377249</text:p>
          </table:table-cell>
          <table:table-cell table:formula="of:=AVERAGE([.E131:.E180])" office:value-type="float" office:value="281.232827179594" calcext:value-type="float">
            <text:p>281.2328271795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2:.A181])" office:value-type="float" office:value="0.919971349239349" calcext:value-type="float">
            <text:p>0.919971349239349</text:p>
          </table:table-cell>
          <table:table-cell office:value-type="float" office:value="1" calcext:value-type="float">
            <text:p>1</text:p>
          </table:table-cell>
          <table:table-cell office:value-type="float" office:value="11.0261178328484" calcext:value-type="float">
            <text:p>11.0261178328484</text:p>
          </table:table-cell>
          <table:table-cell office:value-type="float" office:value="280.06339295435" calcext:value-type="float">
            <text:p>280.06339295435</text:p>
          </table:table-cell>
          <table:table-cell table:formula="of:=AVERAGE([.E132:.E181])" office:value-type="float" office:value="281.231797806823" calcext:value-type="float">
            <text:p>281.2317978068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3:.A182])" office:value-type="float" office:value="0.925501871109009" calcext:value-type="float">
            <text:p>0.925501871109009</text:p>
          </table:table-cell>
          <table:table-cell office:value-type="float" office:value="1" calcext:value-type="float">
            <text:p>1</text:p>
          </table:table-cell>
          <table:table-cell office:value-type="float" office:value="11.0385186562896" calcext:value-type="float">
            <text:p>11.0385186562896</text:p>
          </table:table-cell>
          <table:table-cell office:value-type="float" office:value="280.378373869755" calcext:value-type="float">
            <text:p>280.378373869755</text:p>
          </table:table-cell>
          <table:table-cell table:formula="of:=AVERAGE([.E133:.E182])" office:value-type="float" office:value="281.192702503157" calcext:value-type="float">
            <text:p>281.192702503157</text:p>
          </table:table-cell>
          <table:table-cell table:number-columns-repeated="3"/>
        </table:table-row>
        <table:table-row table:style-name="ro1">
          <table:table-cell office:value-type="float" office:value="0.285987734794617" calcext:value-type="float">
            <text:p>0.285987734794617</text:p>
          </table:table-cell>
          <table:table-cell table:formula="of:=AVERAGE([.A134:.A183])" office:value-type="float" office:value="0.911800696849823" calcext:value-type="float">
            <text:p>0.911800696849823</text:p>
          </table:table-cell>
          <table:table-cell office:value-type="float" office:value="0" calcext:value-type="float">
            <text:p>0</text:p>
          </table:table-cell>
          <table:table-cell office:value-type="float" office:value="11.1858325540572" calcext:value-type="float">
            <text:p>11.1858325540572</text:p>
          </table:table-cell>
          <table:table-cell office:value-type="float" office:value="284.120146873054" calcext:value-type="float">
            <text:p>284.120146873054</text:p>
          </table:table-cell>
          <table:table-cell table:formula="of:=AVERAGE([.E134:.E183])" office:value-type="float" office:value="281.239427205474" calcext:value-type="float">
            <text:p>281.2394272054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5:.A184])" office:value-type="float" office:value="0.911800696849823" calcext:value-type="float">
            <text:p>0.911800696849823</text:p>
          </table:table-cell>
          <table:table-cell office:value-type="float" office:value="1" calcext:value-type="float">
            <text:p>1</text:p>
          </table:table-cell>
          <table:table-cell office:value-type="float" office:value="11.0273897121757" calcext:value-type="float">
            <text:p>11.0273897121757</text:p>
          </table:table-cell>
          <table:table-cell office:value-type="float" office:value="280.095698689263" calcext:value-type="float">
            <text:p>280.095698689263</text:p>
          </table:table-cell>
          <table:table-cell table:formula="of:=AVERAGE([.E135:.E184])" office:value-type="float" office:value="281.239566084372" calcext:value-type="float">
            <text:p>281.239566084372</text:p>
          </table:table-cell>
          <table:table-cell table:number-columns-repeated="3"/>
        </table:table-row>
        <table:table-row table:style-name="ro1">
          <table:table-cell office:value-type="float" office:value="0.569016933441162" calcext:value-type="float">
            <text:p>0.569016933441162</text:p>
          </table:table-cell>
          <table:table-cell table:formula="of:=AVERAGE([.A136:.A185])" office:value-type="float" office:value="0.903181035518646" calcext:value-type="float">
            <text:p>0.903181035518646</text:p>
          </table:table-cell>
          <table:table-cell office:value-type="float" office:value="0" calcext:value-type="float">
            <text:p>0</text:p>
          </table:table-cell>
          <table:table-cell office:value-type="float" office:value="11.1975481583774" calcext:value-type="float">
            <text:p>11.1975481583774</text:p>
          </table:table-cell>
          <table:table-cell office:value-type="float" office:value="284.417723222786" calcext:value-type="float">
            <text:p>284.417723222786</text:p>
          </table:table-cell>
          <table:table-cell table:formula="of:=AVERAGE([.E136:.E185])" office:value-type="float" office:value="281.32491104108" calcext:value-type="float">
            <text:p>281.32491104108</text:p>
          </table:table-cell>
          <table:table-cell table:number-columns-repeated="3"/>
        </table:table-row>
        <table:table-row table:style-name="ro1">
          <table:table-cell office:value-type="float" office:value="0.582803308963776" calcext:value-type="float">
            <text:p>0.582803308963776</text:p>
          </table:table-cell>
          <table:table-cell table:formula="of:=AVERAGE([.A137:.A186])" office:value-type="float" office:value="0.894837101697922" calcext:value-type="float">
            <text:p>0.894837101697922</text:p>
          </table:table-cell>
          <table:table-cell office:value-type="float" office:value="0" calcext:value-type="float">
            <text:p>0</text:p>
          </table:table-cell>
          <table:table-cell office:value-type="float" office:value="11.1644159365654" calcext:value-type="float">
            <text:p>11.1644159365654</text:p>
          </table:table-cell>
          <table:table-cell office:value-type="float" office:value="283.576164788761" calcext:value-type="float">
            <text:p>283.576164788761</text:p>
          </table:table-cell>
          <table:table-cell table:formula="of:=AVERAGE([.E137:.E186])" office:value-type="float" office:value="281.390098292086" calcext:value-type="float">
            <text:p>281.390098292086</text:p>
          </table:table-cell>
          <table:table-cell table:number-columns-repeated="3"/>
        </table:table-row>
        <table:table-row table:style-name="ro1">
          <table:table-cell office:value-type="float" office:value="0.710492312908173" calcext:value-type="float">
            <text:p>0.710492312908173</text:p>
          </table:table-cell>
          <table:table-cell table:formula="of:=AVERAGE([.A138:.A187])" office:value-type="float" office:value="0.889046947956085" calcext:value-type="float">
            <text:p>0.889046947956085</text:p>
          </table:table-cell>
          <table:table-cell office:value-type="float" office:value="0" calcext:value-type="float">
            <text:p>0</text:p>
          </table:table-cell>
          <table:table-cell office:value-type="float" office:value="11.0918425490826" calcext:value-type="float">
            <text:p>11.0918425490826</text:p>
          </table:table-cell>
          <table:table-cell office:value-type="float" office:value="281.732800746699" calcext:value-type="float">
            <text:p>281.732800746699</text:p>
          </table:table-cell>
          <table:table-cell table:formula="of:=AVERAGE([.E138:.E187])" office:value-type="float" office:value="281.427969911734" calcext:value-type="float">
            <text:p>281.427969911734</text:p>
          </table:table-cell>
          <table:table-cell table:number-columns-repeated="3"/>
        </table:table-row>
        <table:table-row table:style-name="ro1">
          <table:table-cell office:value-type="float" office:value="0.654837727546692" calcext:value-type="float">
            <text:p>0.654837727546692</text:p>
          </table:table-cell>
          <table:table-cell table:formula="of:=AVERAGE([.A139:.A188])" office:value-type="float" office:value="0.887559945583343" calcext:value-type="float">
            <text:p>0.887559945583343</text:p>
          </table:table-cell>
          <table:table-cell office:value-type="float" office:value="0" calcext:value-type="float">
            <text:p>0</text:p>
          </table:table-cell>
          <table:table-cell office:value-type="float" office:value="11.1806124515414" calcext:value-type="float">
            <text:p>11.1806124515414</text:p>
          </table:table-cell>
          <table:table-cell office:value-type="float" office:value="283.987556269152" calcext:value-type="float">
            <text:p>283.987556269152</text:p>
          </table:table-cell>
          <table:table-cell table:formula="of:=AVERAGE([.E139:.E188])" office:value-type="float" office:value="281.478633887151" calcext:value-type="float">
            <text:p>281.478633887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0:.A189])" office:value-type="float" office:value="0.890501902103424" calcext:value-type="float">
            <text:p>0.890501902103424</text:p>
          </table:table-cell>
          <table:table-cell office:value-type="float" office:value="1" calcext:value-type="float">
            <text:p>1</text:p>
          </table:table-cell>
          <table:table-cell office:value-type="float" office:value="11.0311314309716" calcext:value-type="float">
            <text:p>11.0311314309716</text:p>
          </table:table-cell>
          <table:table-cell office:value-type="float" office:value="280.190738346679" calcext:value-type="float">
            <text:p>280.190738346679</text:p>
          </table:table-cell>
          <table:table-cell table:formula="of:=AVERAGE([.E140:.E189])" office:value-type="float" office:value="281.36204237064" calcext:value-type="float">
            <text:p>281.36204237064</text:p>
          </table:table-cell>
          <table:table-cell table:number-columns-repeated="3"/>
        </table:table-row>
        <table:table-row table:style-name="ro1">
          <table:table-cell office:value-type="float" office:value="0.696054100990295" calcext:value-type="float">
            <text:p>0.696054100990295</text:p>
          </table:table-cell>
          <table:table-cell table:formula="of:=AVERAGE([.A141:.A190])" office:value-type="float" office:value="0.88442298412323" calcext:value-type="float">
            <text:p>0.88442298412323</text:p>
          </table:table-cell>
          <table:table-cell office:value-type="float" office:value="0" calcext:value-type="float">
            <text:p>0</text:p>
          </table:table-cell>
          <table:table-cell office:value-type="float" office:value="11.0794182592332" calcext:value-type="float">
            <text:p>11.0794182592332</text:p>
          </table:table-cell>
          <table:table-cell office:value-type="float" office:value="281.417223784524" calcext:value-type="float">
            <text:p>281.417223784524</text:p>
          </table:table-cell>
          <table:table-cell table:formula="of:=AVERAGE([.E141:.E190])" office:value-type="float" office:value="281.386974410966" calcext:value-type="float">
            <text:p>281.3869744109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2:.A191])" office:value-type="float" office:value="0.88442298412323" calcext:value-type="float">
            <text:p>0.88442298412323</text:p>
          </table:table-cell>
          <table:table-cell office:value-type="float" office:value="1" calcext:value-type="float">
            <text:p>1</text:p>
          </table:table-cell>
          <table:table-cell office:value-type="float" office:value="11.0249022729009" calcext:value-type="float">
            <text:p>11.0249022729009</text:p>
          </table:table-cell>
          <table:table-cell office:value-type="float" office:value="280.032517731684" calcext:value-type="float">
            <text:p>280.032517731684</text:p>
          </table:table-cell>
          <table:table-cell table:formula="of:=AVERAGE([.E142:.E191])" office:value-type="float" office:value="281.384386971939" calcext:value-type="float">
            <text:p>281.384386971939</text:p>
          </table:table-cell>
          <table:table-cell table:number-columns-repeated="3"/>
        </table:table-row>
        <table:table-row table:style-name="ro1">
          <table:table-cell office:value-type="float" office:value="0.0229657888412476" calcext:value-type="float">
            <text:p>0.022965788841248</text:p>
          </table:table-cell>
          <table:table-cell table:formula="of:=AVERAGE([.A143:.A192])" office:value-type="float" office:value="0.864882299900055" calcext:value-type="float">
            <text:p>0.864882299900055</text:p>
          </table:table-cell>
          <table:table-cell office:value-type="float" office:value="0" calcext:value-type="float">
            <text:p>0</text:p>
          </table:table-cell>
          <table:table-cell office:value-type="float" office:value="11.3927605153501" calcext:value-type="float">
            <text:p>11.3927605153501</text:p>
          </table:table-cell>
          <table:table-cell office:value-type="float" office:value="289.376117089893" calcext:value-type="float">
            <text:p>289.376117089893</text:p>
          </table:table-cell>
          <table:table-cell table:formula="of:=AVERAGE([.E143:.E192])" office:value-type="float" office:value="281.564446740573" calcext:value-type="float">
            <text:p>281.5644467405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4:.A193])" office:value-type="float" office:value="0.870857251882553" calcext:value-type="float">
            <text:p>0.870857251882553</text:p>
          </table:table-cell>
          <table:table-cell office:value-type="float" office:value="1" calcext:value-type="float">
            <text:p>1</text:p>
          </table:table-cell>
          <table:table-cell office:value-type="float" office:value="11.0367492891073" calcext:value-type="float">
            <text:p>11.0367492891073</text:p>
          </table:table-cell>
          <table:table-cell office:value-type="float" office:value="280.333431943326" calcext:value-type="float">
            <text:p>280.333431943326</text:p>
          </table:table-cell>
          <table:table-cell table:formula="of:=AVERAGE([.E144:.E193])" office:value-type="float" office:value="281.499483007106" calcext:value-type="float">
            <text:p>281.499483007106</text:p>
          </table:table-cell>
          <table:table-cell table:number-columns-repeated="3"/>
        </table:table-row>
        <table:table-row table:style-name="ro1">
          <table:table-cell office:value-type="float" office:value="0.820066869258881" calcext:value-type="float">
            <text:p>0.820066869258881</text:p>
          </table:table-cell>
          <table:table-cell table:formula="of:=AVERAGE([.A145:.A194])" office:value-type="float" office:value="0.873179190158844" calcext:value-type="float">
            <text:p>0.873179190158844</text:p>
          </table:table-cell>
          <table:table-cell office:value-type="float" office:value="0" calcext:value-type="float">
            <text:p>0</text:p>
          </table:table-cell>
          <table:table-cell office:value-type="float" office:value="11.2165066696048" calcext:value-type="float">
            <text:p>11.2165066696048</text:p>
          </table:table-cell>
          <table:table-cell office:value-type="float" office:value="284.899269407961" calcext:value-type="float">
            <text:p>284.899269407961</text:p>
          </table:table-cell>
          <table:table-cell table:formula="of:=AVERAGE([.E145:.E194])" office:value-type="float" office:value="281.527631315801" calcext:value-type="float">
            <text:p>281.527631315801</text:p>
          </table:table-cell>
          <table:table-cell table:number-columns-repeated="3"/>
        </table:table-row>
        <table:table-row table:style-name="ro1">
          <table:table-cell office:value-type="float" office:value="0.707547307014465" calcext:value-type="float">
            <text:p>0.707547307014465</text:p>
          </table:table-cell>
          <table:table-cell table:formula="of:=AVERAGE([.A146:.A195])" office:value-type="float" office:value="0.871238458156586" calcext:value-type="float">
            <text:p>0.871238458156586</text:p>
          </table:table-cell>
          <table:table-cell office:value-type="float" office:value="0" calcext:value-type="float">
            <text:p>0</text:p>
          </table:table-cell>
          <table:table-cell office:value-type="float" office:value="11.2371946551204" calcext:value-type="float">
            <text:p>11.2371946551204</text:p>
          </table:table-cell>
          <table:table-cell office:value-type="float" office:value="285.424744240057" calcext:value-type="float">
            <text:p>285.424744240057</text:p>
          </table:table-cell>
          <table:table-cell table:formula="of:=AVERAGE([.E146:.E195])" office:value-type="float" office:value="281.546642227518" calcext:value-type="float">
            <text:p>281.546642227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7:.A196])" office:value-type="float" office:value="0.871238458156586" calcext:value-type="float">
            <text:p>0.871238458156586</text:p>
          </table:table-cell>
          <table:table-cell office:value-type="float" office:value="1" calcext:value-type="float">
            <text:p>1</text:p>
          </table:table-cell>
          <table:table-cell office:value-type="float" office:value="11.0264205495149" calcext:value-type="float">
            <text:p>11.0264205495149</text:p>
          </table:table-cell>
          <table:table-cell office:value-type="float" office:value="280.071081957678" calcext:value-type="float">
            <text:p>280.071081957678</text:p>
          </table:table-cell>
          <table:table-cell table:formula="of:=AVERAGE([.E147:.E196])" office:value-type="float" office:value="281.543871802133" calcext:value-type="float">
            <text:p>281.543871802133</text:p>
          </table:table-cell>
          <table:table-cell table:number-columns-repeated="3"/>
        </table:table-row>
        <table:table-row table:style-name="ro1">
          <table:table-cell office:value-type="float" office:value="0.645397782325745" calcext:value-type="float">
            <text:p>0.645397782325745</text:p>
          </table:table-cell>
          <table:table-cell table:formula="of:=AVERAGE([.A148:.A197])" office:value-type="float" office:value="0.869590742588043" calcext:value-type="float">
            <text:p>0.869590742588043</text:p>
          </table:table-cell>
          <table:table-cell office:value-type="float" office:value="0" calcext:value-type="float">
            <text:p>0</text:p>
          </table:table-cell>
          <table:table-cell office:value-type="float" office:value="11.0882850415915" calcext:value-type="float">
            <text:p>11.0882850415915</text:p>
          </table:table-cell>
          <table:table-cell office:value-type="float" office:value="281.642440056425" calcext:value-type="float">
            <text:p>281.642440056425</text:p>
          </table:table-cell>
          <table:table-cell table:formula="of:=AVERAGE([.E148:.E197])" office:value-type="float" office:value="281.544073265941" calcext:value-type="float">
            <text:p>281.5440732659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9:.A198])" office:value-type="float" office:value="0.869590742588043" calcext:value-type="float">
            <text:p>0.869590742588043</text:p>
          </table:table-cell>
          <table:table-cell office:value-type="float" office:value="1" calcext:value-type="float">
            <text:p>1</text:p>
          </table:table-cell>
          <table:table-cell office:value-type="float" office:value="11.0316148389816" calcext:value-type="float">
            <text:p>11.0316148389816</text:p>
          </table:table-cell>
          <table:table-cell office:value-type="float" office:value="280.203016910133" calcext:value-type="float">
            <text:p>280.203016910133</text:p>
          </table:table-cell>
          <table:table-cell table:formula="of:=AVERAGE([.E149:.E198])" office:value-type="float" office:value="281.545090717777" calcext:value-type="float">
            <text:p>281.5450907177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0:.A199])" office:value-type="float" office:value="0.869590742588043" calcext:value-type="float">
            <text:p>0.869590742588043</text:p>
          </table:table-cell>
          <table:table-cell office:value-type="float" office:value="1" calcext:value-type="float">
            <text:p>1</text:p>
          </table:table-cell>
          <table:table-cell office:value-type="float" office:value="11.0197572628915" calcext:value-type="float">
            <text:p>11.0197572628915</text:p>
          </table:table-cell>
          <table:table-cell office:value-type="float" office:value="279.901834477445" calcext:value-type="float">
            <text:p>279.901834477445</text:p>
          </table:table-cell>
          <table:table-cell table:formula="of:=AVERAGE([.E150:.E199])" office:value-type="float" office:value="281.54065255353" calcext:value-type="float">
            <text:p>281.540652553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1:.A200])" office:value-type="float" office:value="0.869590742588043" calcext:value-type="float">
            <text:p>0.869590742588043</text:p>
          </table:table-cell>
          <table:table-cell office:value-type="float" office:value="1" calcext:value-type="float">
            <text:p>1</text:p>
          </table:table-cell>
          <table:table-cell office:value-type="float" office:value="11.0361602822602" calcext:value-type="float">
            <text:p>11.0361602822602</text:p>
          </table:table-cell>
          <table:table-cell office:value-type="float" office:value="280.318471169409" calcext:value-type="float">
            <text:p>280.318471169409</text:p>
          </table:table-cell>
          <table:table-cell table:formula="of:=AVERAGE([.E151:.E200])" office:value-type="float" office:value="281.544358176297" calcext:value-type="float">
            <text:p>281.544358176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2:.A201])" office:value-type="float" office:value="0.877953048944473" calcext:value-type="float">
            <text:p>0.877953048944473</text:p>
          </table:table-cell>
          <table:table-cell office:value-type="float" office:value="1" calcext:value-type="float">
            <text:p>1</text:p>
          </table:table-cell>
          <table:table-cell office:value-type="float" office:value="11.0252202427328" calcext:value-type="float">
            <text:p>11.0252202427328</text:p>
          </table:table-cell>
          <table:table-cell office:value-type="float" office:value="280.040594165412" calcext:value-type="float">
            <text:p>280.040594165412</text:p>
          </table:table-cell>
          <table:table-cell table:formula="of:=AVERAGE([.E152:.E201])" office:value-type="float" office:value="281.465728878542" calcext:value-type="float">
            <text:p>281.465728878542</text:p>
          </table:table-cell>
          <table:table-cell table:number-columns-repeated="3"/>
        </table:table-row>
        <table:table-row table:style-name="ro1">
          <table:table-cell office:value-type="float" office:value="0.476781725883484" calcext:value-type="float">
            <text:p>0.476781725883484</text:p>
          </table:table-cell>
          <table:table-cell table:formula="of:=AVERAGE([.A153:.A202])" office:value-type="float" office:value="0.867488683462143" calcext:value-type="float">
            <text:p>0.867488683462143</text:p>
          </table:table-cell>
          <table:table-cell office:value-type="float" office:value="0" calcext:value-type="float">
            <text:p>0</text:p>
          </table:table-cell>
          <table:table-cell office:value-type="float" office:value="11.1986287864774" calcext:value-type="float">
            <text:p>11.1986287864774</text:p>
          </table:table-cell>
          <table:table-cell office:value-type="float" office:value="284.445171176527" calcext:value-type="float">
            <text:p>284.445171176527</text:p>
          </table:table-cell>
          <table:table-cell table:formula="of:=AVERAGE([.E153:.E202])" office:value-type="float" office:value="281.551317618379" calcext:value-type="float">
            <text:p>281.5513176183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4:.A203])" office:value-type="float" office:value="0.867488683462143" calcext:value-type="float">
            <text:p>0.867488683462143</text:p>
          </table:table-cell>
          <table:table-cell office:value-type="float" office:value="1" calcext:value-type="float">
            <text:p>1</text:p>
          </table:table-cell>
          <table:table-cell office:value-type="float" office:value="11.0267831055224" calcext:value-type="float">
            <text:p>11.0267831055224</text:p>
          </table:table-cell>
          <table:table-cell office:value-type="float" office:value="280.080290880269" calcext:value-type="float">
            <text:p>280.080290880269</text:p>
          </table:table-cell>
          <table:table-cell table:formula="of:=AVERAGE([.E154:.E203])" office:value-type="float" office:value="281.554231094989" calcext:value-type="float">
            <text:p>281.554231094989</text:p>
          </table:table-cell>
          <table:table-cell table:number-columns-repeated="3"/>
        </table:table-row>
        <table:table-row table:style-name="ro1">
          <table:table-cell office:value-type="float" office:value="0.335493922233582" calcext:value-type="float">
            <text:p>0.335493922233582</text:p>
          </table:table-cell>
          <table:table-cell table:formula="of:=AVERAGE([.A155:.A204])" office:value-type="float" office:value="0.854198561906815" calcext:value-type="float">
            <text:p>0.854198561906815</text:p>
          </table:table-cell>
          <table:table-cell office:value-type="float" office:value="0" calcext:value-type="float">
            <text:p>0</text:p>
          </table:table-cell>
          <table:table-cell office:value-type="float" office:value="11.0843696713746" calcext:value-type="float">
            <text:p>11.0843696713746</text:p>
          </table:table-cell>
          <table:table-cell office:value-type="float" office:value="281.542989652914" calcext:value-type="float">
            <text:p>281.542989652914</text:p>
          </table:table-cell>
          <table:table-cell table:formula="of:=AVERAGE([.E155:.E204])" office:value-type="float" office:value="281.582993331857" calcext:value-type="float">
            <text:p>281.582993331857</text:p>
          </table:table-cell>
          <table:table-cell table:number-columns-repeated="3"/>
        </table:table-row>
        <table:table-row table:style-name="ro1">
          <table:table-cell office:value-type="float" office:value="0.0281130522489548" calcext:value-type="float">
            <text:p>0.028113052248955</text:p>
          </table:table-cell>
          <table:table-cell table:formula="of:=AVERAGE([.A156:.A205])" office:value-type="float" office:value="0.834760822951794" calcext:value-type="float">
            <text:p>0.834760822951794</text:p>
          </table:table-cell>
          <table:table-cell office:value-type="float" office:value="0" calcext:value-type="float">
            <text:p>0</text:p>
          </table:table-cell>
          <table:table-cell office:value-type="float" office:value="11.429916052857" calcext:value-type="float">
            <text:p>11.429916052857</text:p>
          </table:table-cell>
          <table:table-cell office:value-type="float" office:value="290.319867742569" calcext:value-type="float">
            <text:p>290.319867742569</text:p>
          </table:table-cell>
          <table:table-cell table:formula="of:=AVERAGE([.E156:.E205])" office:value-type="float" office:value="281.787422472667" calcext:value-type="float">
            <text:p>281.787422472667</text:p>
          </table:table-cell>
          <table:table-cell table:number-columns-repeated="3"/>
        </table:table-row>
        <table:table-row table:style-name="ro1">
          <table:table-cell office:value-type="float" office:value="0.667749047279358" calcext:value-type="float">
            <text:p>0.667749047279358</text:p>
          </table:table-cell>
          <table:table-cell table:formula="of:=AVERAGE([.A157:.A206])" office:value-type="float" office:value="0.828115803897381" calcext:value-type="float">
            <text:p>0.828115803897381</text:p>
          </table:table-cell>
          <table:table-cell office:value-type="float" office:value="0" calcext:value-type="float">
            <text:p>0</text:p>
          </table:table-cell>
          <table:table-cell office:value-type="float" office:value="11.1335963292867" calcext:value-type="float">
            <text:p>11.1335963292867</text:p>
          </table:table-cell>
          <table:table-cell office:value-type="float" office:value="282.793346763882" calcext:value-type="float">
            <text:p>282.793346763882</text:p>
          </table:table-cell>
          <table:table-cell table:formula="of:=AVERAGE([.E157:.E206])" office:value-type="float" office:value="281.840526663559" calcext:value-type="float">
            <text:p>281.840526663559</text:p>
          </table:table-cell>
          <table:table-cell table:number-columns-repeated="3"/>
        </table:table-row>
        <table:table-row table:style-name="ro1">
          <table:table-cell office:value-type="float" office:value="0.795848369598389" calcext:value-type="float">
            <text:p>0.795848369598389</text:p>
          </table:table-cell>
          <table:table-cell table:formula="of:=AVERAGE([.A158:.A207])" office:value-type="float" office:value="0.824032771289349" calcext:value-type="float">
            <text:p>0.824032771289349</text:p>
          </table:table-cell>
          <table:table-cell office:value-type="float" office:value="0" calcext:value-type="float">
            <text:p>0</text:p>
          </table:table-cell>
          <table:table-cell office:value-type="float" office:value="11.242584889096" calcext:value-type="float">
            <text:p>11.242584889096</text:p>
          </table:table-cell>
          <table:table-cell office:value-type="float" office:value="285.561656183039" calcext:value-type="float">
            <text:p>285.561656183039</text:p>
          </table:table-cell>
          <table:table-cell table:formula="of:=AVERAGE([.E158:.E207])" office:value-type="float" office:value="281.947992704028" calcext:value-type="float">
            <text:p>281.947992704028</text:p>
          </table:table-cell>
          <table:table-cell table:number-columns-repeated="3"/>
        </table:table-row>
        <table:table-row table:style-name="ro1">
          <table:table-cell office:value-type="float" office:value="0.572560369968414" calcext:value-type="float">
            <text:p>0.572560369968414</text:p>
          </table:table-cell>
          <table:table-cell table:formula="of:=AVERAGE([.A159:.A208])" office:value-type="float" office:value="0.815483978688717" calcext:value-type="float">
            <text:p>0.815483978688717</text:p>
          </table:table-cell>
          <table:table-cell office:value-type="float" office:value="0" calcext:value-type="float">
            <text:p>0</text:p>
          </table:table-cell>
          <table:table-cell office:value-type="float" office:value="11.1789698029637" calcext:value-type="float">
            <text:p>11.1789698029637</text:p>
          </table:table-cell>
          <table:table-cell office:value-type="float" office:value="283.945832995279" calcext:value-type="float">
            <text:p>283.945832995279</text:p>
          </table:table-cell>
          <table:table-cell table:formula="of:=AVERAGE([.E159:.E208])" office:value-type="float" office:value="282.026079599222" calcext:value-type="float">
            <text:p>282.026079599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0:.A209])" office:value-type="float" office:value="0.815483978688717" calcext:value-type="float">
            <text:p>0.815483978688717</text:p>
          </table:table-cell>
          <table:table-cell office:value-type="float" office:value="1" calcext:value-type="float">
            <text:p>1</text:p>
          </table:table-cell>
          <table:table-cell office:value-type="float" office:value="11.0291238797456" calcext:value-type="float">
            <text:p>11.0291238797456</text:p>
          </table:table-cell>
          <table:table-cell office:value-type="float" office:value="280.139746545538" calcext:value-type="float">
            <text:p>280.139746545538</text:p>
          </table:table-cell>
          <table:table-cell table:formula="of:=AVERAGE([.E160:.E209])" office:value-type="float" office:value="282.026322190257" calcext:value-type="float">
            <text:p>282.0263221902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1:.A210])" office:value-type="float" office:value="0.815483978688717" calcext:value-type="float">
            <text:p>0.815483978688717</text:p>
          </table:table-cell>
          <table:table-cell office:value-type="float" office:value="1" calcext:value-type="float">
            <text:p>1</text:p>
          </table:table-cell>
          <table:table-cell office:value-type="float" office:value="11.0374438947916" calcext:value-type="float">
            <text:p>11.0374438947916</text:p>
          </table:table-cell>
          <table:table-cell office:value-type="float" office:value="280.351074927707" calcext:value-type="float">
            <text:p>280.351074927707</text:p>
          </table:table-cell>
          <table:table-cell table:formula="of:=AVERAGE([.E161:.E210])" office:value-type="float" office:value="282.031904168255" calcext:value-type="float">
            <text:p>282.0319041682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2:.A211])" office:value-type="float" office:value="0.815483978688717" calcext:value-type="float">
            <text:p>0.815483978688717</text:p>
          </table:table-cell>
          <table:table-cell office:value-type="float" office:value="1" calcext:value-type="float">
            <text:p>1</text:p>
          </table:table-cell>
          <table:table-cell office:value-type="float" office:value="11.0360464701802" calcext:value-type="float">
            <text:p>11.0360464701802</text:p>
          </table:table-cell>
          <table:table-cell office:value-type="float" office:value="280.315580342576" calcext:value-type="float">
            <text:p>280.315580342576</text:p>
          </table:table-cell>
          <table:table-cell table:formula="of:=AVERAGE([.E162:.E211])" office:value-type="float" office:value="282.038614462787" calcext:value-type="float">
            <text:p>282.0386144627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3:.A212])" office:value-type="float" office:value="0.815483978688717" calcext:value-type="float">
            <text:p>0.815483978688717</text:p>
          </table:table-cell>
          <table:table-cell office:value-type="float" office:value="1" calcext:value-type="float">
            <text:p>1</text:p>
          </table:table-cell>
          <table:table-cell office:value-type="float" office:value="11.025613305071" calcext:value-type="float">
            <text:p>11.025613305071</text:p>
          </table:table-cell>
          <table:table-cell office:value-type="float" office:value="280.050577948803" calcext:value-type="float">
            <text:p>280.050577948803</text:p>
          </table:table-cell>
          <table:table-cell table:formula="of:=AVERAGE([.E163:.E212])" office:value-type="float" office:value="282.038154910728" calcext:value-type="float">
            <text:p>282.038154910728</text:p>
          </table:table-cell>
          <table:table-cell table:number-columns-repeated="3"/>
        </table:table-row>
        <table:table-row table:style-name="ro1">
          <table:table-cell office:value-type="float" office:value="0.243582844734192" calcext:value-type="float">
            <text:p>0.243582844734192</text:p>
          </table:table-cell>
          <table:table-cell table:formula="of:=AVERAGE([.A164:.A213])" office:value-type="float" office:value="0.800355635583401" calcext:value-type="float">
            <text:p>0.800355635583401</text:p>
          </table:table-cell>
          <table:table-cell office:value-type="float" office:value="0" calcext:value-type="float">
            <text:p>0</text:p>
          </table:table-cell>
          <table:table-cell office:value-type="float" office:value="11.2668996080071" calcext:value-type="float">
            <text:p>11.2668996080071</text:p>
          </table:table-cell>
          <table:table-cell office:value-type="float" office:value="286.17925004338" calcext:value-type="float">
            <text:p>286.17925004338</text:p>
          </table:table-cell>
          <table:table-cell table:formula="of:=AVERAGE([.E164:.E213])" office:value-type="float" office:value="282.159117834248" calcext:value-type="float">
            <text:p>282.159117834248</text:p>
          </table:table-cell>
          <table:table-cell table:number-columns-repeated="3"/>
        </table:table-row>
        <table:table-row table:style-name="ro1">
          <table:table-cell office:value-type="float" office:value="0.6158327460289" calcext:value-type="float">
            <text:p>0.6158327460289</text:p>
          </table:table-cell>
          <table:table-cell table:formula="of:=AVERAGE([.A165:.A214])" office:value-type="float" office:value="0.792672290503979" calcext:value-type="float">
            <text:p>0.792672290503979</text:p>
          </table:table-cell>
          <table:table-cell office:value-type="float" office:value="0" calcext:value-type="float">
            <text:p>0</text:p>
          </table:table-cell>
          <table:table-cell office:value-type="float" office:value="11.188280100438" calcext:value-type="float">
            <text:p>11.188280100438</text:p>
          </table:table-cell>
          <table:table-cell office:value-type="float" office:value="284.182314551125" calcext:value-type="float">
            <text:p>284.182314551125</text:p>
          </table:table-cell>
          <table:table-cell table:formula="of:=AVERAGE([.E165:.E214])" office:value-type="float" office:value="282.238605439351" calcext:value-type="float">
            <text:p>282.2386054393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6:.A215])" office:value-type="float" office:value="0.792672290503979" calcext:value-type="float">
            <text:p>0.792672290503979</text:p>
          </table:table-cell>
          <table:table-cell office:value-type="float" office:value="1" calcext:value-type="float">
            <text:p>1</text:p>
          </table:table-cell>
          <table:table-cell office:value-type="float" office:value="11.028735510689" calcext:value-type="float">
            <text:p>11.028735510689</text:p>
          </table:table-cell>
          <table:table-cell office:value-type="float" office:value="280.129881971501" calcext:value-type="float">
            <text:p>280.129881971501</text:p>
          </table:table-cell>
          <table:table-cell table:formula="of:=AVERAGE([.E166:.E215])" office:value-type="float" office:value="282.24292499029" calcext:value-type="float">
            <text:p>282.242924990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7:.A216])" office:value-type="float" office:value="0.792672290503979" calcext:value-type="float">
            <text:p>0.792672290503979</text:p>
          </table:table-cell>
          <table:table-cell office:value-type="float" office:value="1" calcext:value-type="float">
            <text:p>1</text:p>
          </table:table-cell>
          <table:table-cell office:value-type="float" office:value="11.0277593081057" calcext:value-type="float">
            <text:p>11.0277593081057</text:p>
          </table:table-cell>
          <table:table-cell office:value-type="float" office:value="280.105086425885" calcext:value-type="float">
            <text:p>280.105086425885</text:p>
          </table:table-cell>
          <table:table-cell table:formula="of:=AVERAGE([.E167:.E216])" office:value-type="float" office:value="282.239638388403" calcext:value-type="float">
            <text:p>282.239638388403</text:p>
          </table:table-cell>
          <table:table-cell table:number-columns-repeated="3"/>
        </table:table-row>
        <table:table-row table:style-name="ro1">
          <table:table-cell office:value-type="float" office:value="0.567608594894409" calcext:value-type="float">
            <text:p>0.567608594894409</text:p>
          </table:table-cell>
          <table:table-cell table:formula="of:=AVERAGE([.A168:.A217])" office:value-type="float" office:value="0.784024462401867" calcext:value-type="float">
            <text:p>0.784024462401867</text:p>
          </table:table-cell>
          <table:table-cell office:value-type="float" office:value="0" calcext:value-type="float">
            <text:p>0</text:p>
          </table:table-cell>
          <table:table-cell office:value-type="float" office:value="11.14549145163" calcext:value-type="float">
            <text:p>11.14549145163</text:p>
          </table:table-cell>
          <table:table-cell office:value-type="float" office:value="283.095482871402" calcext:value-type="float">
            <text:p>283.095482871402</text:p>
          </table:table-cell>
          <table:table-cell table:formula="of:=AVERAGE([.E168:.E217])" office:value-type="float" office:value="282.297528238808" calcext:value-type="float">
            <text:p>282.297528238808</text:p>
          </table:table-cell>
          <table:table-cell table:number-columns-repeated="3"/>
        </table:table-row>
        <table:table-row table:style-name="ro1">
          <table:table-cell office:value-type="float" office:value="0.399714052677155" calcext:value-type="float">
            <text:p>0.399714052677155</text:p>
          </table:table-cell>
          <table:table-cell table:formula="of:=AVERAGE([.A169:.A218])" office:value-type="float" office:value="0.77201874345541" calcext:value-type="float">
            <text:p>0.77201874345541</text:p>
          </table:table-cell>
          <table:table-cell office:value-type="float" office:value="0" calcext:value-type="float">
            <text:p>0</text:p>
          </table:table-cell>
          <table:table-cell office:value-type="float" office:value="11.1775066724092" calcext:value-type="float">
            <text:p>11.1775066724092</text:p>
          </table:table-cell>
          <table:table-cell office:value-type="float" office:value="283.908669479193" calcext:value-type="float">
            <text:p>283.908669479193</text:p>
          </table:table-cell>
          <table:table-cell table:formula="of:=AVERAGE([.E169:.E218])" office:value-type="float" office:value="282.372269523485" calcext:value-type="float">
            <text:p>282.3722695234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0:.A219])" office:value-type="float" office:value="0.773387443721294" calcext:value-type="float">
            <text:p>0.773387443721294</text:p>
          </table:table-cell>
          <table:table-cell office:value-type="float" office:value="1" calcext:value-type="float">
            <text:p>1</text:p>
          </table:table-cell>
          <table:table-cell office:value-type="float" office:value="11.0281699702501" calcext:value-type="float">
            <text:p>11.0281699702501</text:p>
          </table:table-cell>
          <table:table-cell office:value-type="float" office:value="280.115517244353" calcext:value-type="float">
            <text:p>280.115517244353</text:p>
          </table:table-cell>
          <table:table-cell table:formula="of:=AVERAGE([.E170:.E219])" office:value-type="float" office:value="282.336389296094" calcext:value-type="float">
            <text:p>282.336389296094</text:p>
          </table:table-cell>
          <table:table-cell table:number-columns-repeated="3"/>
        </table:table-row>
        <table:table-row table:style-name="ro1">
          <table:table-cell office:value-type="float" office:value="0.801970839500427" calcext:value-type="float">
            <text:p>0.801970839500427</text:p>
          </table:table-cell>
          <table:table-cell table:formula="of:=AVERAGE([.A171:.A220])" office:value-type="float" office:value="0.784269399344921" calcext:value-type="float">
            <text:p>0.784269399344921</text:p>
          </table:table-cell>
          <table:table-cell office:value-type="float" office:value="0" calcext:value-type="float">
            <text:p>0</text:p>
          </table:table-cell>
          <table:table-cell office:value-type="float" office:value="11.0742662093014" calcext:value-type="float">
            <text:p>11.0742662093014</text:p>
          </table:table-cell>
          <table:table-cell office:value-type="float" office:value="281.286361716254" calcext:value-type="float">
            <text:p>281.286361716254</text:p>
          </table:table-cell>
          <table:table-cell table:formula="of:=AVERAGE([.E171:.E220])" office:value-type="float" office:value="282.213309214448" calcext:value-type="float">
            <text:p>282.2133092144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2:.A221])" office:value-type="float" office:value="0.784269399344921" calcext:value-type="float">
            <text:p>0.784269399344921</text:p>
          </table:table-cell>
          <table:table-cell office:value-type="float" office:value="1" calcext:value-type="float">
            <text:p>1</text:p>
          </table:table-cell>
          <table:table-cell office:value-type="float" office:value="11.0280139186352" calcext:value-type="float">
            <text:p>11.0280139186352</text:p>
          </table:table-cell>
          <table:table-cell office:value-type="float" office:value="280.111553533335" calcext:value-type="float">
            <text:p>280.111553533335</text:p>
          </table:table-cell>
          <table:table-cell table:formula="of:=AVERAGE([.E172:.E221])" office:value-type="float" office:value="282.213937447743" calcext:value-type="float">
            <text:p>282.2139374477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3:.A222])" office:value-type="float" office:value="0.786204228103161" calcext:value-type="float">
            <text:p>0.786204228103161</text:p>
          </table:table-cell>
          <table:table-cell office:value-type="float" office:value="1" calcext:value-type="float">
            <text:p>1</text:p>
          </table:table-cell>
          <table:table-cell office:value-type="float" office:value="11.0257365037143" calcext:value-type="float">
            <text:p>11.0257365037143</text:p>
          </table:table-cell>
          <table:table-cell office:value-type="float" office:value="280.053707194344" calcext:value-type="float">
            <text:p>280.053707194344</text:p>
          </table:table-cell>
          <table:table-cell table:formula="of:=AVERAGE([.E173:.E222])" office:value-type="float" office:value="282.147056827865" calcext:value-type="float">
            <text:p>282.147056827865</text:p>
          </table:table-cell>
          <table:table-cell table:number-columns-repeated="3"/>
        </table:table-row>
        <table:table-row table:style-name="ro1">
          <table:table-cell office:value-type="float" office:value="0.295395344495773" calcext:value-type="float">
            <text:p>0.295395344495773</text:p>
          </table:table-cell>
          <table:table-cell table:formula="of:=AVERAGE([.A174:.A223])" office:value-type="float" office:value="0.776736980974674" calcext:value-type="float">
            <text:p>0.776736980974674</text:p>
          </table:table-cell>
          <table:table-cell office:value-type="float" office:value="0" calcext:value-type="float">
            <text:p>0</text:p>
          </table:table-cell>
          <table:table-cell office:value-type="float" office:value="11.1488236816019" calcext:value-type="float">
            <text:p>11.1488236816019</text:p>
          </table:table-cell>
          <table:table-cell office:value-type="float" office:value="283.180121512688" calcext:value-type="float">
            <text:p>283.180121512688</text:p>
          </table:table-cell>
          <table:table-cell table:formula="of:=AVERAGE([.E174:.E223])" office:value-type="float" office:value="282.168411991527" calcext:value-type="float">
            <text:p>282.168411991527</text:p>
          </table:table-cell>
          <table:table-cell table:number-columns-repeated="3"/>
        </table:table-row>
        <table:table-row table:style-name="ro1">
          <table:table-cell office:value-type="float" office:value="0.741650462150574" calcext:value-type="float">
            <text:p>0.741650462150574</text:p>
          </table:table-cell>
          <table:table-cell table:formula="of:=AVERAGE([.A175:.A224])" office:value-type="float" office:value="0.771569990217686" calcext:value-type="float">
            <text:p>0.771569990217686</text:p>
          </table:table-cell>
          <table:table-cell office:value-type="float" office:value="0" calcext:value-type="float">
            <text:p>0</text:p>
          </table:table-cell>
          <table:table-cell office:value-type="float" office:value="11.1940399303436" calcext:value-type="float">
            <text:p>11.1940399303436</text:p>
          </table:table-cell>
          <table:table-cell office:value-type="float" office:value="284.328614230728" calcext:value-type="float">
            <text:p>284.328614230728</text:p>
          </table:table-cell>
          <table:table-cell table:formula="of:=AVERAGE([.E175:.E224])" office:value-type="float" office:value="282.253857084092" calcext:value-type="float">
            <text:p>282.2538570840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6:.A225])" office:value-type="float" office:value="0.771569990217686" calcext:value-type="float">
            <text:p>0.771569990217686</text:p>
          </table:table-cell>
          <table:table-cell office:value-type="float" office:value="1" calcext:value-type="float">
            <text:p>1</text:p>
          </table:table-cell>
          <table:table-cell office:value-type="float" office:value="11.0242534267128" calcext:value-type="float">
            <text:p>11.0242534267128</text:p>
          </table:table-cell>
          <table:table-cell office:value-type="float" office:value="280.016037038504" calcext:value-type="float">
            <text:p>280.016037038504</text:p>
          </table:table-cell>
          <table:table-cell table:formula="of:=AVERAGE([.E176:.E225])" office:value-type="float" office:value="282.113208523912" calcext:value-type="float">
            <text:p>282.113208523912</text:p>
          </table:table-cell>
          <table:table-cell table:number-columns-repeated="3"/>
        </table:table-row>
        <table:table-row table:style-name="ro1">
          <table:table-cell office:value-type="float" office:value="0.823934137821198" calcext:value-type="float">
            <text:p>0.823934137821198</text:p>
          </table:table-cell>
          <table:table-cell table:formula="of:=AVERAGE([.A177:.A226])" office:value-type="float" office:value="0.773847929537296" calcext:value-type="float">
            <text:p>0.773847929537296</text:p>
          </table:table-cell>
          <table:table-cell office:value-type="float" office:value="0" calcext:value-type="float">
            <text:p>0</text:p>
          </table:table-cell>
          <table:table-cell office:value-type="float" office:value="11.1138423068196" calcext:value-type="float">
            <text:p>11.1138423068196</text:p>
          </table:table-cell>
          <table:table-cell office:value-type="float" office:value="282.291594593217" calcext:value-type="float">
            <text:p>282.291594593217</text:p>
          </table:table-cell>
          <table:table-cell table:formula="of:=AVERAGE([.E177:.E226])" office:value-type="float" office:value="282.104512201543" calcext:value-type="float">
            <text:p>282.1045122015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8:.A227])" office:value-type="float" office:value="0.773847929537296" calcext:value-type="float">
            <text:p>0.773847929537296</text:p>
          </table:table-cell>
          <table:table-cell office:value-type="float" office:value="1" calcext:value-type="float">
            <text:p>1</text:p>
          </table:table-cell>
          <table:table-cell office:value-type="float" office:value="11.0237160459638" calcext:value-type="float">
            <text:p>11.0237160459638</text:p>
          </table:table-cell>
          <table:table-cell office:value-type="float" office:value="280.00238756748" calcext:value-type="float">
            <text:p>280.00238756748</text:p>
          </table:table-cell>
          <table:table-cell table:formula="of:=AVERAGE([.E178:.E227])" office:value-type="float" office:value="282.102154240522" calcext:value-type="float">
            <text:p>282.102154240522</text:p>
          </table:table-cell>
          <table:table-cell table:number-columns-repeated="3"/>
        </table:table-row>
        <table:table-row table:style-name="ro1">
          <table:table-cell office:value-type="float" office:value="0.707383930683136" calcext:value-type="float">
            <text:p>0.707383930683136</text:p>
          </table:table-cell>
          <table:table-cell table:formula="of:=AVERAGE([.A179:.A228])" office:value-type="float" office:value="0.767995608150959" calcext:value-type="float">
            <text:p>0.767995608150959</text:p>
          </table:table-cell>
          <table:table-cell office:value-type="float" office:value="0" calcext:value-type="float">
            <text:p>0</text:p>
          </table:table-cell>
          <table:table-cell office:value-type="float" office:value="11.2093353352428" calcext:value-type="float">
            <text:p>11.2093353352428</text:p>
          </table:table-cell>
          <table:table-cell office:value-type="float" office:value="284.717117515166" calcext:value-type="float">
            <text:p>284.717117515166</text:p>
          </table:table-cell>
          <table:table-cell table:formula="of:=AVERAGE([.E179:.E228])" office:value-type="float" office:value="282.193679606184" calcext:value-type="float">
            <text:p>282.193679606184</text:p>
          </table:table-cell>
          <table:table-cell table:number-columns-repeated="3"/>
        </table:table-row>
        <table:table-row table:style-name="ro1">
          <table:table-cell office:value-type="float" office:value="0.598388195037842" calcext:value-type="float">
            <text:p>0.598388195037842</text:p>
          </table:table-cell>
          <table:table-cell table:formula="of:=AVERAGE([.A180:.A229])" office:value-type="float" office:value="0.767343550026417" calcext:value-type="float">
            <text:p>0.767343550026417</text:p>
          </table:table-cell>
          <table:table-cell office:value-type="float" office:value="0" calcext:value-type="float">
            <text:p>0</text:p>
          </table:table-cell>
          <table:table-cell office:value-type="float" office:value="11.1133940984219" calcext:value-type="float">
            <text:p>11.1133940984219</text:p>
          </table:table-cell>
          <table:table-cell office:value-type="float" office:value="282.280210099917" calcext:value-type="float">
            <text:p>282.280210099917</text:p>
          </table:table-cell>
          <table:table-cell table:formula="of:=AVERAGE([.E180:.E229])" office:value-type="float" office:value="282.152772916385" calcext:value-type="float">
            <text:p>282.152772916385</text:p>
          </table:table-cell>
          <table:table-cell table:number-columns-repeated="3"/>
        </table:table-row>
        <table:table-row table:style-name="ro1">
          <table:table-cell office:value-type="float" office:value="0.681230127811432" calcext:value-type="float">
            <text:p>0.681230127811432</text:p>
          </table:table-cell>
          <table:table-cell table:formula="of:=AVERAGE([.A181:.A230])" office:value-type="float" office:value="0.760968152582645" calcext:value-type="float">
            <text:p>0.760968152582645</text:p>
          </table:table-cell>
          <table:table-cell office:value-type="float" office:value="0" calcext:value-type="float">
            <text:p>0</text:p>
          </table:table-cell>
          <table:table-cell office:value-type="float" office:value="11.1442383454293" calcext:value-type="float">
            <text:p>11.1442383454293</text:p>
          </table:table-cell>
          <table:table-cell office:value-type="float" office:value="283.063653973904" calcext:value-type="float">
            <text:p>283.063653973904</text:p>
          </table:table-cell>
          <table:table-cell table:formula="of:=AVERAGE([.E181:.E230])" office:value-type="float" office:value="282.216340708319" calcext:value-type="float">
            <text:p>282.216340708319</text:p>
          </table:table-cell>
          <table:table-cell table:number-columns-repeated="3"/>
        </table:table-row>
        <table:table-row table:style-name="ro1">
          <table:table-cell office:value-type="float" office:value="0.905844211578369" calcext:value-type="float">
            <text:p>0.905844211578369</text:p>
          </table:table-cell>
          <table:table-cell table:formula="of:=AVERAGE([.A182:.A231])" office:value-type="float" office:value="0.759085036814213" calcext:value-type="float">
            <text:p>0.759085036814213</text:p>
          </table:table-cell>
          <table:table-cell office:value-type="float" office:value="0" calcext:value-type="float">
            <text:p>0</text:p>
          </table:table-cell>
          <table:table-cell office:value-type="float" office:value="11.256418336761" calcext:value-type="float">
            <text:p>11.256418336761</text:p>
          </table:table-cell>
          <table:table-cell office:value-type="float" office:value="285.913025753729" calcext:value-type="float">
            <text:p>285.913025753729</text:p>
          </table:table-cell>
          <table:table-cell table:formula="of:=AVERAGE([.E182:.E231])" office:value-type="float" office:value="282.333333364306" calcext:value-type="float">
            <text:p>282.333333364306</text:p>
          </table:table-cell>
          <table:table-cell table:number-columns-repeated="3"/>
        </table:table-row>
        <table:table-row table:style-name="ro1">
          <table:table-cell office:value-type="float" office:value="0.470387101173401" calcext:value-type="float">
            <text:p>0.470387101173401</text:p>
          </table:table-cell>
          <table:table-cell table:formula="of:=AVERAGE([.A183:.A232])" office:value-type="float" office:value="0.748492778837681" calcext:value-type="float">
            <text:p>0.748492778837681</text:p>
          </table:table-cell>
          <table:table-cell office:value-type="float" office:value="0" calcext:value-type="float">
            <text:p>0</text:p>
          </table:table-cell>
          <table:table-cell office:value-type="float" office:value="11.2294085008621" calcext:value-type="float">
            <text:p>11.2294085008621</text:p>
          </table:table-cell>
          <table:table-cell office:value-type="float" office:value="285.226975921898" calcext:value-type="float">
            <text:p>285.226975921898</text:p>
          </table:table-cell>
          <table:table-cell table:formula="of:=AVERAGE([.E183:.E232])" office:value-type="float" office:value="282.430305405349" calcext:value-type="float">
            <text:p>282.430305405349</text:p>
          </table:table-cell>
          <table:table-cell table:number-columns-repeated="3"/>
        </table:table-row>
        <table:table-row table:style-name="ro1">
          <table:table-cell office:value-type="float" office:value="0.771827578544617" calcext:value-type="float">
            <text:p>0.771827578544617</text:p>
          </table:table-cell>
          <table:table-cell table:formula="of:=AVERAGE([.A184:.A233])" office:value-type="float" office:value="0.758209575712681" calcext:value-type="float">
            <text:p>0.758209575712681</text:p>
          </table:table-cell>
          <table:table-cell office:value-type="float" office:value="0" calcext:value-type="float">
            <text:p>0</text:p>
          </table:table-cell>
          <table:table-cell office:value-type="float" office:value="11.2393793777287" calcext:value-type="float">
            <text:p>11.2393793777287</text:p>
          </table:table-cell>
          <table:table-cell office:value-type="float" office:value="285.480236194309" calcext:value-type="float">
            <text:p>285.480236194309</text:p>
          </table:table-cell>
          <table:table-cell table:formula="of:=AVERAGE([.E184:.E233])" office:value-type="float" office:value="282.457507191774" calcext:value-type="float">
            <text:p>282.457507191774</text:p>
          </table:table-cell>
          <table:table-cell table:number-columns-repeated="3"/>
        </table:table-row>
        <table:table-row table:style-name="ro1">
          <table:table-cell office:value-type="float" office:value="0.967378973960876" calcext:value-type="float">
            <text:p>0.967378973960876</text:p>
          </table:table-cell>
          <table:table-cell table:formula="of:=AVERAGE([.A185:.A234])" office:value-type="float" office:value="0.757557155191898" calcext:value-type="float">
            <text:p>0.757557155191898</text:p>
          </table:table-cell>
          <table:table-cell office:value-type="float" office:value="0" calcext:value-type="float">
            <text:p>0</text:p>
          </table:table-cell>
          <table:table-cell office:value-type="float" office:value="11.1251742353648" calcext:value-type="float">
            <text:p>11.1251742353648</text:p>
          </table:table-cell>
          <table:table-cell office:value-type="float" office:value="282.579425578266" calcext:value-type="float">
            <text:p>282.579425578266</text:p>
          </table:table-cell>
          <table:table-cell table:formula="of:=AVERAGE([.E185:.E234])" office:value-type="float" office:value="282.507181729554" calcext:value-type="float">
            <text:p>282.5071817295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6:.A235])" office:value-type="float" office:value="0.766176816523075" calcext:value-type="float">
            <text:p>0.766176816523075</text:p>
          </table:table-cell>
          <table:table-cell office:value-type="float" office:value="1" calcext:value-type="float">
            <text:p>1</text:p>
          </table:table-cell>
          <table:table-cell office:value-type="float" office:value="11.0294125165671" calcext:value-type="float">
            <text:p>11.0294125165671</text:p>
          </table:table-cell>
          <table:table-cell office:value-type="float" office:value="280.147077920805" calcext:value-type="float">
            <text:p>280.147077920805</text:p>
          </table:table-cell>
          <table:table-cell table:formula="of:=AVERAGE([.E186:.E235])" office:value-type="float" office:value="282.421768823515" calcext:value-type="float">
            <text:p>282.421768823515</text:p>
          </table:table-cell>
          <table:table-cell table:number-columns-repeated="3"/>
        </table:table-row>
        <table:table-row table:style-name="ro1">
          <table:table-cell office:value-type="float" office:value="0.502813160419464" calcext:value-type="float">
            <text:p>0.502813160419464</text:p>
          </table:table-cell>
          <table:table-cell table:formula="of:=AVERAGE([.A187:.A236])" office:value-type="float" office:value="0.764577013552189" calcext:value-type="float">
            <text:p>0.764577013552189</text:p>
          </table:table-cell>
          <table:table-cell office:value-type="float" office:value="0" calcext:value-type="float">
            <text:p>0</text:p>
          </table:table-cell>
          <table:table-cell office:value-type="float" office:value="11.1789111369431" calcext:value-type="float">
            <text:p>11.1789111369431</text:p>
          </table:table-cell>
          <table:table-cell office:value-type="float" office:value="283.944342878355" calcext:value-type="float">
            <text:p>283.944342878355</text:p>
          </table:table-cell>
          <table:table-cell table:formula="of:=AVERAGE([.E187:.E236])" office:value-type="float" office:value="282.429132385306" calcext:value-type="float">
            <text:p>282.429132385306</text:p>
          </table:table-cell>
          <table:table-cell table:number-columns-repeated="3"/>
        </table:table-row>
        <table:table-row table:style-name="ro1">
          <table:table-cell office:value-type="float" office:value="0.661142468452454" calcext:value-type="float">
            <text:p>0.661142468452454</text:p>
          </table:table-cell>
          <table:table-cell table:formula="of:=AVERAGE([.A188:.A237])" office:value-type="float" office:value="0.763590016663074" calcext:value-type="float">
            <text:p>0.763590016663074</text:p>
          </table:table-cell>
          <table:table-cell office:value-type="float" office:value="0" calcext:value-type="float">
            <text:p>0</text:p>
          </table:table-cell>
          <table:table-cell office:value-type="float" office:value="11.2087592349201" calcext:value-type="float">
            <text:p>11.2087592349201</text:p>
          </table:table-cell>
          <table:table-cell office:value-type="float" office:value="284.702484566972" calcext:value-type="float">
            <text:p>284.702484566972</text:p>
          </table:table-cell>
          <table:table-cell table:formula="of:=AVERAGE([.E188:.E237])" office:value-type="float" office:value="282.488526061712" calcext:value-type="float">
            <text:p>282.488526061712</text:p>
          </table:table-cell>
          <table:table-cell table:number-columns-repeated="3"/>
        </table:table-row>
        <table:table-row table:style-name="ro1">
          <table:table-cell office:value-type="float" office:value="0.0225733518600464" calcext:value-type="float">
            <text:p>0.022573351860046</text:p>
          </table:table-cell>
          <table:table-cell table:formula="of:=AVERAGE([.A189:.A238])" office:value-type="float" office:value="0.750944729149342" calcext:value-type="float">
            <text:p>0.750944729149342</text:p>
          </table:table-cell>
          <table:table-cell office:value-type="float" office:value="0" calcext:value-type="float">
            <text:p>0</text:p>
          </table:table-cell>
          <table:table-cell office:value-type="float" office:value="11.3086052820742" calcext:value-type="float">
            <text:p>11.3086052820742</text:p>
          </table:table-cell>
          <table:table-cell office:value-type="float" office:value="287.238574164685" calcext:value-type="float">
            <text:p>287.238574164685</text:p>
          </table:table-cell>
          <table:table-cell table:formula="of:=AVERAGE([.E189:.E238])" office:value-type="float" office:value="282.553546419622" calcext:value-type="float">
            <text:p>282.5535464196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0:.A239])" office:value-type="float" office:value="0.750944729149342" calcext:value-type="float">
            <text:p>0.750944729149342</text:p>
          </table:table-cell>
          <table:table-cell office:value-type="float" office:value="1" calcext:value-type="float">
            <text:p>1</text:p>
          </table:table-cell>
          <table:table-cell office:value-type="float" office:value="11.0394901655912" calcext:value-type="float">
            <text:p>11.0394901655912</text:p>
          </table:table-cell>
          <table:table-cell office:value-type="float" office:value="280.403050206017" calcext:value-type="float">
            <text:p>280.403050206017</text:p>
          </table:table-cell>
          <table:table-cell table:formula="of:=AVERAGE([.E190:.E239])" office:value-type="float" office:value="282.557792656809" calcext:value-type="float">
            <text:p>282.557792656809</text:p>
          </table:table-cell>
          <table:table-cell table:number-columns-repeated="3"/>
        </table:table-row>
        <table:table-row table:style-name="ro1">
          <table:table-cell office:value-type="float" office:value="0.461822777986527" calcext:value-type="float">
            <text:p>0.461822777986527</text:p>
          </table:table-cell>
          <table:table-cell table:formula="of:=AVERAGE([.A191:.A240])" office:value-type="float" office:value="0.746260102689266" calcext:value-type="float">
            <text:p>0.746260102689266</text:p>
          </table:table-cell>
          <table:table-cell office:value-type="float" office:value="0" calcext:value-type="float">
            <text:p>0</text:p>
          </table:table-cell>
          <table:table-cell office:value-type="float" office:value="11.1075204564363" calcext:value-type="float">
            <text:p>11.1075204564363</text:p>
          </table:table-cell>
          <table:table-cell office:value-type="float" office:value="282.131019593481" calcext:value-type="float">
            <text:p>282.131019593481</text:p>
          </table:table-cell>
          <table:table-cell table:formula="of:=AVERAGE([.E191:.E240])" office:value-type="float" office:value="282.572068572988" calcext:value-type="float">
            <text:p>282.5720685729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2:.A241])" office:value-type="float" office:value="0.746260102689266" calcext:value-type="float">
            <text:p>0.746260102689266</text:p>
          </table:table-cell>
          <table:table-cell office:value-type="float" office:value="1" calcext:value-type="float">
            <text:p>1</text:p>
          </table:table-cell>
          <table:table-cell office:value-type="float" office:value="11.0355489823252" calcext:value-type="float">
            <text:p>11.0355489823252</text:p>
          </table:table-cell>
          <table:table-cell office:value-type="float" office:value="280.30294415106" calcext:value-type="float">
            <text:p>280.30294415106</text:p>
          </table:table-cell>
          <table:table-cell table:formula="of:=AVERAGE([.E192:.E241])" office:value-type="float" office:value="282.577477101376" calcext:value-type="float">
            <text:p>282.577477101376</text:p>
          </table:table-cell>
          <table:table-cell table:number-columns-repeated="3"/>
        </table:table-row>
        <table:table-row table:style-name="ro1">
          <table:table-cell office:value-type="float" office:value="0.752154529094696" calcext:value-type="float">
            <text:p>0.752154529094696</text:p>
          </table:table-cell>
          <table:table-cell table:formula="of:=AVERAGE([.A193:.A242])" office:value-type="float" office:value="0.760843877494335" calcext:value-type="float">
            <text:p>0.760843877494335</text:p>
          </table:table-cell>
          <table:table-cell office:value-type="float" office:value="0" calcext:value-type="float">
            <text:p>0</text:p>
          </table:table-cell>
          <table:table-cell office:value-type="float" office:value="11.175165898186" calcext:value-type="float">
            <text:p>11.175165898186</text:p>
          </table:table-cell>
          <table:table-cell office:value-type="float" office:value="283.849213813924" calcext:value-type="float">
            <text:p>283.849213813924</text:p>
          </table:table-cell>
          <table:table-cell table:formula="of:=AVERAGE([.E193:.E242])" office:value-type="float" office:value="282.466939035857" calcext:value-type="float">
            <text:p>282.4669390358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4:.A243])" office:value-type="float" office:value="0.760843877494335" calcext:value-type="float">
            <text:p>0.760843877494335</text:p>
          </table:table-cell>
          <table:table-cell office:value-type="float" office:value="1" calcext:value-type="float">
            <text:p>1</text:p>
          </table:table-cell>
          <table:table-cell office:value-type="float" office:value="11.0295509683758" calcext:value-type="float">
            <text:p>11.0295509683758</text:p>
          </table:table-cell>
          <table:table-cell office:value-type="float" office:value="280.150594596745" calcext:value-type="float">
            <text:p>280.150594596745</text:p>
          </table:table-cell>
          <table:table-cell table:formula="of:=AVERAGE([.E194:.E243])" office:value-type="float" office:value="282.463282288925" calcext:value-type="float">
            <text:p>282.463282288925</text:p>
          </table:table-cell>
          <table:table-cell table:number-columns-repeated="3"/>
        </table:table-row>
        <table:table-row table:style-name="ro1">
          <table:table-cell office:value-type="float" office:value="0.464415848255158" calcext:value-type="float">
            <text:p>0.464415848255158</text:p>
          </table:table-cell>
          <table:table-cell table:formula="of:=AVERAGE([.A195:.A244])" office:value-type="float" office:value="0.753730857074261" calcext:value-type="float">
            <text:p>0.753730857074261</text:p>
          </table:table-cell>
          <table:table-cell office:value-type="float" office:value="0" calcext:value-type="float">
            <text:p>0</text:p>
          </table:table-cell>
          <table:table-cell office:value-type="float" office:value="11.1341653896868" calcext:value-type="float">
            <text:p>11.1341653896868</text:p>
          </table:table-cell>
          <table:table-cell office:value-type="float" office:value="282.807800898045" calcext:value-type="float">
            <text:p>282.807800898045</text:p>
          </table:table-cell>
          <table:table-cell table:formula="of:=AVERAGE([.E195:.E244])" office:value-type="float" office:value="282.421452918727" calcext:value-type="float">
            <text:p>282.4214529187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6:.A245])" office:value-type="float" office:value="0.759579910933971" calcext:value-type="float">
            <text:p>0.759579910933971</text:p>
          </table:table-cell>
          <table:table-cell office:value-type="float" office:value="1" calcext:value-type="float">
            <text:p>1</text:p>
          </table:table-cell>
          <table:table-cell office:value-type="float" office:value="11.030481411463" calcext:value-type="float">
            <text:p>11.030481411463</text:p>
          </table:table-cell>
          <table:table-cell office:value-type="float" office:value="280.174227851161" calcext:value-type="float">
            <text:p>280.174227851161</text:p>
          </table:table-cell>
          <table:table-cell table:formula="of:=AVERAGE([.E196:.E245])" office:value-type="float" office:value="282.316442590949" calcext:value-type="float">
            <text:p>282.3164425909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7:.A246])" office:value-type="float" office:value="0.759579910933971" calcext:value-type="float">
            <text:p>0.759579910933971</text:p>
          </table:table-cell>
          <table:table-cell office:value-type="float" office:value="1" calcext:value-type="float">
            <text:p>1</text:p>
          </table:table-cell>
          <table:table-cell office:value-type="float" office:value="11.0262856176674" calcext:value-type="float">
            <text:p>11.0262856176674</text:p>
          </table:table-cell>
          <table:table-cell office:value-type="float" office:value="280.067654688753" calcext:value-type="float">
            <text:p>280.067654688753</text:p>
          </table:table-cell>
          <table:table-cell table:formula="of:=AVERAGE([.E197:.E246])" office:value-type="float" office:value="282.31637404557" calcext:value-type="float">
            <text:p>282.316374045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8:.A247])" office:value-type="float" office:value="0.766671955287456" calcext:value-type="float">
            <text:p>0.766671955287456</text:p>
          </table:table-cell>
          <table:table-cell office:value-type="float" office:value="1" calcext:value-type="float">
            <text:p>1</text:p>
          </table:table-cell>
          <table:table-cell office:value-type="float" office:value="11.0338828673393" calcext:value-type="float">
            <text:p>11.0338828673393</text:p>
          </table:table-cell>
          <table:table-cell office:value-type="float" office:value="280.260624830417" calcext:value-type="float">
            <text:p>280.260624830417</text:p>
          </table:table-cell>
          <table:table-cell table:formula="of:=AVERAGE([.E198:.E247])" office:value-type="float" office:value="282.28873774105" calcext:value-type="float">
            <text:p>282.28873774105</text:p>
          </table:table-cell>
          <table:table-cell table:number-columns-repeated="3"/>
        </table:table-row>
        <table:table-row table:style-name="ro1">
          <table:table-cell office:value-type="float" office:value="0.656443238258362" calcext:value-type="float">
            <text:p>0.656443238258362</text:p>
          </table:table-cell>
          <table:table-cell table:formula="of:=AVERAGE([.A199:.A248])" office:value-type="float" office:value="0.759800820052624" calcext:value-type="float">
            <text:p>0.759800820052624</text:p>
          </table:table-cell>
          <table:table-cell office:value-type="float" office:value="0" calcext:value-type="float">
            <text:p>0</text:p>
          </table:table-cell>
          <table:table-cell office:value-type="float" office:value="11.1277977798075" calcext:value-type="float">
            <text:p>11.1277977798075</text:p>
          </table:table-cell>
          <table:table-cell office:value-type="float" office:value="282.646063607109" calcext:value-type="float">
            <text:p>282.646063607109</text:p>
          </table:table-cell>
          <table:table-cell table:formula="of:=AVERAGE([.E199:.E248])" office:value-type="float" office:value="282.33759867499" calcext:value-type="float">
            <text:p>282.33759867499</text:p>
          </table:table-cell>
          <table:table-cell table:number-columns-repeated="3"/>
        </table:table-row>
        <table:table-row table:style-name="ro1">
          <table:table-cell office:value-type="float" office:value="0.742500364780426" calcext:value-type="float">
            <text:p>0.742500364780426</text:p>
          </table:table-cell>
          <table:table-cell table:formula="of:=AVERAGE([.A200:.A249])" office:value-type="float" office:value="0.754650827348232" calcext:value-type="float">
            <text:p>0.754650827348232</text:p>
          </table:table-cell>
          <table:table-cell office:value-type="float" office:value="0" calcext:value-type="float">
            <text:p>0</text:p>
          </table:table-cell>
          <table:table-cell office:value-type="float" office:value="11.1603069684804" calcext:value-type="float">
            <text:p>11.1603069684804</text:p>
          </table:table-cell>
          <table:table-cell office:value-type="float" office:value="283.471796999401" calcext:value-type="float">
            <text:p>283.471796999401</text:p>
          </table:table-cell>
          <table:table-cell table:formula="of:=AVERAGE([.E200:.E249])" office:value-type="float" office:value="282.408997925429" calcext:value-type="float">
            <text:p>282.408997925429</text:p>
          </table:table-cell>
          <table:table-cell table:number-columns-repeated="3"/>
        </table:table-row>
        <table:table-row table:style-name="ro1">
          <table:table-cell office:value-type="float" office:value="0.334525883197784" calcext:value-type="float">
            <text:p>0.334525883197784</text:p>
          </table:table-cell>
          <table:table-cell table:formula="of:=AVERAGE([.A201:.A250])" office:value-type="float" office:value="0.741341345012188" calcext:value-type="float">
            <text:p>0.741341345012188</text:p>
          </table:table-cell>
          <table:table-cell office:value-type="float" office:value="0" calcext:value-type="float">
            <text:p>0</text:p>
          </table:table-cell>
          <table:table-cell office:value-type="float" office:value="11.2128869761318" calcext:value-type="float">
            <text:p>11.2128869761318</text:p>
          </table:table-cell>
          <table:table-cell office:value-type="float" office:value="284.807329193748" calcext:value-type="float">
            <text:p>284.807329193748</text:p>
          </table:table-cell>
          <table:table-cell table:formula="of:=AVERAGE([.E201:.E250])" office:value-type="float" office:value="282.498775085915" calcext:value-type="float">
            <text:p>282.4987750859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2:.A251])" office:value-type="float" office:value="0.741341345012188" calcext:value-type="float">
            <text:p>0.741341345012188</text:p>
          </table:table-cell>
          <table:table-cell office:value-type="float" office:value="1" calcext:value-type="float">
            <text:p>1</text:p>
          </table:table-cell>
          <table:table-cell office:value-type="float" office:value="11.0331812217325" calcext:value-type="float">
            <text:p>11.0331812217325</text:p>
          </table:table-cell>
          <table:table-cell office:value-type="float" office:value="280.242803032005" calcext:value-type="float">
            <text:p>280.242803032005</text:p>
          </table:table-cell>
          <table:table-cell table:formula="of:=AVERAGE([.E202:.E251])" office:value-type="float" office:value="282.502819263247" calcext:value-type="float">
            <text:p>282.502819263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3:.A252])" office:value-type="float" office:value="0.751805710494518" calcext:value-type="float">
            <text:p>0.751805710494518</text:p>
          </table:table-cell>
          <table:table-cell office:value-type="float" office:value="1" calcext:value-type="float">
            <text:p>1</text:p>
          </table:table-cell>
          <table:table-cell office:value-type="float" office:value="11.0274847511292" calcext:value-type="float">
            <text:p>11.0274847511292</text:p>
          </table:table-cell>
          <table:table-cell office:value-type="float" office:value="280.09811267868" calcext:value-type="float">
            <text:p>280.09811267868</text:p>
          </table:table-cell>
          <table:table-cell table:formula="of:=AVERAGE([.E203:.E252])" office:value-type="float" office:value="282.41587809329" calcext:value-type="float">
            <text:p>282.415878093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4:.A253])" office:value-type="float" office:value="0.751805710494518" calcext:value-type="float">
            <text:p>0.751805710494518</text:p>
          </table:table-cell>
          <table:table-cell office:value-type="float" office:value="1" calcext:value-type="float">
            <text:p>1</text:p>
          </table:table-cell>
          <table:table-cell office:value-type="float" office:value="11.0307254621089" calcext:value-type="float">
            <text:p>11.0307254621089</text:p>
          </table:table-cell>
          <table:table-cell office:value-type="float" office:value="280.180426737565" calcext:value-type="float">
            <text:p>280.180426737565</text:p>
          </table:table-cell>
          <table:table-cell table:formula="of:=AVERAGE([.E204:.E253])" office:value-type="float" office:value="282.417880810436" calcext:value-type="float">
            <text:p>282.4178808104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5:.A254])" office:value-type="float" office:value="0.765095832049847" calcext:value-type="float">
            <text:p>0.765095832049847</text:p>
          </table:table-cell>
          <table:table-cell office:value-type="float" office:value="1" calcext:value-type="float">
            <text:p>1</text:p>
          </table:table-cell>
          <table:table-cell office:value-type="float" office:value="11.0385456426591" calcext:value-type="float">
            <text:p>11.0385456426591</text:p>
          </table:table-cell>
          <table:table-cell office:value-type="float" office:value="280.37905932354" calcext:value-type="float">
            <text:p>280.37905932354</text:p>
          </table:table-cell>
          <table:table-cell table:formula="of:=AVERAGE([.E205:.E254])" office:value-type="float" office:value="282.394602203849" calcext:value-type="float">
            <text:p>282.3946022038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6:.A255])" office:value-type="float" office:value="0.784533571004868" calcext:value-type="float">
            <text:p>0.784533571004868</text:p>
          </table:table-cell>
          <table:table-cell office:value-type="float" office:value="1" calcext:value-type="float">
            <text:p>1</text:p>
          </table:table-cell>
          <table:table-cell office:value-type="float" office:value="11.0335824973136" calcext:value-type="float">
            <text:p>11.0335824973136</text:p>
          </table:table-cell>
          <table:table-cell office:value-type="float" office:value="280.252995431766" calcext:value-type="float">
            <text:p>280.252995431766</text:p>
          </table:table-cell>
          <table:table-cell table:formula="of:=AVERAGE([.E206:.E255])" office:value-type="float" office:value="282.193264757633" calcext:value-type="float">
            <text:p>282.1932647576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7:.A256])" office:value-type="float" office:value="0.79117859005928" calcext:value-type="float">
            <text:p>0.79117859005928</text:p>
          </table:table-cell>
          <table:table-cell office:value-type="float" office:value="1" calcext:value-type="float">
            <text:p>1</text:p>
          </table:table-cell>
          <table:table-cell office:value-type="float" office:value="11.0277194152117" calcext:value-type="float">
            <text:p>11.0277194152117</text:p>
          </table:table-cell>
          <table:table-cell office:value-type="float" office:value="280.104073146377" calcext:value-type="float">
            <text:p>280.104073146377</text:p>
          </table:table-cell>
          <table:table-cell table:formula="of:=AVERAGE([.E207:.E256])" office:value-type="float" office:value="282.139479285283" calcext:value-type="float">
            <text:p>282.139479285283</text:p>
          </table:table-cell>
          <table:table-cell table:number-columns-repeated="3"/>
        </table:table-row>
        <table:table-row table:style-name="ro1">
          <table:table-cell office:value-type="float" office:value="0.739842116832733" calcext:value-type="float">
            <text:p>0.739842116832733</text:p>
          </table:table-cell>
          <table:table-cell table:formula="of:=AVERAGE([.A208:.A257])" office:value-type="float" office:value="0.790058465003967" calcext:value-type="float">
            <text:p>0.790058465003967</text:p>
          </table:table-cell>
          <table:table-cell office:value-type="float" office:value="0" calcext:value-type="float">
            <text:p>0</text:p>
          </table:table-cell>
          <table:table-cell office:value-type="float" office:value="11.1988916102499" calcext:value-type="float">
            <text:p>11.1988916102499</text:p>
          </table:table-cell>
          <table:table-cell office:value-type="float" office:value="284.451846900347" calcext:value-type="float">
            <text:p>284.451846900347</text:p>
          </table:table-cell>
          <table:table-cell table:formula="of:=AVERAGE([.E208:.E257])" office:value-type="float" office:value="282.117283099629" calcext:value-type="float">
            <text:p>282.1172830996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9:.A258])" office:value-type="float" office:value="0.798607257604599" calcext:value-type="float">
            <text:p>0.798607257604599</text:p>
          </table:table-cell>
          <table:table-cell office:value-type="float" office:value="1" calcext:value-type="float">
            <text:p>1</text:p>
          </table:table-cell>
          <table:table-cell office:value-type="float" office:value="11.030461465016" calcext:value-type="float">
            <text:p>11.030461465016</text:p>
          </table:table-cell>
          <table:table-cell office:value-type="float" office:value="280.173721211407" calcext:value-type="float">
            <text:p>280.173721211407</text:p>
          </table:table-cell>
          <table:table-cell table:formula="of:=AVERAGE([.E209:.E258])" office:value-type="float" office:value="282.041840863951" calcext:value-type="float">
            <text:p>282.0418408639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0:.A259])" office:value-type="float" office:value="0.798607257604599" calcext:value-type="float">
            <text:p>0.798607257604599</text:p>
          </table:table-cell>
          <table:table-cell office:value-type="float" office:value="1" calcext:value-type="float">
            <text:p>1</text:p>
          </table:table-cell>
          <table:table-cell office:value-type="float" office:value="11.0302995467991" calcext:value-type="float">
            <text:p>11.0302995467991</text:p>
          </table:table-cell>
          <table:table-cell office:value-type="float" office:value="280.169608488696" calcext:value-type="float">
            <text:p>280.169608488696</text:p>
          </table:table-cell>
          <table:table-cell table:formula="of:=AVERAGE([.E210:.E259])" office:value-type="float" office:value="282.042438102815" calcext:value-type="float">
            <text:p>282.042438102815</text:p>
          </table:table-cell>
          <table:table-cell table:number-columns-repeated="3"/>
        </table:table-row>
        <table:table-row table:style-name="ro1">
          <table:table-cell office:value-type="float" office:value="0.617008447647095" calcext:value-type="float">
            <text:p>0.617008447647095</text:p>
          </table:table-cell>
          <table:table-cell table:formula="of:=AVERAGE([.A211:.A260])" office:value-type="float" office:value="0.790947426557541" calcext:value-type="float">
            <text:p>0.790947426557541</text:p>
          </table:table-cell>
          <table:table-cell office:value-type="float" office:value="0" calcext:value-type="float">
            <text:p>0</text:p>
          </table:table-cell>
          <table:table-cell office:value-type="float" office:value="11.2633338872731" calcext:value-type="float">
            <text:p>11.2633338872731</text:p>
          </table:table-cell>
          <table:table-cell office:value-type="float" office:value="286.088680736736" calcext:value-type="float">
            <text:p>286.088680736736</text:p>
          </table:table-cell>
          <table:table-cell table:formula="of:=AVERAGE([.E211:.E260])" office:value-type="float" office:value="282.157190218995" calcext:value-type="float">
            <text:p>282.157190218995</text:p>
          </table:table-cell>
          <table:table-cell table:number-columns-repeated="3"/>
        </table:table-row>
        <table:table-row table:style-name="ro1">
          <table:table-cell office:value-type="float" office:value="0.337746739387512" calcext:value-type="float">
            <text:p>0.337746739387512</text:p>
          </table:table-cell>
          <table:table-cell table:formula="of:=AVERAGE([.A212:.A261])" office:value-type="float" office:value="0.777702361345291" calcext:value-type="float">
            <text:p>0.777702361345291</text:p>
          </table:table-cell>
          <table:table-cell office:value-type="float" office:value="0" calcext:value-type="float">
            <text:p>0</text:p>
          </table:table-cell>
          <table:table-cell office:value-type="float" office:value="11.2804256457239" calcext:value-type="float">
            <text:p>11.2804256457239</text:p>
          </table:table-cell>
          <table:table-cell office:value-type="float" office:value="286.522811401388" calcext:value-type="float">
            <text:p>286.522811401388</text:p>
          </table:table-cell>
          <table:table-cell table:formula="of:=AVERAGE([.E212:.E261])" office:value-type="float" office:value="282.281334840171" calcext:value-type="float">
            <text:p>282.281334840171</text:p>
          </table:table-cell>
          <table:table-cell table:number-columns-repeated="3"/>
        </table:table-row>
        <table:table-row table:style-name="ro1">
          <table:table-cell office:value-type="float" office:value="0.765915274620056" calcext:value-type="float">
            <text:p>0.765915274620056</text:p>
          </table:table-cell>
          <table:table-cell table:formula="of:=AVERAGE([.A213:.A262])" office:value-type="float" office:value="0.773020666837692" calcext:value-type="float">
            <text:p>0.773020666837692</text:p>
          </table:table-cell>
          <table:table-cell office:value-type="float" office:value="0" calcext:value-type="float">
            <text:p>0</text:p>
          </table:table-cell>
          <table:table-cell office:value-type="float" office:value="11.1451453221083" calcext:value-type="float">
            <text:p>11.1451453221083</text:p>
          </table:table-cell>
          <table:table-cell office:value-type="float" office:value="283.08669118155" calcext:value-type="float">
            <text:p>283.08669118155</text:p>
          </table:table-cell>
          <table:table-cell table:formula="of:=AVERAGE([.E213:.E262])" office:value-type="float" office:value="282.342057104826" calcext:value-type="float">
            <text:p>282.342057104826</text:p>
          </table:table-cell>
          <table:table-cell table:number-columns-repeated="3"/>
        </table:table-row>
        <table:table-row table:style-name="ro1">
          <table:table-cell office:value-type="float" office:value="0.805673718452454" calcext:value-type="float">
            <text:p>0.805673718452454</text:p>
          </table:table-cell>
          <table:table-cell table:formula="of:=AVERAGE([.A214:.A263])" office:value-type="float" office:value="0.784262484312057" calcext:value-type="float">
            <text:p>0.784262484312057</text:p>
          </table:table-cell>
          <table:table-cell office:value-type="float" office:value="0" calcext:value-type="float">
            <text:p>0</text:p>
          </table:table-cell>
          <table:table-cell office:value-type="float" office:value="11.1495699133843" calcext:value-type="float">
            <text:p>11.1495699133843</text:p>
          </table:table-cell>
          <table:table-cell office:value-type="float" office:value="283.199075799962" calcext:value-type="float">
            <text:p>283.199075799962</text:p>
          </table:table-cell>
          <table:table-cell table:formula="of:=AVERAGE([.E214:.E263])" office:value-type="float" office:value="282.282453619958" calcext:value-type="float">
            <text:p>282.2824536199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5:.A264])" office:value-type="float" office:value="0.791945829391479" calcext:value-type="float">
            <text:p>0.791945829391479</text:p>
          </table:table-cell>
          <table:table-cell office:value-type="float" office:value="1" calcext:value-type="float">
            <text:p>1</text:p>
          </table:table-cell>
          <table:table-cell office:value-type="float" office:value="11.0298149654686" calcext:value-type="float">
            <text:p>11.0298149654686</text:p>
          </table:table-cell>
          <table:table-cell office:value-type="float" office:value="280.157300122904" calcext:value-type="float">
            <text:p>280.157300122904</text:p>
          </table:table-cell>
          <table:table-cell table:formula="of:=AVERAGE([.E215:.E264])" office:value-type="float" office:value="282.201953331393" calcext:value-type="float">
            <text:p>282.2019533313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6:.A265])" office:value-type="float" office:value="0.791945829391479" calcext:value-type="float">
            <text:p>0.791945829391479</text:p>
          </table:table-cell>
          <table:table-cell office:value-type="float" office:value="1" calcext:value-type="float">
            <text:p>1</text:p>
          </table:table-cell>
          <table:table-cell office:value-type="float" office:value="11.031422414434" calcext:value-type="float">
            <text:p>11.031422414434</text:p>
          </table:table-cell>
          <table:table-cell office:value-type="float" office:value="280.198129326623" calcext:value-type="float">
            <text:p>280.198129326623</text:p>
          </table:table-cell>
          <table:table-cell table:formula="of:=AVERAGE([.E216:.E265])" office:value-type="float" office:value="282.203318278496" calcext:value-type="float">
            <text:p>282.2033182784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7:.A266])" office:value-type="float" office:value="0.791945829391479" calcext:value-type="float">
            <text:p>0.791945829391479</text:p>
          </table:table-cell>
          <table:table-cell office:value-type="float" office:value="1" calcext:value-type="float">
            <text:p>1</text:p>
          </table:table-cell>
          <table:table-cell office:value-type="float" office:value="11.0272794200569" calcext:value-type="float">
            <text:p>11.0272794200569</text:p>
          </table:table-cell>
          <table:table-cell office:value-type="float" office:value="280.092897269446" calcext:value-type="float">
            <text:p>280.092897269446</text:p>
          </table:table-cell>
          <table:table-cell table:formula="of:=AVERAGE([.E217:.E266])" office:value-type="float" office:value="282.203074495367" calcext:value-type="float">
            <text:p>282.2030744953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8:.A267])" office:value-type="float" office:value="0.800593657493591" calcext:value-type="float">
            <text:p>0.800593657493591</text:p>
          </table:table-cell>
          <table:table-cell office:value-type="float" office:value="1" calcext:value-type="float">
            <text:p>1</text:p>
          </table:table-cell>
          <table:table-cell office:value-type="float" office:value="11.0336388166934" calcext:value-type="float">
            <text:p>11.0336388166934</text:p>
          </table:table-cell>
          <table:table-cell office:value-type="float" office:value="280.254425944013" calcext:value-type="float">
            <text:p>280.254425944013</text:p>
          </table:table-cell>
          <table:table-cell table:formula="of:=AVERAGE([.E218:.E267])" office:value-type="float" office:value="282.146253356819" calcext:value-type="float">
            <text:p>282.1462533568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9:.A268])" office:value-type="float" office:value="0.812599376440048" calcext:value-type="float">
            <text:p>0.812599376440048</text:p>
          </table:table-cell>
          <table:table-cell office:value-type="float" office:value="1" calcext:value-type="float">
            <text:p>1</text:p>
          </table:table-cell>
          <table:table-cell office:value-type="float" office:value="11.0296859002233" calcext:value-type="float">
            <text:p>11.0296859002233</text:p>
          </table:table-cell>
          <table:table-cell office:value-type="float" office:value="280.154021865671" calcext:value-type="float">
            <text:p>280.154021865671</text:p>
          </table:table-cell>
          <table:table-cell table:formula="of:=AVERAGE([.E219:.E268])" office:value-type="float" office:value="282.071160404549" calcext:value-type="float">
            <text:p>282.071160404549</text:p>
          </table:table-cell>
          <table:table-cell table:number-columns-repeated="3"/>
        </table:table-row>
        <table:table-row table:style-name="ro1">
          <table:table-cell office:value-type="float" office:value="0.771797657012939" calcext:value-type="float">
            <text:p>0.771797657012939</text:p>
          </table:table-cell>
          <table:table-cell table:formula="of:=AVERAGE([.A220:.A269])" office:value-type="float" office:value="0.808035329580307" calcext:value-type="float">
            <text:p>0.808035329580307</text:p>
          </table:table-cell>
          <table:table-cell office:value-type="float" office:value="0" calcext:value-type="float">
            <text:p>0</text:p>
          </table:table-cell>
          <table:table-cell office:value-type="float" office:value="11.1232769762576" calcext:value-type="float">
            <text:p>11.1232769762576</text:p>
          </table:table-cell>
          <table:table-cell office:value-type="float" office:value="282.531235196942" calcext:value-type="float">
            <text:p>282.531235196942</text:p>
          </table:table-cell>
          <table:table-cell table:formula="of:=AVERAGE([.E220:.E269])" office:value-type="float" office:value="282.119474763601" calcext:value-type="float">
            <text:p>282.119474763601</text:p>
          </table:table-cell>
          <table:table-cell table:number-columns-repeated="3"/>
        </table:table-row>
        <table:table-row table:style-name="ro1">
          <table:table-cell office:value-type="float" office:value="0.523742318153381" calcext:value-type="float">
            <text:p>0.523742318153381</text:p>
          </table:table-cell>
          <table:table-cell table:formula="of:=AVERAGE([.A221:.A270])" office:value-type="float" office:value="0.802470759153366" calcext:value-type="float">
            <text:p>0.802470759153366</text:p>
          </table:table-cell>
          <table:table-cell office:value-type="float" office:value="0" calcext:value-type="float">
            <text:p>0</text:p>
          </table:table-cell>
          <table:table-cell office:value-type="float" office:value="11.2735687612325" calcext:value-type="float">
            <text:p>11.2735687612325</text:p>
          </table:table-cell>
          <table:table-cell office:value-type="float" office:value="286.348646535305" calcext:value-type="float">
            <text:p>286.348646535305</text:p>
          </table:table-cell>
          <table:table-cell table:formula="of:=AVERAGE([.E221:.E270])" office:value-type="float" office:value="282.220720459982" calcext:value-type="float">
            <text:p>282.220720459982</text:p>
          </table:table-cell>
          <table:table-cell table:number-columns-repeated="3"/>
        </table:table-row>
        <table:table-row table:style-name="ro1">
          <table:table-cell office:value-type="float" office:value="0.868211507797241" calcext:value-type="float">
            <text:p>0.868211507797241</text:p>
          </table:table-cell>
          <table:table-cell table:formula="of:=AVERAGE([.A222:.A271])" office:value-type="float" office:value="0.799834989309311" calcext:value-type="float">
            <text:p>0.799834989309311</text:p>
          </table:table-cell>
          <table:table-cell office:value-type="float" office:value="0" calcext:value-type="float">
            <text:p>0</text:p>
          </table:table-cell>
          <table:table-cell office:value-type="float" office:value="11.0950938199461" calcext:value-type="float">
            <text:p>11.0950938199461</text:p>
          </table:table-cell>
          <table:table-cell office:value-type="float" office:value="281.81538302663" calcext:value-type="float">
            <text:p>281.81538302663</text:p>
          </table:table-cell>
          <table:table-cell table:formula="of:=AVERAGE([.E222:.E271])" office:value-type="float" office:value="282.254797049847" calcext:value-type="float">
            <text:p>282.2547970498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3:.A272])" office:value-type="float" office:value="0.799834989309311" calcext:value-type="float">
            <text:p>0.799834989309311</text:p>
          </table:table-cell>
          <table:table-cell office:value-type="float" office:value="1" calcext:value-type="float">
            <text:p>1</text:p>
          </table:table-cell>
          <table:table-cell office:value-type="float" office:value="11.0282309829116" calcext:value-type="float">
            <text:p>11.0282309829116</text:p>
          </table:table-cell>
          <table:table-cell office:value-type="float" office:value="280.117066965954" calcext:value-type="float">
            <text:p>280.117066965954</text:p>
          </table:table-cell>
          <table:table-cell table:formula="of:=AVERAGE([.E223:.E272])" office:value-type="float" office:value="282.25606424528" calcext:value-type="float">
            <text:p>282.256064245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4:.A273])" office:value-type="float" office:value="0.813927082419395" calcext:value-type="float">
            <text:p>0.813927082419395</text:p>
          </table:table-cell>
          <table:table-cell office:value-type="float" office:value="1" calcext:value-type="float">
            <text:p>1</text:p>
          </table:table-cell>
          <table:table-cell office:value-type="float" office:value="11.0352098927259" calcext:value-type="float">
            <text:p>11.0352098927259</text:p>
          </table:table-cell>
          <table:table-cell office:value-type="float" office:value="280.294331275239" calcext:value-type="float">
            <text:p>280.294331275239</text:p>
          </table:table-cell>
          <table:table-cell table:formula="of:=AVERAGE([.E224:.E273])" office:value-type="float" office:value="282.198348440531" calcext:value-type="float">
            <text:p>282.1983484405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5:.A274])" office:value-type="float" office:value="0.819094073176384" calcext:value-type="float">
            <text:p>0.819094073176384</text:p>
          </table:table-cell>
          <table:table-cell office:value-type="float" office:value="1" calcext:value-type="float">
            <text:p>1</text:p>
          </table:table-cell>
          <table:table-cell office:value-type="float" office:value="11.0199015813023" calcext:value-type="float">
            <text:p>11.0199015813023</text:p>
          </table:table-cell>
          <table:table-cell office:value-type="float" office:value="279.905500165078" calcext:value-type="float">
            <text:p>279.905500165078</text:p>
          </table:table-cell>
          <table:table-cell table:formula="of:=AVERAGE([.E225:.E274])" office:value-type="float" office:value="282.109886159218" calcext:value-type="float">
            <text:p>282.109886159218</text:p>
          </table:table-cell>
          <table:table-cell table:number-columns-repeated="3"/>
        </table:table-row>
        <table:table-row table:style-name="ro1">
          <table:table-cell office:value-type="float" office:value="0.713629841804504" calcext:value-type="float">
            <text:p>0.713629841804504</text:p>
          </table:table-cell>
          <table:table-cell table:formula="of:=AVERAGE([.A226:.A275])" office:value-type="float" office:value="0.813366670012474" calcext:value-type="float">
            <text:p>0.813366670012474</text:p>
          </table:table-cell>
          <table:table-cell office:value-type="float" office:value="0" calcext:value-type="float">
            <text:p>0</text:p>
          </table:table-cell>
          <table:table-cell office:value-type="float" office:value="11.2582592764884" calcext:value-type="float">
            <text:p>11.2582592764884</text:p>
          </table:table-cell>
          <table:table-cell office:value-type="float" office:value="285.959785622806" calcext:value-type="float">
            <text:p>285.959785622806</text:p>
          </table:table-cell>
          <table:table-cell table:formula="of:=AVERAGE([.E226:.E275])" office:value-type="float" office:value="282.228761130904" calcext:value-type="float">
            <text:p>282.2287611309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7:.A276])" office:value-type="float" office:value="0.81688798725605" calcext:value-type="float">
            <text:p>0.81688798725605</text:p>
          </table:table-cell>
          <table:table-cell office:value-type="float" office:value="1" calcext:value-type="float">
            <text:p>1</text:p>
          </table:table-cell>
          <table:table-cell office:value-type="float" office:value="11.0241795075268" calcext:value-type="float">
            <text:p>11.0241795075268</text:p>
          </table:table-cell>
          <table:table-cell office:value-type="float" office:value="280.01415949118" calcext:value-type="float">
            <text:p>280.01415949118</text:p>
          </table:table-cell>
          <table:table-cell table:formula="of:=AVERAGE([.E227:.E276])" office:value-type="float" office:value="282.183212428863" calcext:value-type="float">
            <text:p>282.183212428863</text:p>
          </table:table-cell>
          <table:table-cell table:number-columns-repeated="3"/>
        </table:table-row>
        <table:table-row table:style-name="ro1">
          <table:table-cell office:value-type="float" office:value="0.792566955089569" calcext:value-type="float">
            <text:p>0.792566955089569</text:p>
          </table:table-cell>
          <table:table-cell table:formula="of:=AVERAGE([.A228:.A277])" office:value-type="float" office:value="0.812739326357841" calcext:value-type="float">
            <text:p>0.812739326357841</text:p>
          </table:table-cell>
          <table:table-cell office:value-type="float" office:value="0" calcext:value-type="float">
            <text:p>0</text:p>
          </table:table-cell>
          <table:table-cell office:value-type="float" office:value="11.0701771876633" calcext:value-type="float">
            <text:p>11.0701771876633</text:p>
          </table:table-cell>
          <table:table-cell office:value-type="float" office:value="281.182500566648" calcext:value-type="float">
            <text:p>281.182500566648</text:p>
          </table:table-cell>
          <table:table-cell table:formula="of:=AVERAGE([.E228:.E277])" office:value-type="float" office:value="282.206814688846" calcext:value-type="float">
            <text:p>282.2068146888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9:.A278])" office:value-type="float" office:value="0.818591647744179" calcext:value-type="float">
            <text:p>0.818591647744179</text:p>
          </table:table-cell>
          <table:table-cell office:value-type="float" office:value="1" calcext:value-type="float">
            <text:p>1</text:p>
          </table:table-cell>
          <table:table-cell office:value-type="float" office:value="11.0256801843345" calcext:value-type="float">
            <text:p>11.0256801843345</text:p>
          </table:table-cell>
          <table:table-cell office:value-type="float" office:value="280.052276682097" calcext:value-type="float">
            <text:p>280.052276682097</text:p>
          </table:table-cell>
          <table:table-cell table:formula="of:=AVERAGE([.E229:.E278])" office:value-type="float" office:value="282.113517872185" calcext:value-type="float">
            <text:p>282.1135178721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0:.A279])" office:value-type="float" office:value="0.826623883843422" calcext:value-type="float">
            <text:p>0.826623883843422</text:p>
          </table:table-cell>
          <table:table-cell office:value-type="float" office:value="1" calcext:value-type="float">
            <text:p>1</text:p>
          </table:table-cell>
          <table:table-cell office:value-type="float" office:value="11.027842613855" calcext:value-type="float">
            <text:p>11.027842613855</text:p>
          </table:table-cell>
          <table:table-cell office:value-type="float" office:value="280.107202391917" calcext:value-type="float">
            <text:p>280.107202391917</text:p>
          </table:table-cell>
          <table:table-cell table:formula="of:=AVERAGE([.E230:.E279])" office:value-type="float" office:value="282.070057718025" calcext:value-type="float">
            <text:p>282.070057718025</text:p>
          </table:table-cell>
          <table:table-cell table:number-columns-repeated="3"/>
        </table:table-row>
        <table:table-row table:style-name="ro1">
          <table:table-cell office:value-type="float" office:value="0.866998732089996" calcext:value-type="float">
            <text:p>0.866998732089996</text:p>
          </table:table-cell>
          <table:table-cell table:formula="of:=AVERAGE([.A231:.A280])" office:value-type="float" office:value="0.830339255928993" calcext:value-type="float">
            <text:p>0.830339255928993</text:p>
          </table:table-cell>
          <table:table-cell office:value-type="float" office:value="0" calcext:value-type="float">
            <text:p>0</text:p>
          </table:table-cell>
          <table:table-cell office:value-type="float" office:value="11.0745407662779" calcext:value-type="float">
            <text:p>11.0745407662779</text:p>
          </table:table-cell>
          <table:table-cell office:value-type="float" office:value="281.293335463459" calcext:value-type="float">
            <text:p>281.293335463459</text:p>
          </table:table-cell>
          <table:table-cell table:formula="of:=AVERAGE([.E231:.E280])" office:value-type="float" office:value="282.034651347816" calcext:value-type="float">
            <text:p>282.0346513478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2:.A281])" office:value-type="float" office:value="0.832222371697426" calcext:value-type="float">
            <text:p>0.832222371697426</text:p>
          </table:table-cell>
          <table:table-cell office:value-type="float" office:value="1" calcext:value-type="float">
            <text:p>1</text:p>
          </table:table-cell>
          <table:table-cell office:value-type="float" office:value="11.0214339377612" calcext:value-type="float">
            <text:p>11.0214339377612</text:p>
          </table:table-cell>
          <table:table-cell office:value-type="float" office:value="279.944422019134" calcext:value-type="float">
            <text:p>279.944422019134</text:p>
          </table:table-cell>
          <table:table-cell table:formula="of:=AVERAGE([.E232:.E281])" office:value-type="float" office:value="281.915279273124" calcext:value-type="float">
            <text:p>281.915279273124</text:p>
          </table:table-cell>
          <table:table-cell table:number-columns-repeated="3"/>
        </table:table-row>
        <table:table-row table:style-name="ro1">
          <table:table-cell office:value-type="float" office:value="0.503008604049683" calcext:value-type="float">
            <text:p>0.503008604049683</text:p>
          </table:table-cell>
          <table:table-cell table:formula="of:=AVERAGE([.A233:.A282])" office:value-type="float" office:value="0.832874801754951" calcext:value-type="float">
            <text:p>0.832874801754951</text:p>
          </table:table-cell>
          <table:table-cell office:value-type="float" office:value="0" calcext:value-type="float">
            <text:p>0</text:p>
          </table:table-cell>
          <table:table-cell office:value-type="float" office:value="11.1625081175745" calcext:value-type="float">
            <text:p>11.1625081175745</text:p>
          </table:table-cell>
          <table:table-cell office:value-type="float" office:value="283.527706186391" calcext:value-type="float">
            <text:p>283.527706186391</text:p>
          </table:table-cell>
          <table:table-cell table:formula="of:=AVERAGE([.E233:.E282])" office:value-type="float" office:value="281.881293878414" calcext:value-type="float">
            <text:p>281.881293878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4:.A283])" office:value-type="float" office:value="0.837438250184059" calcext:value-type="float">
            <text:p>0.837438250184059</text:p>
          </table:table-cell>
          <table:table-cell office:value-type="float" office:value="1" calcext:value-type="float">
            <text:p>1</text:p>
          </table:table-cell>
          <table:table-cell office:value-type="float" office:value="11.0272876332998" calcext:value-type="float">
            <text:p>11.0272876332998</text:p>
          </table:table-cell>
          <table:table-cell office:value-type="float" office:value="280.093105885816" calcext:value-type="float">
            <text:p>280.093105885816</text:p>
          </table:table-cell>
          <table:table-cell table:formula="of:=AVERAGE([.E234:.E283])" office:value-type="float" office:value="281.773551272244" calcext:value-type="float">
            <text:p>281.7735512722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5:.A284])" office:value-type="float" office:value="0.838090670704842" calcext:value-type="float">
            <text:p>0.838090670704842</text:p>
          </table:table-cell>
          <table:table-cell office:value-type="float" office:value="1" calcext:value-type="float">
            <text:p>1</text:p>
          </table:table-cell>
          <table:table-cell office:value-type="float" office:value="11.0344988605559" calcext:value-type="float">
            <text:p>11.0344988605559</text:p>
          </table:table-cell>
          <table:table-cell office:value-type="float" office:value="280.27627105812" calcext:value-type="float">
            <text:p>280.27627105812</text:p>
          </table:table-cell>
          <table:table-cell table:formula="of:=AVERAGE([.E235:.E284])" office:value-type="float" office:value="281.727488181841" calcext:value-type="float">
            <text:p>281.7274881818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6:.A285])" office:value-type="float" office:value="0.838090670704842" calcext:value-type="float">
            <text:p>0.838090670704842</text:p>
          </table:table-cell>
          <table:table-cell office:value-type="float" office:value="1" calcext:value-type="float">
            <text:p>1</text:p>
          </table:table-cell>
          <table:table-cell office:value-type="float" office:value="11.0268581980288" calcext:value-type="float">
            <text:p>11.0268581980288</text:p>
          </table:table-cell>
          <table:table-cell office:value-type="float" office:value="280.082198229932" calcext:value-type="float">
            <text:p>280.082198229932</text:p>
          </table:table-cell>
          <table:table-cell table:formula="of:=AVERAGE([.E236:.E285])" office:value-type="float" office:value="281.726190588024" calcext:value-type="float">
            <text:p>281.726190588024</text:p>
          </table:table-cell>
          <table:table-cell table:number-columns-repeated="3"/>
        </table:table-row>
        <table:table-row table:style-name="ro1">
          <table:table-cell office:value-type="float" office:value="0.782408952713013" calcext:value-type="float">
            <text:p>0.782408952713013</text:p>
          </table:table-cell>
          <table:table-cell table:formula="of:=AVERAGE([.A237:.A286])" office:value-type="float" office:value="0.843682586550713" calcext:value-type="float">
            <text:p>0.843682586550713</text:p>
          </table:table-cell>
          <table:table-cell office:value-type="float" office:value="0" calcext:value-type="float">
            <text:p>0</text:p>
          </table:table-cell>
          <table:table-cell office:value-type="float" office:value="11.043757531932" calcext:value-type="float">
            <text:p>11.043757531932</text:p>
          </table:table-cell>
          <table:table-cell office:value-type="float" office:value="280.511441311073" calcext:value-type="float">
            <text:p>280.511441311073</text:p>
          </table:table-cell>
          <table:table-cell table:formula="of:=AVERAGE([.E237:.E286])" office:value-type="float" office:value="281.657532556678" calcext:value-type="float">
            <text:p>281.6575325566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8:.A287])" office:value-type="float" office:value="0.850459737181664" calcext:value-type="float">
            <text:p>0.850459737181664</text:p>
          </table:table-cell>
          <table:table-cell office:value-type="float" office:value="1" calcext:value-type="float">
            <text:p>1</text:p>
          </table:table-cell>
          <table:table-cell office:value-type="float" office:value="11.0369335004121" calcext:value-type="float">
            <text:p>11.0369335004121</text:p>
          </table:table-cell>
          <table:table-cell office:value-type="float" office:value="280.338110910467" calcext:value-type="float">
            <text:p>280.338110910467</text:p>
          </table:table-cell>
          <table:table-cell table:formula="of:=AVERAGE([.E238:.E287])" office:value-type="float" office:value="281.570245083548" calcext:value-type="float">
            <text:p>281.5702450835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9:.A288])" office:value-type="float" office:value="0.870008270144463" calcext:value-type="float">
            <text:p>0.870008270144463</text:p>
          </table:table-cell>
          <table:table-cell office:value-type="float" office:value="1" calcext:value-type="float">
            <text:p>1</text:p>
          </table:table-cell>
          <table:table-cell office:value-type="float" office:value="11.0209434898287" calcext:value-type="float">
            <text:p>11.0209434898287</text:p>
          </table:table-cell>
          <table:table-cell office:value-type="float" office:value="279.931964641649" calcext:value-type="float">
            <text:p>279.931964641649</text:p>
          </table:table-cell>
          <table:table-cell table:formula="of:=AVERAGE([.E239:.E288])" office:value-type="float" office:value="281.424112893087" calcext:value-type="float">
            <text:p>281.424112893087</text:p>
          </table:table-cell>
          <table:table-cell table:number-columns-repeated="3"/>
        </table:table-row>
        <table:table-row table:style-name="ro1">
          <table:table-cell office:value-type="float" office:value="0.761785566806793" calcext:value-type="float">
            <text:p>0.761785566806793</text:p>
          </table:table-cell>
          <table:table-cell table:formula="of:=AVERAGE([.A240:.A289])" office:value-type="float" office:value="0.865243981480598" calcext:value-type="float">
            <text:p>0.865243981480598</text:p>
          </table:table-cell>
          <table:table-cell office:value-type="float" office:value="0" calcext:value-type="float">
            <text:p>0</text:p>
          </table:table-cell>
          <table:table-cell office:value-type="float" office:value="11.1327398053855" calcext:value-type="float">
            <text:p>11.1327398053855</text:p>
          </table:table-cell>
          <table:table-cell office:value-type="float" office:value="282.771591056791" calcext:value-type="float">
            <text:p>282.771591056791</text:p>
          </table:table-cell>
          <table:table-cell table:formula="of:=AVERAGE([.E240:.E289])" office:value-type="float" office:value="281.471483710103" calcext:value-type="float">
            <text:p>281.471483710103</text:p>
          </table:table-cell>
          <table:table-cell table:number-columns-repeated="3"/>
        </table:table-row>
        <table:table-row table:style-name="ro1">
          <table:table-cell office:value-type="float" office:value="0.802382588386535" calcext:value-type="float">
            <text:p>0.802382588386535</text:p>
          </table:table-cell>
          <table:table-cell table:formula="of:=AVERAGE([.A241:.A290])" office:value-type="float" office:value="0.872055177688599" calcext:value-type="float">
            <text:p>0.872055177688599</text:p>
          </table:table-cell>
          <table:table-cell office:value-type="float" office:value="0" calcext:value-type="float">
            <text:p>0</text:p>
          </table:table-cell>
          <table:table-cell office:value-type="float" office:value="11.1328946836799" calcext:value-type="float">
            <text:p>11.1328946836799</text:p>
          </table:table-cell>
          <table:table-cell office:value-type="float" office:value="282.77552496547" calcext:value-type="float">
            <text:p>282.77552496547</text:p>
          </table:table-cell>
          <table:table-cell table:formula="of:=AVERAGE([.E241:.E290])" office:value-type="float" office:value="281.484373817543" calcext:value-type="float">
            <text:p>281.4843738175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2:.A291])" office:value-type="float" office:value="0.872055177688599" calcext:value-type="float">
            <text:p>0.872055177688599</text:p>
          </table:table-cell>
          <table:table-cell office:value-type="float" office:value="1" calcext:value-type="float">
            <text:p>1</text:p>
          </table:table-cell>
          <table:table-cell office:value-type="float" office:value="11.0329219179213" calcext:value-type="float">
            <text:p>11.0329219179213</text:p>
          </table:table-cell>
          <table:table-cell office:value-type="float" office:value="280.236216715201" calcext:value-type="float">
            <text:p>280.236216715201</text:p>
          </table:table-cell>
          <table:table-cell table:formula="of:=AVERAGE([.E242:.E291])" office:value-type="float" office:value="281.483039268825" calcext:value-type="float">
            <text:p>281.483039268825</text:p>
          </table:table-cell>
          <table:table-cell table:number-columns-repeated="3"/>
        </table:table-row>
        <table:table-row table:style-name="ro1">
          <table:table-cell office:value-type="float" office:value="0.34074854850769" calcext:value-type="float">
            <text:p>0.34074854850769</text:p>
          </table:table-cell>
          <table:table-cell table:formula="of:=AVERAGE([.A243:.A292])" office:value-type="float" office:value="0.863827058076859" calcext:value-type="float">
            <text:p>0.863827058076859</text:p>
          </table:table-cell>
          <table:table-cell office:value-type="float" office:value="0" calcext:value-type="float">
            <text:p>0</text:p>
          </table:table-cell>
          <table:table-cell office:value-type="float" office:value="11.1891988103211" calcext:value-type="float">
            <text:p>11.1891988103211</text:p>
          </table:table-cell>
          <table:table-cell office:value-type="float" office:value="284.205649782156" calcext:value-type="float">
            <text:p>284.205649782156</text:p>
          </table:table-cell>
          <table:table-cell table:formula="of:=AVERAGE([.E243:.E292])" office:value-type="float" office:value="281.49016798819" calcext:value-type="float">
            <text:p>281.490167988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4:.A293])" office:value-type="float" office:value="0.863827058076859" calcext:value-type="float">
            <text:p>0.863827058076859</text:p>
          </table:table-cell>
          <table:table-cell office:value-type="float" office:value="1" calcext:value-type="float">
            <text:p>1</text:p>
          </table:table-cell>
          <table:table-cell office:value-type="float" office:value="11.0299663238019" calcext:value-type="float">
            <text:p>11.0299663238019</text:p>
          </table:table-cell>
          <table:table-cell office:value-type="float" office:value="280.161144624568" calcext:value-type="float">
            <text:p>280.161144624568</text:p>
          </table:table-cell>
          <table:table-cell table:formula="of:=AVERAGE([.E244:.E293])" office:value-type="float" office:value="281.490378988747" calcext:value-type="float">
            <text:p>281.490378988747</text:p>
          </table:table-cell>
          <table:table-cell table:number-columns-repeated="3"/>
        </table:table-row>
        <table:table-row table:style-name="ro1">
          <table:table-cell office:value-type="float" office:value="0.546740651130676" calcext:value-type="float">
            <text:p>0.546740651130676</text:p>
          </table:table-cell>
          <table:table-cell table:formula="of:=AVERAGE([.A245:.A294])" office:value-type="float" office:value="0.865473554134369" calcext:value-type="float">
            <text:p>0.865473554134369</text:p>
          </table:table-cell>
          <table:table-cell office:value-type="float" office:value="0" calcext:value-type="float">
            <text:p>0</text:p>
          </table:table-cell>
          <table:table-cell office:value-type="float" office:value="11.2998863380879" calcext:value-type="float">
            <text:p>11.2998863380879</text:p>
          </table:table-cell>
          <table:table-cell office:value-type="float" office:value="287.017112987433" calcext:value-type="float">
            <text:p>287.017112987433</text:p>
          </table:table-cell>
          <table:table-cell table:formula="of:=AVERAGE([.E245:.E294])" office:value-type="float" office:value="281.574565230534" calcext:value-type="float">
            <text:p>281.5745652305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6:.A295])" office:value-type="float" office:value="0.865473554134369" calcext:value-type="float">
            <text:p>0.865473554134369</text:p>
          </table:table-cell>
          <table:table-cell office:value-type="float" office:value="1" calcext:value-type="float">
            <text:p>1</text:p>
          </table:table-cell>
          <table:table-cell office:value-type="float" office:value="11.0304368252873" calcext:value-type="float">
            <text:p>11.0304368252873</text:p>
          </table:table-cell>
          <table:table-cell office:value-type="float" office:value="280.173095362298" calcext:value-type="float">
            <text:p>280.173095362298</text:p>
          </table:table-cell>
          <table:table-cell table:formula="of:=AVERAGE([.E246:.E295])" office:value-type="float" office:value="281.574542580757" calcext:value-type="float">
            <text:p>281.5745425807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7:.A296])" office:value-type="float" office:value="0.865473554134369" calcext:value-type="float">
            <text:p>0.865473554134369</text:p>
          </table:table-cell>
          <table:table-cell office:value-type="float" office:value="1" calcext:value-type="float">
            <text:p>1</text:p>
          </table:table-cell>
          <table:table-cell office:value-type="float" office:value="11.0358340991855" calcext:value-type="float">
            <text:p>11.0358340991855</text:p>
          </table:table-cell>
          <table:table-cell office:value-type="float" office:value="280.310186119311" calcext:value-type="float">
            <text:p>280.310186119311</text:p>
          </table:table-cell>
          <table:table-cell table:formula="of:=AVERAGE([.E247:.E296])" office:value-type="float" office:value="281.579393209368" calcext:value-type="float">
            <text:p>281.5793932093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8:.A297])" office:value-type="float" office:value="0.865473554134369" calcext:value-type="float">
            <text:p>0.865473554134369</text:p>
          </table:table-cell>
          <table:table-cell office:value-type="float" office:value="1" calcext:value-type="float">
            <text:p>1</text:p>
          </table:table-cell>
          <table:table-cell office:value-type="float" office:value="11.0274683246434" calcext:value-type="float">
            <text:p>11.0274683246434</text:p>
          </table:table-cell>
          <table:table-cell office:value-type="float" office:value="280.097695445942" calcext:value-type="float">
            <text:p>280.097695445942</text:p>
          </table:table-cell>
          <table:table-cell table:formula="of:=AVERAGE([.E248:.E297])" office:value-type="float" office:value="281.576134621679" calcext:value-type="float">
            <text:p>281.576134621679</text:p>
          </table:table-cell>
          <table:table-cell table:number-columns-repeated="3"/>
        </table:table-row>
        <table:table-row table:style-name="ro1">
          <table:table-cell office:value-type="float" office:value="0.504968345165253" calcext:value-type="float">
            <text:p>0.504968345165253</text:p>
          </table:table-cell>
          <table:table-cell table:formula="of:=AVERAGE([.A249:.A298])" office:value-type="float" office:value="0.862444056272507" calcext:value-type="float">
            <text:p>0.862444056272507</text:p>
          </table:table-cell>
          <table:table-cell office:value-type="float" office:value="0" calcext:value-type="float">
            <text:p>0</text:p>
          </table:table-cell>
          <table:table-cell office:value-type="float" office:value="11.2274220694035" calcext:value-type="float">
            <text:p>11.2274220694035</text:p>
          </table:table-cell>
          <table:table-cell office:value-type="float" office:value="285.17652056285" calcext:value-type="float">
            <text:p>285.17652056285</text:p>
          </table:table-cell>
          <table:table-cell table:formula="of:=AVERAGE([.E249:.E298])" office:value-type="float" office:value="281.626743760794" calcext:value-type="float">
            <text:p>281.626743760794</text:p>
          </table:table-cell>
          <table:table-cell table:number-columns-repeated="3"/>
        </table:table-row>
        <table:table-row table:style-name="ro1">
          <table:table-cell office:value-type="float" office:value="0.922023177146912" calcext:value-type="float">
            <text:p>0.922023177146912</text:p>
          </table:table-cell>
          <table:table-cell table:formula="of:=AVERAGE([.A250:.A299])" office:value-type="float" office:value="0.866034512519836" calcext:value-type="float">
            <text:p>0.866034512519836</text:p>
          </table:table-cell>
          <table:table-cell office:value-type="float" office:value="0" calcext:value-type="float">
            <text:p>0</text:p>
          </table:table-cell>
          <table:table-cell office:value-type="float" office:value="11.238475921011" calcext:value-type="float">
            <text:p>11.238475921011</text:p>
          </table:table-cell>
          <table:table-cell office:value-type="float" office:value="285.457288393679" calcext:value-type="float">
            <text:p>285.457288393679</text:p>
          </table:table-cell>
          <table:table-cell table:formula="of:=AVERAGE([.E250:.E299])" office:value-type="float" office:value="281.666453588679" calcext:value-type="float">
            <text:p>281.666453588679</text:p>
          </table:table-cell>
          <table:table-cell table:number-columns-repeated="3"/>
        </table:table-row>
        <table:table-row table:style-name="ro1">
          <table:table-cell office:value-type="float" office:value="0.28955951333046" calcext:value-type="float">
            <text:p>0.28955951333046</text:p>
          </table:table-cell>
          <table:table-cell table:formula="of:=AVERAGE([.A251:.A300])" office:value-type="float" office:value="0.86513518512249" calcext:value-type="float">
            <text:p>0.86513518512249</text:p>
          </table:table-cell>
          <table:table-cell office:value-type="float" office:value="0" calcext:value-type="float">
            <text:p>0</text:p>
          </table:table-cell>
          <table:table-cell office:value-type="float" office:value="11.1983131632864" calcext:value-type="float">
            <text:p>11.1983131632864</text:p>
          </table:table-cell>
          <table:table-cell office:value-type="float" office:value="284.437154347476" calcext:value-type="float">
            <text:p>284.437154347476</text:p>
          </table:table-cell>
          <table:table-cell table:formula="of:=AVERAGE([.E251:.E300])" office:value-type="float" office:value="281.659050091754" calcext:value-type="float">
            <text:p>281.659050091754</text:p>
          </table:table-cell>
          <table:table-cell table:number-columns-repeated="3"/>
        </table:table-row>
        <table:table-row table:style-name="ro1">
          <table:table-cell office:value-type="float" office:value="0.594850897789001" calcext:value-type="float">
            <text:p>0.594850897789001</text:p>
          </table:table-cell>
          <table:table-cell table:formula="of:=AVERAGE([.A252:.A301])" office:value-type="float" office:value="0.85703220307827" calcext:value-type="float">
            <text:p>0.85703220307827</text:p>
          </table:table-cell>
          <table:table-cell office:value-type="float" office:value="0" calcext:value-type="float">
            <text:p>0</text:p>
          </table:table-cell>
          <table:table-cell office:value-type="float" office:value="11.282191492945" calcext:value-type="float">
            <text:p>11.282191492945</text:p>
          </table:table-cell>
          <table:table-cell office:value-type="float" office:value="286.567663920802" calcext:value-type="float">
            <text:p>286.567663920802</text:p>
          </table:table-cell>
          <table:table-cell table:formula="of:=AVERAGE([.E252:.E301])" office:value-type="float" office:value="281.785547309529" calcext:value-type="float">
            <text:p>281.7855473095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3:.A302])" office:value-type="float" office:value="0.85703220307827" calcext:value-type="float">
            <text:p>0.85703220307827</text:p>
          </table:table-cell>
          <table:table-cell office:value-type="float" office:value="1" calcext:value-type="float">
            <text:p>1</text:p>
          </table:table-cell>
          <table:table-cell office:value-type="float" office:value="11.0357836464077" calcext:value-type="float">
            <text:p>11.0357836464077</text:p>
          </table:table-cell>
          <table:table-cell office:value-type="float" office:value="280.308904618756" calcext:value-type="float">
            <text:p>280.308904618756</text:p>
          </table:table-cell>
          <table:table-cell table:formula="of:=AVERAGE([.E253:.E302])" office:value-type="float" office:value="281.789763148331" calcext:value-type="float">
            <text:p>281.7897631483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4:.A303])" office:value-type="float" office:value="0.85703220307827" calcext:value-type="float">
            <text:p>0.85703220307827</text:p>
          </table:table-cell>
          <table:table-cell office:value-type="float" office:value="1" calcext:value-type="float">
            <text:p>1</text:p>
          </table:table-cell>
          <table:table-cell office:value-type="float" office:value="11.0266786800057" calcext:value-type="float">
            <text:p>11.0266786800057</text:p>
          </table:table-cell>
          <table:table-cell office:value-type="float" office:value="280.077638472144" calcext:value-type="float">
            <text:p>280.077638472144</text:p>
          </table:table-cell>
          <table:table-cell table:formula="of:=AVERAGE([.E254:.E303])" office:value-type="float" office:value="281.787707383023" calcext:value-type="float">
            <text:p>281.787707383023</text:p>
          </table:table-cell>
          <table:table-cell table:number-columns-repeated="3"/>
        </table:table-row>
        <table:table-row table:style-name="ro1">
          <table:table-cell office:value-type="float" office:value="0.749178647994995" calcext:value-type="float">
            <text:p>0.749178647994995</text:p>
          </table:table-cell>
          <table:table-cell table:formula="of:=AVERAGE([.A255:.A304])" office:value-type="float" office:value="0.85201577603817" calcext:value-type="float">
            <text:p>0.85201577603817</text:p>
          </table:table-cell>
          <table:table-cell office:value-type="float" office:value="0" calcext:value-type="float">
            <text:p>0</text:p>
          </table:table-cell>
          <table:table-cell office:value-type="float" office:value="11.259728273645" calcext:value-type="float">
            <text:p>11.259728273645</text:p>
          </table:table-cell>
          <table:table-cell office:value-type="float" office:value="285.997098150584" calcext:value-type="float">
            <text:p>285.997098150584</text:p>
          </table:table-cell>
          <table:table-cell table:formula="of:=AVERAGE([.E255:.E304])" office:value-type="float" office:value="281.900068159564" calcext:value-type="float">
            <text:p>281.9000681595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6:.A305])" office:value-type="float" office:value="0.85201577603817" calcext:value-type="float">
            <text:p>0.85201577603817</text:p>
          </table:table-cell>
          <table:table-cell office:value-type="float" office:value="1" calcext:value-type="float">
            <text:p>1</text:p>
          </table:table-cell>
          <table:table-cell office:value-type="float" office:value="11.0326062947303" calcext:value-type="float">
            <text:p>11.0326062947303</text:p>
          </table:table-cell>
          <table:table-cell office:value-type="float" office:value="280.22819988615" calcext:value-type="float">
            <text:p>280.22819988615</text:p>
          </table:table-cell>
          <table:table-cell table:formula="of:=AVERAGE([.E256:.E305])" office:value-type="float" office:value="281.899572248651" calcext:value-type="float">
            <text:p>281.899572248651</text:p>
          </table:table-cell>
          <table:table-cell table:number-columns-repeated="3"/>
        </table:table-row>
        <table:table-row table:style-name="ro1">
          <table:table-cell office:value-type="float" office:value="0.919525802135468" calcext:value-type="float">
            <text:p>0.919525802135468</text:p>
          </table:table-cell>
          <table:table-cell table:formula="of:=AVERAGE([.A257:.A306])" office:value-type="float" office:value="0.850406292080879" calcext:value-type="float">
            <text:p>0.850406292080879</text:p>
          </table:table-cell>
          <table:table-cell office:value-type="float" office:value="0" calcext:value-type="float">
            <text:p>0</text:p>
          </table:table-cell>
          <table:table-cell office:value-type="float" office:value="11.0853400073558" calcext:value-type="float">
            <text:p>11.0853400073558</text:p>
          </table:table-cell>
          <table:table-cell office:value-type="float" office:value="281.567636186838" calcext:value-type="float">
            <text:p>281.567636186838</text:p>
          </table:table-cell>
          <table:table-cell table:formula="of:=AVERAGE([.E257:.E306])" office:value-type="float" office:value="281.92884350946" calcext:value-type="float">
            <text:p>281.92884350946</text:p>
          </table:table-cell>
          <table:table-cell table:number-columns-repeated="3"/>
        </table:table-row>
        <table:table-row table:style-name="ro1">
          <table:table-cell office:value-type="float" office:value="0.690436363220215" calcext:value-type="float">
            <text:p>0.690436363220215</text:p>
          </table:table-cell>
          <table:table-cell table:formula="of:=AVERAGE([.A258:.A307])" office:value-type="float" office:value="0.849418177008629" calcext:value-type="float">
            <text:p>0.849418177008629</text:p>
          </table:table-cell>
          <table:table-cell office:value-type="float" office:value="0" calcext:value-type="float">
            <text:p>0</text:p>
          </table:table-cell>
          <table:table-cell office:value-type="float" office:value="11.2808515610337" calcext:value-type="float">
            <text:p>11.2808515610337</text:p>
          </table:table-cell>
          <table:table-cell office:value-type="float" office:value="286.533629650257" calcext:value-type="float">
            <text:p>286.533629650257</text:p>
          </table:table-cell>
          <table:table-cell table:formula="of:=AVERAGE([.E258:.E307])" office:value-type="float" office:value="281.970479164459" calcext:value-type="float">
            <text:p>281.970479164459</text:p>
          </table:table-cell>
          <table:table-cell table:number-columns-repeated="3"/>
        </table:table-row>
        <table:table-row table:style-name="ro1">
          <table:table-cell office:value-type="float" office:value="-0.0656957179307938" calcext:value-type="float">
            <text:p>-0.065695717930794</text:p>
          </table:table-cell>
          <table:table-cell table:formula="of:=AVERAGE([.A259:.A308])" office:value-type="float" office:value="0.828104262650013" calcext:value-type="float">
            <text:p>0.828104262650013</text:p>
          </table:table-cell>
          <table:table-cell office:value-type="float" office:value="0" calcext:value-type="float">
            <text:p>0</text:p>
          </table:table-cell>
          <table:table-cell office:value-type="float" office:value="11.4610313368797" calcext:value-type="float">
            <text:p>11.4610313368797</text:p>
          </table:table-cell>
          <table:table-cell office:value-type="float" office:value="291.110195956745" calcext:value-type="float">
            <text:p>291.110195956745</text:p>
          </table:table-cell>
          <table:table-cell table:formula="of:=AVERAGE([.E259:.E308])" office:value-type="float" office:value="282.189208659365" calcext:value-type="float">
            <text:p>282.1892086593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0:.A309])" office:value-type="float" office:value="0.828104262650013" calcext:value-type="float">
            <text:p>0.828104262650013</text:p>
          </table:table-cell>
          <table:table-cell office:value-type="float" office:value="1" calcext:value-type="float">
            <text:p>1</text:p>
          </table:table-cell>
          <table:table-cell office:value-type="float" office:value="11.0283753013223" calcext:value-type="float">
            <text:p>11.0283753013223</text:p>
          </table:table-cell>
          <table:table-cell office:value-type="float" office:value="280.120732653587" calcext:value-type="float">
            <text:p>280.120732653587</text:p>
          </table:table-cell>
          <table:table-cell table:formula="of:=AVERAGE([.E260:.E309])" office:value-type="float" office:value="282.188231142663" calcext:value-type="float">
            <text:p>282.1882311426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1:.A310])" office:value-type="float" office:value="0.835764093697071" calcext:value-type="float">
            <text:p>0.835764093697071</text:p>
          </table:table-cell>
          <table:table-cell office:value-type="float" office:value="1" calcext:value-type="float">
            <text:p>1</text:p>
          </table:table-cell>
          <table:table-cell office:value-type="float" office:value="11.0257517568797" calcext:value-type="float">
            <text:p>11.0257517568797</text:p>
          </table:table-cell>
          <table:table-cell office:value-type="float" office:value="280.054094624744" calcext:value-type="float">
            <text:p>280.054094624744</text:p>
          </table:table-cell>
          <table:table-cell table:formula="of:=AVERAGE([.E261:.E310])" office:value-type="float" office:value="282.067539420423" calcext:value-type="float">
            <text:p>282.0675394204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2:.A311])" office:value-type="float" office:value="0.849009158909321" calcext:value-type="float">
            <text:p>0.849009158909321</text:p>
          </table:table-cell>
          <table:table-cell office:value-type="float" office:value="0" calcext:value-type="float">
            <text:p>0</text:p>
          </table:table-cell>
          <table:table-cell office:value-type="float" office:value="11.155523341158" calcext:value-type="float">
            <text:p>11.155523341158</text:p>
          </table:table-cell>
          <table:table-cell office:value-type="float" office:value="283.350292865414" calcext:value-type="float">
            <text:p>283.350292865414</text:p>
          </table:table-cell>
          <table:table-cell table:formula="of:=AVERAGE([.E262:.E311])" office:value-type="float" office:value="282.004089049704" calcext:value-type="float">
            <text:p>282.004089049704</text:p>
          </table:table-cell>
          <table:table-cell table:number-columns-repeated="3"/>
        </table:table-row>
        <table:table-row table:style-name="ro1">
          <table:table-cell office:value-type="float" office:value="0.586449027061462" calcext:value-type="float">
            <text:p>0.586449027061462</text:p>
          </table:table-cell>
          <table:table-cell table:formula="of:=AVERAGE([.A263:.A312])" office:value-type="float" office:value="0.845419833958149" calcext:value-type="float">
            <text:p>0.845419833958149</text:p>
          </table:table-cell>
          <table:table-cell office:value-type="float" office:value="0" calcext:value-type="float">
            <text:p>0</text:p>
          </table:table-cell>
          <table:table-cell office:value-type="float" office:value="11.1670664673775" calcext:value-type="float">
            <text:p>11.1670664673775</text:p>
          </table:table-cell>
          <table:table-cell office:value-type="float" office:value="283.64348827139" calcext:value-type="float">
            <text:p>283.64348827139</text:p>
          </table:table-cell>
          <table:table-cell table:formula="of:=AVERAGE([.E263:.E312])" office:value-type="float" office:value="282.015224991501" calcext:value-type="float">
            <text:p>282.015224991501</text:p>
          </table:table-cell>
          <table:table-cell table:number-columns-repeated="3"/>
        </table:table-row>
        <table:table-row table:style-name="ro1">
          <table:table-cell office:value-type="float" office:value="0.194624334573746" calcext:value-type="float">
            <text:p>0.194624334573746</text:p>
          </table:table-cell>
          <table:table-cell table:formula="of:=AVERAGE([.A264:.A313])" office:value-type="float" office:value="0.833198846280575" calcext:value-type="float">
            <text:p>0.833198846280575</text:p>
          </table:table-cell>
          <table:table-cell office:value-type="float" office:value="0" calcext:value-type="float">
            <text:p>0</text:p>
          </table:table-cell>
          <table:table-cell office:value-type="float" office:value="11.2822302125186" calcext:value-type="float">
            <text:p>11.2822302125186</text:p>
          </table:table-cell>
          <table:table-cell office:value-type="float" office:value="286.568647397972" calcext:value-type="float">
            <text:p>286.568647397972</text:p>
          </table:table-cell>
          <table:table-cell table:formula="of:=AVERAGE([.E264:.E313])" office:value-type="float" office:value="282.082616423461" calcext:value-type="float">
            <text:p>282.0826164234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5:.A314])" office:value-type="float" office:value="0.833198846280575" calcext:value-type="float">
            <text:p>0.833198846280575</text:p>
          </table:table-cell>
          <table:table-cell office:value-type="float" office:value="1" calcext:value-type="float">
            <text:p>1</text:p>
          </table:table-cell>
          <table:table-cell office:value-type="float" office:value="11.0211112746477" calcext:value-type="float">
            <text:p>11.0211112746477</text:p>
          </table:table-cell>
          <table:table-cell office:value-type="float" office:value="279.936226376052" calcext:value-type="float">
            <text:p>279.936226376052</text:p>
          </table:table-cell>
          <table:table-cell table:formula="of:=AVERAGE([.E265:.E314])" office:value-type="float" office:value="282.078194948524" calcext:value-type="float">
            <text:p>282.0781949485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6:.A315])" office:value-type="float" office:value="0.833198846280575" calcext:value-type="float">
            <text:p>0.833198846280575</text:p>
          </table:table-cell>
          <table:table-cell office:value-type="float" office:value="1" calcext:value-type="float">
            <text:p>1</text:p>
          </table:table-cell>
          <table:table-cell office:value-type="float" office:value="11.0336235635281" calcext:value-type="float">
            <text:p>11.0336235635281</text:p>
          </table:table-cell>
          <table:table-cell office:value-type="float" office:value="280.254038513613" calcext:value-type="float">
            <text:p>280.254038513613</text:p>
          </table:table-cell>
          <table:table-cell table:formula="of:=AVERAGE([.E266:.E315])" office:value-type="float" office:value="282.079313132264" calcext:value-type="float">
            <text:p>282.0793131322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7:.A316])" office:value-type="float" office:value="0.833198846280575" calcext:value-type="float">
            <text:p>0.833198846280575</text:p>
          </table:table-cell>
          <table:table-cell office:value-type="float" office:value="0" calcext:value-type="float">
            <text:p>0</text:p>
          </table:table-cell>
          <table:table-cell office:value-type="float" office:value="11.1642387651831" calcext:value-type="float">
            <text:p>11.1642387651831</text:p>
          </table:table-cell>
          <table:table-cell office:value-type="float" office:value="283.57166463565" calcext:value-type="float">
            <text:p>283.57166463565</text:p>
          </table:table-cell>
          <table:table-cell table:formula="of:=AVERAGE([.E267:.E316])" office:value-type="float" office:value="282.148888479588" calcext:value-type="float">
            <text:p>282.148888479588</text:p>
          </table:table-cell>
          <table:table-cell table:number-columns-repeated="3"/>
        </table:table-row>
        <table:table-row table:style-name="ro1">
          <table:table-cell office:value-type="float" office:value="-0.006123929284513" calcext:value-type="float">
            <text:p>-0.006123929284513</text:p>
          </table:table-cell>
          <table:table-cell table:formula="of:=AVERAGE([.A268:.A317])" office:value-type="float" office:value="0.813076367694885" calcext:value-type="float">
            <text:p>0.813076367694885</text:p>
          </table:table-cell>
          <table:table-cell office:value-type="float" office:value="0" calcext:value-type="float">
            <text:p>0</text:p>
          </table:table-cell>
          <table:table-cell office:value-type="float" office:value="11.3986998632789" calcext:value-type="float">
            <text:p>11.3986998632789</text:p>
          </table:table-cell>
          <table:table-cell office:value-type="float" office:value="289.526976527283" calcext:value-type="float">
            <text:p>289.526976527283</text:p>
          </table:table-cell>
          <table:table-cell table:formula="of:=AVERAGE([.E268:.E317])" office:value-type="float" office:value="282.334339491253" calcext:value-type="float">
            <text:p>282.334339491253</text:p>
          </table:table-cell>
          <table:table-cell table:number-columns-repeated="3"/>
        </table:table-row>
        <table:table-row table:style-name="ro1">
          <table:table-cell office:value-type="float" office:value="0.471209049224854" calcext:value-type="float">
            <text:p>0.471209049224854</text:p>
          </table:table-cell>
          <table:table-cell table:formula="of:=AVERAGE([.A269:.A318])" office:value-type="float" office:value="0.802500548679382" calcext:value-type="float">
            <text:p>0.802500548679382</text:p>
          </table:table-cell>
          <table:table-cell office:value-type="float" office:value="0" calcext:value-type="float">
            <text:p>0</text:p>
          </table:table-cell>
          <table:table-cell office:value-type="float" office:value="11.319043140465" calcext:value-type="float">
            <text:p>11.319043140465</text:p>
          </table:table-cell>
          <table:table-cell office:value-type="float" office:value="287.503695767811" calcext:value-type="float">
            <text:p>287.503695767811</text:p>
          </table:table-cell>
          <table:table-cell table:formula="of:=AVERAGE([.E269:.E318])" office:value-type="float" office:value="282.481332969296" calcext:value-type="float">
            <text:p>282.481332969296</text:p>
          </table:table-cell>
          <table:table-cell table:number-columns-repeated="3"/>
        </table:table-row>
        <table:table-row table:style-name="ro1">
          <table:table-cell office:value-type="float" office:value="0.0959953963756561" calcext:value-type="float">
            <text:p>0.095995396375656</text:p>
          </table:table-cell>
          <table:table-cell table:formula="of:=AVERAGE([.A270:.A319])" office:value-type="float" office:value="0.788984503466636" calcext:value-type="float">
            <text:p>0.788984503466636</text:p>
          </table:table-cell>
          <table:table-cell office:value-type="float" office:value="0" calcext:value-type="float">
            <text:p>0</text:p>
          </table:table-cell>
          <table:table-cell office:value-type="float" office:value="11.3781292098045" calcext:value-type="float">
            <text:p>11.3781292098045</text:p>
          </table:table-cell>
          <table:table-cell office:value-type="float" office:value="289.004481929035" calcext:value-type="float">
            <text:p>289.004481929035</text:p>
          </table:table-cell>
          <table:table-cell table:formula="of:=AVERAGE([.E270:.E319])" office:value-type="float" office:value="282.610797903938" calcext:value-type="float">
            <text:p>282.6107979039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1:.A320])" office:value-type="float" office:value="0.798509657103568" calcext:value-type="float">
            <text:p>0.798509657103568</text:p>
          </table:table-cell>
          <table:table-cell office:value-type="float" office:value="1" calcext:value-type="float">
            <text:p>1</text:p>
          </table:table-cell>
          <table:table-cell office:value-type="float" office:value="11.032241392082" calcext:value-type="float">
            <text:p>11.032241392082</text:p>
          </table:table-cell>
          <table:table-cell office:value-type="float" office:value="280.218931358882" calcext:value-type="float">
            <text:p>280.218931358882</text:p>
          </table:table-cell>
          <table:table-cell table:formula="of:=AVERAGE([.E271:.E320])" office:value-type="float" office:value="282.488203600409" calcext:value-type="float">
            <text:p>282.488203600409</text:p>
          </table:table-cell>
          <table:table-cell table:number-columns-repeated="3"/>
        </table:table-row>
        <table:table-row table:style-name="ro1">
          <table:table-cell office:value-type="float" office:value="0.127090528607369" calcext:value-type="float">
            <text:p>0.127090528607369</text:p>
          </table:table-cell>
          <table:table-cell table:formula="of:=AVERAGE([.A272:.A321])" office:value-type="float" office:value="0.783687237519771" calcext:value-type="float">
            <text:p>0.783687237519771</text:p>
          </table:table-cell>
          <table:table-cell office:value-type="float" office:value="0" calcext:value-type="float">
            <text:p>0</text:p>
          </table:table-cell>
          <table:table-cell office:value-type="float" office:value="11.245365658474" calcext:value-type="float">
            <text:p>11.245365658474</text:p>
          </table:table-cell>
          <table:table-cell office:value-type="float" office:value="285.632287725239" calcext:value-type="float">
            <text:p>285.632287725239</text:p>
          </table:table-cell>
          <table:table-cell table:formula="of:=AVERAGE([.E272:.E321])" office:value-type="float" office:value="282.564541694382" calcext:value-type="float">
            <text:p>282.564541694382</text:p>
          </table:table-cell>
          <table:table-cell table:number-columns-repeated="3"/>
        </table:table-row>
        <table:table-row table:style-name="ro1">
          <table:table-cell office:value-type="float" office:value="-0.13105696439743" calcext:value-type="float">
            <text:p>-0.13105696439743</text:p>
          </table:table-cell>
          <table:table-cell table:formula="of:=AVERAGE([.A273:.A322])" office:value-type="float" office:value="0.761066098231822" calcext:value-type="float">
            <text:p>0.761066098231822</text:p>
          </table:table-cell>
          <table:table-cell office:value-type="float" office:value="0" calcext:value-type="float">
            <text:p>0</text:p>
          </table:table-cell>
          <table:table-cell office:value-type="float" office:value="11.2199597515792" calcext:value-type="float">
            <text:p>11.2199597515792</text:p>
          </table:table-cell>
          <table:table-cell office:value-type="float" office:value="284.986977690111" calcext:value-type="float">
            <text:p>284.986977690111</text:p>
          </table:table-cell>
          <table:table-cell table:formula="of:=AVERAGE([.E273:.E322])" office:value-type="float" office:value="282.661939908865" calcext:value-type="float">
            <text:p>282.661939908865</text:p>
          </table:table-cell>
          <table:table-cell table:number-columns-repeated="3"/>
        </table:table-row>
        <table:table-row table:style-name="ro1">
          <table:table-cell office:value-type="float" office:value="0.60865843296051" calcext:value-type="float">
            <text:p>0.60865843296051</text:p>
          </table:table-cell>
          <table:table-cell table:formula="of:=AVERAGE([.A274:.A323])" office:value-type="float" office:value="0.753239266891032" calcext:value-type="float">
            <text:p>0.753239266891032</text:p>
          </table:table-cell>
          <table:table-cell office:value-type="float" office:value="0" calcext:value-type="float">
            <text:p>0</text:p>
          </table:table-cell>
          <table:table-cell office:value-type="float" office:value="11.0543819482684" calcext:value-type="float">
            <text:p>11.0543819482684</text:p>
          </table:table-cell>
          <table:table-cell office:value-type="float" office:value="280.781301486018" calcext:value-type="float">
            <text:p>280.781301486018</text:p>
          </table:table-cell>
          <table:table-cell table:formula="of:=AVERAGE([.E274:.E323])" office:value-type="float" office:value="282.67167931308" calcext:value-type="float">
            <text:p>282.67167931308</text:p>
          </table:table-cell>
          <table:table-cell table:number-columns-repeated="3"/>
        </table:table-row>
        <table:table-row table:style-name="ro1">
          <table:table-cell office:value-type="float" office:value="0.164854362607002" calcext:value-type="float">
            <text:p>0.164854362607002</text:p>
          </table:table-cell>
          <table:table-cell table:formula="of:=AVERAGE([.A275:.A324])" office:value-type="float" office:value="0.736536354143172" calcext:value-type="float">
            <text:p>0.736536354143172</text:p>
          </table:table-cell>
          <table:table-cell office:value-type="float" office:value="0" calcext:value-type="float">
            <text:p>0</text:p>
          </table:table-cell>
          <table:table-cell office:value-type="float" office:value="11.2572396610498" calcext:value-type="float">
            <text:p>11.2572396610498</text:p>
          </table:table-cell>
          <table:table-cell office:value-type="float" office:value="285.933887390666" calcext:value-type="float">
            <text:p>285.933887390666</text:p>
          </table:table-cell>
          <table:table-cell table:formula="of:=AVERAGE([.E275:.E324])" office:value-type="float" office:value="282.792247057592" calcext:value-type="float">
            <text:p>282.7922470575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6:.A325])" office:value-type="float" office:value="0.742263757307082" calcext:value-type="float">
            <text:p>0.742263757307082</text:p>
          </table:table-cell>
          <table:table-cell office:value-type="float" office:value="1" calcext:value-type="float">
            <text:p>1</text:p>
          </table:table-cell>
          <table:table-cell office:value-type="float" office:value="11.0312769227028" calcext:value-type="float">
            <text:p>11.0312769227028</text:p>
          </table:table-cell>
          <table:table-cell office:value-type="float" office:value="280.194433836651" calcext:value-type="float">
            <text:p>280.194433836651</text:p>
          </table:table-cell>
          <table:table-cell table:formula="of:=AVERAGE([.E276:.E325])" office:value-type="float" office:value="282.676940021869" calcext:value-type="float">
            <text:p>282.676940021869</text:p>
          </table:table-cell>
          <table:table-cell table:number-columns-repeated="3"/>
        </table:table-row>
        <table:table-row table:style-name="ro1">
          <table:table-cell office:value-type="float" office:value="0.807535231113434" calcext:value-type="float">
            <text:p>0.807535231113434</text:p>
          </table:table-cell>
          <table:table-cell table:formula="of:=AVERAGE([.A277:.A326])" office:value-type="float" office:value="0.738414461929351" calcext:value-type="float">
            <text:p>0.738414461929351</text:p>
          </table:table-cell>
          <table:table-cell office:value-type="float" office:value="0" calcext:value-type="float">
            <text:p>0</text:p>
          </table:table-cell>
          <table:table-cell office:value-type="float" office:value="11.1816156404942" calcext:value-type="float">
            <text:p>11.1816156404942</text:p>
          </table:table-cell>
          <table:table-cell office:value-type="float" office:value="284.013037268553" calcext:value-type="float">
            <text:p>284.013037268553</text:p>
          </table:table-cell>
          <table:table-cell table:formula="of:=AVERAGE([.E277:.E326])" office:value-type="float" office:value="282.756917577416" calcext:value-type="float">
            <text:p>282.756917577416</text:p>
          </table:table-cell>
          <table:table-cell table:number-columns-repeated="3"/>
        </table:table-row>
        <table:table-row table:style-name="ro1">
          <table:table-cell office:value-type="float" office:value="0.862067818641663" calcext:value-type="float">
            <text:p>0.862067818641663</text:p>
          </table:table-cell>
          <table:table-cell table:formula="of:=AVERAGE([.A278:.A327])" office:value-type="float" office:value="0.739804479200393" calcext:value-type="float">
            <text:p>0.739804479200393</text:p>
          </table:table-cell>
          <table:table-cell office:value-type="float" office:value="0" calcext:value-type="float">
            <text:p>0</text:p>
          </table:table-cell>
          <table:table-cell office:value-type="float" office:value="11.2358101370335" calcext:value-type="float">
            <text:p>11.2358101370335</text:p>
          </table:table-cell>
          <table:table-cell office:value-type="float" office:value="285.38957748065" calcext:value-type="float">
            <text:p>285.38957748065</text:p>
          </table:table-cell>
          <table:table-cell table:formula="of:=AVERAGE([.E278:.E327])" office:value-type="float" office:value="282.841059115696" calcext:value-type="float">
            <text:p>282.841059115696</text:p>
          </table:table-cell>
          <table:table-cell table:number-columns-repeated="3"/>
        </table:table-row>
        <table:table-row table:style-name="ro1">
          <table:table-cell office:value-type="float" office:value="0.602175116539001" calcext:value-type="float">
            <text:p>0.602175116539001</text:p>
          </table:table-cell>
          <table:table-cell table:formula="of:=AVERAGE([.A279:.A328])" office:value-type="float" office:value="0.731847981531173" calcext:value-type="float">
            <text:p>0.731847981531173</text:p>
          </table:table-cell>
          <table:table-cell office:value-type="float" office:value="0" calcext:value-type="float">
            <text:p>0</text:p>
          </table:table-cell>
          <table:table-cell office:value-type="float" office:value="11.1482147283077" calcext:value-type="float">
            <text:p>11.1482147283077</text:p>
          </table:table-cell>
          <table:table-cell office:value-type="float" office:value="283.164654099016" calcext:value-type="float">
            <text:p>283.164654099016</text:p>
          </table:table-cell>
          <table:table-cell table:formula="of:=AVERAGE([.E279:.E328])" office:value-type="float" office:value="282.903306664035" calcext:value-type="float">
            <text:p>282.9033066640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0:.A329])" office:value-type="float" office:value="0.731847981531173" calcext:value-type="float">
            <text:p>0.731847981531173</text:p>
          </table:table-cell>
          <table:table-cell office:value-type="float" office:value="1" calcext:value-type="float">
            <text:p>1</text:p>
          </table:table-cell>
          <table:table-cell office:value-type="float" office:value="11.0295979011923" calcext:value-type="float">
            <text:p>11.0295979011923</text:p>
          </table:table-cell>
          <table:table-cell office:value-type="float" office:value="280.151786690285" calcext:value-type="float">
            <text:p>280.151786690285</text:p>
          </table:table-cell>
          <table:table-cell table:formula="of:=AVERAGE([.E280:.E329])" office:value-type="float" office:value="282.904198350002" calcext:value-type="float">
            <text:p>282.9041983500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1:.A330])" office:value-type="float" office:value="0.734508006889373" calcext:value-type="float">
            <text:p>0.734508006889373</text:p>
          </table:table-cell>
          <table:table-cell office:value-type="float" office:value="1" calcext:value-type="float">
            <text:p>1</text:p>
          </table:table-cell>
          <table:table-cell office:value-type="float" office:value="11.0358164993793" calcext:value-type="float">
            <text:p>11.0358164993793</text:p>
          </table:table-cell>
          <table:table-cell office:value-type="float" office:value="280.309739084234" calcext:value-type="float">
            <text:p>280.309739084234</text:p>
          </table:table-cell>
          <table:table-cell table:formula="of:=AVERAGE([.E281:.E330])" office:value-type="float" office:value="282.884526422418" calcext:value-type="float">
            <text:p>282.884526422418</text:p>
          </table:table-cell>
          <table:table-cell table:number-columns-repeated="3"/>
        </table:table-row>
        <table:table-row table:style-name="ro1">
          <table:table-cell office:value-type="float" office:value="0.397382259368896" calcext:value-type="float">
            <text:p>0.397382259368896</text:p>
          </table:table-cell>
          <table:table-cell table:formula="of:=AVERAGE([.A282:.A331])" office:value-type="float" office:value="0.722455652076751" calcext:value-type="float">
            <text:p>0.722455652076751</text:p>
          </table:table-cell>
          <table:table-cell office:value-type="float" office:value="0" calcext:value-type="float">
            <text:p>0</text:p>
          </table:table-cell>
          <table:table-cell office:value-type="float" office:value="11.3214695670784" calcext:value-type="float">
            <text:p>11.3214695670784</text:p>
          </table:table-cell>
          <table:table-cell office:value-type="float" office:value="287.56532700379" calcext:value-type="float">
            <text:p>287.56532700379</text:p>
          </table:table-cell>
          <table:table-cell table:formula="of:=AVERAGE([.E282:.E331])" office:value-type="float" office:value="283.036944522111" calcext:value-type="float">
            <text:p>283.036944522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3:.A332])" office:value-type="float" office:value="0.732395479995757" calcext:value-type="float">
            <text:p>0.732395479995757</text:p>
          </table:table-cell>
          <table:table-cell office:value-type="float" office:value="1" calcext:value-type="float">
            <text:p>1</text:p>
          </table:table-cell>
          <table:table-cell office:value-type="float" office:value="11.0379847955018" calcext:value-type="float">
            <text:p>11.0379847955018</text:p>
          </table:table-cell>
          <table:table-cell office:value-type="float" office:value="280.364813805746" calcext:value-type="float">
            <text:p>280.364813805746</text:p>
          </table:table-cell>
          <table:table-cell table:formula="of:=AVERAGE([.E283:.E332])" office:value-type="float" office:value="282.973686674498" calcext:value-type="float">
            <text:p>282.9736866744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4:.A333])" office:value-type="float" office:value="0.732395479995757" calcext:value-type="float">
            <text:p>0.732395479995757</text:p>
          </table:table-cell>
          <table:table-cell office:value-type="float" office:value="1" calcext:value-type="float">
            <text:p>1</text:p>
          </table:table-cell>
          <table:table-cell office:value-type="float" office:value="11.0267854521632" calcext:value-type="float">
            <text:p>11.0267854521632</text:p>
          </table:table-cell>
          <table:table-cell office:value-type="float" office:value="280.080350484946" calcext:value-type="float">
            <text:p>280.080350484946</text:p>
          </table:table-cell>
          <table:table-cell table:formula="of:=AVERAGE([.E284:.E333])" office:value-type="float" office:value="282.973431566481" calcext:value-type="float">
            <text:p>282.973431566481</text:p>
          </table:table-cell>
          <table:table-cell table:number-columns-repeated="3"/>
        </table:table-row>
        <table:table-row table:style-name="ro1">
          <table:table-cell office:value-type="float" office:value="0.922095894813538" calcext:value-type="float">
            <text:p>0.922095894813538</text:p>
          </table:table-cell>
          <table:table-cell table:formula="of:=AVERAGE([.A285:.A334])" office:value-type="float" office:value="0.730837397892028" calcext:value-type="float">
            <text:p>0.730837397892028</text:p>
          </table:table-cell>
          <table:table-cell office:value-type="float" office:value="0" calcext:value-type="float">
            <text:p>0</text:p>
          </table:table-cell>
          <table:table-cell office:value-type="float" office:value="11.1905903683305" calcext:value-type="float">
            <text:p>11.1905903683305</text:p>
          </table:table-cell>
          <table:table-cell office:value-type="float" office:value="284.240995355594" calcext:value-type="float">
            <text:p>284.240995355594</text:p>
          </table:table-cell>
          <table:table-cell table:formula="of:=AVERAGE([.E285:.E334])" office:value-type="float" office:value="283.05272605243" calcext:value-type="float">
            <text:p>283.05272605243</text:p>
          </table:table-cell>
          <table:table-cell table:number-columns-repeated="3"/>
        </table:table-row>
        <table:table-row table:style-name="ro1">
          <table:table-cell office:value-type="float" office:value="0.616225123405456" calcext:value-type="float">
            <text:p>0.616225123405456</text:p>
          </table:table-cell>
          <table:table-cell table:formula="of:=AVERAGE([.A286:.A335])" office:value-type="float" office:value="0.723161900360137" calcext:value-type="float">
            <text:p>0.723161900360137</text:p>
          </table:table-cell>
          <table:table-cell office:value-type="float" office:value="0" calcext:value-type="float">
            <text:p>0</text:p>
          </table:table-cell>
          <table:table-cell office:value-type="float" office:value="11.203805476138" calcext:value-type="float">
            <text:p>11.203805476138</text:p>
          </table:table-cell>
          <table:table-cell office:value-type="float" office:value="284.576659093905" calcext:value-type="float">
            <text:p>284.576659093905</text:p>
          </table:table-cell>
          <table:table-cell table:formula="of:=AVERAGE([.E286:.E335])" office:value-type="float" office:value="283.14261526971" calcext:value-type="float">
            <text:p>283.14261526971</text:p>
          </table:table-cell>
          <table:table-cell table:number-columns-repeated="3"/>
        </table:table-row>
        <table:table-row table:style-name="ro1">
          <table:table-cell office:value-type="float" office:value="0.564396619796753" calcext:value-type="float">
            <text:p>0.564396619796753</text:p>
          </table:table-cell>
          <table:table-cell table:formula="of:=AVERAGE([.A287:.A336])" office:value-type="float" office:value="0.718801653701812" calcext:value-type="float">
            <text:p>0.718801653701812</text:p>
          </table:table-cell>
          <table:table-cell office:value-type="float" office:value="0" calcext:value-type="float">
            <text:p>0</text:p>
          </table:table-cell>
          <table:table-cell office:value-type="float" office:value="11.1854218919128" calcext:value-type="float">
            <text:p>11.1854218919128</text:p>
          </table:table-cell>
          <table:table-cell office:value-type="float" office:value="284.109716054586" calcext:value-type="float">
            <text:p>284.109716054586</text:p>
          </table:table-cell>
          <table:table-cell table:formula="of:=AVERAGE([.E287:.E336])" office:value-type="float" office:value="283.21458076458" calcext:value-type="float">
            <text:p>283.21458076458</text:p>
          </table:table-cell>
          <table:table-cell table:number-columns-repeated="3"/>
        </table:table-row>
        <table:table-row table:style-name="ro1">
          <table:table-cell office:value-type="float" office:value="0.787194967269897" calcext:value-type="float">
            <text:p>0.787194967269897</text:p>
          </table:table-cell>
          <table:table-cell table:formula="of:=AVERAGE([.A288:.A337])" office:value-type="float" office:value="0.71454555304721" calcext:value-type="float">
            <text:p>0.71454555304721</text:p>
          </table:table-cell>
          <table:table-cell office:value-type="float" office:value="0" calcext:value-type="float">
            <text:p>0</text:p>
          </table:table-cell>
          <table:table-cell office:value-type="float" office:value="11.144362717393" calcext:value-type="float">
            <text:p>11.144362717393</text:p>
          </table:table-cell>
          <table:table-cell office:value-type="float" office:value="283.066813021783" calcext:value-type="float">
            <text:p>283.066813021783</text:p>
          </table:table-cell>
          <table:table-cell table:formula="of:=AVERAGE([.E288:.E337])" office:value-type="float" office:value="283.269154806806" calcext:value-type="float">
            <text:p>283.2691548068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9:.A338])" office:value-type="float" office:value="0.71454555304721" calcext:value-type="float">
            <text:p>0.71454555304721</text:p>
          </table:table-cell>
          <table:table-cell office:value-type="float" office:value="1" calcext:value-type="float">
            <text:p>1</text:p>
          </table:table-cell>
          <table:table-cell office:value-type="float" office:value="11.0259301015824" calcext:value-type="float">
            <text:p>11.0259301015824</text:p>
          </table:table-cell>
          <table:table-cell office:value-type="float" office:value="280.058624580193" calcext:value-type="float">
            <text:p>280.058624580193</text:p>
          </table:table-cell>
          <table:table-cell table:formula="of:=AVERAGE([.E289:.E338])" office:value-type="float" office:value="283.271688005577" calcext:value-type="float">
            <text:p>283.271688005577</text:p>
          </table:table-cell>
          <table:table-cell table:number-columns-repeated="3"/>
        </table:table-row>
        <table:table-row table:style-name="ro1">
          <table:table-cell office:value-type="float" office:value="0.276549875736237" calcext:value-type="float">
            <text:p>0.276549875736237</text:p>
          </table:table-cell>
          <table:table-cell table:formula="of:=AVERAGE([.A290:.A339])" office:value-type="float" office:value="0.704840839225799" calcext:value-type="float">
            <text:p>0.704840839225799</text:p>
          </table:table-cell>
          <table:table-cell office:value-type="float" office:value="0" calcext:value-type="float">
            <text:p>0</text:p>
          </table:table-cell>
          <table:table-cell office:value-type="float" office:value="11.2752466094226" calcext:value-type="float">
            <text:p>11.2752466094226</text:p>
          </table:table-cell>
          <table:table-cell office:value-type="float" office:value="286.391263879333" calcext:value-type="float">
            <text:p>286.391263879333</text:p>
          </table:table-cell>
          <table:table-cell table:formula="of:=AVERAGE([.E290:.E339])" office:value-type="float" office:value="283.344081462028" calcext:value-type="float">
            <text:p>283.3440814620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1:.A340])" office:value-type="float" office:value="0.708793187458068" calcext:value-type="float">
            <text:p>0.708793187458068</text:p>
          </table:table-cell>
          <table:table-cell office:value-type="float" office:value="1" calcext:value-type="float">
            <text:p>1</text:p>
          </table:table-cell>
          <table:table-cell office:value-type="float" office:value="11.0375060807735" calcext:value-type="float">
            <text:p>11.0375060807735</text:p>
          </table:table-cell>
          <table:table-cell office:value-type="float" office:value="280.352654451646" calcext:value-type="float">
            <text:p>280.352654451646</text:p>
          </table:table-cell>
          <table:table-cell table:formula="of:=AVERAGE([.E291:.E340])" office:value-type="float" office:value="283.295624051751" calcext:value-type="float">
            <text:p>283.2956240517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2:.A341])" office:value-type="float" office:value="0.708793187458068" calcext:value-type="float">
            <text:p>0.708793187458068</text:p>
          </table:table-cell>
          <table:table-cell office:value-type="float" office:value="1" calcext:value-type="float">
            <text:p>1</text:p>
          </table:table-cell>
          <table:table-cell office:value-type="float" office:value="11.0224781929284" calcext:value-type="float">
            <text:p>11.0224781929284</text:p>
          </table:table-cell>
          <table:table-cell office:value-type="float" office:value="279.970946100382" calcext:value-type="float">
            <text:p>279.970946100382</text:p>
          </table:table-cell>
          <table:table-cell table:formula="of:=AVERAGE([.E292:.E341])" office:value-type="float" office:value="283.290318639455" calcext:value-type="float">
            <text:p>283.2903186394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3:.A342])" office:value-type="float" office:value="0.721978216487914" calcext:value-type="float">
            <text:p>0.721978216487914</text:p>
          </table:table-cell>
          <table:table-cell office:value-type="float" office:value="1" calcext:value-type="float">
            <text:p>1</text:p>
          </table:table-cell>
          <table:table-cell office:value-type="float" office:value="11.032315311268" calcext:value-type="float">
            <text:p>11.032315311268</text:p>
          </table:table-cell>
          <table:table-cell office:value-type="float" office:value="280.220808906206" calcext:value-type="float">
            <text:p>280.220808906206</text:p>
          </table:table-cell>
          <table:table-cell table:formula="of:=AVERAGE([.E293:.E342])" office:value-type="float" office:value="283.210621821936" calcext:value-type="float">
            <text:p>283.210621821936</text:p>
          </table:table-cell>
          <table:table-cell table:number-columns-repeated="3"/>
        </table:table-row>
        <table:table-row table:style-name="ro1">
          <table:table-cell office:value-type="float" office:value="0.29397451877594" calcext:value-type="float">
            <text:p>0.29397451877594</text:p>
          </table:table-cell>
          <table:table-cell table:formula="of:=AVERAGE([.A294:.A343])" office:value-type="float" office:value="0.707857706863433" calcext:value-type="float">
            <text:p>0.707857706863433</text:p>
          </table:table-cell>
          <table:table-cell office:value-type="float" office:value="0" calcext:value-type="float">
            <text:p>0</text:p>
          </table:table-cell>
          <table:table-cell office:value-type="float" office:value="11.2621101140827" calcext:value-type="float">
            <text:p>11.2621101140827</text:p>
          </table:table-cell>
          <table:table-cell office:value-type="float" office:value="286.0575968977" calcext:value-type="float">
            <text:p>286.0575968977</text:p>
          </table:table-cell>
          <table:table-cell table:formula="of:=AVERAGE([.E294:.E343])" office:value-type="float" office:value="283.328550867399" calcext:value-type="float">
            <text:p>283.328550867399</text:p>
          </table:table-cell>
          <table:table-cell table:number-columns-repeated="3"/>
        </table:table-row>
        <table:table-row table:style-name="ro1">
          <table:table-cell office:value-type="float" office:value="0.722686529159546" calcext:value-type="float">
            <text:p>0.722686529159546</text:p>
          </table:table-cell>
          <table:table-cell table:formula="of:=AVERAGE([.A295:.A344])" office:value-type="float" office:value="0.71137662442401" calcext:value-type="float">
            <text:p>0.71137662442401</text:p>
          </table:table-cell>
          <table:table-cell office:value-type="float" office:value="0" calcext:value-type="float">
            <text:p>0</text:p>
          </table:table-cell>
          <table:table-cell office:value-type="float" office:value="11.2935879541129" calcext:value-type="float">
            <text:p>11.2935879541129</text:p>
          </table:table-cell>
          <table:table-cell office:value-type="float" office:value="286.857134034467" calcext:value-type="float">
            <text:p>286.857134034467</text:p>
          </table:table-cell>
          <table:table-cell table:formula="of:=AVERAGE([.E295:.E344])" office:value-type="float" office:value="283.325351288339" calcext:value-type="float">
            <text:p>283.325351288339</text:p>
          </table:table-cell>
          <table:table-cell table:number-columns-repeated="3"/>
        </table:table-row>
        <table:table-row table:style-name="ro1">
          <table:table-cell office:value-type="float" office:value="0.924596190452576" calcext:value-type="float">
            <text:p>0.924596190452576</text:p>
          </table:table-cell>
          <table:table-cell table:formula="of:=AVERAGE([.A296:.A345])" office:value-type="float" office:value="0.709868548233062" calcext:value-type="float">
            <text:p>0.709868548233062</text:p>
          </table:table-cell>
          <table:table-cell office:value-type="float" office:value="0" calcext:value-type="float">
            <text:p>0</text:p>
          </table:table-cell>
          <table:table-cell office:value-type="float" office:value="11.0984213566363" calcext:value-type="float">
            <text:p>11.0984213566363</text:p>
          </table:table-cell>
          <table:table-cell office:value-type="float" office:value="281.899902458562" calcext:value-type="float">
            <text:p>281.899902458562</text:p>
          </table:table-cell>
          <table:table-cell table:formula="of:=AVERAGE([.E296:.E345])" office:value-type="float" office:value="283.359887430265" calcext:value-type="float">
            <text:p>283.3598874302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7:.A346])" office:value-type="float" office:value="0.709868548233062" calcext:value-type="float">
            <text:p>0.709868548233062</text:p>
          </table:table-cell>
          <table:table-cell office:value-type="float" office:value="1" calcext:value-type="float">
            <text:p>1</text:p>
          </table:table-cell>
          <table:table-cell office:value-type="float" office:value="11.0277980276793" calcext:value-type="float">
            <text:p>11.0277980276793</text:p>
          </table:table-cell>
          <table:table-cell office:value-type="float" office:value="280.106069903055" calcext:value-type="float">
            <text:p>280.106069903055</text:p>
          </table:table-cell>
          <table:table-cell table:formula="of:=AVERAGE([.E297:.E346])" office:value-type="float" office:value="283.35580510594" calcext:value-type="float">
            <text:p>283.355805105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8:.A347])" office:value-type="float" office:value="0.709868548233062" calcext:value-type="float">
            <text:p>0.709868548233062</text:p>
          </table:table-cell>
          <table:table-cell office:value-type="float" office:value="1" calcext:value-type="float">
            <text:p>1</text:p>
          </table:table-cell>
          <table:table-cell office:value-type="float" office:value="11.0271397949278" calcext:value-type="float">
            <text:p>11.0271397949278</text:p>
          </table:table-cell>
          <table:table-cell office:value-type="float" office:value="280.089350791167" calcext:value-type="float">
            <text:p>280.089350791167</text:p>
          </table:table-cell>
          <table:table-cell table:formula="of:=AVERAGE([.E298:.E347])" office:value-type="float" office:value="283.355638212844" calcext:value-type="float">
            <text:p>283.355638212844</text:p>
          </table:table-cell>
          <table:table-cell table:number-columns-repeated="3"/>
        </table:table-row>
        <table:table-row table:style-name="ro1">
          <table:table-cell office:value-type="float" office:value="0.993092894554138" calcext:value-type="float">
            <text:p>0.993092894554138</text:p>
          </table:table-cell>
          <table:table-cell table:formula="of:=AVERAGE([.A299:.A348])" office:value-type="float" office:value="0.71963103922084" calcext:value-type="float">
            <text:p>0.71963103922084</text:p>
          </table:table-cell>
          <table:table-cell office:value-type="float" office:value="0" calcext:value-type="float">
            <text:p>0</text:p>
          </table:table-cell>
          <table:table-cell office:value-type="float" office:value="11.2598080594331" calcext:value-type="float">
            <text:p>11.2598080594331</text:p>
          </table:table-cell>
          <table:table-cell office:value-type="float" office:value="285.999124709601" calcext:value-type="float">
            <text:p>285.999124709601</text:p>
          </table:table-cell>
          <table:table-cell table:formula="of:=AVERAGE([.E299:.E348])" office:value-type="float" office:value="283.372090295779" calcext:value-type="float">
            <text:p>283.3720902957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0:.A349])" office:value-type="float" office:value="0.721190575677901" calcext:value-type="float">
            <text:p>0.721190575677901</text:p>
          </table:table-cell>
          <table:table-cell office:value-type="float" office:value="1" calcext:value-type="float">
            <text:p>1</text:p>
          </table:table-cell>
          <table:table-cell office:value-type="float" office:value="11.0286803646296" calcext:value-type="float">
            <text:p>11.0286803646296</text:p>
          </table:table-cell>
          <table:table-cell office:value-type="float" office:value="280.128481261592" calcext:value-type="float">
            <text:p>280.128481261592</text:p>
          </table:table-cell>
          <table:table-cell table:formula="of:=AVERAGE([.E300:.E349])" office:value-type="float" office:value="283.265514153137" calcext:value-type="float">
            <text:p>283.265514153137</text:p>
          </table:table-cell>
          <table:table-cell table:number-columns-repeated="3"/>
        </table:table-row>
        <table:table-row table:style-name="ro1">
          <table:table-cell office:value-type="float" office:value="0.229389324784279" calcext:value-type="float">
            <text:p>0.229389324784279</text:p>
          </table:table-cell>
          <table:table-cell table:formula="of:=AVERAGE([.A301:.A350])" office:value-type="float" office:value="0.719987171906978" calcext:value-type="float">
            <text:p>0.719987171906978</text:p>
          </table:table-cell>
          <table:table-cell office:value-type="float" office:value="0" calcext:value-type="float">
            <text:p>0</text:p>
          </table:table-cell>
          <table:table-cell office:value-type="float" office:value="11.1754909079403" calcext:value-type="float">
            <text:p>11.1754909079403</text:p>
          </table:table-cell>
          <table:table-cell office:value-type="float" office:value="283.857469061683" calcext:value-type="float">
            <text:p>283.857469061683</text:p>
          </table:table-cell>
          <table:table-cell table:formula="of:=AVERAGE([.E301:.E350])" office:value-type="float" office:value="283.253920447421" calcext:value-type="float">
            <text:p>283.2539204474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2:.A351])" office:value-type="float" office:value="0.728090153951198" calcext:value-type="float">
            <text:p>0.728090153951198</text:p>
          </table:table-cell>
          <table:table-cell office:value-type="float" office:value="1" calcext:value-type="float">
            <text:p>1</text:p>
          </table:table-cell>
          <table:table-cell office:value-type="float" office:value="11.0301223754168" calcext:value-type="float">
            <text:p>11.0301223754168</text:p>
          </table:table-cell>
          <table:table-cell office:value-type="float" office:value="280.165108335586" calcext:value-type="float">
            <text:p>280.165108335586</text:p>
          </table:table-cell>
          <table:table-cell table:formula="of:=AVERAGE([.E302:.E351])" office:value-type="float" office:value="283.125869335717" calcext:value-type="float">
            <text:p>283.1258693357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3:.A352])" office:value-type="float" office:value="0.728090153951198" calcext:value-type="float">
            <text:p>0.728090153951198</text:p>
          </table:table-cell>
          <table:table-cell office:value-type="float" office:value="1" calcext:value-type="float">
            <text:p>1</text:p>
          </table:table-cell>
          <table:table-cell office:value-type="float" office:value="11.023369916442" calcext:value-type="float">
            <text:p>11.023369916442</text:p>
          </table:table-cell>
          <table:table-cell office:value-type="float" office:value="279.993595877628" calcext:value-type="float">
            <text:p>279.993595877628</text:p>
          </table:table-cell>
          <table:table-cell table:formula="of:=AVERAGE([.E303:.E352])" office:value-type="float" office:value="283.119563160895" calcext:value-type="float">
            <text:p>283.119563160895</text:p>
          </table:table-cell>
          <table:table-cell table:number-columns-repeated="3"/>
        </table:table-row>
        <table:table-row table:style-name="ro1">
          <table:table-cell office:value-type="float" office:value="0.594725728034973" calcext:value-type="float">
            <text:p>0.594725728034973</text:p>
          </table:table-cell>
          <table:table-cell table:formula="of:=AVERAGE([.A304:.A353])" office:value-type="float" office:value="0.719984668511897" calcext:value-type="float">
            <text:p>0.719984668511897</text:p>
          </table:table-cell>
          <table:table-cell office:value-type="float" office:value="0" calcext:value-type="float">
            <text:p>0</text:p>
          </table:table-cell>
          <table:table-cell office:value-type="float" office:value="11.1354372690141" calcext:value-type="float">
            <text:p>11.1354372690141</text:p>
          </table:table-cell>
          <table:table-cell office:value-type="float" office:value="282.840106632959" calcext:value-type="float">
            <text:p>282.840106632959</text:p>
          </table:table-cell>
          <table:table-cell table:formula="of:=AVERAGE([.E304:.E353])" office:value-type="float" office:value="283.174812524111" calcext:value-type="float">
            <text:p>283.174812524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5:.A354])" office:value-type="float" office:value="0.725001095551997" calcext:value-type="float">
            <text:p>0.725001095551997</text:p>
          </table:table-cell>
          <table:table-cell office:value-type="float" office:value="1" calcext:value-type="float">
            <text:p>1</text:p>
          </table:table-cell>
          <table:table-cell office:value-type="float" office:value="11.0377219717294" calcext:value-type="float">
            <text:p>11.0377219717294</text:p>
          </table:table-cell>
          <table:table-cell office:value-type="float" office:value="280.358138081927" calcext:value-type="float">
            <text:p>280.358138081927</text:p>
          </table:table-cell>
          <table:table-cell table:formula="of:=AVERAGE([.E305:.E354])" office:value-type="float" office:value="283.062033322738" calcext:value-type="float">
            <text:p>283.0620333227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6:.A355])" office:value-type="float" office:value="0.725001095551997" calcext:value-type="float">
            <text:p>0.725001095551997</text:p>
          </table:table-cell>
          <table:table-cell office:value-type="float" office:value="1" calcext:value-type="float">
            <text:p>1</text:p>
          </table:table-cell>
          <table:table-cell office:value-type="float" office:value="11.0333654330373" calcext:value-type="float">
            <text:p>11.0333654330373</text:p>
          </table:table-cell>
          <table:table-cell office:value-type="float" office:value="280.247481999147" calcext:value-type="float">
            <text:p>280.247481999147</text:p>
          </table:table-cell>
          <table:table-cell table:formula="of:=AVERAGE([.E306:.E355])" office:value-type="float" office:value="283.062418964998" calcext:value-type="float">
            <text:p>283.0624189649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7:.A356])" office:value-type="float" office:value="0.726610579509288" calcext:value-type="float">
            <text:p>0.726610579509288</text:p>
          </table:table-cell>
          <table:table-cell office:value-type="float" office:value="1" calcext:value-type="float">
            <text:p>1</text:p>
          </table:table-cell>
          <table:table-cell office:value-type="float" office:value="11.0333466599107" calcext:value-type="float">
            <text:p>11.0333466599107</text:p>
          </table:table-cell>
          <table:table-cell office:value-type="float" office:value="280.247005161731" calcext:value-type="float">
            <text:p>280.247005161731</text:p>
          </table:table-cell>
          <table:table-cell table:formula="of:=AVERAGE([.E307:.E356])" office:value-type="float" office:value="283.036006344496" calcext:value-type="float">
            <text:p>283.0360063444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8:.A357])" office:value-type="float" office:value="0.732801852244884" calcext:value-type="float">
            <text:p>0.732801852244884</text:p>
          </table:table-cell>
          <table:table-cell office:value-type="float" office:value="1" calcext:value-type="float">
            <text:p>1</text:p>
          </table:table-cell>
          <table:table-cell office:value-type="float" office:value="11.0264088163108" calcext:value-type="float">
            <text:p>11.0264088163108</text:p>
          </table:table-cell>
          <table:table-cell office:value-type="float" office:value="280.070783934293" calcext:value-type="float">
            <text:p>280.070783934293</text:p>
          </table:table-cell>
          <table:table-cell table:formula="of:=AVERAGE([.E308:.E357])" office:value-type="float" office:value="282.906749430176" calcext:value-type="float">
            <text:p>282.906749430176</text:p>
          </table:table-cell>
          <table:table-cell table:number-columns-repeated="3"/>
        </table:table-row>
        <table:table-row table:style-name="ro1">
          <table:table-cell office:value-type="float" office:value="-0.0314852297306061" calcext:value-type="float">
            <text:p>-0.031485229730606</text:p>
          </table:table-cell>
          <table:table-cell table:formula="of:=AVERAGE([.A309:.A358])" office:value-type="float" office:value="0.733486062008888" calcext:value-type="float">
            <text:p>0.733486062008888</text:p>
          </table:table-cell>
          <table:table-cell office:value-type="float" office:value="0" calcext:value-type="float">
            <text:p>0</text:p>
          </table:table-cell>
          <table:table-cell office:value-type="float" office:value="11.3834455245942" calcext:value-type="float">
            <text:p>11.3834455245942</text:p>
          </table:table-cell>
          <table:table-cell office:value-type="float" office:value="289.139516324692" calcext:value-type="float">
            <text:p>289.139516324692</text:p>
          </table:table-cell>
          <table:table-cell table:formula="of:=AVERAGE([.E309:.E358])" office:value-type="float" office:value="282.867335837535" calcext:value-type="float">
            <text:p>282.8673358375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0:.A359])" office:value-type="float" office:value="0.733486062008888" calcext:value-type="float">
            <text:p>0.733486062008888</text:p>
          </table:table-cell>
          <table:table-cell office:value-type="float" office:value="1" calcext:value-type="float">
            <text:p>1</text:p>
          </table:table-cell>
          <table:table-cell office:value-type="float" office:value="11.0297152332336" calcext:value-type="float">
            <text:p>11.0297152332336</text:p>
          </table:table-cell>
          <table:table-cell office:value-type="float" office:value="280.154766924133" calcext:value-type="float">
            <text:p>280.154766924133</text:p>
          </table:table-cell>
          <table:table-cell table:formula="of:=AVERAGE([.E310:.E359])" office:value-type="float" office:value="282.868016522946" calcext:value-type="float">
            <text:p>282.8680165229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1:.A360])" office:value-type="float" office:value="0.733486062008888" calcext:value-type="float">
            <text:p>0.733486062008888</text:p>
          </table:table-cell>
          <table:table-cell office:value-type="float" office:value="0" calcext:value-type="float">
            <text:p>0</text:p>
          </table:table-cell>
          <table:table-cell office:value-type="float" office:value="11.1508945921302" calcext:value-type="float">
            <text:p>11.1508945921302</text:p>
          </table:table-cell>
          <table:table-cell office:value-type="float" office:value="283.232722640107" calcext:value-type="float">
            <text:p>283.232722640107</text:p>
          </table:table-cell>
          <table:table-cell table:formula="of:=AVERAGE([.E311:.E360])" office:value-type="float" office:value="282.931589083253" calcext:value-type="float">
            <text:p>282.931589083253</text:p>
          </table:table-cell>
          <table:table-cell table:number-columns-repeated="3"/>
        </table:table-row>
        <table:table-row table:style-name="ro1">
          <table:table-cell office:value-type="float" office:value="0.661188960075378" calcext:value-type="float">
            <text:p>0.661188960075378</text:p>
          </table:table-cell>
          <table:table-cell table:formula="of:=AVERAGE([.A312:.A361])" office:value-type="float" office:value="0.726709841210395" calcext:value-type="float">
            <text:p>0.726709841210395</text:p>
          </table:table-cell>
          <table:table-cell office:value-type="float" office:value="0" calcext:value-type="float">
            <text:p>0</text:p>
          </table:table-cell>
          <table:table-cell office:value-type="float" office:value="11.1537117344409" calcext:value-type="float">
            <text:p>11.1537117344409</text:p>
          </table:table-cell>
          <table:table-cell office:value-type="float" office:value="283.304278054799" calcext:value-type="float">
            <text:p>283.304278054799</text:p>
          </table:table-cell>
          <table:table-cell table:formula="of:=AVERAGE([.E312:.E361])" office:value-type="float" office:value="282.930668787041" calcext:value-type="float">
            <text:p>282.930668787041</text:p>
          </table:table-cell>
          <table:table-cell table:number-columns-repeated="3"/>
        </table:table-row>
        <table:table-row table:style-name="ro1">
          <table:table-cell office:value-type="float" office:value="0.65884268283844" calcext:value-type="float">
            <text:p>0.65884268283844</text:p>
          </table:table-cell>
          <table:table-cell table:formula="of:=AVERAGE([.A313:.A362])" office:value-type="float" office:value="0.728157714325935" calcext:value-type="float">
            <text:p>0.728157714325935</text:p>
          </table:table-cell>
          <table:table-cell office:value-type="float" office:value="0" calcext:value-type="float">
            <text:p>0</text:p>
          </table:table-cell>
          <table:table-cell office:value-type="float" office:value="11.1501436670661" calcext:value-type="float">
            <text:p>11.1501436670661</text:p>
          </table:table-cell>
          <table:table-cell office:value-type="float" office:value="283.213649143479" calcext:value-type="float">
            <text:p>283.213649143479</text:p>
          </table:table-cell>
          <table:table-cell table:formula="of:=AVERAGE([.E313:.E362])" office:value-type="float" office:value="282.922072004483" calcext:value-type="float">
            <text:p>282.9220720044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4:.A363])" office:value-type="float" office:value="0.74426522763446" calcext:value-type="float">
            <text:p>0.74426522763446</text:p>
          </table:table-cell>
          <table:table-cell office:value-type="float" office:value="1" calcext:value-type="float">
            <text:p>1</text:p>
          </table:table-cell>
          <table:table-cell office:value-type="float" office:value="11.039950107193" calcext:value-type="float">
            <text:p>11.039950107193</text:p>
          </table:table-cell>
          <table:table-cell office:value-type="float" office:value="280.414732722702" calcext:value-type="float">
            <text:p>280.414732722702</text:p>
          </table:table-cell>
          <table:table-cell table:formula="of:=AVERAGE([.E314:.E363])" office:value-type="float" office:value="282.798993710978" calcext:value-type="float">
            <text:p>282.7989937109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5:.A364])" office:value-type="float" office:value="0.74426522763446" calcext:value-type="float">
            <text:p>0.74426522763446</text:p>
          </table:table-cell>
          <table:table-cell office:value-type="float" office:value="1" calcext:value-type="float">
            <text:p>1</text:p>
          </table:table-cell>
          <table:table-cell office:value-type="float" office:value="11.0305952235431" calcext:value-type="float">
            <text:p>11.0305952235431</text:p>
          </table:table-cell>
          <table:table-cell office:value-type="float" office:value="280.177118677993" calcext:value-type="float">
            <text:p>280.177118677993</text:p>
          </table:table-cell>
          <table:table-cell table:formula="of:=AVERAGE([.E315:.E364])" office:value-type="float" office:value="282.803811557016" calcext:value-type="float">
            <text:p>282.803811557016</text:p>
          </table:table-cell>
          <table:table-cell table:number-columns-repeated="3"/>
        </table:table-row>
        <table:table-row table:style-name="ro1">
          <table:table-cell office:value-type="float" office:value="0.878248751163483" calcext:value-type="float">
            <text:p>0.878248751163483</text:p>
          </table:table-cell>
          <table:table-cell table:formula="of:=AVERAGE([.A316:.A365])" office:value-type="float" office:value="0.741830202657729" calcext:value-type="float">
            <text:p>0.741830202657729</text:p>
          </table:table-cell>
          <table:table-cell office:value-type="float" office:value="0" calcext:value-type="float">
            <text:p>0</text:p>
          </table:table-cell>
          <table:table-cell office:value-type="float" office:value="11.1112563086301" calcext:value-type="float">
            <text:p>11.1112563086301</text:p>
          </table:table-cell>
          <table:table-cell office:value-type="float" office:value="282.225910239205" calcext:value-type="float">
            <text:p>282.225910239205</text:p>
          </table:table-cell>
          <table:table-cell table:formula="of:=AVERAGE([.E316:.E365])" office:value-type="float" office:value="282.843248991528" calcext:value-type="float">
            <text:p>282.843248991528</text:p>
          </table:table-cell>
          <table:table-cell table:number-columns-repeated="3"/>
        </table:table-row>
        <table:table-row table:style-name="ro1">
          <table:table-cell office:value-type="float" office:value="0.545952022075653" calcext:value-type="float">
            <text:p>0.545952022075653</text:p>
          </table:table-cell>
          <table:table-cell table:formula="of:=AVERAGE([.A317:.A366])" office:value-type="float" office:value="0.732749243099242" calcext:value-type="float">
            <text:p>0.732749243099242</text:p>
          </table:table-cell>
          <table:table-cell office:value-type="float" office:value="0" calcext:value-type="float">
            <text:p>0</text:p>
          </table:table-cell>
          <table:table-cell office:value-type="float" office:value="11.0904110981792" calcext:value-type="float">
            <text:p>11.0904110981792</text:p>
          </table:table-cell>
          <table:table-cell office:value-type="float" office:value="281.696441893752" calcext:value-type="float">
            <text:p>281.696441893752</text:p>
          </table:table-cell>
          <table:table-cell table:formula="of:=AVERAGE([.E317:.E366])" office:value-type="float" office:value="282.80574453669" calcext:value-type="float">
            <text:p>282.805744536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8:.A367])" office:value-type="float" office:value="0.752871721684933" calcext:value-type="float">
            <text:p>0.752871721684933</text:p>
          </table:table-cell>
          <table:table-cell office:value-type="float" office:value="1" calcext:value-type="float">
            <text:p>1</text:p>
          </table:table-cell>
          <table:table-cell office:value-type="float" office:value="11.0286827112705" calcext:value-type="float">
            <text:p>11.0286827112705</text:p>
          </table:table-cell>
          <table:table-cell office:value-type="float" office:value="280.128540866269" calcext:value-type="float">
            <text:p>280.128540866269</text:p>
          </table:table-cell>
          <table:table-cell table:formula="of:=AVERAGE([.E318:.E367])" office:value-type="float" office:value="282.61777582347" calcext:value-type="float">
            <text:p>282.61777582347</text:p>
          </table:table-cell>
          <table:table-cell table:number-columns-repeated="3"/>
        </table:table-row>
        <table:table-row table:style-name="ro1">
          <table:table-cell office:value-type="float" office:value="0.547193288803101" calcext:value-type="float">
            <text:p>0.547193288803101</text:p>
          </table:table-cell>
          <table:table-cell table:formula="of:=AVERAGE([.A319:.A368])" office:value-type="float" office:value="0.754391406476498" calcext:value-type="float">
            <text:p>0.754391406476498</text:p>
          </table:table-cell>
          <table:table-cell office:value-type="float" office:value="0" calcext:value-type="float">
            <text:p>0</text:p>
          </table:table-cell>
          <table:table-cell office:value-type="float" office:value="11.3226159011215" calcext:value-type="float">
            <text:p>11.3226159011215</text:p>
          </table:table-cell>
          <table:table-cell office:value-type="float" office:value="287.594443888486" calcext:value-type="float">
            <text:p>287.594443888486</text:p>
          </table:table-cell>
          <table:table-cell table:formula="of:=AVERAGE([.E319:.E368])" office:value-type="float" office:value="282.619590785883" calcext:value-type="float">
            <text:p>282.6195907858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0:.A369])" office:value-type="float" office:value="0.772471498548985" calcext:value-type="float">
            <text:p>0.772471498548985</text:p>
          </table:table-cell>
          <table:table-cell office:value-type="float" office:value="1" calcext:value-type="float">
            <text:p>1</text:p>
          </table:table-cell>
          <table:table-cell office:value-type="float" office:value="11.0278214940876" calcext:value-type="float">
            <text:p>11.0278214940876</text:p>
          </table:table-cell>
          <table:table-cell office:value-type="float" office:value="280.106665949824" calcext:value-type="float">
            <text:p>280.106665949824</text:p>
          </table:table-cell>
          <table:table-cell table:formula="of:=AVERAGE([.E320:.E369])" office:value-type="float" office:value="282.441634466299" calcext:value-type="float">
            <text:p>282.4416344662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1:.A370])" office:value-type="float" office:value="0.772471498548985" calcext:value-type="float">
            <text:p>0.772471498548985</text:p>
          </table:table-cell>
          <table:table-cell office:value-type="float" office:value="1" calcext:value-type="float">
            <text:p>1</text:p>
          </table:table-cell>
          <table:table-cell office:value-type="float" office:value="11.0257552768409" calcext:value-type="float">
            <text:p>11.0257552768409</text:p>
          </table:table-cell>
          <table:table-cell office:value-type="float" office:value="280.054184031759" calcext:value-type="float">
            <text:p>280.054184031759</text:p>
          </table:table-cell>
          <table:table-cell table:formula="of:=AVERAGE([.E321:.E370])" office:value-type="float" office:value="282.438339519757" calcext:value-type="float">
            <text:p>282.438339519757</text:p>
          </table:table-cell>
          <table:table-cell table:number-columns-repeated="3"/>
        </table:table-row>
        <table:table-row table:style-name="ro1">
          <table:table-cell office:value-type="float" office:value="0.388765126466751" calcext:value-type="float">
            <text:p>0.388765126466751</text:p>
          </table:table-cell>
          <table:table-cell table:formula="of:=AVERAGE([.A322:.A371])" office:value-type="float" office:value="0.777704990506172" calcext:value-type="float">
            <text:p>0.777704990506172</text:p>
          </table:table-cell>
          <table:table-cell office:value-type="float" office:value="0" calcext:value-type="float">
            <text:p>0</text:p>
          </table:table-cell>
          <table:table-cell office:value-type="float" office:value="11.107565042612" calcext:value-type="float">
            <text:p>11.107565042612</text:p>
          </table:table-cell>
          <table:table-cell office:value-type="float" office:value="282.132152082344" calcext:value-type="float">
            <text:p>282.132152082344</text:p>
          </table:table-cell>
          <table:table-cell table:formula="of:=AVERAGE([.E322:.E371])" office:value-type="float" office:value="282.368336806899" calcext:value-type="float">
            <text:p>282.368336806899</text:p>
          </table:table-cell>
          <table:table-cell table:number-columns-repeated="3"/>
        </table:table-row>
        <table:table-row table:style-name="ro1">
          <table:table-cell office:value-type="float" office:value="0.421201705932617" calcext:value-type="float">
            <text:p>0.421201705932617</text:p>
          </table:table-cell>
          <table:table-cell table:formula="of:=AVERAGE([.A323:.A372])" office:value-type="float" office:value="0.788750163912773" calcext:value-type="float">
            <text:p>0.788750163912773</text:p>
          </table:table-cell>
          <table:table-cell office:value-type="float" office:value="0" calcext:value-type="float">
            <text:p>0</text:p>
          </table:table-cell>
          <table:table-cell office:value-type="float" office:value="11.1502081996888" calcext:value-type="float">
            <text:p>11.1502081996888</text:p>
          </table:table-cell>
          <table:table-cell office:value-type="float" office:value="283.215288272095" calcext:value-type="float">
            <text:p>283.215288272095</text:p>
          </table:table-cell>
          <table:table-cell table:formula="of:=AVERAGE([.E323:.E372])" office:value-type="float" office:value="282.332903018538" calcext:value-type="float">
            <text:p>282.3329030185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4:.A373])" office:value-type="float" office:value="0.796576995253563" calcext:value-type="float">
            <text:p>0.796576995253563</text:p>
          </table:table-cell>
          <table:table-cell office:value-type="float" office:value="1" calcext:value-type="float">
            <text:p>1</text:p>
          </table:table-cell>
          <table:table-cell office:value-type="float" office:value="11.0216545219988" calcext:value-type="float">
            <text:p>11.0216545219988</text:p>
          </table:table-cell>
          <table:table-cell office:value-type="float" office:value="279.950024858769" calcext:value-type="float">
            <text:p>279.950024858769</text:p>
          </table:table-cell>
          <table:table-cell table:formula="of:=AVERAGE([.E324:.E373])" office:value-type="float" office:value="282.316277485994" calcext:value-type="float">
            <text:p>282.3162774859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5:.A374])" office:value-type="float" office:value="0.813279908001423" calcext:value-type="float">
            <text:p>0.813279908001423</text:p>
          </table:table-cell>
          <table:table-cell office:value-type="float" office:value="1" calcext:value-type="float">
            <text:p>1</text:p>
          </table:table-cell>
          <table:table-cell office:value-type="float" office:value="11.0257224238694" calcext:value-type="float">
            <text:p>11.0257224238694</text:p>
          </table:table-cell>
          <table:table-cell office:value-type="float" office:value="280.053349566282" calcext:value-type="float">
            <text:p>280.053349566282</text:p>
          </table:table-cell>
          <table:table-cell table:formula="of:=AVERAGE([.E325:.E374])" office:value-type="float" office:value="282.198666729506" calcext:value-type="float">
            <text:p>282.1986667295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6:.A375])" office:value-type="float" office:value="0.813279908001423" calcext:value-type="float">
            <text:p>0.813279908001423</text:p>
          </table:table-cell>
          <table:table-cell office:value-type="float" office:value="1" calcext:value-type="float">
            <text:p>1</text:p>
          </table:table-cell>
          <table:table-cell office:value-type="float" office:value="11.0309085000932" calcext:value-type="float">
            <text:p>11.0309085000932</text:p>
          </table:table-cell>
          <table:table-cell office:value-type="float" office:value="280.185075902368" calcext:value-type="float">
            <text:p>280.185075902368</text:p>
          </table:table-cell>
          <table:table-cell table:formula="of:=AVERAGE([.E326:.E375])" office:value-type="float" office:value="282.19847957082" calcext:value-type="float">
            <text:p>282.198479570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7:.A376])" office:value-type="float" office:value="0.817129203379154" calcext:value-type="float">
            <text:p>0.817129203379154</text:p>
          </table:table-cell>
          <table:table-cell office:value-type="float" office:value="1" calcext:value-type="float">
            <text:p>1</text:p>
          </table:table-cell>
          <table:table-cell office:value-type="float" office:value="11.0288246830404" calcext:value-type="float">
            <text:p>11.0288246830404</text:p>
          </table:table-cell>
          <table:table-cell office:value-type="float" office:value="280.132146949226" calcext:value-type="float">
            <text:p>280.132146949226</text:p>
          </table:table-cell>
          <table:table-cell table:formula="of:=AVERAGE([.E327:.E376])" office:value-type="float" office:value="282.120861764433" calcext:value-type="float">
            <text:p>282.120861764433</text:p>
          </table:table-cell>
          <table:table-cell table:number-columns-repeated="3"/>
        </table:table-row>
        <table:table-row table:style-name="ro1">
          <table:table-cell office:value-type="float" office:value="0.728094458580017" calcext:value-type="float">
            <text:p>0.728094458580017</text:p>
          </table:table-cell>
          <table:table-cell table:formula="of:=AVERAGE([.A328:.A377])" office:value-type="float" office:value="0.814449736177921" calcext:value-type="float">
            <text:p>0.814449736177921</text:p>
          </table:table-cell>
          <table:table-cell office:value-type="float" office:value="0" calcext:value-type="float">
            <text:p>0</text:p>
          </table:table-cell>
          <table:table-cell office:value-type="float" office:value="11.1810688731819" calcext:value-type="float">
            <text:p>11.1810688731819</text:p>
          </table:table-cell>
          <table:table-cell office:value-type="float" office:value="283.999149378821" calcext:value-type="float">
            <text:p>283.999149378821</text:p>
          </table:table-cell>
          <table:table-cell table:formula="of:=AVERAGE([.E328:.E377])" office:value-type="float" office:value="282.093053202397" calcext:value-type="float">
            <text:p>282.093053202397</text:p>
          </table:table-cell>
          <table:table-cell table:number-columns-repeated="3"/>
        </table:table-row>
        <table:table-row table:style-name="ro1">
          <table:table-cell office:value-type="float" office:value="0.213103920221329" calcext:value-type="float">
            <text:p>0.213103920221329</text:p>
          </table:table-cell>
          <table:table-cell table:formula="of:=AVERAGE([.A329:.A378])" office:value-type="float" office:value="0.806668312251568" calcext:value-type="float">
            <text:p>0.806668312251568</text:p>
          </table:table-cell>
          <table:table-cell office:value-type="float" office:value="0" calcext:value-type="float">
            <text:p>0</text:p>
          </table:table-cell>
          <table:table-cell office:value-type="float" office:value="11.3327134965926" calcext:value-type="float">
            <text:p>11.3327134965926</text:p>
          </table:table-cell>
          <table:table-cell office:value-type="float" office:value="287.850922813453" calcext:value-type="float">
            <text:p>287.850922813453</text:p>
          </table:table-cell>
          <table:table-cell table:formula="of:=AVERAGE([.E329:.E378])" office:value-type="float" office:value="282.186778576686" calcext:value-type="float">
            <text:p>282.1867785766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0:.A379])" office:value-type="float" office:value="0.806668312251568" calcext:value-type="float">
            <text:p>0.806668312251568</text:p>
          </table:table-cell>
          <table:table-cell office:value-type="float" office:value="1" calcext:value-type="float">
            <text:p>1</text:p>
          </table:table-cell>
          <table:table-cell office:value-type="float" office:value="11.0307817814887" calcext:value-type="float">
            <text:p>11.0307817814887</text:p>
          </table:table-cell>
          <table:table-cell office:value-type="float" office:value="280.181857249812" calcext:value-type="float">
            <text:p>280.181857249812</text:p>
          </table:table-cell>
          <table:table-cell table:formula="of:=AVERAGE([.E330:.E379])" office:value-type="float" office:value="282.187379987876" calcext:value-type="float">
            <text:p>282.1873799878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1:.A380])" office:value-type="float" office:value="0.806668312251568" calcext:value-type="float">
            <text:p>0.806668312251568</text:p>
          </table:table-cell>
          <table:table-cell office:value-type="float" office:value="1" calcext:value-type="float">
            <text:p>1</text:p>
          </table:table-cell>
          <table:table-cell office:value-type="float" office:value="11.0247896341413" calcext:value-type="float">
            <text:p>11.0247896341413</text:p>
          </table:table-cell>
          <table:table-cell office:value-type="float" office:value="280.02965670719" calcext:value-type="float">
            <text:p>280.02965670719</text:p>
          </table:table-cell>
          <table:table-cell table:formula="of:=AVERAGE([.E331:.E380])" office:value-type="float" office:value="282.181778340335" calcext:value-type="float">
            <text:p>282.1817783403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2:.A381])" office:value-type="float" office:value="0.81872066706419" calcext:value-type="float">
            <text:p>0.81872066706419</text:p>
          </table:table-cell>
          <table:table-cell office:value-type="float" office:value="1" calcext:value-type="float">
            <text:p>1</text:p>
          </table:table-cell>
          <table:table-cell office:value-type="float" office:value="11.0269344638556" calcext:value-type="float">
            <text:p>11.0269344638556</text:p>
          </table:table-cell>
          <table:table-cell office:value-type="float" office:value="280.084135381933" calcext:value-type="float">
            <text:p>280.084135381933</text:p>
          </table:table-cell>
          <table:table-cell table:formula="of:=AVERAGE([.E332:.E381])" office:value-type="float" office:value="282.032154507898" calcext:value-type="float">
            <text:p>282.0321545078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3:.A382])" office:value-type="float" office:value="0.81872066706419" calcext:value-type="float">
            <text:p>0.81872066706419</text:p>
          </table:table-cell>
          <table:table-cell office:value-type="float" office:value="1" calcext:value-type="float">
            <text:p>1</text:p>
          </table:table-cell>
          <table:table-cell office:value-type="float" office:value="11.0332645274818" calcext:value-type="float">
            <text:p>11.0332645274818</text:p>
          </table:table-cell>
          <table:table-cell office:value-type="float" office:value="280.244918998038" calcext:value-type="float">
            <text:p>280.244918998038</text:p>
          </table:table-cell>
          <table:table-cell table:formula="of:=AVERAGE([.E333:.E382])" office:value-type="float" office:value="282.029756611744" calcext:value-type="float">
            <text:p>282.0297566117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4:.A383])" office:value-type="float" office:value="0.81872066706419" calcext:value-type="float">
            <text:p>0.81872066706419</text:p>
          </table:table-cell>
          <table:table-cell office:value-type="float" office:value="1" calcext:value-type="float">
            <text:p>1</text:p>
          </table:table-cell>
          <table:table-cell office:value-type="float" office:value="11.0322519519657" calcext:value-type="float">
            <text:p>11.0322519519657</text:p>
          </table:table-cell>
          <table:table-cell office:value-type="float" office:value="280.219199579929" calcext:value-type="float">
            <text:p>280.219199579929</text:p>
          </table:table-cell>
          <table:table-cell table:formula="of:=AVERAGE([.E334:.E383])" office:value-type="float" office:value="282.032533593644" calcext:value-type="float">
            <text:p>282.0325335936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5:.A384])" office:value-type="float" office:value="0.820278749167919" calcext:value-type="float">
            <text:p>0.820278749167919</text:p>
          </table:table-cell>
          <table:table-cell office:value-type="float" office:value="1" calcext:value-type="float">
            <text:p>1</text:p>
          </table:table-cell>
          <table:table-cell office:value-type="float" office:value="11.0273380860776" calcext:value-type="float">
            <text:p>11.0273380860776</text:p>
          </table:table-cell>
          <table:table-cell office:value-type="float" office:value="280.09438738637" calcext:value-type="float">
            <text:p>280.09438738637</text:p>
          </table:table-cell>
          <table:table-cell table:formula="of:=AVERAGE([.E335:.E384])" office:value-type="float" office:value="281.949601434259" calcext:value-type="float">
            <text:p>281.949601434259</text:p>
          </table:table-cell>
          <table:table-cell table:number-columns-repeated="3"/>
        </table:table-row>
        <table:table-row table:style-name="ro1">
          <table:table-cell office:value-type="float" office:value="0.441801965236664" calcext:value-type="float">
            <text:p>0.441801965236664</text:p>
          </table:table-cell>
          <table:table-cell table:formula="of:=AVERAGE([.A336:.A385])" office:value-type="float" office:value="0.816790286004543" calcext:value-type="float">
            <text:p>0.816790286004543</text:p>
          </table:table-cell>
          <table:table-cell office:value-type="float" office:value="0" calcext:value-type="float">
            <text:p>0</text:p>
          </table:table-cell>
          <table:table-cell office:value-type="float" office:value="11.2609989796519" calcext:value-type="float">
            <text:p>11.2609989796519</text:p>
          </table:table-cell>
          <table:table-cell office:value-type="float" office:value="286.029374083159" calcext:value-type="float">
            <text:p>286.029374083159</text:p>
          </table:table-cell>
          <table:table-cell table:formula="of:=AVERAGE([.E336:.E385])" office:value-type="float" office:value="281.978655734044" calcext:value-type="float">
            <text:p>281.978655734044</text:p>
          </table:table-cell>
          <table:table-cell table:number-columns-repeated="3"/>
        </table:table-row>
        <table:table-row table:style-name="ro1">
          <table:table-cell office:value-type="float" office:value="0.623684942722321" calcext:value-type="float">
            <text:p>0.623684942722321</text:p>
          </table:table-cell>
          <table:table-cell table:formula="of:=AVERAGE([.A337:.A386])" office:value-type="float" office:value="0.817976052463055" calcext:value-type="float">
            <text:p>0.817976052463055</text:p>
          </table:table-cell>
          <table:table-cell office:value-type="float" office:value="0" calcext:value-type="float">
            <text:p>0</text:p>
          </table:table-cell>
          <table:table-cell office:value-type="float" office:value="11.1607387503922" calcext:value-type="float">
            <text:p>11.1607387503922</text:p>
          </table:table-cell>
          <table:table-cell office:value-type="float" office:value="283.482764259962" calcext:value-type="float">
            <text:p>283.482764259962</text:p>
          </table:table-cell>
          <table:table-cell table:formula="of:=AVERAGE([.E337:.E386])" office:value-type="float" office:value="281.966116698152" calcext:value-type="float">
            <text:p>281.966116698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8:.A387])" office:value-type="float" office:value="0.822232153117657" calcext:value-type="float">
            <text:p>0.822232153117657</text:p>
          </table:table-cell>
          <table:table-cell office:value-type="float" office:value="1" calcext:value-type="float">
            <text:p>1</text:p>
          </table:table-cell>
          <table:table-cell office:value-type="float" office:value="11.0310915380776" calcext:value-type="float">
            <text:p>11.0310915380776</text:p>
          </table:table-cell>
          <table:table-cell office:value-type="float" office:value="280.189725067171" calcext:value-type="float">
            <text:p>280.189725067171</text:p>
          </table:table-cell>
          <table:table-cell table:formula="of:=AVERAGE([.E338:.E387])" office:value-type="float" office:value="281.90857493906" calcext:value-type="float">
            <text:p>281.908574939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9:.A388])" office:value-type="float" office:value="0.822232153117657" calcext:value-type="float">
            <text:p>0.822232153117657</text:p>
          </table:table-cell>
          <table:table-cell office:value-type="float" office:value="1" calcext:value-type="float">
            <text:p>1</text:p>
          </table:table-cell>
          <table:table-cell office:value-type="float" office:value="11.0293749703139" calcext:value-type="float">
            <text:p>11.0293749703139</text:p>
          </table:table-cell>
          <table:table-cell office:value-type="float" office:value="280.146124245973" calcext:value-type="float">
            <text:p>280.146124245973</text:p>
          </table:table-cell>
          <table:table-cell table:formula="of:=AVERAGE([.E339:.E388])" office:value-type="float" office:value="281.910324932375" calcext:value-type="float">
            <text:p>281.910324932375</text:p>
          </table:table-cell>
          <table:table-cell table:number-columns-repeated="3"/>
        </table:table-row>
        <table:table-row table:style-name="ro1">
          <table:table-cell office:value-type="float" office:value="0.722970128059387" calcext:value-type="float">
            <text:p>0.722970128059387</text:p>
          </table:table-cell>
          <table:table-cell table:formula="of:=AVERAGE([.A340:.A389])" office:value-type="float" office:value="0.83116055816412" calcext:value-type="float">
            <text:p>0.83116055816412</text:p>
          </table:table-cell>
          <table:table-cell office:value-type="float" office:value="0" calcext:value-type="float">
            <text:p>0</text:p>
          </table:table-cell>
          <table:table-cell office:value-type="float" office:value="11.1503888910323" calcext:value-type="float">
            <text:p>11.1503888910323</text:p>
          </table:table-cell>
          <table:table-cell office:value-type="float" office:value="283.219877832221" calcext:value-type="float">
            <text:p>283.219877832221</text:p>
          </table:table-cell>
          <table:table-cell table:formula="of:=AVERAGE([.E340:.E389])" office:value-type="float" office:value="281.846897211433" calcext:value-type="float">
            <text:p>281.8468972114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1:.A390])" office:value-type="float" office:value="0.83116055816412" calcext:value-type="float">
            <text:p>0.83116055816412</text:p>
          </table:table-cell>
          <table:table-cell office:value-type="float" office:value="1" calcext:value-type="float">
            <text:p>1</text:p>
          </table:table-cell>
          <table:table-cell office:value-type="float" office:value="11.0255346926034" calcext:value-type="float">
            <text:p>11.0255346926034</text:p>
          </table:table-cell>
          <table:table-cell office:value-type="float" office:value="280.048581192125" calcext:value-type="float">
            <text:p>280.048581192125</text:p>
          </table:table-cell>
          <table:table-cell table:formula="of:=AVERAGE([.E341:.E390])" office:value-type="float" office:value="281.840815746243" calcext:value-type="float">
            <text:p>281.8408157462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2:.A391])" office:value-type="float" office:value="0.83116055816412" calcext:value-type="float">
            <text:p>0.83116055816412</text:p>
          </table:table-cell>
          <table:table-cell office:value-type="float" office:value="1" calcext:value-type="float">
            <text:p>1</text:p>
          </table:table-cell>
          <table:table-cell office:value-type="float" office:value="11.0388847322583" calcext:value-type="float">
            <text:p>11.0388847322583</text:p>
          </table:table-cell>
          <table:table-cell office:value-type="float" office:value="280.387672199361" calcext:value-type="float">
            <text:p>280.387672199361</text:p>
          </table:table-cell>
          <table:table-cell table:formula="of:=AVERAGE([.E342:.E391])" office:value-type="float" office:value="281.849150268222" calcext:value-type="float">
            <text:p>281.849150268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3:.A392])" office:value-type="float" office:value="0.83116055816412" calcext:value-type="float">
            <text:p>0.83116055816412</text:p>
          </table:table-cell>
          <table:table-cell office:value-type="float" office:value="1" calcext:value-type="float">
            <text:p>1</text:p>
          </table:table-cell>
          <table:table-cell office:value-type="float" office:value="11.0304473851711" calcext:value-type="float">
            <text:p>11.0304473851711</text:p>
          </table:table-cell>
          <table:table-cell office:value-type="float" office:value="280.173363583345" calcext:value-type="float">
            <text:p>280.173363583345</text:p>
          </table:table-cell>
          <table:table-cell table:formula="of:=AVERAGE([.E343:.E392])" office:value-type="float" office:value="281.848201361765" calcext:value-type="float">
            <text:p>281.848201361765</text:p>
          </table:table-cell>
          <table:table-cell table:number-columns-repeated="3"/>
        </table:table-row>
        <table:table-row table:style-name="ro1">
          <table:table-cell office:value-type="float" office:value="0.561628043651581" calcext:value-type="float">
            <text:p>0.561628043651581</text:p>
          </table:table-cell>
          <table:table-cell table:formula="of:=AVERAGE([.A344:.A393])" office:value-type="float" office:value="0.836513628661633" calcext:value-type="float">
            <text:p>0.836513628661633</text:p>
          </table:table-cell>
          <table:table-cell office:value-type="float" office:value="0" calcext:value-type="float">
            <text:p>0</text:p>
          </table:table-cell>
          <table:table-cell office:value-type="float" office:value="11.0587443535626" calcext:value-type="float">
            <text:p>11.0587443535626</text:p>
          </table:table-cell>
          <table:table-cell office:value-type="float" office:value="280.89210658049" calcext:value-type="float">
            <text:p>280.89210658049</text:p>
          </table:table-cell>
          <table:table-cell table:formula="of:=AVERAGE([.E344:.E393])" office:value-type="float" office:value="281.744891555421" calcext:value-type="float">
            <text:p>281.744891555421</text:p>
          </table:table-cell>
          <table:table-cell table:number-columns-repeated="3"/>
        </table:table-row>
        <table:table-row table:style-name="ro1">
          <table:table-cell office:value-type="float" office:value="0.0955158472061157" calcext:value-type="float">
            <text:p>0.095515847206116</text:p>
          </table:table-cell>
          <table:table-cell table:formula="of:=AVERAGE([.A345:.A394])" office:value-type="float" office:value="0.823970215022564" calcext:value-type="float">
            <text:p>0.823970215022564</text:p>
          </table:table-cell>
          <table:table-cell office:value-type="float" office:value="0" calcext:value-type="float">
            <text:p>0</text:p>
          </table:table-cell>
          <table:table-cell office:value-type="float" office:value="11.2342965537012" calcext:value-type="float">
            <text:p>11.2342965537012</text:p>
          </table:table-cell>
          <table:table-cell office:value-type="float" office:value="285.351132464009" calcext:value-type="float">
            <text:p>285.351132464009</text:p>
          </table:table-cell>
          <table:table-cell table:formula="of:=AVERAGE([.E345:.E394])" office:value-type="float" office:value="281.714771524011" calcext:value-type="float">
            <text:p>281.7147715240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6:.A395])" office:value-type="float" office:value="0.825478291213512" calcext:value-type="float">
            <text:p>0.825478291213512</text:p>
          </table:table-cell>
          <table:table-cell office:value-type="float" office:value="0" calcext:value-type="float">
            <text:p>0</text:p>
          </table:table-cell>
          <table:table-cell office:value-type="float" office:value="11.1983683093458" calcext:value-type="float">
            <text:p>11.1983683093458</text:p>
          </table:table-cell>
          <table:table-cell office:value-type="float" office:value="284.438555057384" calcext:value-type="float">
            <text:p>284.438555057384</text:p>
          </table:table-cell>
          <table:table-cell table:formula="of:=AVERAGE([.E346:.E395])" office:value-type="float" office:value="281.765544575988" calcext:value-type="float">
            <text:p>281.7655445759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7:.A396])" office:value-type="float" office:value="0.825478291213512" calcext:value-type="float">
            <text:p>0.825478291213512</text:p>
          </table:table-cell>
          <table:table-cell office:value-type="float" office:value="1" calcext:value-type="float">
            <text:p>1</text:p>
          </table:table-cell>
          <table:table-cell office:value-type="float" office:value="11.0332117280632" calcext:value-type="float">
            <text:p>11.0332117280632</text:p>
          </table:table-cell>
          <table:table-cell office:value-type="float" office:value="280.243577892806" calcext:value-type="float">
            <text:p>280.243577892806</text:p>
          </table:table-cell>
          <table:table-cell table:formula="of:=AVERAGE([.E347:.E396])" office:value-type="float" office:value="281.768294735783" calcext:value-type="float">
            <text:p>281.7682947357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8:.A397])" office:value-type="float" office:value="0.825478291213512" calcext:value-type="float">
            <text:p>0.825478291213512</text:p>
          </table:table-cell>
          <table:table-cell office:value-type="float" office:value="1" calcext:value-type="float">
            <text:p>1</text:p>
          </table:table-cell>
          <table:table-cell office:value-type="float" office:value="11.0235822874367" calcext:value-type="float">
            <text:p>11.0235822874367</text:p>
          </table:table-cell>
          <table:table-cell office:value-type="float" office:value="279.998990100893" calcext:value-type="float">
            <text:p>279.998990100893</text:p>
          </table:table-cell>
          <table:table-cell table:formula="of:=AVERAGE([.E348:.E397])" office:value-type="float" office:value="281.766487521977" calcext:value-type="float">
            <text:p>281.766487521977</text:p>
          </table:table-cell>
          <table:table-cell table:number-columns-repeated="3"/>
        </table:table-row>
        <table:table-row table:style-name="ro1">
          <table:table-cell office:value-type="float" office:value="0.822653651237488" calcext:value-type="float">
            <text:p>0.822653651237488</text:p>
          </table:table-cell>
          <table:table-cell table:formula="of:=AVERAGE([.A349:.A398])" office:value-type="float" office:value="0.822069506347179" calcext:value-type="float">
            <text:p>0.822069506347179</text:p>
          </table:table-cell>
          <table:table-cell office:value-type="float" office:value="0" calcext:value-type="float">
            <text:p>0</text:p>
          </table:table-cell>
          <table:table-cell office:value-type="float" office:value="11.2258064071953" calcext:value-type="float">
            <text:p>11.2258064071953</text:p>
          </table:table-cell>
          <table:table-cell office:value-type="float" office:value="285.135482742761" calcext:value-type="float">
            <text:p>285.135482742761</text:p>
          </table:table-cell>
          <table:table-cell table:formula="of:=AVERAGE([.E349:.E398])" office:value-type="float" office:value="281.749214682641" calcext:value-type="float">
            <text:p>281.749214682641</text:p>
          </table:table-cell>
          <table:table-cell table:number-columns-repeated="3"/>
        </table:table-row>
        <table:table-row table:style-name="ro1">
          <table:table-cell office:value-type="float" office:value="0.372857272624969" calcext:value-type="float">
            <text:p>0.372857272624969</text:p>
          </table:table-cell>
          <table:table-cell table:formula="of:=AVERAGE([.A350:.A399])" office:value-type="float" office:value="0.809526651799679" calcext:value-type="float">
            <text:p>0.809526651799679</text:p>
          </table:table-cell>
          <table:table-cell office:value-type="float" office:value="0" calcext:value-type="float">
            <text:p>0</text:p>
          </table:table-cell>
          <table:table-cell office:value-type="float" office:value="11.1351275124252" calcext:value-type="float">
            <text:p>11.1351275124252</text:p>
          </table:table-cell>
          <table:table-cell office:value-type="float" office:value="282.8322388156" calcext:value-type="float">
            <text:p>282.8322388156</text:p>
          </table:table-cell>
          <table:table-cell table:formula="of:=AVERAGE([.E350:.E399])" office:value-type="float" office:value="281.803289833721" calcext:value-type="float">
            <text:p>281.803289833721</text:p>
          </table:table-cell>
          <table:table-cell table:number-columns-repeated="3"/>
        </table:table-row>
        <table:table-row table:style-name="ro1">
          <table:table-cell office:value-type="float" office:value="0.555835068225861" calcext:value-type="float">
            <text:p>0.555835068225861</text:p>
          </table:table-cell>
          <table:table-cell table:formula="of:=AVERAGE([.A351:.A400])" office:value-type="float" office:value="0.81605556666851" calcext:value-type="float">
            <text:p>0.81605556666851</text:p>
          </table:table-cell>
          <table:table-cell office:value-type="float" office:value="0" calcext:value-type="float">
            <text:p>0</text:p>
          </table:table-cell>
          <table:table-cell office:value-type="float" office:value="11.2051829543024" calcext:value-type="float">
            <text:p>11.2051829543024</text:p>
          </table:table-cell>
          <table:table-cell office:value-type="float" office:value="284.611647039282" calcext:value-type="float">
            <text:p>284.611647039282</text:p>
          </table:table-cell>
          <table:table-cell table:formula="of:=AVERAGE([.E351:.E400])" office:value-type="float" office:value="281.818373393273" calcext:value-type="float">
            <text:p>281.8183733932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2:.A401])" office:value-type="float" office:value="0.81605556666851" calcext:value-type="float">
            <text:p>0.81605556666851</text:p>
          </table:table-cell>
          <table:table-cell office:value-type="float" office:value="1" calcext:value-type="float">
            <text:p>1</text:p>
          </table:table-cell>
          <table:table-cell office:value-type="float" office:value="11.0349752286434" calcext:value-type="float">
            <text:p>11.0349752286434</text:p>
          </table:table-cell>
          <table:table-cell office:value-type="float" office:value="280.288370807543" calcext:value-type="float">
            <text:p>280.288370807543</text:p>
          </table:table-cell>
          <table:table-cell table:formula="of:=AVERAGE([.E352:.E401])" office:value-type="float" office:value="281.820838642712" calcext:value-type="float">
            <text:p>281.8208386427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3:.A402])" office:value-type="float" office:value="0.81605556666851" calcext:value-type="float">
            <text:p>0.81605556666851</text:p>
          </table:table-cell>
          <table:table-cell office:value-type="float" office:value="1" calcext:value-type="float">
            <text:p>1</text:p>
          </table:table-cell>
          <table:table-cell office:value-type="float" office:value="11.0246335825264" calcext:value-type="float">
            <text:p>11.0246335825264</text:p>
          </table:table-cell>
          <table:table-cell office:value-type="float" office:value="280.025692996172" calcext:value-type="float">
            <text:p>280.025692996172</text:p>
          </table:table-cell>
          <table:table-cell table:formula="of:=AVERAGE([.E353:.E402])" office:value-type="float" office:value="281.821480585083" calcext:value-type="float">
            <text:p>281.8214805850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4:.A403])" office:value-type="float" office:value="0.824161052107811" calcext:value-type="float">
            <text:p>0.824161052107811</text:p>
          </table:table-cell>
          <table:table-cell office:value-type="float" office:value="1" calcext:value-type="float">
            <text:p>1</text:p>
          </table:table-cell>
          <table:table-cell office:value-type="float" office:value="11.0319715283871" calcext:value-type="float">
            <text:p>11.0319715283871</text:p>
          </table:table-cell>
          <table:table-cell office:value-type="float" office:value="280.212076821032" calcext:value-type="float">
            <text:p>280.212076821032</text:p>
          </table:table-cell>
          <table:table-cell table:formula="of:=AVERAGE([.E354:.E403])" office:value-type="float" office:value="281.768919988844" calcext:value-type="float">
            <text:p>281.768919988844</text:p>
          </table:table-cell>
          <table:table-cell table:number-columns-repeated="3"/>
        </table:table-row>
        <table:table-row table:style-name="ro1">
          <table:table-cell office:value-type="float" office:value="0.685277283191681" calcext:value-type="float">
            <text:p>0.685277283191681</text:p>
          </table:table-cell>
          <table:table-cell table:formula="of:=AVERAGE([.A355:.A404])" office:value-type="float" office:value="0.817866597771645" calcext:value-type="float">
            <text:p>0.817866597771645</text:p>
          </table:table-cell>
          <table:table-cell office:value-type="float" office:value="0" calcext:value-type="float">
            <text:p>0</text:p>
          </table:table-cell>
          <table:table-cell office:value-type="float" office:value="11.2659562583953" calcext:value-type="float">
            <text:p>11.2659562583953</text:p>
          </table:table-cell>
          <table:table-cell office:value-type="float" office:value="286.155288963241" calcext:value-type="float">
            <text:p>286.155288963241</text:p>
          </table:table-cell>
          <table:table-cell table:formula="of:=AVERAGE([.E355:.E404])" office:value-type="float" office:value="281.884863006471" calcext:value-type="float">
            <text:p>281.8848630064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6:.A405])" office:value-type="float" office:value="0.817866597771645" calcext:value-type="float">
            <text:p>0.817866597771645</text:p>
          </table:table-cell>
          <table:table-cell office:value-type="float" office:value="1" calcext:value-type="float">
            <text:p>1</text:p>
          </table:table-cell>
          <table:table-cell office:value-type="float" office:value="11.0387204674006" calcext:value-type="float">
            <text:p>11.0387204674006</text:p>
          </table:table-cell>
          <table:table-cell office:value-type="float" office:value="280.383499871974" calcext:value-type="float">
            <text:p>280.383499871974</text:p>
          </table:table-cell>
          <table:table-cell table:formula="of:=AVERAGE([.E356:.E405])" office:value-type="float" office:value="281.887583363927" calcext:value-type="float">
            <text:p>281.8875833639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7:.A406])" office:value-type="float" office:value="0.817866597771645" calcext:value-type="float">
            <text:p>0.817866597771645</text:p>
          </table:table-cell>
          <table:table-cell office:value-type="float" office:value="0" calcext:value-type="float">
            <text:p>0</text:p>
          </table:table-cell>
          <table:table-cell office:value-type="float" office:value="11.1547818026572" calcext:value-type="float">
            <text:p>11.1547818026572</text:p>
          </table:table-cell>
          <table:table-cell office:value-type="float" office:value="283.331457787494" calcext:value-type="float">
            <text:p>283.331457787494</text:p>
          </table:table-cell>
          <table:table-cell table:formula="of:=AVERAGE([.E357:.E406])" office:value-type="float" office:value="281.949272416442" calcext:value-type="float">
            <text:p>281.9492724164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8:.A407])" office:value-type="float" office:value="0.817866597771645" calcext:value-type="float">
            <text:p>0.817866597771645</text:p>
          </table:table-cell>
          <table:table-cell office:value-type="float" office:value="1" calcext:value-type="float">
            <text:p>1</text:p>
          </table:table-cell>
          <table:table-cell office:value-type="float" office:value="11.040191811198" calcext:value-type="float">
            <text:p>11.040191811198</text:p>
          </table:table-cell>
          <table:table-cell office:value-type="float" office:value="280.420872004429" calcext:value-type="float">
            <text:p>280.420872004429</text:p>
          </table:table-cell>
          <table:table-cell table:formula="of:=AVERAGE([.E358:.E407])" office:value-type="float" office:value="281.956274177845" calcext:value-type="float">
            <text:p>281.956274177845</text:p>
          </table:table-cell>
          <table:table-cell table:number-columns-repeated="3"/>
        </table:table-row>
        <table:table-row table:style-name="ro1">
          <table:table-cell office:value-type="float" office:value="0.759981155395508" calcext:value-type="float">
            <text:p>0.759981155395508</text:p>
          </table:table-cell>
          <table:table-cell table:formula="of:=AVERAGE([.A359:.A408])" office:value-type="float" office:value="0.833695925474167" calcext:value-type="float">
            <text:p>0.833695925474167</text:p>
          </table:table-cell>
          <table:table-cell office:value-type="float" office:value="0" calcext:value-type="float">
            <text:p>0</text:p>
          </table:table-cell>
          <table:table-cell office:value-type="float" office:value="11.0822459614277" calcext:value-type="float">
            <text:p>11.0822459614277</text:p>
          </table:table-cell>
          <table:table-cell office:value-type="float" office:value="281.489047420263" calcext:value-type="float">
            <text:p>281.489047420263</text:p>
          </table:table-cell>
          <table:table-cell table:formula="of:=AVERAGE([.E359:.E408])" office:value-type="float" office:value="281.803264799757" calcext:value-type="float">
            <text:p>281.803264799757</text:p>
          </table:table-cell>
          <table:table-cell table:number-columns-repeated="3"/>
        </table:table-row>
        <table:table-row table:style-name="ro1">
          <table:table-cell office:value-type="float" office:value="0.210002303123474" calcext:value-type="float">
            <text:p>0.210002303123474</text:p>
          </table:table-cell>
          <table:table-cell table:formula="of:=AVERAGE([.A360:.A409])" office:value-type="float" office:value="0.817895971536636" calcext:value-type="float">
            <text:p>0.817895971536636</text:p>
          </table:table-cell>
          <table:table-cell office:value-type="float" office:value="0" calcext:value-type="float">
            <text:p>0</text:p>
          </table:table-cell>
          <table:table-cell office:value-type="float" office:value="11.2146281836242" calcext:value-type="float">
            <text:p>11.2146281836242</text:p>
          </table:table-cell>
          <table:table-cell office:value-type="float" office:value="284.851555864053" calcext:value-type="float">
            <text:p>284.851555864053</text:p>
          </table:table-cell>
          <table:table-cell table:formula="of:=AVERAGE([.E360:.E409])" office:value-type="float" office:value="281.897200578555" calcext:value-type="float">
            <text:p>281.8972005785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1:.A410])" office:value-type="float" office:value="0.817895971536636" calcext:value-type="float">
            <text:p>0.817895971536636</text:p>
          </table:table-cell>
          <table:table-cell office:value-type="float" office:value="1" calcext:value-type="float">
            <text:p>1</text:p>
          </table:table-cell>
          <table:table-cell office:value-type="float" office:value="11.0269626235455" calcext:value-type="float">
            <text:p>11.0269626235455</text:p>
          </table:table-cell>
          <table:table-cell office:value-type="float" office:value="280.084850638056" calcext:value-type="float">
            <text:p>280.084850638056</text:p>
          </table:table-cell>
          <table:table-cell table:formula="of:=AVERAGE([.E361:.E410])" office:value-type="float" office:value="281.834243138514" calcext:value-type="float">
            <text:p>281.8342431385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2:.A411])" office:value-type="float" office:value="0.824672192335129" calcext:value-type="float">
            <text:p>0.824672192335129</text:p>
          </table:table-cell>
          <table:table-cell office:value-type="float" office:value="1" calcext:value-type="float">
            <text:p>1</text:p>
          </table:table-cell>
          <table:table-cell office:value-type="float" office:value="11.0336998293549" calcext:value-type="float">
            <text:p>11.0336998293549</text:p>
          </table:table-cell>
          <table:table-cell office:value-type="float" office:value="280.255975665614" calcext:value-type="float">
            <text:p>280.255975665614</text:p>
          </table:table-cell>
          <table:table-cell table:formula="of:=AVERAGE([.E362:.E411])" office:value-type="float" office:value="281.77327709073" calcext:value-type="float">
            <text:p>281.77327709073</text:p>
          </table:table-cell>
          <table:table-cell table:number-columns-repeated="3"/>
        </table:table-row>
        <table:table-row table:style-name="ro1">
          <table:table-cell office:value-type="float" office:value="0.847413539886475" calcext:value-type="float">
            <text:p>0.847413539886475</text:p>
          </table:table-cell>
          <table:table-cell table:formula="of:=AVERAGE([.A363:.A412])" office:value-type="float" office:value="0.82844360947609" calcext:value-type="float">
            <text:p>0.82844360947609</text:p>
          </table:table-cell>
          <table:table-cell office:value-type="float" office:value="0" calcext:value-type="float">
            <text:p>0</text:p>
          </table:table-cell>
          <table:table-cell office:value-type="float" office:value="11.1754568816483" calcext:value-type="float">
            <text:p>11.1754568816483</text:p>
          </table:table-cell>
          <table:table-cell office:value-type="float" office:value="283.856604793867" calcext:value-type="float">
            <text:p>283.856604793867</text:p>
          </table:table-cell>
          <table:table-cell table:formula="of:=AVERAGE([.E363:.E412])" office:value-type="float" office:value="281.786136203738" calcext:value-type="float">
            <text:p>281.7861362037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4:.A413])" office:value-type="float" office:value="0.82844360947609" calcext:value-type="float">
            <text:p>0.82844360947609</text:p>
          </table:table-cell>
          <table:table-cell office:value-type="float" office:value="1" calcext:value-type="float">
            <text:p>1</text:p>
          </table:table-cell>
          <table:table-cell office:value-type="float" office:value="11.0268323849797" calcext:value-type="float">
            <text:p>11.0268323849797</text:p>
          </table:table-cell>
          <table:table-cell office:value-type="float" office:value="280.081542578485" calcext:value-type="float">
            <text:p>280.081542578485</text:p>
          </table:table-cell>
          <table:table-cell table:formula="of:=AVERAGE([.E364:.E413])" office:value-type="float" office:value="281.779472400854" calcext:value-type="float">
            <text:p>281.7794724008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5:.A414])" office:value-type="float" office:value="0.82844360947609" calcext:value-type="float">
            <text:p>0.82844360947609</text:p>
          </table:table-cell>
          <table:table-cell office:value-type="float" office:value="1" calcext:value-type="float">
            <text:p>1</text:p>
          </table:table-cell>
          <table:table-cell office:value-type="float" office:value="11.0287648436993" calcext:value-type="float">
            <text:p>11.0287648436993</text:p>
          </table:table-cell>
          <table:table-cell office:value-type="float" office:value="280.130627029963" calcext:value-type="float">
            <text:p>280.130627029963</text:p>
          </table:table-cell>
          <table:table-cell table:formula="of:=AVERAGE([.E365:.E414])" office:value-type="float" office:value="281.778542567893" calcext:value-type="float">
            <text:p>281.7785425678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6:.A415])" office:value-type="float" office:value="0.83087863445282" calcext:value-type="float">
            <text:p>0.83087863445282</text:p>
          </table:table-cell>
          <table:table-cell office:value-type="float" office:value="1" calcext:value-type="float">
            <text:p>1</text:p>
          </table:table-cell>
          <table:table-cell office:value-type="float" office:value="11.0281347706378" calcext:value-type="float">
            <text:p>11.0281347706378</text:p>
          </table:table-cell>
          <table:table-cell office:value-type="float" office:value="280.114623174199" calcext:value-type="float">
            <text:p>280.114623174199</text:p>
          </table:table-cell>
          <table:table-cell table:formula="of:=AVERAGE([.E366:.E415])" office:value-type="float" office:value="281.736316826593" calcext:value-type="float">
            <text:p>281.7363168265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7:.A416])" office:value-type="float" office:value="0.839959594011307" calcext:value-type="float">
            <text:p>0.839959594011307</text:p>
          </table:table-cell>
          <table:table-cell office:value-type="float" office:value="1" calcext:value-type="float">
            <text:p>1</text:p>
          </table:table-cell>
          <table:table-cell office:value-type="float" office:value="11.0224441666365" calcext:value-type="float">
            <text:p>11.0224441666365</text:p>
          </table:table-cell>
          <table:table-cell office:value-type="float" office:value="279.970081832566" calcext:value-type="float">
            <text:p>279.970081832566</text:p>
          </table:table-cell>
          <table:table-cell table:formula="of:=AVERAGE([.E367:.E416])" office:value-type="float" office:value="281.701789625369" calcext:value-type="float">
            <text:p>281.7017896253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8:.A417])" office:value-type="float" office:value="0.839959594011307" calcext:value-type="float">
            <text:p>0.839959594011307</text:p>
          </table:table-cell>
          <table:table-cell office:value-type="float" office:value="1" calcext:value-type="float">
            <text:p>1</text:p>
          </table:table-cell>
          <table:table-cell office:value-type="float" office:value="11.0353459978938" calcext:value-type="float">
            <text:p>11.0353459978938</text:p>
          </table:table-cell>
          <table:table-cell office:value-type="float" office:value="280.297788346503" calcext:value-type="float">
            <text:p>280.297788346503</text:p>
          </table:table-cell>
          <table:table-cell table:formula="of:=AVERAGE([.E368:.E417])" office:value-type="float" office:value="281.705174574974" calcext:value-type="float">
            <text:p>281.7051745749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9:.A418])" office:value-type="float" office:value="0.849015728235245" calcext:value-type="float">
            <text:p>0.849015728235245</text:p>
          </table:table-cell>
          <table:table-cell office:value-type="float" office:value="1" calcext:value-type="float">
            <text:p>1</text:p>
          </table:table-cell>
          <table:table-cell office:value-type="float" office:value="11.0294465428591" calcext:value-type="float">
            <text:p>11.0294465428591</text:p>
          </table:table-cell>
          <table:table-cell office:value-type="float" office:value="280.147942188621" calcext:value-type="float">
            <text:p>280.147942188621</text:p>
          </table:table-cell>
          <table:table-cell table:formula="of:=AVERAGE([.E369:.E418])" office:value-type="float" office:value="281.556244540977" calcext:value-type="float">
            <text:p>281.5562445409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0:.A419])" office:value-type="float" office:value="0.849015728235245" calcext:value-type="float">
            <text:p>0.849015728235245</text:p>
          </table:table-cell>
          <table:table-cell office:value-type="float" office:value="1" calcext:value-type="float">
            <text:p>1</text:p>
          </table:table-cell>
          <table:table-cell office:value-type="float" office:value="11.0297210998356" calcext:value-type="float">
            <text:p>11.0297210998356</text:p>
          </table:table-cell>
          <table:table-cell office:value-type="float" office:value="280.154915935825" calcext:value-type="float">
            <text:p>280.154915935825</text:p>
          </table:table-cell>
          <table:table-cell table:formula="of:=AVERAGE([.E370:.E419])" office:value-type="float" office:value="281.557209540697" calcext:value-type="float">
            <text:p>281.5572095406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1:.A420])" office:value-type="float" office:value="0.849015728235245" calcext:value-type="float">
            <text:p>0.849015728235245</text:p>
          </table:table-cell>
          <table:table-cell office:value-type="float" office:value="1" calcext:value-type="float">
            <text:p>1</text:p>
          </table:table-cell>
          <table:table-cell office:value-type="float" office:value="11.02856772587" calcext:value-type="float">
            <text:p>11.02856772587</text:p>
          </table:table-cell>
          <table:table-cell office:value-type="float" office:value="280.125620237098" calcext:value-type="float">
            <text:p>280.125620237098</text:p>
          </table:table-cell>
          <table:table-cell table:formula="of:=AVERAGE([.E371:.E420])" office:value-type="float" office:value="281.558638264803" calcext:value-type="float">
            <text:p>281.558638264803</text:p>
          </table:table-cell>
          <table:table-cell table:number-columns-repeated="3"/>
        </table:table-row>
        <table:table-row table:style-name="ro1">
          <table:table-cell office:value-type="float" office:value="0.566456496715546" calcext:value-type="float">
            <text:p>0.566456496715546</text:p>
          </table:table-cell>
          <table:table-cell table:formula="of:=AVERAGE([.A372:.A421])" office:value-type="float" office:value="0.852569555640221" calcext:value-type="float">
            <text:p>0.852569555640221</text:p>
          </table:table-cell>
          <table:table-cell office:value-type="float" office:value="0" calcext:value-type="float">
            <text:p>0</text:p>
          </table:table-cell>
          <table:table-cell office:value-type="float" office:value="11.1718360148549" calcext:value-type="float">
            <text:p>11.1718360148549</text:p>
          </table:table-cell>
          <table:table-cell office:value-type="float" office:value="283.764634777315" calcext:value-type="float">
            <text:p>283.764634777315</text:p>
          </table:table-cell>
          <table:table-cell table:formula="of:=AVERAGE([.E372:.E421])" office:value-type="float" office:value="281.591287918703" calcext:value-type="float">
            <text:p>281.5912879187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3:.A422])" office:value-type="float" office:value="0.864145521521568" calcext:value-type="float">
            <text:p>0.864145521521568</text:p>
          </table:table-cell>
          <table:table-cell office:value-type="float" office:value="1" calcext:value-type="float">
            <text:p>1</text:p>
          </table:table-cell>
          <table:table-cell office:value-type="float" office:value="11.0327811194718" calcext:value-type="float">
            <text:p>11.0327811194718</text:p>
          </table:table-cell>
          <table:table-cell office:value-type="float" office:value="280.232640434583" calcext:value-type="float">
            <text:p>280.232640434583</text:p>
          </table:table-cell>
          <table:table-cell table:formula="of:=AVERAGE([.E373:.E422])" office:value-type="float" office:value="281.531634961953" calcext:value-type="float">
            <text:p>281.5316349619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4:.A423])" office:value-type="float" office:value="0.864145521521568" calcext:value-type="float">
            <text:p>0.864145521521568</text:p>
          </table:table-cell>
          <table:table-cell office:value-type="float" office:value="1" calcext:value-type="float">
            <text:p>1</text:p>
          </table:table-cell>
          <table:table-cell office:value-type="float" office:value="11.0208461042345" calcext:value-type="float">
            <text:p>11.0208461042345</text:p>
          </table:table-cell>
          <table:table-cell office:value-type="float" office:value="279.929491047555" calcext:value-type="float">
            <text:p>279.929491047555</text:p>
          </table:table-cell>
          <table:table-cell table:formula="of:=AVERAGE([.E374:.E423])" office:value-type="float" office:value="281.531224285728" calcext:value-type="float">
            <text:p>281.531224285728</text:p>
          </table:table-cell>
          <table:table-cell table:number-columns-repeated="3"/>
        </table:table-row>
        <table:table-row table:style-name="ro1">
          <table:table-cell office:value-type="float" office:value="0.498830795288086" calcext:value-type="float">
            <text:p>0.498830795288086</text:p>
          </table:table-cell>
          <table:table-cell table:formula="of:=AVERAGE([.A375:.A424])" office:value-type="float" office:value="0.85412213742733" calcext:value-type="float">
            <text:p>0.85412213742733</text:p>
          </table:table-cell>
          <table:table-cell office:value-type="float" office:value="0" calcext:value-type="float">
            <text:p>0</text:p>
          </table:table-cell>
          <table:table-cell office:value-type="float" office:value="11.0693206637621" calcext:value-type="float">
            <text:p>11.0693206637621</text:p>
          </table:table-cell>
          <table:table-cell office:value-type="float" office:value="281.160744859557" calcext:value-type="float">
            <text:p>281.160744859557</text:p>
          </table:table-cell>
          <table:table-cell table:formula="of:=AVERAGE([.E375:.E424])" office:value-type="float" office:value="281.553372191594" calcext:value-type="float">
            <text:p>281.553372191594</text:p>
          </table:table-cell>
          <table:table-cell table:number-columns-repeated="3"/>
        </table:table-row>
        <table:table-row table:style-name="ro1">
          <table:table-cell office:value-type="float" office:value="0.641371369361877" calcext:value-type="float">
            <text:p>0.641371369361877</text:p>
          </table:table-cell>
          <table:table-cell table:formula="of:=AVERAGE([.A376:.A425])" office:value-type="float" office:value="0.846949564814567" calcext:value-type="float">
            <text:p>0.846949564814567</text:p>
          </table:table-cell>
          <table:table-cell office:value-type="float" office:value="0" calcext:value-type="float">
            <text:p>0</text:p>
          </table:table-cell>
          <table:table-cell office:value-type="float" office:value="11.0499831700414" calcext:value-type="float">
            <text:p>11.0499831700414</text:p>
          </table:table-cell>
          <table:table-cell office:value-type="float" office:value="280.669572519053" calcext:value-type="float">
            <text:p>280.669572519053</text:p>
          </table:table-cell>
          <table:table-cell table:formula="of:=AVERAGE([.E376:.E425])" office:value-type="float" office:value="281.563062123928" calcext:value-type="float">
            <text:p>281.563062123928</text:p>
          </table:table-cell>
          <table:table-cell table:number-columns-repeated="3"/>
        </table:table-row>
        <table:table-row table:style-name="ro1">
          <table:table-cell office:value-type="float" office:value="-0.153325855731964" calcext:value-type="float">
            <text:p>-0.153325855731964</text:p>
          </table:table-cell>
          <table:table-cell table:formula="of:=AVERAGE([.A377:.A426])" office:value-type="float" office:value="0.823883047699928" calcext:value-type="float">
            <text:p>0.823883047699928</text:p>
          </table:table-cell>
          <table:table-cell office:value-type="float" office:value="0" calcext:value-type="float">
            <text:p>0</text:p>
          </table:table-cell>
          <table:table-cell office:value-type="float" office:value="11.231438345176" calcext:value-type="float">
            <text:p>11.231438345176</text:p>
          </table:table-cell>
          <table:table-cell office:value-type="float" office:value="285.27853396747" calcext:value-type="float">
            <text:p>285.27853396747</text:p>
          </table:table-cell>
          <table:table-cell table:formula="of:=AVERAGE([.E377:.E426])" office:value-type="float" office:value="281.665989864292" calcext:value-type="float">
            <text:p>281.665989864292</text:p>
          </table:table-cell>
          <table:table-cell table:number-columns-repeated="3"/>
        </table:table-row>
        <table:table-row table:style-name="ro1">
          <table:table-cell office:value-type="float" office:value="0.0905929654836655" calcext:value-type="float">
            <text:p>0.090592965483666</text:p>
          </table:table-cell>
          <table:table-cell table:formula="of:=AVERAGE([.A378:.A427])" office:value-type="float" office:value="0.811133017838001" calcext:value-type="float">
            <text:p>0.811133017838001</text:p>
          </table:table-cell>
          <table:table-cell office:value-type="float" office:value="0" calcext:value-type="float">
            <text:p>0</text:p>
          </table:table-cell>
          <table:table-cell office:value-type="float" office:value="11.4595154069066" calcext:value-type="float">
            <text:p>11.4595154069066</text:p>
          </table:table-cell>
          <table:table-cell office:value-type="float" office:value="291.071691335428" calcext:value-type="float">
            <text:p>291.071691335428</text:p>
          </table:table-cell>
          <table:table-cell table:formula="of:=AVERAGE([.E378:.E427])" office:value-type="float" office:value="281.807440703425" calcext:value-type="float">
            <text:p>281.807440703425</text:p>
          </table:table-cell>
          <table:table-cell table:number-columns-repeated="3"/>
        </table:table-row>
        <table:table-row table:style-name="ro1">
          <table:table-cell office:value-type="float" office:value="0.306619167327881" calcext:value-type="float">
            <text:p>0.306619167327881</text:p>
          </table:table-cell>
          <table:table-cell table:formula="of:=AVERAGE([.A379:.A428])" office:value-type="float" office:value="0.813003322780132" calcext:value-type="float">
            <text:p>0.813003322780132</text:p>
          </table:table-cell>
          <table:table-cell office:value-type="float" office:value="0" calcext:value-type="float">
            <text:p>0</text:p>
          </table:table-cell>
          <table:table-cell office:value-type="float" office:value="11.1514718657732" calcext:value-type="float">
            <text:p>11.1514718657732</text:p>
          </table:table-cell>
          <table:table-cell office:value-type="float" office:value="283.247385390639" calcext:value-type="float">
            <text:p>283.247385390639</text:p>
          </table:table-cell>
          <table:table-cell table:formula="of:=AVERAGE([.E379:.E428])" office:value-type="float" office:value="281.715369954968" calcext:value-type="float">
            <text:p>281.7153699549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0:.A429])" office:value-type="float" office:value="0.813003322780132" calcext:value-type="float">
            <text:p>0.813003322780132</text:p>
          </table:table-cell>
          <table:table-cell office:value-type="float" office:value="1" calcext:value-type="float">
            <text:p>1</text:p>
          </table:table-cell>
          <table:table-cell office:value-type="float" office:value="11.0244892641157" calcext:value-type="float">
            <text:p>11.0244892641157</text:p>
          </table:table-cell>
          <table:table-cell office:value-type="float" office:value="280.022027308539" calcext:value-type="float">
            <text:p>280.022027308539</text:p>
          </table:table-cell>
          <table:table-cell table:formula="of:=AVERAGE([.E380:.E429])" office:value-type="float" office:value="281.712173356143" calcext:value-type="float">
            <text:p>281.7121733561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1:.A430])" office:value-type="float" office:value="0.813003322780132" calcext:value-type="float">
            <text:p>0.813003322780132</text:p>
          </table:table-cell>
          <table:table-cell office:value-type="float" office:value="1" calcext:value-type="float">
            <text:p>1</text:p>
          </table:table-cell>
          <table:table-cell office:value-type="float" office:value="11.033302073735" calcext:value-type="float">
            <text:p>11.033302073735</text:p>
          </table:table-cell>
          <table:table-cell office:value-type="float" office:value="280.245872672869" calcext:value-type="float">
            <text:p>280.245872672869</text:p>
          </table:table-cell>
          <table:table-cell table:formula="of:=AVERAGE([.E381:.E430])" office:value-type="float" office:value="281.716497675456" calcext:value-type="float">
            <text:p>281.7164976754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2:.A431])" office:value-type="float" office:value="0.813003322780132" calcext:value-type="float">
            <text:p>0.813003322780132</text:p>
          </table:table-cell>
          <table:table-cell office:value-type="float" office:value="1" calcext:value-type="float">
            <text:p>1</text:p>
          </table:table-cell>
          <table:table-cell office:value-type="float" office:value="11.027976372382" calcext:value-type="float">
            <text:p>11.027976372382</text:p>
          </table:table-cell>
          <table:table-cell office:value-type="float" office:value="280.110599858504" calcext:value-type="float">
            <text:p>280.110599858504</text:p>
          </table:table-cell>
          <table:table-cell table:formula="of:=AVERAGE([.E382:.E431])" office:value-type="float" office:value="281.717026964988" calcext:value-type="float">
            <text:p>281.717026964988</text:p>
          </table:table-cell>
          <table:table-cell table:number-columns-repeated="3"/>
        </table:table-row>
        <table:table-row table:style-name="ro1">
          <table:table-cell office:value-type="float" office:value="0.0321406126022339" calcext:value-type="float">
            <text:p>0.032140612602234</text:p>
          </table:table-cell>
          <table:table-cell table:formula="of:=AVERAGE([.A383:.A432])" office:value-type="float" office:value="0.793646135032177" calcext:value-type="float">
            <text:p>0.793646135032177</text:p>
          </table:table-cell>
          <table:table-cell office:value-type="float" office:value="0" calcext:value-type="float">
            <text:p>0</text:p>
          </table:table-cell>
          <table:table-cell office:value-type="float" office:value="11.3820727397114" calcext:value-type="float">
            <text:p>11.3820727397114</text:p>
          </table:table-cell>
          <table:table-cell office:value-type="float" office:value="289.10464758867" calcext:value-type="float">
            <text:p>289.10464758867</text:p>
          </table:table-cell>
          <table:table-cell table:formula="of:=AVERAGE([.E383:.E432])" office:value-type="float" office:value="281.8942215368" calcext:value-type="float">
            <text:p>281.8942215368</text:p>
          </table:table-cell>
          <table:table-cell table:number-columns-repeated="3"/>
        </table:table-row>
        <table:table-row table:style-name="ro1">
          <table:table-cell office:value-type="float" office:value="0.0782912075519562" calcext:value-type="float">
            <text:p>0.078291207551956</text:p>
          </table:table-cell>
          <table:table-cell table:formula="of:=AVERAGE([.A384:.A433])" office:value-type="float" office:value="0.775211959183216" calcext:value-type="float">
            <text:p>0.775211959183216</text:p>
          </table:table-cell>
          <table:table-cell office:value-type="float" office:value="0" calcext:value-type="float">
            <text:p>0</text:p>
          </table:table-cell>
          <table:table-cell office:value-type="float" office:value="11.2058975064337" calcext:value-type="float">
            <text:p>11.2058975064337</text:p>
          </table:table-cell>
          <table:table-cell office:value-type="float" office:value="284.629796663417" calcext:value-type="float">
            <text:p>284.629796663417</text:p>
          </table:table-cell>
          <table:table-cell table:formula="of:=AVERAGE([.E384:.E433])" office:value-type="float" office:value="281.98243347847" calcext:value-type="float">
            <text:p>281.982433478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5:.A434])" office:value-type="float" office:value="0.775211959183216" calcext:value-type="float">
            <text:p>0.775211959183216</text:p>
          </table:table-cell>
          <table:table-cell office:value-type="float" office:value="1" calcext:value-type="float">
            <text:p>1</text:p>
          </table:table-cell>
          <table:table-cell office:value-type="float" office:value="11.0242475601107" calcext:value-type="float">
            <text:p>11.0242475601107</text:p>
          </table:table-cell>
          <table:table-cell office:value-type="float" office:value="280.015888026811" calcext:value-type="float">
            <text:p>280.015888026811</text:p>
          </table:table-cell>
          <table:table-cell table:formula="of:=AVERAGE([.E385:.E434])" office:value-type="float" office:value="281.980863491279" calcext:value-type="float">
            <text:p>281.9808634912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6:.A435])" office:value-type="float" office:value="0.786375919878483" calcext:value-type="float">
            <text:p>0.786375919878483</text:p>
          </table:table-cell>
          <table:table-cell office:value-type="float" office:value="1" calcext:value-type="float">
            <text:p>1</text:p>
          </table:table-cell>
          <table:table-cell office:value-type="float" office:value="11.0366847564846" calcext:value-type="float">
            <text:p>11.0366847564846</text:p>
          </table:table-cell>
          <table:table-cell office:value-type="float" office:value="280.331792814709" calcext:value-type="float">
            <text:p>280.331792814709</text:p>
          </table:table-cell>
          <table:table-cell table:formula="of:=AVERAGE([.E386:.E435])" office:value-type="float" office:value="281.86691186591" calcext:value-type="float">
            <text:p>281.866911865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7:.A436])" office:value-type="float" office:value="0.793902221024036" calcext:value-type="float">
            <text:p>0.793902221024036</text:p>
          </table:table-cell>
          <table:table-cell office:value-type="float" office:value="1" calcext:value-type="float">
            <text:p>1</text:p>
          </table:table-cell>
          <table:table-cell office:value-type="float" office:value="11.0315491330385" calcext:value-type="float">
            <text:p>11.0315491330385</text:p>
          </table:table-cell>
          <table:table-cell office:value-type="float" office:value="280.201347979178" calcext:value-type="float">
            <text:p>280.201347979178</text:p>
          </table:table-cell>
          <table:table-cell table:formula="of:=AVERAGE([.E387:.E436])" office:value-type="float" office:value="281.801283540294" calcext:value-type="float">
            <text:p>281.8012835402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8:.A437])" office:value-type="float" office:value="0.793902221024036" calcext:value-type="float">
            <text:p>0.793902221024036</text:p>
          </table:table-cell>
          <table:table-cell office:value-type="float" office:value="1" calcext:value-type="float">
            <text:p>1</text:p>
          </table:table-cell>
          <table:table-cell office:value-type="float" office:value="11.0328855449885" calcext:value-type="float">
            <text:p>11.0328855449885</text:p>
          </table:table-cell>
          <table:table-cell office:value-type="float" office:value="280.235292842708" calcext:value-type="float">
            <text:p>280.235292842708</text:p>
          </table:table-cell>
          <table:table-cell table:formula="of:=AVERAGE([.E388:.E437])" office:value-type="float" office:value="281.802194895805" calcext:value-type="float">
            <text:p>281.8021948958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9:.A438])" office:value-type="float" office:value="0.793902221024036" calcext:value-type="float">
            <text:p>0.793902221024036</text:p>
          </table:table-cell>
          <table:table-cell office:value-type="float" office:value="1" calcext:value-type="float">
            <text:p>1</text:p>
          </table:table-cell>
          <table:table-cell office:value-type="float" office:value="11.027674829036" calcext:value-type="float">
            <text:p>11.027674829036</text:p>
          </table:table-cell>
          <table:table-cell office:value-type="float" office:value="280.102940657514" calcext:value-type="float">
            <text:p>280.102940657514</text:p>
          </table:table-cell>
          <table:table-cell table:formula="of:=AVERAGE([.E389:.E438])" office:value-type="float" office:value="281.801331224036" calcext:value-type="float">
            <text:p>281.801331224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0:.A439])" office:value-type="float" office:value="0.799442818462849" calcext:value-type="float">
            <text:p>0.799442818462849</text:p>
          </table:table-cell>
          <table:table-cell office:value-type="float" office:value="1" calcext:value-type="float">
            <text:p>1</text:p>
          </table:table-cell>
          <table:table-cell office:value-type="float" office:value="11.0301751748353" calcext:value-type="float">
            <text:p>11.0301751748353</text:p>
          </table:table-cell>
          <table:table-cell office:value-type="float" office:value="280.166449440817" calcext:value-type="float">
            <text:p>280.166449440817</text:p>
          </table:table-cell>
          <table:table-cell table:formula="of:=AVERAGE([.E390:.E439])" office:value-type="float" office:value="281.740262656208" calcext:value-type="float">
            <text:p>281.740262656208</text:p>
          </table:table-cell>
          <table:table-cell table:number-columns-repeated="3"/>
        </table:table-row>
        <table:table-row table:style-name="ro1">
          <table:table-cell office:value-type="float" office:value="0.862633526325226" calcext:value-type="float">
            <text:p>0.862633526325226</text:p>
          </table:table-cell>
          <table:table-cell table:formula="of:=AVERAGE([.A391:.A440])" office:value-type="float" office:value="0.796695488989353" calcext:value-type="float">
            <text:p>0.796695488989353</text:p>
          </table:table-cell>
          <table:table-cell office:value-type="float" office:value="0" calcext:value-type="float">
            <text:p>0</text:p>
          </table:table-cell>
          <table:table-cell office:value-type="float" office:value="11.2653402651787" calcext:value-type="float">
            <text:p>11.2653402651787</text:p>
          </table:table-cell>
          <table:table-cell office:value-type="float" office:value="286.139642735538" calcext:value-type="float">
            <text:p>286.139642735538</text:p>
          </table:table-cell>
          <table:table-cell table:formula="of:=AVERAGE([.E391:.E440])" office:value-type="float" office:value="281.862083887076" calcext:value-type="float">
            <text:p>281.8620838870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2:.A441])" office:value-type="float" office:value="0.796695488989353" calcext:value-type="float">
            <text:p>0.796695488989353</text:p>
          </table:table-cell>
          <table:table-cell office:value-type="float" office:value="1" calcext:value-type="float">
            <text:p>1</text:p>
          </table:table-cell>
          <table:table-cell office:value-type="float" office:value="11.0245021706402" calcext:value-type="float">
            <text:p>11.0245021706402</text:p>
          </table:table-cell>
          <table:table-cell office:value-type="float" office:value="280.022355134262" calcext:value-type="float">
            <text:p>280.022355134262</text:p>
          </table:table-cell>
          <table:table-cell table:formula="of:=AVERAGE([.E392:.E441])" office:value-type="float" office:value="281.854777545774" calcext:value-type="float">
            <text:p>281.854777545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3:.A442])" office:value-type="float" office:value="0.796695488989353" calcext:value-type="float">
            <text:p>0.796695488989353</text:p>
          </table:table-cell>
          <table:table-cell office:value-type="float" office:value="1" calcext:value-type="float">
            <text:p>1</text:p>
          </table:table-cell>
          <table:table-cell office:value-type="float" office:value="11.0290581738025" calcext:value-type="float">
            <text:p>11.0290581738025</text:p>
          </table:table-cell>
          <table:table-cell office:value-type="float" office:value="280.138077614583" calcext:value-type="float">
            <text:p>280.138077614583</text:p>
          </table:table-cell>
          <table:table-cell table:formula="of:=AVERAGE([.E393:.E442])" office:value-type="float" office:value="281.854071826399" calcext:value-type="float">
            <text:p>281.854071826399</text:p>
          </table:table-cell>
          <table:table-cell table:number-columns-repeated="3"/>
        </table:table-row>
        <table:table-row table:style-name="ro1">
          <table:table-cell office:value-type="float" office:value="0.846239864826202" calcext:value-type="float">
            <text:p>0.846239864826202</text:p>
          </table:table-cell>
          <table:table-cell table:formula="of:=AVERAGE([.A394:.A443])" office:value-type="float" office:value="0.802387725412846" calcext:value-type="float">
            <text:p>0.802387725412846</text:p>
          </table:table-cell>
          <table:table-cell office:value-type="float" office:value="0" calcext:value-type="float">
            <text:p>0</text:p>
          </table:table-cell>
          <table:table-cell office:value-type="float" office:value="11.1960779879004" calcext:value-type="float">
            <text:p>11.1960779879004</text:p>
          </table:table-cell>
          <table:table-cell office:value-type="float" office:value="284.38038089267" calcext:value-type="float">
            <text:p>284.38038089267</text:p>
          </table:table-cell>
          <table:table-cell table:formula="of:=AVERAGE([.E394:.E443])" office:value-type="float" office:value="281.923837312643" calcext:value-type="float">
            <text:p>281.923837312643</text:p>
          </table:table-cell>
          <table:table-cell table:number-columns-repeated="3"/>
        </table:table-row>
        <table:table-row table:style-name="ro1">
          <table:table-cell office:value-type="float" office:value="0.560795783996582" calcext:value-type="float">
            <text:p>0.560795783996582</text:p>
          </table:table-cell>
          <table:table-cell table:formula="of:=AVERAGE([.A395:.A444])" office:value-type="float" office:value="0.811693324148655" calcext:value-type="float">
            <text:p>0.811693324148655</text:p>
          </table:table-cell>
          <table:table-cell office:value-type="float" office:value="0" calcext:value-type="float">
            <text:p>0</text:p>
          </table:table-cell>
          <table:table-cell office:value-type="float" office:value="11.1456580631286" calcext:value-type="float">
            <text:p>11.1456580631286</text:p>
          </table:table-cell>
          <table:table-cell office:value-type="float" office:value="283.099714803466" calcext:value-type="float">
            <text:p>283.099714803466</text:p>
          </table:table-cell>
          <table:table-cell table:formula="of:=AVERAGE([.E395:.E444])" office:value-type="float" office:value="281.878808959432" calcext:value-type="float">
            <text:p>281.878808959432</text:p>
          </table:table-cell>
          <table:table-cell table:number-columns-repeated="3"/>
        </table:table-row>
        <table:table-row table:style-name="ro1">
          <table:table-cell office:value-type="float" office:value="0.099876344203949" calcext:value-type="float">
            <text:p>0.099876344203949</text:p>
          </table:table-cell>
          <table:table-cell table:formula="of:=AVERAGE([.A396:.A445])" office:value-type="float" office:value="0.793690851032734" calcext:value-type="float">
            <text:p>0.793690851032734</text:p>
          </table:table-cell>
          <table:table-cell office:value-type="float" office:value="0" calcext:value-type="float">
            <text:p>0</text:p>
          </table:table-cell>
          <table:table-cell office:value-type="float" office:value="11.3529180740982" calcext:value-type="float">
            <text:p>11.3529180740982</text:p>
          </table:table-cell>
          <table:table-cell office:value-type="float" office:value="288.364119082095" calcext:value-type="float">
            <text:p>288.364119082095</text:p>
          </table:table-cell>
          <table:table-cell table:formula="of:=AVERAGE([.E396:.E445])" office:value-type="float" office:value="281.957320239926" calcext:value-type="float">
            <text:p>281.9573202399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7:.A446])" office:value-type="float" office:value="0.793690851032734" calcext:value-type="float">
            <text:p>0.793690851032734</text:p>
          </table:table-cell>
          <table:table-cell office:value-type="float" office:value="1" calcext:value-type="float">
            <text:p>1</text:p>
          </table:table-cell>
          <table:table-cell office:value-type="float" office:value="11.0224605931222" calcext:value-type="float">
            <text:p>11.0224605931222</text:p>
          </table:table-cell>
          <table:table-cell office:value-type="float" office:value="279.970499065305" calcext:value-type="float">
            <text:p>279.970499065305</text:p>
          </table:table-cell>
          <table:table-cell table:formula="of:=AVERAGE([.E397:.E446])" office:value-type="float" office:value="281.951858663376" calcext:value-type="float">
            <text:p>281.951858663376</text:p>
          </table:table-cell>
          <table:table-cell table:number-columns-repeated="3"/>
        </table:table-row>
        <table:table-row table:style-name="ro1">
          <table:table-cell office:value-type="float" office:value="0.246257245540619" calcext:value-type="float">
            <text:p>0.246257245540619</text:p>
          </table:table-cell>
          <table:table-cell table:formula="of:=AVERAGE([.A398:.A447])" office:value-type="float" office:value="0.778615995943546" calcext:value-type="float">
            <text:p>0.778615995943546</text:p>
          </table:table-cell>
          <table:table-cell office:value-type="float" office:value="0" calcext:value-type="float">
            <text:p>0</text:p>
          </table:table-cell>
          <table:table-cell office:value-type="float" office:value="11.0733076065242" calcext:value-type="float">
            <text:p>11.0733076065242</text:p>
          </table:table-cell>
          <table:table-cell office:value-type="float" office:value="281.262013205715" calcext:value-type="float">
            <text:p>281.262013205715</text:p>
          </table:table-cell>
          <table:table-cell table:formula="of:=AVERAGE([.E398:.E447])" office:value-type="float" office:value="281.977119125472" calcext:value-type="float">
            <text:p>281.977119125472</text:p>
          </table:table-cell>
          <table:table-cell table:number-columns-repeated="3"/>
        </table:table-row>
        <table:table-row table:style-name="ro1">
          <table:table-cell office:value-type="float" office:value="0.271485030651093" calcext:value-type="float">
            <text:p>0.271485030651093</text:p>
          </table:table-cell>
          <table:table-cell table:formula="of:=AVERAGE([.A399:.A448])" office:value-type="float" office:value="0.767592623531818" calcext:value-type="float">
            <text:p>0.767592623531818</text:p>
          </table:table-cell>
          <table:table-cell office:value-type="float" office:value="0" calcext:value-type="float">
            <text:p>0</text:p>
          </table:table-cell>
          <table:table-cell office:value-type="float" office:value="11.1013839906782" calcext:value-type="float">
            <text:p>11.1013839906782</text:p>
          </table:table-cell>
          <table:table-cell office:value-type="float" office:value="281.975153363226" calcext:value-type="float">
            <text:p>281.975153363226</text:p>
          </table:table-cell>
          <table:table-cell table:formula="of:=AVERAGE([.E399:.E448])" office:value-type="float" office:value="281.913912537882" calcext:value-type="float">
            <text:p>281.913912537882</text:p>
          </table:table-cell>
          <table:table-cell table:number-columns-repeated="3"/>
        </table:table-row>
        <table:table-row table:style-name="ro1">
          <table:table-cell office:value-type="float" office:value="0.369238674640656" calcext:value-type="float">
            <text:p>0.369238674640656</text:p>
          </table:table-cell>
          <table:table-cell table:formula="of:=AVERAGE([.A400:.A449])" office:value-type="float" office:value="0.767520251572132" calcext:value-type="float">
            <text:p>0.767520251572132</text:p>
          </table:table-cell>
          <table:table-cell office:value-type="float" office:value="0" calcext:value-type="float">
            <text:p>0</text:p>
          </table:table-cell>
          <table:table-cell office:value-type="float" office:value="11.1824393114239" calcext:value-type="float">
            <text:p>11.1824393114239</text:p>
          </table:table-cell>
          <table:table-cell office:value-type="float" office:value="284.033958510167" calcext:value-type="float">
            <text:p>284.033958510167</text:p>
          </table:table-cell>
          <table:table-cell table:formula="of:=AVERAGE([.E400:.E449])" office:value-type="float" office:value="281.937946931773" calcext:value-type="float">
            <text:p>281.937946931773</text:p>
          </table:table-cell>
          <table:table-cell table:number-columns-repeated="3"/>
        </table:table-row>
        <table:table-row table:style-name="ro1">
          <table:table-cell office:value-type="float" office:value="0.0258178114891052" calcext:value-type="float">
            <text:p>0.025817811489105</text:p>
          </table:table-cell>
          <table:table-cell table:formula="of:=AVERAGE([.A401:.A450])" office:value-type="float" office:value="0.756919906437397" calcext:value-type="float">
            <text:p>0.756919906437397</text:p>
          </table:table-cell>
          <table:table-cell office:value-type="float" office:value="0" calcext:value-type="float">
            <text:p>0</text:p>
          </table:table-cell>
          <table:table-cell office:value-type="float" office:value="11.4435664625376" calcext:value-type="float">
            <text:p>11.4435664625376</text:p>
          </table:table-cell>
          <table:table-cell office:value-type="float" office:value="290.666588148456" calcext:value-type="float">
            <text:p>290.666588148456</text:p>
          </table:table-cell>
          <table:table-cell table:formula="of:=AVERAGE([.E401:.E450])" office:value-type="float" office:value="282.059045753956" calcext:value-type="float">
            <text:p>282.059045753956</text:p>
          </table:table-cell>
          <table:table-cell table:number-columns-repeated="3"/>
        </table:table-row>
        <table:table-row table:style-name="ro1">
          <table:table-cell office:value-type="float" office:value="0.581311523914337" calcext:value-type="float">
            <text:p>0.581311523914337</text:p>
          </table:table-cell>
          <table:table-cell table:formula="of:=AVERAGE([.A402:.A451])" office:value-type="float" office:value="0.748546136915684" calcext:value-type="float">
            <text:p>0.748546136915684</text:p>
          </table:table-cell>
          <table:table-cell office:value-type="float" office:value="0" calcext:value-type="float">
            <text:p>0</text:p>
          </table:table-cell>
          <table:table-cell office:value-type="float" office:value="11.2878034844786" calcext:value-type="float">
            <text:p>11.2878034844786</text:p>
          </table:table-cell>
          <table:table-cell office:value-type="float" office:value="286.710208505756" calcext:value-type="float">
            <text:p>286.710208505756</text:p>
          </table:table-cell>
          <table:table-cell table:formula="of:=AVERAGE([.E402:.E451])" office:value-type="float" office:value="282.187482507921" calcext:value-type="float">
            <text:p>282.1874825079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3:.A452])" office:value-type="float" office:value="0.748546136915684" calcext:value-type="float">
            <text:p>0.748546136915684</text:p>
          </table:table-cell>
          <table:table-cell office:value-type="float" office:value="1" calcext:value-type="float">
            <text:p>1</text:p>
          </table:table-cell>
          <table:table-cell office:value-type="float" office:value="11.0244317714155" calcext:value-type="float">
            <text:p>11.0244317714155</text:p>
          </table:table-cell>
          <table:table-cell office:value-type="float" office:value="280.020566993953" calcext:value-type="float">
            <text:p>280.020566993953</text:p>
          </table:table-cell>
          <table:table-cell table:formula="of:=AVERAGE([.E403:.E452])" office:value-type="float" office:value="282.187379987876" calcext:value-type="float">
            <text:p>282.1873799878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4:.A453])" office:value-type="float" office:value="0.748546136915684" calcext:value-type="float">
            <text:p>0.748546136915684</text:p>
          </table:table-cell>
          <table:table-cell office:value-type="float" office:value="1" calcext:value-type="float">
            <text:p>1</text:p>
          </table:table-cell>
          <table:table-cell office:value-type="float" office:value="11.0330545031279" calcext:value-type="float">
            <text:p>11.0330545031279</text:p>
          </table:table-cell>
          <table:table-cell office:value-type="float" office:value="280.239584379449" calcext:value-type="float">
            <text:p>280.239584379449</text:p>
          </table:table-cell>
          <table:table-cell table:formula="of:=AVERAGE([.E404:.E453])" office:value-type="float" office:value="282.187930139045" calcext:value-type="float">
            <text:p>282.187930139045</text:p>
          </table:table-cell>
          <table:table-cell table:number-columns-repeated="3"/>
        </table:table-row>
        <table:table-row table:style-name="ro1">
          <table:table-cell office:value-type="float" office:value="-0.165426254272461" calcext:value-type="float">
            <text:p>-0.165426254272461</text:p>
          </table:table-cell>
          <table:table-cell table:formula="of:=AVERAGE([.A405:.A454])" office:value-type="float" office:value="0.731532066166401" calcext:value-type="float">
            <text:p>0.731532066166401</text:p>
          </table:table-cell>
          <table:table-cell office:value-type="float" office:value="0" calcext:value-type="float">
            <text:p>0</text:p>
          </table:table-cell>
          <table:table-cell office:value-type="float" office:value="11.3365326545358" calcext:value-type="float">
            <text:p>11.3365326545358</text:p>
          </table:table-cell>
          <table:table-cell office:value-type="float" office:value="287.947929425209" calcext:value-type="float">
            <text:p>287.947929425209</text:p>
          </table:table-cell>
          <table:table-cell table:formula="of:=AVERAGE([.E405:.E454])" office:value-type="float" office:value="282.223782948284" calcext:value-type="float">
            <text:p>282.223782948284</text:p>
          </table:table-cell>
          <table:table-cell table:number-columns-repeated="3"/>
        </table:table-row>
        <table:table-row table:style-name="ro1">
          <table:table-cell office:value-type="float" office:value="0.549594581127167" calcext:value-type="float">
            <text:p>0.549594581127167</text:p>
          </table:table-cell>
          <table:table-cell table:formula="of:=AVERAGE([.A406:.A455])" office:value-type="float" office:value="0.722523957788944" calcext:value-type="float">
            <text:p>0.722523957788944</text:p>
          </table:table-cell>
          <table:table-cell office:value-type="float" office:value="0" calcext:value-type="float">
            <text:p>0</text:p>
          </table:table-cell>
          <table:table-cell office:value-type="float" office:value="11.1620998020709" calcext:value-type="float">
            <text:p>11.1620998020709</text:p>
          </table:table-cell>
          <table:table-cell office:value-type="float" office:value="283.5173349726" calcext:value-type="float">
            <text:p>283.5173349726</text:p>
          </table:table-cell>
          <table:table-cell table:formula="of:=AVERAGE([.E406:.E455])" office:value-type="float" office:value="282.286459650297" calcext:value-type="float">
            <text:p>282.286459650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7:.A456])" office:value-type="float" office:value="0.722523957788944" calcext:value-type="float">
            <text:p>0.722523957788944</text:p>
          </table:table-cell>
          <table:table-cell office:value-type="float" office:value="0" calcext:value-type="float">
            <text:p>0</text:p>
          </table:table-cell>
          <table:table-cell office:value-type="float" office:value="11.1394171718538" calcext:value-type="float">
            <text:p>11.1394171718538</text:p>
          </table:table-cell>
          <table:table-cell office:value-type="float" office:value="282.941196165086" calcext:value-type="float">
            <text:p>282.941196165086</text:p>
          </table:table-cell>
          <table:table-cell table:formula="of:=AVERAGE([.E407:.E456])" office:value-type="float" office:value="282.278654417848" calcext:value-type="float">
            <text:p>282.2786544178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8:.A457])" office:value-type="float" office:value="0.722523957788944" calcext:value-type="float">
            <text:p>0.722523957788944</text:p>
          </table:table-cell>
          <table:table-cell office:value-type="float" office:value="1" calcext:value-type="float">
            <text:p>1</text:p>
          </table:table-cell>
          <table:table-cell office:value-type="float" office:value="11.0309718593955" calcext:value-type="float">
            <text:p>11.0309718593955</text:p>
          </table:table-cell>
          <table:table-cell office:value-type="float" office:value="280.186685228646" calcext:value-type="float">
            <text:p>280.186685228646</text:p>
          </table:table-cell>
          <table:table-cell table:formula="of:=AVERAGE([.E408:.E457])" office:value-type="float" office:value="282.273970682333" calcext:value-type="float">
            <text:p>282.273970682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9:.A458])" office:value-type="float" office:value="0.727324334681034" calcext:value-type="float">
            <text:p>0.727324334681034</text:p>
          </table:table-cell>
          <table:table-cell office:value-type="float" office:value="1" calcext:value-type="float">
            <text:p>1</text:p>
          </table:table-cell>
          <table:table-cell office:value-type="float" office:value="11.037365282324" calcext:value-type="float">
            <text:p>11.037365282324</text:p>
          </table:table-cell>
          <table:table-cell office:value-type="float" office:value="280.349078171028" calcext:value-type="float">
            <text:p>280.349078171028</text:p>
          </table:table-cell>
          <table:table-cell table:formula="of:=AVERAGE([.E409:.E458])" office:value-type="float" office:value="282.251171297348" calcext:value-type="float">
            <text:p>282.2511712973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0:.A459])" office:value-type="float" office:value="0.743124288618565" calcext:value-type="float">
            <text:p>0.743124288618565</text:p>
          </table:table-cell>
          <table:table-cell office:value-type="float" office:value="0" calcext:value-type="float">
            <text:p>0</text:p>
          </table:table-cell>
          <table:table-cell office:value-type="float" office:value="11.2032810019135" calcext:value-type="float">
            <text:p>11.2032810019135</text:p>
          </table:table-cell>
          <table:table-cell office:value-type="float" office:value="284.563337448604" calcext:value-type="float">
            <text:p>284.563337448604</text:p>
          </table:table-cell>
          <table:table-cell table:formula="of:=AVERAGE([.E410:.E459])" office:value-type="float" office:value="282.245406929039" calcext:value-type="float">
            <text:p>282.245406929039</text:p>
          </table:table-cell>
          <table:table-cell table:number-columns-repeated="3"/>
        </table:table-row>
        <table:table-row table:style-name="ro1">
          <table:table-cell office:value-type="float" office:value="0.8556809425354" calcext:value-type="float">
            <text:p>0.8556809425354</text:p>
          </table:table-cell>
          <table:table-cell table:formula="of:=AVERAGE([.A411:.A460])" office:value-type="float" office:value="0.740237907469273" calcext:value-type="float">
            <text:p>0.740237907469273</text:p>
          </table:table-cell>
          <table:table-cell office:value-type="float" office:value="0" calcext:value-type="float">
            <text:p>0</text:p>
          </table:table-cell>
          <table:table-cell office:value-type="float" office:value="11.1003901882887" calcext:value-type="float">
            <text:p>11.1003901882887</text:p>
          </table:table-cell>
          <table:table-cell office:value-type="float" office:value="281.949910782533" calcext:value-type="float">
            <text:p>281.949910782533</text:p>
          </table:table-cell>
          <table:table-cell table:formula="of:=AVERAGE([.E411:.E460])" office:value-type="float" office:value="282.282708131928" calcext:value-type="float">
            <text:p>282.2827081319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2:.A461])" office:value-type="float" office:value="0.740237907469273" calcext:value-type="float">
            <text:p>0.740237907469273</text:p>
          </table:table-cell>
          <table:table-cell office:value-type="float" office:value="1" calcext:value-type="float">
            <text:p>1</text:p>
          </table:table-cell>
          <table:table-cell office:value-type="float" office:value="11.041118734324" calcext:value-type="float">
            <text:p>11.041118734324</text:p>
          </table:table-cell>
          <table:table-cell office:value-type="float" office:value="280.444415851829" calcext:value-type="float">
            <text:p>280.444415851829</text:p>
          </table:table-cell>
          <table:table-cell table:formula="of:=AVERAGE([.E412:.E461])" office:value-type="float" office:value="282.286476935653" calcext:value-type="float">
            <text:p>282.2864769356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3:.A462])" office:value-type="float" office:value="0.743289636671543" calcext:value-type="float">
            <text:p>0.743289636671543</text:p>
          </table:table-cell>
          <table:table-cell office:value-type="float" office:value="1" calcext:value-type="float">
            <text:p>1</text:p>
          </table:table-cell>
          <table:table-cell office:value-type="float" office:value="11.0287601504177" calcext:value-type="float">
            <text:p>11.0287601504177</text:p>
          </table:table-cell>
          <table:table-cell office:value-type="float" office:value="280.130507820609" calcext:value-type="float">
            <text:p>280.130507820609</text:p>
          </table:table-cell>
          <table:table-cell table:formula="of:=AVERAGE([.E413:.E462])" office:value-type="float" office:value="282.211954996188" calcext:value-type="float">
            <text:p>282.2119549961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4:.A463])" office:value-type="float" office:value="0.743289636671543" calcext:value-type="float">
            <text:p>0.743289636671543</text:p>
          </table:table-cell>
          <table:table-cell office:value-type="float" office:value="1" calcext:value-type="float">
            <text:p>1</text:p>
          </table:table-cell>
          <table:table-cell office:value-type="float" office:value="11.0259817276806" calcext:value-type="float">
            <text:p>11.0259817276806</text:p>
          </table:table-cell>
          <table:table-cell office:value-type="float" office:value="280.059935883086" calcext:value-type="float">
            <text:p>280.059935883086</text:p>
          </table:table-cell>
          <table:table-cell table:formula="of:=AVERAGE([.E414:.E463])" office:value-type="float" office:value="282.21152286228" calcext:value-type="float">
            <text:p>282.211522862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5:.A464])" office:value-type="float" office:value="0.743289636671543" calcext:value-type="float">
            <text:p>0.743289636671543</text:p>
          </table:table-cell>
          <table:table-cell office:value-type="float" office:value="1" calcext:value-type="float">
            <text:p>1</text:p>
          </table:table-cell>
          <table:table-cell office:value-type="float" office:value="11.0196622239381" calcext:value-type="float">
            <text:p>11.0196622239381</text:p>
          </table:table-cell>
          <table:table-cell office:value-type="float" office:value="279.899420488028" calcext:value-type="float">
            <text:p>279.899420488028</text:p>
          </table:table-cell>
          <table:table-cell table:formula="of:=AVERAGE([.E415:.E464])" office:value-type="float" office:value="282.206898731441" calcext:value-type="float">
            <text:p>282.2068987314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6:.A465])" office:value-type="float" office:value="0.743289636671543" calcext:value-type="float">
            <text:p>0.743289636671543</text:p>
          </table:table-cell>
          <table:table-cell office:value-type="float" office:value="1" calcext:value-type="float">
            <text:p>1</text:p>
          </table:table-cell>
          <table:table-cell office:value-type="float" office:value="11.0241701209635" calcext:value-type="float">
            <text:p>11.0241701209635</text:p>
          </table:table-cell>
          <table:table-cell office:value-type="float" office:value="280.013921072472" calcext:value-type="float">
            <text:p>280.013921072472</text:p>
          </table:table-cell>
          <table:table-cell table:formula="of:=AVERAGE([.E416:.E465])" office:value-type="float" office:value="282.204884689406" calcext:value-type="float">
            <text:p>282.204884689406</text:p>
          </table:table-cell>
          <table:table-cell table:number-columns-repeated="3"/>
        </table:table-row>
        <table:table-row table:style-name="ro1">
          <table:table-cell office:value-type="float" office:value="0.723618507385254" calcext:value-type="float">
            <text:p>0.723618507385254</text:p>
          </table:table-cell>
          <table:table-cell table:formula="of:=AVERAGE([.A417:.A466])" office:value-type="float" office:value="0.737762006819248" calcext:value-type="float">
            <text:p>0.737762006819248</text:p>
          </table:table-cell>
          <table:table-cell office:value-type="float" office:value="0" calcext:value-type="float">
            <text:p>0</text:p>
          </table:table-cell>
          <table:table-cell office:value-type="float" office:value="11.1188066254854" calcext:value-type="float">
            <text:p>11.1188066254854</text:p>
          </table:table-cell>
          <table:table-cell office:value-type="float" office:value="282.41768828733" calcext:value-type="float">
            <text:p>282.41768828733</text:p>
          </table:table-cell>
          <table:table-cell table:formula="of:=AVERAGE([.E417:.E466])" office:value-type="float" office:value="282.253836818502" calcext:value-type="float">
            <text:p>282.253836818502</text:p>
          </table:table-cell>
          <table:table-cell table:number-columns-repeated="3"/>
        </table:table-row>
        <table:table-row table:style-name="ro1">
          <table:table-cell office:value-type="float" office:value="0.89694881439209" calcext:value-type="float">
            <text:p>0.89694881439209</text:p>
          </table:table-cell>
          <table:table-cell table:formula="of:=AVERAGE([.A418:.A467])" office:value-type="float" office:value="0.73570098310709" calcext:value-type="float">
            <text:p>0.73570098310709</text:p>
          </table:table-cell>
          <table:table-cell office:value-type="float" office:value="0" calcext:value-type="float">
            <text:p>0</text:p>
          </table:table-cell>
          <table:table-cell office:value-type="float" office:value="11.1245124826521" calcext:value-type="float">
            <text:p>11.1245124826521</text:p>
          </table:table-cell>
          <table:table-cell office:value-type="float" office:value="282.562617059362" calcext:value-type="float">
            <text:p>282.562617059362</text:p>
          </table:table-cell>
          <table:table-cell table:formula="of:=AVERAGE([.E418:.E467])" office:value-type="float" office:value="282.299133392759" calcext:value-type="float">
            <text:p>282.299133392759</text:p>
          </table:table-cell>
          <table:table-cell table:number-columns-repeated="3"/>
        </table:table-row>
        <table:table-row table:style-name="ro1">
          <table:table-cell office:value-type="float" office:value="0.0462110117077827" calcext:value-type="float">
            <text:p>0.046211011707783</text:p>
          </table:table-cell>
          <table:table-cell table:formula="of:=AVERAGE([.A419:.A468])" office:value-type="float" office:value="0.716625203341246" calcext:value-type="float">
            <text:p>0.716625203341246</text:p>
          </table:table-cell>
          <table:table-cell office:value-type="float" office:value="0" calcext:value-type="float">
            <text:p>0</text:p>
          </table:table-cell>
          <table:table-cell office:value-type="float" office:value="11.5784701503009" calcext:value-type="float">
            <text:p>11.5784701503009</text:p>
          </table:table-cell>
          <table:table-cell office:value-type="float" office:value="294.093141817642" calcext:value-type="float">
            <text:p>294.093141817642</text:p>
          </table:table-cell>
          <table:table-cell table:formula="of:=AVERAGE([.E419:.E468])" office:value-type="float" office:value="282.578037385339" calcext:value-type="float">
            <text:p>282.5780373853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0:.A469])" office:value-type="float" office:value="0.716625203341246" calcext:value-type="float">
            <text:p>0.716625203341246</text:p>
          </table:table-cell>
          <table:table-cell office:value-type="float" office:value="1" calcext:value-type="float">
            <text:p>1</text:p>
          </table:table-cell>
          <table:table-cell office:value-type="float" office:value="11.0282908222526" calcext:value-type="float">
            <text:p>11.0282908222526</text:p>
          </table:table-cell>
          <table:table-cell office:value-type="float" office:value="280.118586885217" calcext:value-type="float">
            <text:p>280.118586885217</text:p>
          </table:table-cell>
          <table:table-cell table:formula="of:=AVERAGE([.E420:.E469])" office:value-type="float" office:value="282.577310804327" calcext:value-type="float">
            <text:p>282.5773108043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1:.A470])" office:value-type="float" office:value="0.716625203341246" calcext:value-type="float">
            <text:p>0.716625203341246</text:p>
          </table:table-cell>
          <table:table-cell office:value-type="float" office:value="1" calcext:value-type="float">
            <text:p>1</text:p>
          </table:table-cell>
          <table:table-cell office:value-type="float" office:value="11.0278860267103" calcext:value-type="float">
            <text:p>11.0278860267103</text:p>
          </table:table-cell>
          <table:table-cell office:value-type="float" office:value="280.108305078441" calcext:value-type="float">
            <text:p>280.108305078441</text:p>
          </table:table-cell>
          <table:table-cell table:formula="of:=AVERAGE([.E421:.E470])" office:value-type="float" office:value="282.576964501154" calcext:value-type="float">
            <text:p>282.576964501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2:.A471])" office:value-type="float" office:value="0.725296073406935" calcext:value-type="float">
            <text:p>0.725296073406935</text:p>
          </table:table-cell>
          <table:table-cell office:value-type="float" office:value="1" calcext:value-type="float">
            <text:p>1</text:p>
          </table:table-cell>
          <table:table-cell office:value-type="float" office:value="11.0300554961532" calcext:value-type="float">
            <text:p>11.0300554961532</text:p>
          </table:table-cell>
          <table:table-cell office:value-type="float" office:value="280.163409602292" calcext:value-type="float">
            <text:p>280.163409602292</text:p>
          </table:table-cell>
          <table:table-cell table:formula="of:=AVERAGE([.E422:.E471])" office:value-type="float" office:value="282.504939997654" calcext:value-type="float">
            <text:p>282.5049399976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3:.A472])" office:value-type="float" office:value="0.725296073406935" calcext:value-type="float">
            <text:p>0.725296073406935</text:p>
          </table:table-cell>
          <table:table-cell office:value-type="float" office:value="1" calcext:value-type="float">
            <text:p>1</text:p>
          </table:table-cell>
          <table:table-cell office:value-type="float" office:value="11.0303840258688" calcext:value-type="float">
            <text:p>11.0303840258688</text:p>
          </table:table-cell>
          <table:table-cell office:value-type="float" office:value="280.171754257067" calcext:value-type="float">
            <text:p>280.171754257067</text:p>
          </table:table-cell>
          <table:table-cell table:formula="of:=AVERAGE([.E423:.E472])" office:value-type="float" office:value="282.503722274103" calcext:value-type="float">
            <text:p>282.5037222741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4:.A473])" office:value-type="float" office:value="0.725296073406935" calcext:value-type="float">
            <text:p>0.725296073406935</text:p>
          </table:table-cell>
          <table:table-cell office:value-type="float" office:value="1" calcext:value-type="float">
            <text:p>1</text:p>
          </table:table-cell>
          <table:table-cell office:value-type="float" office:value="11.035471543178" calcext:value-type="float">
            <text:p>11.035471543178</text:p>
          </table:table-cell>
          <table:table-cell office:value-type="float" office:value="280.30097719672" calcext:value-type="float">
            <text:p>280.30097719672</text:p>
          </table:table-cell>
          <table:table-cell table:formula="of:=AVERAGE([.E424:.E473])" office:value-type="float" office:value="282.511151997086" calcext:value-type="float">
            <text:p>282.5111519970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5:.A474])" office:value-type="float" office:value="0.735319457501173" calcext:value-type="float">
            <text:p>0.735319457501173</text:p>
          </table:table-cell>
          <table:table-cell office:value-type="float" office:value="1" calcext:value-type="float">
            <text:p>1</text:p>
          </table:table-cell>
          <table:table-cell office:value-type="float" office:value="11.0240398823977" calcext:value-type="float">
            <text:p>11.0240398823977</text:p>
          </table:table-cell>
          <table:table-cell office:value-type="float" office:value="280.0106130129" calcext:value-type="float">
            <text:p>280.0106130129</text:p>
          </table:table-cell>
          <table:table-cell table:formula="of:=AVERAGE([.E425:.E474])" office:value-type="float" office:value="282.488149360153" calcext:value-type="float">
            <text:p>282.488149360153</text:p>
          </table:table-cell>
          <table:table-cell table:number-columns-repeated="3"/>
        </table:table-row>
        <table:table-row table:style-name="ro1">
          <table:table-cell office:value-type="float" office:value="0.251831471920013" calcext:value-type="float">
            <text:p>0.251831471920013</text:p>
          </table:table-cell>
          <table:table-cell table:formula="of:=AVERAGE([.A426:.A475])" office:value-type="float" office:value="0.727528659552336" calcext:value-type="float">
            <text:p>0.727528659552336</text:p>
          </table:table-cell>
          <table:table-cell office:value-type="float" office:value="0" calcext:value-type="float">
            <text:p>0</text:p>
          </table:table-cell>
          <table:table-cell office:value-type="float" office:value="11.1205067667633" calcext:value-type="float">
            <text:p>11.1205067667633</text:p>
          </table:table-cell>
          <table:table-cell office:value-type="float" office:value="282.460871875789" calcext:value-type="float">
            <text:p>282.460871875789</text:p>
          </table:table-cell>
          <table:table-cell table:formula="of:=AVERAGE([.E426:.E475])" office:value-type="float" office:value="282.523975347288" calcext:value-type="float">
            <text:p>282.523975347288</text:p>
          </table:table-cell>
          <table:table-cell table:number-columns-repeated="3"/>
        </table:table-row>
        <table:table-row table:style-name="ro1">
          <table:table-cell office:value-type="float" office:value="0.889568865299225" calcext:value-type="float">
            <text:p>0.889568865299225</text:p>
          </table:table-cell>
          <table:table-cell table:formula="of:=AVERAGE([.A427:.A476])" office:value-type="float" office:value="0.74838655397296" calcext:value-type="float">
            <text:p>0.74838655397296</text:p>
          </table:table-cell>
          <table:table-cell office:value-type="float" office:value="0" calcext:value-type="float">
            <text:p>0</text:p>
          </table:table-cell>
          <table:table-cell office:value-type="float" office:value="11.1021841951996" calcext:value-type="float">
            <text:p>11.1021841951996</text:p>
          </table:table-cell>
          <table:table-cell office:value-type="float" office:value="281.99547855807" calcext:value-type="float">
            <text:p>281.99547855807</text:p>
          </table:table-cell>
          <table:table-cell table:formula="of:=AVERAGE([.E427:.E476])" office:value-type="float" office:value="282.4583142391" calcext:value-type="float">
            <text:p>282.45831423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8:.A477])" office:value-type="float" office:value="0.766574694663286" calcext:value-type="float">
            <text:p>0.766574694663286</text:p>
          </table:table-cell>
          <table:table-cell office:value-type="float" office:value="1" calcext:value-type="float">
            <text:p>1</text:p>
          </table:table-cell>
          <table:table-cell office:value-type="float" office:value="11.030421572122" calcext:value-type="float">
            <text:p>11.030421572122</text:p>
          </table:table-cell>
          <table:table-cell office:value-type="float" office:value="280.172707931898" calcext:value-type="float">
            <text:p>280.172707931898</text:p>
          </table:table-cell>
          <table:table-cell table:formula="of:=AVERAGE([.E428:.E477])" office:value-type="float" office:value="282.24033457103" calcext:value-type="float">
            <text:p>282.240334571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9:.A478])" office:value-type="float" office:value="0.780442311316729" calcext:value-type="float">
            <text:p>0.780442311316729</text:p>
          </table:table-cell>
          <table:table-cell office:value-type="float" office:value="1" calcext:value-type="float">
            <text:p>1</text:p>
          </table:table-cell>
          <table:table-cell office:value-type="float" office:value="11.0395758179814" calcext:value-type="float">
            <text:p>11.0395758179814</text:p>
          </table:table-cell>
          <table:table-cell office:value-type="float" office:value="280.405225776727" calcext:value-type="float">
            <text:p>280.405225776727</text:p>
          </table:table-cell>
          <table:table-cell table:formula="of:=AVERAGE([.E429:.E478])" office:value-type="float" office:value="282.183491378751" calcext:value-type="float">
            <text:p>282.1834913787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0:.A479])" office:value-type="float" office:value="0.780442311316729" calcext:value-type="float">
            <text:p>0.780442311316729</text:p>
          </table:table-cell>
          <table:table-cell office:value-type="float" office:value="1" calcext:value-type="float">
            <text:p>1</text:p>
          </table:table-cell>
          <table:table-cell office:value-type="float" office:value="11.0276971221238" calcext:value-type="float">
            <text:p>11.0276971221238</text:p>
          </table:table-cell>
          <table:table-cell office:value-type="float" office:value="280.103506901945" calcext:value-type="float">
            <text:p>280.103506901945</text:p>
          </table:table-cell>
          <table:table-cell table:formula="of:=AVERAGE([.E430:.E479])" office:value-type="float" office:value="282.185120970619" calcext:value-type="float">
            <text:p>282.1851209706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1:.A480])" office:value-type="float" office:value="0.780442311316729" calcext:value-type="float">
            <text:p>0.780442311316729</text:p>
          </table:table-cell>
          <table:table-cell office:value-type="float" office:value="1" calcext:value-type="float">
            <text:p>1</text:p>
          </table:table-cell>
          <table:table-cell office:value-type="float" office:value="11.0232678375661" calcext:value-type="float">
            <text:p>11.0232678375661</text:p>
          </table:table-cell>
          <table:table-cell office:value-type="float" office:value="279.99100307418" calcext:value-type="float">
            <text:p>279.99100307418</text:p>
          </table:table-cell>
          <table:table-cell table:formula="of:=AVERAGE([.E431:.E480])" office:value-type="float" office:value="282.180023578646" calcext:value-type="float">
            <text:p>282.1800235786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2:.A481])" office:value-type="float" office:value="0.780442311316729" calcext:value-type="float">
            <text:p>0.780442311316729</text:p>
          </table:table-cell>
          <table:table-cell office:value-type="float" office:value="1" calcext:value-type="float">
            <text:p>1</text:p>
          </table:table-cell>
          <table:table-cell office:value-type="float" office:value="11.0257658367246" calcext:value-type="float">
            <text:p>11.0257658367246</text:p>
          </table:table-cell>
          <table:table-cell office:value-type="float" office:value="280.054452252806" calcext:value-type="float">
            <text:p>280.054452252806</text:p>
          </table:table-cell>
          <table:table-cell table:formula="of:=AVERAGE([.E432:.E481])" office:value-type="float" office:value="282.178900626532" calcext:value-type="float">
            <text:p>282.178900626532</text:p>
          </table:table-cell>
          <table:table-cell table:number-columns-repeated="3"/>
        </table:table-row>
        <table:table-row table:style-name="ro1">
          <table:table-cell office:value-type="float" office:value="0.511415362358093" calcext:value-type="float">
            <text:p>0.511415362358093</text:p>
          </table:table-cell>
          <table:table-cell table:formula="of:=AVERAGE([.A433:.A482])" office:value-type="float" office:value="0.790027806311846" calcext:value-type="float">
            <text:p>0.790027806311846</text:p>
          </table:table-cell>
          <table:table-cell office:value-type="float" office:value="0" calcext:value-type="float">
            <text:p>0</text:p>
          </table:table-cell>
          <table:table-cell office:value-type="float" office:value="11.2231253700525" calcext:value-type="float">
            <text:p>11.2231253700525</text:p>
          </table:table-cell>
          <table:table-cell office:value-type="float" office:value="285.067384399332" calcext:value-type="float">
            <text:p>285.067384399332</text:p>
          </table:table-cell>
          <table:table-cell table:formula="of:=AVERAGE([.E433:.E482])" office:value-type="float" office:value="282.098155362745" calcext:value-type="float">
            <text:p>282.0981553627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4:.A483])" office:value-type="float" office:value="0.808461982160807" calcext:value-type="float">
            <text:p>0.808461982160807</text:p>
          </table:table-cell>
          <table:table-cell office:value-type="float" office:value="1" calcext:value-type="float">
            <text:p>1</text:p>
          </table:table-cell>
          <table:table-cell office:value-type="float" office:value="11.0239788697362" calcext:value-type="float">
            <text:p>11.0239788697362</text:p>
          </table:table-cell>
          <table:table-cell office:value-type="float" office:value="280.009063291299" calcext:value-type="float">
            <text:p>280.009063291299</text:p>
          </table:table-cell>
          <table:table-cell table:formula="of:=AVERAGE([.E434:.E483])" office:value-type="float" office:value="282.005740695303" calcext:value-type="float">
            <text:p>282.005740695303</text:p>
          </table:table-cell>
          <table:table-cell table:number-columns-repeated="3"/>
        </table:table-row>
        <table:table-row table:style-name="ro1">
          <table:table-cell office:value-type="float" office:value="0.241631329059601" calcext:value-type="float">
            <text:p>0.241631329059601</text:p>
          </table:table-cell>
          <table:table-cell table:formula="of:=AVERAGE([.A435:.A484])" office:value-type="float" office:value="0.793294608741999" calcext:value-type="float">
            <text:p>0.793294608741999</text:p>
          </table:table-cell>
          <table:table-cell office:value-type="float" office:value="0" calcext:value-type="float">
            <text:p>0</text:p>
          </table:table-cell>
          <table:table-cell office:value-type="float" office:value="11.0591280293375" calcext:value-type="float">
            <text:p>11.0591280293375</text:p>
          </table:table-cell>
          <table:table-cell office:value-type="float" office:value="280.901851945173" calcext:value-type="float">
            <text:p>280.901851945173</text:p>
          </table:table-cell>
          <table:table-cell table:formula="of:=AVERAGE([.E435:.E484])" office:value-type="float" office:value="282.02345997367" calcext:value-type="float">
            <text:p>282.02345997367</text:p>
          </table:table-cell>
          <table:table-cell table:number-columns-repeated="3"/>
        </table:table-row>
        <table:table-row table:style-name="ro1">
          <table:table-cell office:value-type="float" office:value="0.487808048725128" calcext:value-type="float">
            <text:p>0.487808048725128</text:p>
          </table:table-cell>
          <table:table-cell table:formula="of:=AVERAGE([.A436:.A485])" office:value-type="float" office:value="0.783050769716501" calcext:value-type="float">
            <text:p>0.783050769716501</text:p>
          </table:table-cell>
          <table:table-cell office:value-type="float" office:value="0" calcext:value-type="float">
            <text:p>0</text:p>
          </table:table-cell>
          <table:table-cell office:value-type="float" office:value="11.0941105774403" calcext:value-type="float">
            <text:p>11.0941105774403</text:p>
          </table:table-cell>
          <table:table-cell office:value-type="float" office:value="281.790408666983" calcext:value-type="float">
            <text:p>281.790408666983</text:p>
          </table:table-cell>
          <table:table-cell table:formula="of:=AVERAGE([.E436:.E485])" office:value-type="float" office:value="282.052632290715" calcext:value-type="float">
            <text:p>282.0526322907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7:.A486])" office:value-type="float" office:value="0.783050769716501" calcext:value-type="float">
            <text:p>0.783050769716501</text:p>
          </table:table-cell>
          <table:table-cell office:value-type="float" office:value="1" calcext:value-type="float">
            <text:p>1</text:p>
          </table:table-cell>
          <table:table-cell office:value-type="float" office:value="11.0328057592005" calcext:value-type="float">
            <text:p>11.0328057592005</text:p>
          </table:table-cell>
          <table:table-cell office:value-type="float" office:value="280.233266283691" calcext:value-type="float">
            <text:p>280.233266283691</text:p>
          </table:table-cell>
          <table:table-cell table:formula="of:=AVERAGE([.E437:.E486])" office:value-type="float" office:value="282.053270656806" calcext:value-type="float">
            <text:p>282.0532706568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8:.A487])" office:value-type="float" office:value="0.783050769716501" calcext:value-type="float">
            <text:p>0.783050769716501</text:p>
          </table:table-cell>
          <table:table-cell office:value-type="float" office:value="1" calcext:value-type="float">
            <text:p>1</text:p>
          </table:table-cell>
          <table:table-cell office:value-type="float" office:value="11.0303359197319" calcext:value-type="float">
            <text:p>11.0303359197319</text:p>
          </table:table-cell>
          <table:table-cell office:value-type="float" office:value="280.170532361189" calcext:value-type="float">
            <text:p>280.170532361189</text:p>
          </table:table-cell>
          <table:table-cell table:formula="of:=AVERAGE([.E438:.E487])" office:value-type="float" office:value="282.051975447175" calcext:value-type="float">
            <text:p>282.051975447175</text:p>
          </table:table-cell>
          <table:table-cell table:number-columns-repeated="3"/>
        </table:table-row>
        <table:table-row table:style-name="ro1">
          <table:table-cell office:value-type="float" office:value="0.946546912193298" calcext:value-type="float">
            <text:p>0.946546912193298</text:p>
          </table:table-cell>
          <table:table-cell table:formula="of:=AVERAGE([.A439:.A488])" office:value-type="float" office:value="0.781981707960367" calcext:value-type="float">
            <text:p>0.781981707960367</text:p>
          </table:table-cell>
          <table:table-cell office:value-type="float" office:value="0" calcext:value-type="float">
            <text:p>0</text:p>
          </table:table-cell>
          <table:table-cell office:value-type="float" office:value="11.1446208478838" calcext:value-type="float">
            <text:p>11.1446208478838</text:p>
          </table:table-cell>
          <table:table-cell office:value-type="float" office:value="283.073369536249" calcext:value-type="float">
            <text:p>283.073369536249</text:p>
          </table:table-cell>
          <table:table-cell table:formula="of:=AVERAGE([.E439:.E488])" office:value-type="float" office:value="282.11138402475" calcext:value-type="float">
            <text:p>282.111384024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0:.A489])" office:value-type="float" office:value="0.781981707960367" calcext:value-type="float">
            <text:p>0.781981707960367</text:p>
          </table:table-cell>
          <table:table-cell office:value-type="float" office:value="1" calcext:value-type="float">
            <text:p>1</text:p>
          </table:table-cell>
          <table:table-cell office:value-type="float" office:value="11.0367093962133" calcext:value-type="float">
            <text:p>11.0367093962133</text:p>
          </table:table-cell>
          <table:table-cell office:value-type="float" office:value="280.332418663818" calcext:value-type="float">
            <text:p>280.332418663818</text:p>
          </table:table-cell>
          <table:table-cell table:formula="of:=AVERAGE([.E440:.E489])" office:value-type="float" office:value="282.11470340921" calcext:value-type="float">
            <text:p>282.114703409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1:.A490])" office:value-type="float" office:value="0.784729037433863" calcext:value-type="float">
            <text:p>0.784729037433863</text:p>
          </table:table-cell>
          <table:table-cell office:value-type="float" office:value="1" calcext:value-type="float">
            <text:p>1</text:p>
          </table:table-cell>
          <table:table-cell office:value-type="float" office:value="11.0237840985477" calcext:value-type="float">
            <text:p>11.0237840985477</text:p>
          </table:table-cell>
          <table:table-cell office:value-type="float" office:value="280.004116103111" calcext:value-type="float">
            <text:p>280.004116103111</text:p>
          </table:table-cell>
          <table:table-cell table:formula="of:=AVERAGE([.E441:.E490])" office:value-type="float" office:value="281.991992876561" calcext:value-type="float">
            <text:p>281.9919928765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2:.A491])" office:value-type="float" office:value="0.784729037433863" calcext:value-type="float">
            <text:p>0.784729037433863</text:p>
          </table:table-cell>
          <table:table-cell office:value-type="float" office:value="1" calcext:value-type="float">
            <text:p>1</text:p>
          </table:table-cell>
          <table:table-cell office:value-type="float" office:value="11.0262234316856" calcext:value-type="float">
            <text:p>11.0262234316856</text:p>
          </table:table-cell>
          <table:table-cell office:value-type="float" office:value="280.066075164813" calcext:value-type="float">
            <text:p>280.066075164813</text:p>
          </table:table-cell>
          <table:table-cell table:formula="of:=AVERAGE([.E442:.E491])" office:value-type="float" office:value="281.992867277172" calcext:value-type="float">
            <text:p>281.9928672771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3:.A492])" office:value-type="float" office:value="0.784729037433863" calcext:value-type="float">
            <text:p>0.784729037433863</text:p>
          </table:table-cell>
          <table:table-cell office:value-type="float" office:value="1" calcext:value-type="float">
            <text:p>1</text:p>
          </table:table-cell>
          <table:table-cell office:value-type="float" office:value="11.0280162652761" calcext:value-type="float">
            <text:p>11.0280162652761</text:p>
          </table:table-cell>
          <table:table-cell office:value-type="float" office:value="280.111613138012" calcext:value-type="float">
            <text:p>280.111613138012</text:p>
          </table:table-cell>
          <table:table-cell table:formula="of:=AVERAGE([.E443:.E492])" office:value-type="float" office:value="281.992337987641" calcext:value-type="float">
            <text:p>281.992337987641</text:p>
          </table:table-cell>
          <table:table-cell table:number-columns-repeated="3"/>
        </table:table-row>
        <table:table-row table:style-name="ro1">
          <table:table-cell office:value-type="float" office:value="0.0347646921873093" calcext:value-type="float">
            <text:p>0.034764692187309</text:p>
          </table:table-cell>
          <table:table-cell table:formula="of:=AVERAGE([.A444:.A493])" office:value-type="float" office:value="0.768499533981085" calcext:value-type="float">
            <text:p>0.768499533981085</text:p>
          </table:table-cell>
          <table:table-cell office:value-type="float" office:value="0" calcext:value-type="float">
            <text:p>0</text:p>
          </table:table-cell>
          <table:table-cell office:value-type="float" office:value="11.1812131915927" calcext:value-type="float">
            <text:p>11.1812131915927</text:p>
          </table:table-cell>
          <table:table-cell office:value-type="float" office:value="284.002815066454" calcext:value-type="float">
            <text:p>284.002815066454</text:p>
          </table:table-cell>
          <table:table-cell table:formula="of:=AVERAGE([.E444:.E493])" office:value-type="float" office:value="281.984786671117" calcext:value-type="float">
            <text:p>281.984786671117</text:p>
          </table:table-cell>
          <table:table-cell table:number-columns-repeated="3"/>
        </table:table-row>
        <table:table-row table:style-name="ro1">
          <table:table-cell office:value-type="float" office:value="0.00691306684166193" calcext:value-type="float">
            <text:p>0.006913066841662</text:p>
          </table:table-cell>
          <table:table-cell table:formula="of:=AVERAGE([.A445:.A494])" office:value-type="float" office:value="0.757421879637986" calcext:value-type="float">
            <text:p>0.757421879637986</text:p>
          </table:table-cell>
          <table:table-cell office:value-type="float" office:value="0" calcext:value-type="float">
            <text:p>0</text:p>
          </table:table-cell>
          <table:table-cell office:value-type="float" office:value="11.4550520960569" calcext:value-type="float">
            <text:p>11.4550520960569</text:p>
          </table:table-cell>
          <table:table-cell office:value-type="float" office:value="290.958323239846" calcext:value-type="float">
            <text:p>290.958323239846</text:p>
          </table:table-cell>
          <table:table-cell table:formula="of:=AVERAGE([.E445:.E494])" office:value-type="float" office:value="282.141958839844" calcext:value-type="float">
            <text:p>282.1419588398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6:.A495])" office:value-type="float" office:value="0.775424352753907" calcext:value-type="float">
            <text:p>0.775424352753907</text:p>
          </table:table-cell>
          <table:table-cell office:value-type="float" office:value="0" calcext:value-type="float">
            <text:p>0</text:p>
          </table:table-cell>
          <table:table-cell office:value-type="float" office:value="11.1974097065687" calcext:value-type="float">
            <text:p>11.1974097065687</text:p>
          </table:table-cell>
          <table:table-cell office:value-type="float" office:value="284.414206546845" calcext:value-type="float">
            <text:p>284.414206546845</text:p>
          </table:table-cell>
          <table:table-cell table:formula="of:=AVERAGE([.E446:.E495])" office:value-type="float" office:value="282.062960589139" calcext:value-type="float">
            <text:p>282.062960589139</text:p>
          </table:table-cell>
          <table:table-cell table:number-columns-repeated="3"/>
        </table:table-row>
        <table:table-row table:style-name="ro1">
          <table:table-cell office:value-type="float" office:value="0.870695114135742" calcext:value-type="float">
            <text:p>0.870695114135742</text:p>
          </table:table-cell>
          <table:table-cell table:formula="of:=AVERAGE([.A447:.A496])" office:value-type="float" office:value="0.772838255036622" calcext:value-type="float">
            <text:p>0.772838255036622</text:p>
          </table:table-cell>
          <table:table-cell office:value-type="float" office:value="0" calcext:value-type="float">
            <text:p>0</text:p>
          </table:table-cell>
          <table:table-cell office:value-type="float" office:value="11.0886687173665" calcext:value-type="float">
            <text:p>11.0886687173665</text:p>
          </table:table-cell>
          <table:table-cell office:value-type="float" office:value="281.652185421108" calcext:value-type="float">
            <text:p>281.652185421108</text:p>
          </table:table-cell>
          <table:table-cell table:formula="of:=AVERAGE([.E447:.E496])" office:value-type="float" office:value="282.096594316255" calcext:value-type="float">
            <text:p>282.0965943162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8:.A497])" office:value-type="float" office:value="0.78791311012581" calcext:value-type="float">
            <text:p>0.78791311012581</text:p>
          </table:table-cell>
          <table:table-cell office:value-type="float" office:value="1" calcext:value-type="float">
            <text:p>1</text:p>
          </table:table-cell>
          <table:table-cell office:value-type="float" office:value="11.0282204230279" calcext:value-type="float">
            <text:p>11.0282204230279</text:p>
          </table:table-cell>
          <table:table-cell office:value-type="float" office:value="280.116798744908" calcext:value-type="float">
            <text:p>280.116798744908</text:p>
          </table:table-cell>
          <table:table-cell table:formula="of:=AVERAGE([.E448:.E497])" office:value-type="float" office:value="282.073690027039" calcext:value-type="float">
            <text:p>282.0736900270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9:.A498])" office:value-type="float" office:value="0.802483409512788" calcext:value-type="float">
            <text:p>0.802483409512788</text:p>
          </table:table-cell>
          <table:table-cell office:value-type="float" office:value="1" calcext:value-type="float">
            <text:p>1</text:p>
          </table:table-cell>
          <table:table-cell office:value-type="float" office:value="11.028266182524" calcext:value-type="float">
            <text:p>11.028266182524</text:p>
          </table:table-cell>
          <table:table-cell office:value-type="float" office:value="280.117961036109" calcext:value-type="float">
            <text:p>280.117961036109</text:p>
          </table:table-cell>
          <table:table-cell table:formula="of:=AVERAGE([.E449:.E498])" office:value-type="float" office:value="282.036546180497" calcext:value-type="float">
            <text:p>282.036546180497</text:p>
          </table:table-cell>
          <table:table-cell table:number-columns-repeated="3"/>
        </table:table-row>
        <table:table-row table:style-name="ro1">
          <table:table-cell office:value-type="float" office:value="0.776192784309387" calcext:value-type="float">
            <text:p>0.776192784309387</text:p>
          </table:table-cell>
          <table:table-cell table:formula="of:=AVERAGE([.A450:.A499])" office:value-type="float" office:value="0.810622491706163" calcext:value-type="float">
            <text:p>0.810622491706163</text:p>
          </table:table-cell>
          <table:table-cell office:value-type="float" office:value="0" calcext:value-type="float">
            <text:p>0</text:p>
          </table:table-cell>
          <table:table-cell office:value-type="float" office:value="11.1415408818007" calcext:value-type="float">
            <text:p>11.1415408818007</text:p>
          </table:table-cell>
          <table:table-cell office:value-type="float" office:value="282.995138397737" calcext:value-type="float">
            <text:p>282.995138397737</text:p>
          </table:table-cell>
          <table:table-cell table:formula="of:=AVERAGE([.E450:.E499])" office:value-type="float" office:value="282.015769778248" calcext:value-type="float">
            <text:p>282.0157697782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1:.A500])" office:value-type="float" office:value="0.830106135476381" calcext:value-type="float">
            <text:p>0.830106135476381</text:p>
          </table:table-cell>
          <table:table-cell office:value-type="float" office:value="1" calcext:value-type="float">
            <text:p>1</text:p>
          </table:table-cell>
          <table:table-cell office:value-type="float" office:value="11.026426416117" calcext:value-type="float">
            <text:p>11.026426416117</text:p>
          </table:table-cell>
          <table:table-cell office:value-type="float" office:value="280.071230969371" calcext:value-type="float">
            <text:p>280.071230969371</text:p>
          </table:table-cell>
          <table:table-cell table:formula="of:=AVERAGE([.E451:.E500])" office:value-type="float" office:value="281.803862634666" calcext:value-type="float">
            <text:p>281.803862634666</text:p>
          </table:table-cell>
          <table:table-cell table:number-columns-repeated="3"/>
        </table:table-row>
        <table:table-row table:style-name="ro1">
          <table:table-cell office:value-type="float" office:value="0.462720960378647" calcext:value-type="float">
            <text:p>0.462720960378647</text:p>
          </table:table-cell>
          <table:table-cell table:formula="of:=AVERAGE([.A452:.A501])" office:value-type="float" office:value="0.827734324205667" calcext:value-type="float">
            <text:p>0.827734324205667</text:p>
          </table:table-cell>
          <table:table-cell office:value-type="float" office:value="0" calcext:value-type="float">
            <text:p>0</text:p>
          </table:table-cell>
          <table:table-cell office:value-type="float" office:value="11.1417121865809" calcext:value-type="float">
            <text:p>11.1417121865809</text:p>
          </table:table-cell>
          <table:table-cell office:value-type="float" office:value="282.999489539155" calcext:value-type="float">
            <text:p>282.999489539155</text:p>
          </table:table-cell>
          <table:table-cell table:formula="of:=AVERAGE([.E452:.E501])" office:value-type="float" office:value="281.729648255334" calcext:value-type="float">
            <text:p>281.7296482553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3:.A502])" office:value-type="float" office:value="0.827734324205667" calcext:value-type="float">
            <text:p>0.827734324205667</text:p>
          </table:table-cell>
          <table:table-cell office:value-type="float" office:value="1" calcext:value-type="float">
            <text:p>1</text:p>
          </table:table-cell>
          <table:table-cell office:value-type="float" office:value="11.0396919767022" calcext:value-type="float">
            <text:p>11.0396919767022</text:p>
          </table:table-cell>
          <table:table-cell office:value-type="float" office:value="280.408176208236" calcext:value-type="float">
            <text:p>280.408176208236</text:p>
          </table:table-cell>
          <table:table-cell table:formula="of:=AVERAGE([.E453:.E502])" office:value-type="float" office:value="281.73740043962" calcext:value-type="float">
            <text:p>281.737400439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4:.A503])" office:value-type="float" office:value="0.827734324205667" calcext:value-type="float">
            <text:p>0.827734324205667</text:p>
          </table:table-cell>
          <table:table-cell office:value-type="float" office:value="1" calcext:value-type="float">
            <text:p>1</text:p>
          </table:table-cell>
          <table:table-cell office:value-type="float" office:value="11.0239389768422" calcext:value-type="float">
            <text:p>11.0239389768422</text:p>
          </table:table-cell>
          <table:table-cell office:value-type="float" office:value="280.008050011791" calcext:value-type="float">
            <text:p>280.008050011791</text:p>
          </table:table-cell>
          <table:table-cell table:formula="of:=AVERAGE([.E454:.E503])" office:value-type="float" office:value="281.732769752267" calcext:value-type="float">
            <text:p>281.7327697522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5:.A504])" office:value-type="float" office:value="0.851042849291116" calcext:value-type="float">
            <text:p>0.851042849291116</text:p>
          </table:table-cell>
          <table:table-cell office:value-type="float" office:value="1" calcext:value-type="float">
            <text:p>1</text:p>
          </table:table-cell>
          <table:table-cell office:value-type="float" office:value="11.0388671324521" calcext:value-type="float">
            <text:p>11.0388671324521</text:p>
          </table:table-cell>
          <table:table-cell office:value-type="float" office:value="280.387225164284" calcext:value-type="float">
            <text:p>280.387225164284</text:p>
          </table:table-cell>
          <table:table-cell table:formula="of:=AVERAGE([.E455:.E504])" office:value-type="float" office:value="281.581555667048" calcext:value-type="float">
            <text:p>281.581555667048</text:p>
          </table:table-cell>
          <table:table-cell table:number-columns-repeated="3"/>
        </table:table-row>
        <table:table-row table:style-name="ro1">
          <table:table-cell office:value-type="float" office:value="0.786995887756348" calcext:value-type="float">
            <text:p>0.786995887756348</text:p>
          </table:table-cell>
          <table:table-cell table:formula="of:=AVERAGE([.A456:.A505])" office:value-type="float" office:value="0.8557908754237" calcext:value-type="float">
            <text:p>0.8557908754237</text:p>
          </table:table-cell>
          <table:table-cell office:value-type="float" office:value="0" calcext:value-type="float">
            <text:p>0</text:p>
          </table:table-cell>
          <table:table-cell office:value-type="float" office:value="11.1739761512876" calcext:value-type="float">
            <text:p>11.1739761512876</text:p>
          </table:table-cell>
          <table:table-cell office:value-type="float" office:value="283.818994242704" calcext:value-type="float">
            <text:p>283.818994242704</text:p>
          </table:table-cell>
          <table:table-cell table:formula="of:=AVERAGE([.E456:.E505])" office:value-type="float" office:value="281.587588852451" calcext:value-type="float">
            <text:p>281.587588852451</text:p>
          </table:table-cell>
          <table:table-cell table:number-columns-repeated="3"/>
        </table:table-row>
        <table:table-row table:style-name="ro1">
          <table:table-cell office:value-type="float" office:value="0.974589824676514" calcext:value-type="float">
            <text:p>0.974589824676514</text:p>
          </table:table-cell>
          <table:table-cell table:formula="of:=AVERAGE([.A457:.A506])" office:value-type="float" office:value="0.85528267191723" calcext:value-type="float">
            <text:p>0.85528267191723</text:p>
          </table:table-cell>
          <table:table-cell office:value-type="float" office:value="0" calcext:value-type="float">
            <text:p>0</text:p>
          </table:table-cell>
          <table:table-cell office:value-type="float" office:value="11.2233928871065" calcext:value-type="float">
            <text:p>11.2233928871065</text:p>
          </table:table-cell>
          <table:table-cell office:value-type="float" office:value="285.074179332506" calcext:value-type="float">
            <text:p>285.074179332506</text:p>
          </table:table-cell>
          <table:table-cell table:formula="of:=AVERAGE([.E457:.E506])" office:value-type="float" office:value="281.630248515799" calcext:value-type="float">
            <text:p>281.6302485157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8:.A507])" office:value-type="float" office:value="0.85528267191723" calcext:value-type="float">
            <text:p>0.85528267191723</text:p>
          </table:table-cell>
          <table:table-cell office:value-type="float" office:value="1" calcext:value-type="float">
            <text:p>1</text:p>
          </table:table-cell>
          <table:table-cell office:value-type="float" office:value="11.0332527942777" calcext:value-type="float">
            <text:p>11.0332527942777</text:p>
          </table:table-cell>
          <table:table-cell office:value-type="float" office:value="280.244620974653" calcext:value-type="float">
            <text:p>280.244620974653</text:p>
          </table:table-cell>
          <table:table-cell table:formula="of:=AVERAGE([.E458:.E507])" office:value-type="float" office:value="281.631407230719" calcext:value-type="float">
            <text:p>281.631407230719</text:p>
          </table:table-cell>
          <table:table-cell table:number-columns-repeated="3"/>
        </table:table-row>
        <table:table-row table:style-name="ro1">
          <table:table-cell office:value-type="float" office:value="0.830575466156006" calcext:value-type="float">
            <text:p>0.830575466156006</text:p>
          </table:table-cell>
          <table:table-cell table:formula="of:=AVERAGE([.A459:.A508])" office:value-type="float" office:value="0.85189418124035" calcext:value-type="float">
            <text:p>0.85189418124035</text:p>
          </table:table-cell>
          <table:table-cell office:value-type="float" office:value="0" calcext:value-type="float">
            <text:p>0</text:p>
          </table:table-cell>
          <table:table-cell office:value-type="float" office:value="11.2172435148239" calcext:value-type="float">
            <text:p>11.2172435148239</text:p>
          </table:table-cell>
          <table:table-cell office:value-type="float" office:value="284.917985276527" calcext:value-type="float">
            <text:p>284.917985276527</text:p>
          </table:table-cell>
          <table:table-cell table:formula="of:=AVERAGE([.E459:.E508])" office:value-type="float" office:value="281.722785372829" calcext:value-type="float">
            <text:p>281.7227853728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0:.A509])" office:value-type="float" office:value="0.85189418124035" calcext:value-type="float">
            <text:p>0.85189418124035</text:p>
          </table:table-cell>
          <table:table-cell office:value-type="float" office:value="1" calcext:value-type="float">
            <text:p>1</text:p>
          </table:table-cell>
          <table:table-cell office:value-type="float" office:value="11.0315772927284" calcext:value-type="float">
            <text:p>11.0315772927284</text:p>
          </table:table-cell>
          <table:table-cell office:value-type="float" office:value="280.202063235302" calcext:value-type="float">
            <text:p>280.202063235302</text:p>
          </table:table-cell>
          <table:table-cell table:formula="of:=AVERAGE([.E460:.E509])" office:value-type="float" office:value="281.635559888563" calcext:value-type="float">
            <text:p>281.635559888563</text:p>
          </table:table-cell>
          <table:table-cell table:number-columns-repeated="3"/>
        </table:table-row>
        <table:table-row table:style-name="ro1">
          <table:table-cell office:value-type="float" office:value="0.255273729562759" calcext:value-type="float">
            <text:p>0.255273729562759</text:p>
          </table:table-cell>
          <table:table-cell table:formula="of:=AVERAGE([.A461:.A510])" office:value-type="float" office:value="0.839886036980897" calcext:value-type="float">
            <text:p>0.839886036980897</text:p>
          </table:table-cell>
          <table:table-cell office:value-type="float" office:value="0" calcext:value-type="float">
            <text:p>0</text:p>
          </table:table-cell>
          <table:table-cell office:value-type="float" office:value="11.1530969145447" calcext:value-type="float">
            <text:p>11.1530969145447</text:p>
          </table:table-cell>
          <table:table-cell office:value-type="float" office:value="283.288661629435" calcext:value-type="float">
            <text:p>283.288661629435</text:p>
          </table:table-cell>
          <table:table-cell table:formula="of:=AVERAGE([.E461:.E510])" office:value-type="float" office:value="281.662334905501" calcext:value-type="float">
            <text:p>281.662334905501</text:p>
          </table:table-cell>
          <table:table-cell table:number-columns-repeated="3"/>
        </table:table-row>
        <table:table-row table:style-name="ro1">
          <table:table-cell office:value-type="float" office:value="0.925879776477814" calcext:value-type="float">
            <text:p>0.925879776477814</text:p>
          </table:table-cell>
          <table:table-cell table:formula="of:=AVERAGE([.A462:.A511])" office:value-type="float" office:value="0.838403632510453" calcext:value-type="float">
            <text:p>0.838403632510453</text:p>
          </table:table-cell>
          <table:table-cell office:value-type="float" office:value="0" calcext:value-type="float">
            <text:p>0</text:p>
          </table:table-cell>
          <table:table-cell office:value-type="float" office:value="11.0449953849673" calcext:value-type="float">
            <text:p>11.0449953849673</text:p>
          </table:table-cell>
          <table:table-cell office:value-type="float" office:value="280.54288277817" calcext:value-type="float">
            <text:p>280.54288277817</text:p>
          </table:table-cell>
          <table:table-cell table:formula="of:=AVERAGE([.E462:.E511])" office:value-type="float" office:value="281.664304244028" calcext:value-type="float">
            <text:p>281.6643042440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3:.A512])" office:value-type="float" office:value="0.838403632510453" calcext:value-type="float">
            <text:p>0.838403632510453</text:p>
          </table:table-cell>
          <table:table-cell office:value-type="float" office:value="1" calcext:value-type="float">
            <text:p>1</text:p>
          </table:table-cell>
          <table:table-cell office:value-type="float" office:value="11.027634936142" calcext:value-type="float">
            <text:p>11.027634936142</text:p>
          </table:table-cell>
          <table:table-cell office:value-type="float" office:value="280.101927378006" calcext:value-type="float">
            <text:p>280.101927378006</text:p>
          </table:table-cell>
          <table:table-cell table:formula="of:=AVERAGE([.E463:.E512])" office:value-type="float" office:value="281.663732635176" calcext:value-type="float">
            <text:p>281.663732635176</text:p>
          </table:table-cell>
          <table:table-cell table:number-columns-repeated="3"/>
        </table:table-row>
        <table:table-row table:style-name="ro1">
          <table:table-cell office:value-type="float" office:value="0.892685532569885" calcext:value-type="float">
            <text:p>0.892685532569885</text:p>
          </table:table-cell>
          <table:table-cell table:formula="of:=AVERAGE([.A464:.A513])" office:value-type="float" office:value="0.836257343161851" calcext:value-type="float">
            <text:p>0.836257343161851</text:p>
          </table:table-cell>
          <table:table-cell office:value-type="float" office:value="0" calcext:value-type="float">
            <text:p>0</text:p>
          </table:table-cell>
          <table:table-cell office:value-type="float" office:value="11.0570817585379" calcext:value-type="float">
            <text:p>11.0570817585379</text:p>
          </table:table-cell>
          <table:table-cell office:value-type="float" office:value="280.849876666862" calcext:value-type="float">
            <text:p>280.849876666862</text:p>
          </table:table-cell>
          <table:table-cell table:formula="of:=AVERAGE([.E464:.E513])" office:value-type="float" office:value="281.679531450851" calcext:value-type="float">
            <text:p>281.679531450851</text:p>
          </table:table-cell>
          <table:table-cell table:number-columns-repeated="3"/>
        </table:table-row>
        <table:table-row table:style-name="ro1">
          <table:table-cell office:value-type="float" office:value="0.791865825653076" calcext:value-type="float">
            <text:p>0.791865825653076</text:p>
          </table:table-cell>
          <table:table-cell table:formula="of:=AVERAGE([.A465:.A514])" office:value-type="float" office:value="0.832094659674913" calcext:value-type="float">
            <text:p>0.832094659674913</text:p>
          </table:table-cell>
          <table:table-cell office:value-type="float" office:value="0" calcext:value-type="float">
            <text:p>0</text:p>
          </table:table-cell>
          <table:table-cell office:value-type="float" office:value="11.0849223052889" calcext:value-type="float">
            <text:p>11.0849223052889</text:p>
          </table:table-cell>
          <table:table-cell office:value-type="float" office:value="281.557026554338" calcext:value-type="float">
            <text:p>281.557026554338</text:p>
          </table:table-cell>
          <table:table-cell table:formula="of:=AVERAGE([.E465:.E514])" office:value-type="float" office:value="281.712683572178" calcext:value-type="float">
            <text:p>281.712683572178</text:p>
          </table:table-cell>
          <table:table-cell table:number-columns-repeated="3"/>
        </table:table-row>
        <table:table-row table:style-name="ro1">
          <table:table-cell office:value-type="float" office:value="0.418020159006119" calcext:value-type="float">
            <text:p>0.418020159006119</text:p>
          </table:table-cell>
          <table:table-cell table:formula="of:=AVERAGE([.A466:.A515])" office:value-type="float" office:value="0.820455062855035" calcext:value-type="float">
            <text:p>0.820455062855035</text:p>
          </table:table-cell>
          <table:table-cell office:value-type="float" office:value="0" calcext:value-type="float">
            <text:p>0</text:p>
          </table:table-cell>
          <table:table-cell office:value-type="float" office:value="11.1805397056758" calcext:value-type="float">
            <text:p>11.1805397056758</text:p>
          </table:table-cell>
          <table:table-cell office:value-type="float" office:value="283.985708524166" calcext:value-type="float">
            <text:p>283.985708524166</text:p>
          </table:table-cell>
          <table:table-cell table:formula="of:=AVERAGE([.E466:.E515])" office:value-type="float" office:value="281.792119321211" calcext:value-type="float">
            <text:p>281.792119321211</text:p>
          </table:table-cell>
          <table:table-cell table:number-columns-repeated="3"/>
        </table:table-row>
        <table:table-row table:style-name="ro1">
          <table:table-cell office:value-type="float" office:value="0.73415869474411" calcext:value-type="float">
            <text:p>0.73415869474411</text:p>
          </table:table-cell>
          <table:table-cell table:formula="of:=AVERAGE([.A467:.A516])" office:value-type="float" office:value="0.820665866602212" calcext:value-type="float">
            <text:p>0.820665866602212</text:p>
          </table:table-cell>
          <table:table-cell office:value-type="float" office:value="0" calcext:value-type="float">
            <text:p>0</text:p>
          </table:table-cell>
          <table:table-cell office:value-type="float" office:value="11.2318666071266" calcext:value-type="float">
            <text:p>11.2318666071266</text:p>
          </table:table-cell>
          <table:table-cell office:value-type="float" office:value="285.289411821015" calcext:value-type="float">
            <text:p>285.289411821015</text:p>
          </table:table-cell>
          <table:table-cell table:formula="of:=AVERAGE([.E467:.E516])" office:value-type="float" office:value="281.849553791885" calcext:value-type="float">
            <text:p>281.849553791885</text:p>
          </table:table-cell>
          <table:table-cell table:number-columns-repeated="3"/>
        </table:table-row>
        <table:table-row table:style-name="ro1">
          <table:table-cell office:value-type="float" office:value="0.75707745552063" calcext:value-type="float">
            <text:p>0.75707745552063</text:p>
          </table:table-cell>
          <table:table-cell table:formula="of:=AVERAGE([.A468:.A517])" office:value-type="float" office:value="0.817868439424783" calcext:value-type="float">
            <text:p>0.817868439424783</text:p>
          </table:table-cell>
          <table:table-cell office:value-type="float" office:value="0" calcext:value-type="float">
            <text:p>0</text:p>
          </table:table-cell>
          <table:table-cell office:value-type="float" office:value="11.1632144564629" calcext:value-type="float">
            <text:p>11.1632144564629</text:p>
          </table:table-cell>
          <table:table-cell office:value-type="float" office:value="283.545647194157" calcext:value-type="float">
            <text:p>283.545647194157</text:p>
          </table:table-cell>
          <table:table-cell table:formula="of:=AVERAGE([.E468:.E517])" office:value-type="float" office:value="281.869214394581" calcext:value-type="float">
            <text:p>281.869214394581</text:p>
          </table:table-cell>
          <table:table-cell table:number-columns-repeated="3"/>
        </table:table-row>
        <table:table-row table:style-name="ro1">
          <table:table-cell office:value-type="float" office:value="0.662939727306366" calcext:value-type="float">
            <text:p>0.662939727306366</text:p>
          </table:table-cell>
          <table:table-cell table:formula="of:=AVERAGE([.A469:.A518])" office:value-type="float" office:value="0.830203013736755" calcext:value-type="float">
            <text:p>0.830203013736755</text:p>
          </table:table-cell>
          <table:table-cell office:value-type="float" office:value="0" calcext:value-type="float">
            <text:p>0</text:p>
          </table:table-cell>
          <table:table-cell office:value-type="float" office:value="11.17858964715" calcext:value-type="float">
            <text:p>11.17858964715</text:p>
          </table:table-cell>
          <table:table-cell office:value-type="float" office:value="283.936177037611" calcext:value-type="float">
            <text:p>283.936177037611</text:p>
          </table:table-cell>
          <table:table-cell table:formula="of:=AVERAGE([.E469:.E518])" office:value-type="float" office:value="281.66607509898" calcext:value-type="float">
            <text:p>281.66607509898</text:p>
          </table:table-cell>
          <table:table-cell table:number-columns-repeated="3"/>
        </table:table-row>
        <table:table-row table:style-name="ro1">
          <table:table-cell office:value-type="float" office:value="0.90330171585083" calcext:value-type="float">
            <text:p>0.90330171585083</text:p>
          </table:table-cell>
          <table:table-cell table:formula="of:=AVERAGE([.A470:.A519])" office:value-type="float" office:value="0.828269048053771" calcext:value-type="float">
            <text:p>0.828269048053771</text:p>
          </table:table-cell>
          <table:table-cell office:value-type="float" office:value="0" calcext:value-type="float">
            <text:p>0</text:p>
          </table:table-cell>
          <table:table-cell office:value-type="float" office:value="11.1262994496405" calcext:value-type="float">
            <text:p>11.1262994496405</text:p>
          </table:table-cell>
          <table:table-cell office:value-type="float" office:value="282.608006020869" calcext:value-type="float">
            <text:p>282.608006020869</text:p>
          </table:table-cell>
          <table:table-cell table:formula="of:=AVERAGE([.E470:.E519])" office:value-type="float" office:value="281.715863481693" calcext:value-type="float">
            <text:p>281.715863481693</text:p>
          </table:table-cell>
          <table:table-cell table:number-columns-repeated="3"/>
        </table:table-row>
        <table:table-row table:style-name="ro1">
          <table:table-cell office:value-type="float" office:value="0.826792597770691" calcext:value-type="float">
            <text:p>0.826792597770691</text:p>
          </table:table-cell>
          <table:table-cell table:formula="of:=AVERAGE([.A471:.A520])" office:value-type="float" office:value="0.824804900009185" calcext:value-type="float">
            <text:p>0.824804900009185</text:p>
          </table:table-cell>
          <table:table-cell office:value-type="float" office:value="0" calcext:value-type="float">
            <text:p>0</text:p>
          </table:table-cell>
          <table:table-cell office:value-type="float" office:value="11.0394901655912" calcext:value-type="float">
            <text:p>11.0394901655912</text:p>
          </table:table-cell>
          <table:table-cell office:value-type="float" office:value="280.403050206017" calcext:value-type="float">
            <text:p>280.403050206017</text:p>
          </table:table-cell>
          <table:table-cell table:formula="of:=AVERAGE([.E471:.E520])" office:value-type="float" office:value="281.721758384245" calcext:value-type="float">
            <text:p>281.721758384245</text:p>
          </table:table-cell>
          <table:table-cell table:number-columns-repeated="3"/>
        </table:table-row>
        <table:table-row table:style-name="ro1">
          <table:table-cell office:value-type="float" office:value="-0.216218709945679" calcext:value-type="float">
            <text:p>-0.216218709945679</text:p>
          </table:table-cell>
          <table:table-cell table:formula="of:=AVERAGE([.A472:.A521])" office:value-type="float" office:value="0.800480525810272" calcext:value-type="float">
            <text:p>0.800480525810272</text:p>
          </table:table-cell>
          <table:table-cell office:value-type="float" office:value="0" calcext:value-type="float">
            <text:p>0</text:p>
          </table:table-cell>
          <table:table-cell office:value-type="float" office:value="11.3482787651867" calcext:value-type="float">
            <text:p>11.3482787651867</text:p>
          </table:table-cell>
          <table:table-cell office:value-type="float" office:value="288.246280635741" calcext:value-type="float">
            <text:p>288.246280635741</text:p>
          </table:table-cell>
          <table:table-cell table:formula="of:=AVERAGE([.E472:.E521])" office:value-type="float" office:value="281.883415804914" calcext:value-type="float">
            <text:p>281.883415804914</text:p>
          </table:table-cell>
          <table:table-cell table:number-columns-repeated="3"/>
        </table:table-row>
        <table:table-row table:style-name="ro1">
          <table:table-cell office:value-type="float" office:value="0.777807652950287" calcext:value-type="float">
            <text:p>0.777807652950287</text:p>
          </table:table-cell>
          <table:table-cell table:formula="of:=AVERAGE([.A473:.A522])" office:value-type="float" office:value="0.796036678869277" calcext:value-type="float">
            <text:p>0.796036678869277</text:p>
          </table:table-cell>
          <table:table-cell office:value-type="float" office:value="0" calcext:value-type="float">
            <text:p>0</text:p>
          </table:table-cell>
          <table:table-cell office:value-type="float" office:value="11.0717975431532" calcext:value-type="float">
            <text:p>11.0717975431532</text:p>
          </table:table-cell>
          <table:table-cell office:value-type="float" office:value="281.22365759609" calcext:value-type="float">
            <text:p>281.22365759609</text:p>
          </table:table-cell>
          <table:table-cell table:formula="of:=AVERAGE([.E473:.E522])" office:value-type="float" office:value="281.904453871694" calcext:value-type="float">
            <text:p>281.904453871694</text:p>
          </table:table-cell>
          <table:table-cell table:number-columns-repeated="3"/>
        </table:table-row>
        <table:table-row table:style-name="ro1">
          <table:table-cell office:value-type="float" office:value="0.320802390575409" calcext:value-type="float">
            <text:p>0.320802390575409</text:p>
          </table:table-cell>
          <table:table-cell table:formula="of:=AVERAGE([.A474:.A523])" office:value-type="float" office:value="0.782452726680786" calcext:value-type="float">
            <text:p>0.782452726680786</text:p>
          </table:table-cell>
          <table:table-cell office:value-type="float" office:value="0" calcext:value-type="float">
            <text:p>0</text:p>
          </table:table-cell>
          <table:table-cell office:value-type="float" office:value="11.1108738061756" calcext:value-type="float">
            <text:p>11.1108738061756</text:p>
          </table:table-cell>
          <table:table-cell office:value-type="float" office:value="282.21619467686" calcext:value-type="float">
            <text:p>282.21619467686</text:p>
          </table:table-cell>
          <table:table-cell table:formula="of:=AVERAGE([.E474:.E523])" office:value-type="float" office:value="281.942758221297" calcext:value-type="float">
            <text:p>281.942758221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75:.A524])" office:value-type="float" office:value="0.782452726680786" calcext:value-type="float">
            <text:p>0.782452726680786</text:p>
          </table:table-cell>
          <table:table-cell office:value-type="float" office:value="1" calcext:value-type="float">
            <text:p>1</text:p>
          </table:table-cell>
          <table:table-cell office:value-type="float" office:value="11.0294923023552" calcext:value-type="float">
            <text:p>11.0294923023552</text:p>
          </table:table-cell>
          <table:table-cell office:value-type="float" office:value="280.149104479821" calcext:value-type="float">
            <text:p>280.149104479821</text:p>
          </table:table-cell>
          <table:table-cell table:formula="of:=AVERAGE([.E475:.E524])" office:value-type="float" office:value="281.945528050636" calcext:value-type="float">
            <text:p>281.9455280506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76:.A525])" office:value-type="float" office:value="0.797416097242385" calcext:value-type="float">
            <text:p>0.797416097242385</text:p>
          </table:table-cell>
          <table:table-cell office:value-type="float" office:value="1" calcext:value-type="float">
            <text:p>1</text:p>
          </table:table-cell>
          <table:table-cell office:value-type="float" office:value="11.026560174644" calcext:value-type="float">
            <text:p>11.026560174644</text:p>
          </table:table-cell>
          <table:table-cell office:value-type="float" office:value="280.074628435957" calcext:value-type="float">
            <text:p>280.074628435957</text:p>
          </table:table-cell>
          <table:table-cell table:formula="of:=AVERAGE([.E476:.E525])" office:value-type="float" office:value="281.897803181839" calcext:value-type="float">
            <text:p>281.8978031818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13:25:09.079176894</dc:date>
    <meta:editing-duration>PT19H10M39S</meta:editing-duration>
    <meta:editing-cycles>2</meta:editing-cycles>
    <meta:generator>LibreOffice/6.4.7.2$Linux_X86_64 LibreOffice_project/40$Build-2</meta:generator>
    <meta:document-statistic meta:table-count="1" meta:cell-count="314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23cm" svg:height="11.901cm" xlink:href=".." xlink:type="simple" chart:class="chart:line" chart:style-name="ch1">
        <chart:legend chart:legend-position="end" svg:x="20.283cm" svg:y="5.651cm" style:legend-expansion="high" chart:style-name="ch2"/>
        <chart:plot-area chart:style-name="ch3" table:cell-range-address="rewardlist_cylinder_withbutton_retroactiveVals_with1rewardifbuttonpress_correctedGRUdatascaling_10_26_2021.E1:rewardlist_cylinder_withbutton_retroactiveVals_with1rewardifbuttonpress_correctedGRUdatascaling_10_26_2021.E525" chart:data-source-has-labels="row" svg:x="0.476cm" svg:y="0.238cm" svg:width="19.331cm" svg:height="11.425cm">
          <chartooo:coordinate-region svg:x="1.283cm" svg:y="0.359cm" svg:width="18.524cm" svg:height="10.3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with1rewardifbuttonpress_correctedGRUdatascaling_10_26_2021.E2:rewardlist_cylinder_withbutton_retroactiveVals_with1rewardifbuttonpress_correctedGRUdatascaling_10_26_2021.E525" chart:label-cell-address="rewardlist_cylinder_withbutton_retroactiveVals_with1rewardifbuttonpress_correctedGRUdatascaling_10_26_2021.E1:rewardlist_cylinder_withbutton_retroactiveVals_with1rewardifbuttonpress_correctedGRUdatascaling_10_26_2021.E1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position(mm)</text:p>
                <draw:g>
                  <svg:desc>rewardlist_cylinder_withbutton_retroactiveVals_with1rewardifbuttonpress_correctedGRUdatascaling_10_26_2021.E1:rewardlist_cylinder_withbutton_retroactiveVals_with1rewardifbuttonpress_correctedGRUdatascaling_10_26_20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.649970778194">
                <text:p>289.649970778194</text:p>
                <draw:g>
                  <svg:desc>rewardlist_cylinder_withbutton_retroactiveVals_with1rewardifbuttonpress_correctedGRUdatascaling_10_26_2021.E2:rewardlist_cylinder_withbutton_retroactiveVals_with1rewardifbuttonpress_correctedGRUdatascaling_10_26_2021.E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.271217991558">
                <text:p>291.271217991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81505826565">
                <text:p>288.8150582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.637157841021">
                <text:p>284.637157841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462114304138">
                <text:p>290.462114304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3.944015052631">
                <text:p>283.944015052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.44934143554">
                <text:p>289.44934143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.391917462406">
                <text:p>291.391917462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482195947157">
                <text:p>288.482195947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.521790920387">
                <text:p>289.521790920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.253815494259">
                <text:p>286.253815494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.964802681907">
                <text:p>289.964802681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.271339269286">
                <text:p>286.271339269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.399948694441">
                <text:p>285.399948694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.037271702856">
                <text:p>286.037271702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.005989513687">
                <text:p>290.005989513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1.297891084498">
                <text:p>291.297891084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.877422225481">
                <text:p>289.877422225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.879150761113">
                <text:p>289.879150761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.987266443629">
                <text:p>292.987266443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.957995414123">
                <text:p>290.957995414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.036869869472">
                <text:p>292.036869869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.932884377394">
                <text:p>289.932884377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.791691163907">
                <text:p>293.791691163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.97824866968">
                <text:p>291.97824866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.231389732737">
                <text:p>292.231389732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845253167649">
                <text:p>290.845253167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.984787716417">
                <text:p>290.984787716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.879734473272">
                <text:p>290.879734473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.985359093966">
                <text:p>292.985359093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.231061907014">
                <text:p>292.231061907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.24546877111">
                <text:p>291.24546877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2.503365873714">
                <text:p>292.503365873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.094718276837">
                <text:p>287.094718276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.645852922366">
                <text:p>287.645852922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7.325865214096">
                <text:p>287.325865214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1.22386621246">
                <text:p>281.22386621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.917322423589">
                <text:p>287.917322423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.297967160534">
                <text:p>280.297967160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627586157251">
                <text:p>282.627586157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.20704842369">
                <text:p>289.20704842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.84142306897">
                <text:p>284.84142306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.352310154564">
                <text:p>291.352310154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.839160159619">
                <text:p>279.839160159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.579216961896">
                <text:p>282.579216961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.863031832743">
                <text:p>279.863031832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7.025964281962">
                <text:p>287.025964281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.344933577605">
                <text:p>285.344933577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.17130722199">
                <text:p>280.17130722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6.354875224048">
                <text:p>286.354875224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.144160356377">
                <text:p>287.144160356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6.932563753163">
                <text:p>286.932563753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.173205301786">
                <text:p>288.173205301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.379625567971">
                <text:p>280.379625567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.924266368455">
                <text:p>287.924266368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.542975249929">
                <text:p>287.542975249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3.457819702653">
                <text:p>283.457819702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2.915655561008">
                <text:p>282.915655561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0.187638903477">
                <text:p>280.187638903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0.032666743376">
                <text:p>280.032666743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0.216606776481">
                <text:p>280.216606776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.46293850338">
                <text:p>286.46293850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1.950834655026">
                <text:p>281.950834655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.031735669391">
                <text:p>283.031735669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.127795807807">
                <text:p>280.127795807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9.075053866558">
                <text:p>289.075053866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1.805607859608">
                <text:p>281.805607859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6.435281933269">
                <text:p>286.435281933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.122401584542">
                <text:p>280.1224015845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.022921378693">
                <text:p>280.022921378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7.171101670364">
                <text:p>287.171101670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0.156257041057">
                <text:p>280.156257041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.988618887101">
                <text:p>279.988618887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0.127497784423">
                <text:p>280.1274977844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.22747536016">
                <text:p>288.22747536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511618056729">
                <text:p>285.511618056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0.165942801063">
                <text:p>280.165942801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3.198390346177">
                <text:p>283.198390346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5.456424125863">
                <text:p>285.456424125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.293685890028">
                <text:p>284.293685890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.115159616292">
                <text:p>280.115159616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5.736059467829">
                <text:p>285.736059467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.011775304101">
                <text:p>280.011775304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6.17668704227">
                <text:p>286.176687042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.100228644713">
                <text:p>280.100228644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.033735490813">
                <text:p>290.033735490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7.489152226633">
                <text:p>287.4891522266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0.054303241113">
                <text:p>280.054303241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9.782923146906">
                <text:p>279.782923146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6.841845434827">
                <text:p>286.841845434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.152740365116">
                <text:p>280.152740365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9.592064834526">
                <text:p>289.592064834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.790570013285">
                <text:p>280.7905700132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5.457198986663">
                <text:p>285.4571989866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.816252427564">
                <text:p>283.816252427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0.095728491602">
                <text:p>280.09572849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3.55852180438">
                <text:p>283.55852180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0.149104479821">
                <text:p>280.149104479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0.084373800641">
                <text:p>280.0843738006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2.384011644846">
                <text:p>282.384011644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0.075582110789">
                <text:p>280.0755821107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.122222770511">
                <text:p>280.1222227705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.979469569188">
                <text:p>279.979469569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0.141892313909">
                <text:p>280.141892313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0.058624580193">
                <text:p>280.058624580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3.919755949108">
                <text:p>283.919755949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.261928931818">
                <text:p>283.2619289318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.039973449422">
                <text:p>282.0399734494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0.928376026421">
                <text:p>280.928376026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6.393797078104">
                <text:p>286.393797078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.160012135705">
                <text:p>280.1600121357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0.156286843395">
                <text:p>280.156286843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5.654550072084">
                <text:p>285.654550072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.192735103357">
                <text:p>280.1927351033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.402680243345">
                <text:p>281.402680243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.287655551419">
                <text:p>280.287655551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0.085089056764">
                <text:p>280.0850890567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0.34767746112">
                <text:p>280.34767746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1.819555354017">
                <text:p>281.819555354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0.947330313695">
                <text:p>280.9473303136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.598009902868">
                <text:p>283.5980099028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0.085148661441">
                <text:p>280.085148661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.509539094528">
                <text:p>282.509539094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0.114027127429">
                <text:p>280.114027127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4.12571991035">
                <text:p>284.125719910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0.172052280452">
                <text:p>280.172052280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.127050749345">
                <text:p>280.127050749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.031271166586">
                <text:p>282.0312711665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.373426681567">
                <text:p>280.3734266815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0.114861592907">
                <text:p>280.114861592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.333139053059">
                <text:p>282.333139053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1.783911757194">
                <text:p>281.783911757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0.088754744397">
                <text:p>280.088754744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0.150475387391">
                <text:p>280.1504753873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0.316802238454">
                <text:p>280.316802238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9.839219764296">
                <text:p>279.839219764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1.454357498271">
                <text:p>281.454357498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6.020314172261">
                <text:p>286.0203141722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0.170621768205">
                <text:p>280.1706217682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.16188968303">
                <text:p>280.16188968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.373128658183">
                <text:p>280.3731286581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.581618616703">
                <text:p>283.581618616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3.491853973199">
                <text:p>283.4918539731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.474198654208">
                <text:p>284.474198654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0.209603226938">
                <text:p>280.209603226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.632366866018">
                <text:p>281.632366866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0.152144318346">
                <text:p>280.152144318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0.123742689774">
                <text:p>280.1237426897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0.133190031072">
                <text:p>280.1331900310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3.972059053142">
                <text:p>283.9720590531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0.165734184694">
                <text:p>280.1657341846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9.934617049774">
                <text:p>279.934617049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.104877809516">
                <text:p>280.104877809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.098410702065">
                <text:p>280.098410702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.13813721926">
                <text:p>280.138137219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.188354159601">
                <text:p>280.188354159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0.041488235567">
                <text:p>280.0414882355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.127616993777">
                <text:p>280.127616993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.071976027833">
                <text:p>280.0719760278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9.980065615957">
                <text:p>279.9800656159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0.073555551772">
                <text:p>280.073555551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0.131103867379">
                <text:p>280.131103867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.207934295983">
                <text:p>280.2079342959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9.91390442453">
                <text:p>279.913904424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269416520269">
                <text:p>280.269416520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.200990351117">
                <text:p>280.200990351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171605245374">
                <text:p>280.171605245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1.909528613891">
                <text:p>281.9095286138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7.440365798539">
                <text:p>287.440365798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.080141868576">
                <text:p>280.0801418685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3.397738188276">
                <text:p>283.397738188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.112363329592">
                <text:p>282.112363329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0.056359602469">
                <text:p>280.056359602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048465047515">
                <text:p>287.0484650475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.726410711654">
                <text:p>282.726410711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.12028561851">
                <text:p>280.12028561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.140849232062">
                <text:p>280.140849232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.325544589865">
                <text:p>284.3255445898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9.885264377249">
                <text:p>279.8852643772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.06339295435">
                <text:p>280.063392954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0.378373869755">
                <text:p>280.3783738697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4.120146873054">
                <text:p>284.1201468730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.095698689263">
                <text:p>280.0956986892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4.417723222786">
                <text:p>284.4177232227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3.576164788761">
                <text:p>283.5761647887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1.732800746699">
                <text:p>281.732800746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.987556269152">
                <text:p>283.9875562691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.190738346679">
                <text:p>280.1907383466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1.417223784524">
                <text:p>281.417223784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.032517731684">
                <text:p>280.032517731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9.376117089893">
                <text:p>289.376117089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0.333431943326">
                <text:p>280.333431943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.899269407961">
                <text:p>284.899269407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5.424744240057">
                <text:p>285.4247442400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0.071081957678">
                <text:p>280.071081957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1.642440056425">
                <text:p>281.6424400564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.203016910133">
                <text:p>280.203016910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9.901834477445">
                <text:p>279.901834477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0.318471169409">
                <text:p>280.318471169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0.040594165412">
                <text:p>280.040594165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4.445171176527">
                <text:p>284.445171176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0.080290880269">
                <text:p>280.0802908802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1.542989652914">
                <text:p>281.542989652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.319867742569">
                <text:p>290.3198677425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2.793346763882">
                <text:p>282.793346763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5.561656183039">
                <text:p>285.5616561830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3.945832995279">
                <text:p>283.9458329952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0.139746545538">
                <text:p>280.1397465455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0.351074927707">
                <text:p>280.351074927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0.315580342576">
                <text:p>280.3155803425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0.050577948803">
                <text:p>280.0505779488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6.17925004338">
                <text:p>286.179250043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4.182314551125">
                <text:p>284.182314551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0.129881971501">
                <text:p>280.129881971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0.105086425885">
                <text:p>280.1050864258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3.095482871402">
                <text:p>283.0954828714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.908669479193">
                <text:p>283.9086694791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0.115517244353">
                <text:p>280.1155172443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1.286361716254">
                <text:p>281.286361716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0.111553533335">
                <text:p>280.1115535333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0.053707194344">
                <text:p>280.0537071943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3.180121512688">
                <text:p>283.1801215126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4.328614230728">
                <text:p>284.328614230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0.016037038504">
                <text:p>280.0160370385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2.291594593217">
                <text:p>282.291594593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0.00238756748">
                <text:p>280.00238756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4.717117515166">
                <text:p>284.7171175151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2.280210099917">
                <text:p>282.2802100999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3.063653973904">
                <text:p>283.0636539739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.913025753729">
                <text:p>285.9130257537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5.226975921898">
                <text:p>285.226975921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5.480236194309">
                <text:p>285.480236194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2.579425578266">
                <text:p>282.5794255782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0.147077920805">
                <text:p>280.147077920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3.944342878355">
                <text:p>283.9443428783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4.702484566972">
                <text:p>284.7024845669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7.238574164685">
                <text:p>287.2385741646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0.403050206017">
                <text:p>280.403050206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.131019593481">
                <text:p>282.1310195934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0.30294415106">
                <text:p>280.30294415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3.849213813924">
                <text:p>283.849213813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0.150594596745">
                <text:p>280.15059459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2.807800898045">
                <text:p>282.807800898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0.174227851161">
                <text:p>280.1742278511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0.067654688753">
                <text:p>280.067654688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0.260624830417">
                <text:p>280.2606248304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2.646063607109">
                <text:p>282.646063607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3.471796999401">
                <text:p>283.4717969994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4.807329193748">
                <text:p>284.8073291937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0.242803032005">
                <text:p>280.242803032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0.09811267868">
                <text:p>280.098112678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0.180426737565">
                <text:p>280.1804267375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.37905932354">
                <text:p>280.379059323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0.252995431766">
                <text:p>280.2529954317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0.104073146377">
                <text:p>280.1040731463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4.451846900347">
                <text:p>284.4518469003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0.173721211407">
                <text:p>280.1737212114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0.169608488696">
                <text:p>280.1696084886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6.088680736736">
                <text:p>286.0886807367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6.522811401388">
                <text:p>286.52281140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3.08669118155">
                <text:p>283.086691181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3.199075799962">
                <text:p>283.199075799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0.157300122904">
                <text:p>280.1573001229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0.198129326623">
                <text:p>280.1981293266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0.092897269446">
                <text:p>280.0928972694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0.254425944013">
                <text:p>280.2544259440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0.154021865671">
                <text:p>280.154021865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2.531235196942">
                <text:p>282.5312351969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6.348646535305">
                <text:p>286.348646535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1.81538302663">
                <text:p>281.815383026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.117066965954">
                <text:p>280.1170669659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.294331275239">
                <text:p>280.2943312752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9.905500165078">
                <text:p>279.9055001650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5.959785622806">
                <text:p>285.9597856228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.01415949118">
                <text:p>280.01415949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1.182500566648">
                <text:p>281.182500566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.052276682097">
                <text:p>280.0522766820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.107202391917">
                <text:p>280.1072023919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.293335463459">
                <text:p>281.293335463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.944422019134">
                <text:p>279.9444220191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.527706186391">
                <text:p>283.527706186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093105885816">
                <text:p>280.0931058858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0.27627105812">
                <text:p>280.276271058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0.082198229932">
                <text:p>280.0821982299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0.511441311073">
                <text:p>280.511441311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0.338110910467">
                <text:p>280.3381109104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9.931964641649">
                <text:p>279.9319646416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2.771591056791">
                <text:p>282.7715910567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2.77552496547">
                <text:p>282.775524965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0.236216715201">
                <text:p>280.2362167152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4.205649782156">
                <text:p>284.205649782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0.161144624568">
                <text:p>280.1611446245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.017112987433">
                <text:p>287.0171129874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0.173095362298">
                <text:p>280.173095362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0.310186119311">
                <text:p>280.310186119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0.097695445942">
                <text:p>280.0976954459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5.17652056285">
                <text:p>285.17652056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.457288393679">
                <text:p>285.457288393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4.437154347476">
                <text:p>284.4371543474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6.567663920802">
                <text:p>286.5676639208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0.308904618756">
                <text:p>280.3089046187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0.077638472144">
                <text:p>280.077638472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5.997098150584">
                <text:p>285.997098150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.22819988615">
                <text:p>280.228199886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1.567636186838">
                <text:p>281.5676361868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6.533629650257">
                <text:p>286.5336296502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1.110195956745">
                <text:p>291.1101959567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0.120732653587">
                <text:p>280.120732653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0.054094624744">
                <text:p>280.054094624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3.350292865414">
                <text:p>283.3502928654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3.64348827139">
                <text:p>283.64348827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6.568647397972">
                <text:p>286.5686473979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9.936226376052">
                <text:p>279.9362263760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0.254038513613">
                <text:p>280.2540385136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3.57166463565">
                <text:p>283.57166463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9.526976527283">
                <text:p>289.5269765272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7.503695767811">
                <text:p>287.5036957678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.004481929035">
                <text:p>289.004481929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.218931358882">
                <text:p>280.2189313588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5.632287725239">
                <text:p>285.6322877252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4.986977690111">
                <text:p>284.986977690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0.781301486018">
                <text:p>280.781301486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5.933887390666">
                <text:p>285.9338873906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0.194433836651">
                <text:p>280.1944338366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4.013037268553">
                <text:p>284.0130372685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5.38957748065">
                <text:p>285.38957748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3.164654099016">
                <text:p>283.164654099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.151786690285">
                <text:p>280.1517866902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0.309739084234">
                <text:p>280.3097390842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7.56532700379">
                <text:p>287.565327003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0.364813805746">
                <text:p>280.3648138057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0.080350484946">
                <text:p>280.0803504849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4.240995355594">
                <text:p>284.2409953555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4.576659093905">
                <text:p>284.5766590939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4.109716054586">
                <text:p>284.1097160545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3.066813021783">
                <text:p>283.0668130217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0.058624580193">
                <text:p>280.0586245801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6.391263879333">
                <text:p>286.391263879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0.352654451646">
                <text:p>280.352654451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9.970946100382">
                <text:p>279.9709461003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0.220808906206">
                <text:p>280.2208089062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6.0575968977">
                <text:p>286.05759689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6.857134034467">
                <text:p>286.8571340344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1.899902458562">
                <text:p>281.8999024585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0.106069903055">
                <text:p>280.1060699030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0.089350791167">
                <text:p>280.0893507911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5.999124709601">
                <text:p>285.999124709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0.128481261592">
                <text:p>280.1284812615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3.857469061683">
                <text:p>283.857469061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0.165108335586">
                <text:p>280.165108335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9.993595877628">
                <text:p>279.9935958776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2.840106632959">
                <text:p>282.840106632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0.358138081927">
                <text:p>280.3581380819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0.247481999147">
                <text:p>280.2474819991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0.247005161731">
                <text:p>280.247005161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0.070783934293">
                <text:p>280.0707839342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9.139516324692">
                <text:p>289.1395163246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0.154766924133">
                <text:p>280.154766924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3.232722640107">
                <text:p>283.2327226401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3.304278054799">
                <text:p>283.3042780547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.213649143479">
                <text:p>283.213649143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0.414732722702">
                <text:p>280.4147327227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0.177118677993">
                <text:p>280.1771186779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.225910239205">
                <text:p>282.2259102392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1.696441893752">
                <text:p>281.6964418937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0.128540866269">
                <text:p>280.1285408662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7.594443888486">
                <text:p>287.5944438884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0.106665949824">
                <text:p>280.106665949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0.054184031759">
                <text:p>280.0541840317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2.132152082344">
                <text:p>282.1321520823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3.215288272095">
                <text:p>283.215288272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9.950024858769">
                <text:p>279.9500248587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0.053349566282">
                <text:p>280.0533495662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0.185075902368">
                <text:p>280.185075902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0.132146949226">
                <text:p>280.1321469492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3.999149378821">
                <text:p>283.999149378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7.850922813453">
                <text:p>287.8509228134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0.181857249812">
                <text:p>280.181857249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0.02965670719">
                <text:p>280.02965670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0.084135381933">
                <text:p>280.0841353819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0.244918998038">
                <text:p>280.244918998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0.219199579929">
                <text:p>280.2191995799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0.09438738637">
                <text:p>280.09438738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6.029374083159">
                <text:p>286.0293740831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3.482764259962">
                <text:p>283.4827642599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0.189725067171">
                <text:p>280.1897250671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.146124245973">
                <text:p>280.1461242459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3.219877832221">
                <text:p>283.2198778322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0.048581192125">
                <text:p>280.048581192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0.387672199361">
                <text:p>280.3876721993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0.173363583345">
                <text:p>280.1733635833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0.89210658049">
                <text:p>280.89210658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5.351132464009">
                <text:p>285.3511324640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4.438555057384">
                <text:p>284.4385550573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0.243577892806">
                <text:p>280.2435778928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9.998990100893">
                <text:p>279.9989901008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5.135482742761">
                <text:p>285.1354827427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2.8322388156">
                <text:p>282.83223881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4.611647039282">
                <text:p>284.6116470392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0.288370807543">
                <text:p>280.2883708075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0.025692996172">
                <text:p>280.0256929961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0.212076821032">
                <text:p>280.2120768210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6.155288963241">
                <text:p>286.1552889632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0.383499871974">
                <text:p>280.3834998719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3.331457787494">
                <text:p>283.3314577874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0.420872004429">
                <text:p>280.4208720044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1.489047420263">
                <text:p>281.4890474202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4.851555864053">
                <text:p>284.8515558640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0.084850638056">
                <text:p>280.084850638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0.255975665614">
                <text:p>280.2559756656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3.856604793867">
                <text:p>283.8566047938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0.081542578485">
                <text:p>280.0815425784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0.130627029963">
                <text:p>280.130627029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0.114623174199">
                <text:p>280.114623174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9.970081832566">
                <text:p>279.9700818325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0.297788346503">
                <text:p>280.2977883465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0.147942188621">
                <text:p>280.1479421886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0.154915935825">
                <text:p>280.1549159358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0.125620237098">
                <text:p>280.1256202370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3.764634777315">
                <text:p>283.764634777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0.232640434583">
                <text:p>280.232640434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9.929491047555">
                <text:p>279.9294910475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1.160744859557">
                <text:p>281.1607448595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0.669572519053">
                <text:p>280.6695725190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5.27853396747">
                <text:p>285.278533967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1.071691335428">
                <text:p>291.0716913354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3.247385390639">
                <text:p>283.2473853906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0.022027308539">
                <text:p>280.0220273085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0.245872672869">
                <text:p>280.2458726728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0.110599858504">
                <text:p>280.1105998585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9.10464758867">
                <text:p>289.104647588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4.629796663417">
                <text:p>284.6297966634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0.015888026811">
                <text:p>280.0158880268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0.331792814709">
                <text:p>280.3317928147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.201347979178">
                <text:p>280.2013479791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0.235292842708">
                <text:p>280.2352928427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0.102940657514">
                <text:p>280.1029406575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0.166449440817">
                <text:p>280.1664494408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.139642735538">
                <text:p>286.1396427355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0.022355134262">
                <text:p>280.0223551342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.138077614583">
                <text:p>280.1380776145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4.38038089267">
                <text:p>284.380380892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3.099714803466">
                <text:p>283.0997148034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.364119082095">
                <text:p>288.3641190820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9.970499065305">
                <text:p>279.9704990653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1.262013205715">
                <text:p>281.2620132057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1.975153363226">
                <text:p>281.9751533632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4.033958510167">
                <text:p>284.0339585101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0.666588148456">
                <text:p>290.6665881484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6.710208505756">
                <text:p>286.7102085057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0.020566993953">
                <text:p>280.0205669939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0.239584379449">
                <text:p>280.2395843794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7.947929425209">
                <text:p>287.9479294252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3.5173349726">
                <text:p>283.51733497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2.941196165086">
                <text:p>282.9411961650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0.186685228646">
                <text:p>280.1866852286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.349078171028">
                <text:p>280.3490781710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4.563337448604">
                <text:p>284.5633374486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1.949910782533">
                <text:p>281.9499107825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0.444415851829">
                <text:p>280.4444158518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0.130507820609">
                <text:p>280.1305078206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0.059935883086">
                <text:p>280.0599358830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9.899420488028">
                <text:p>279.8994204880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0.013921072472">
                <text:p>280.0139210724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2.41768828733">
                <text:p>282.41768828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2.562617059362">
                <text:p>282.5626170593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4.093141817642">
                <text:p>294.0931418176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0.118586885217">
                <text:p>280.1185868852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0.108305078441">
                <text:p>280.1083050784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0.163409602292">
                <text:p>280.163409602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0.171754257067">
                <text:p>280.1717542570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0.30097719672">
                <text:p>280.300977196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0.0106130129">
                <text:p>280.01061301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2.460871875789">
                <text:p>282.4608718757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1.99547855807">
                <text:p>281.995478558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0.172707931898">
                <text:p>280.1727079318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0.405225776727">
                <text:p>280.4052257767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0.103506901945">
                <text:p>280.103506901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9.99100307418">
                <text:p>279.991003074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0.054452252806">
                <text:p>280.0544522528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5.067384399332">
                <text:p>285.0673843993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.009063291299">
                <text:p>280.0090632912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0.901851945173">
                <text:p>280.90185194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1.790408666983">
                <text:p>281.7904086669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0.233266283691">
                <text:p>280.2332662836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0.170532361189">
                <text:p>280.1705323611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3.073369536249">
                <text:p>283.0733695362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0.332418663818">
                <text:p>280.3324186638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0.004116103111">
                <text:p>280.0041161031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0.066075164813">
                <text:p>280.0660751648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0.111613138012">
                <text:p>280.1116131380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4.002815066454">
                <text:p>284.0028150664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0.958323239846">
                <text:p>290.9583232398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4.414206546845">
                <text:p>284.4142065468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1.652185421108">
                <text:p>281.6521854211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0.116798744908">
                <text:p>280.1167987449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0.117961036109">
                <text:p>280.1179610361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2.995138397737">
                <text:p>282.9951383977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0.071230969371">
                <text:p>280.0712309693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2.999489539155">
                <text:p>282.9994895391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0.408176208236">
                <text:p>280.4081762082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0.008050011791">
                <text:p>280.0080500117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0.387225164284">
                <text:p>280.3872251642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3.818994242704">
                <text:p>283.8189942427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5.074179332506">
                <text:p>285.0741793325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0.244620974653">
                <text:p>280.2446209746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4.917985276527">
                <text:p>284.917985276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0.202063235302">
                <text:p>280.2020632353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3.288661629435">
                <text:p>283.2886616294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0.54288277817">
                <text:p>280.542882778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0.101927378006">
                <text:p>280.1019273780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0.849876666862">
                <text:p>280.8498766668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1.557026554338">
                <text:p>281.5570265543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3.985708524166">
                <text:p>283.9857085241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5.289411821015">
                <text:p>285.2894118210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3.545647194157">
                <text:p>283.5456471941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3.936177037611">
                <text:p>283.9361770376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2.608006020869">
                <text:p>282.6080060208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0.403050206017">
                <text:p>280.4030502060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8.246280635741">
                <text:p>288.2462806357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1.22365759609">
                <text:p>281.223657596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2.21619467686">
                <text:p>282.216194676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0.149104479821">
                <text:p>280.1491044798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0.074628435957">
                <text:p>280.074628435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3.06cm" svg:y="4.203cm" style:legend-expansion="high" chart:style-name="ch2"/>
        <chart:plot-area chart:style-name="ch3" table:cell-range-address="rewardlist_cylinder_withbutton_retroactiveVals_with1rewardifbuttonpress_correctedGRUdatascaling_10_26_2021.A1:rewardlist_cylinder_withbutton_retroactiveVals_with1rewardifbuttonpress_correctedGRUdatascaling_10_26_2021.A525" chart:data-source-has-labels="row" svg:x="0.319cm" svg:y="0.18cm" svg:width="12.422cm" svg:height="8.645cm">
          <chartooo:coordinate-region svg:x="1.152cm" svg:y="0.305cm" svg:width="11.49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with1rewardifbuttonpress_correctedGRUdatascaling_10_26_2021.A2:rewardlist_cylinder_withbutton_retroactiveVals_with1rewardifbuttonpress_correctedGRUdatascaling_10_26_2021.A525" chart:label-cell-address="rewardlist_cylinder_withbutton_retroactiveVals_with1rewardifbuttonpress_correctedGRUdatascaling_10_26_2021.A1:rewardlist_cylinder_withbutton_retroactiveVals_with1rewardifbuttonpress_correctedGRUdatascaling_10_26_2021.A1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_withbutton_retroactiveVals_with1rewardifbuttonpress_correctedGRUdatascaling_10_26_2021.A1:rewardlist_cylinder_withbutton_retroactiveVals_with1rewardifbuttonpress_correctedGRUdatascaling_10_26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5609803199768">
                <text:p>0.325609803199768</text:p>
                <draw:g>
                  <svg:desc>rewardlist_cylinder_withbutton_retroactiveVals_with1rewardifbuttonpress_correctedGRUdatascaling_10_26_2021.A2:rewardlist_cylinder_withbutton_retroactiveVals_with1rewardifbuttonpress_correctedGRUdatascaling_10_26_2021.A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7765531539917">
                <text:p>0.757765531539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9124003648758">
                <text:p>0.0829124003648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9963054656982">
                <text:p>0.739963054656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49375724792481">
                <text:p>-0.0849375724792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583195209503">
                <text:p>0.563583195209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48735857009888">
                <text:p>-0.0548735857009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2826199531555">
                <text:p>0.64282619953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11821472644806">
                <text:p>-0.111821472644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2267146110535">
                <text:p>-0.102267146110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7897336483002">
                <text:p>0.737897336483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4967823028564">
                <text:p>0.11496782302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6374590396881">
                <text:p>0.576374590396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0514267683029">
                <text:p>0.220514267683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826463699341">
                <text:p>0.390826463699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43994382023811">
                <text:p>-0.0543994382023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87496674060822">
                <text:p>0.0987496674060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8975296020508">
                <text:p>0.0978975296020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9376492500305">
                <text:p>0.0419376492500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6804952025414">
                <text:p>-0.106804952025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438346862793">
                <text:p>0.35438346862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42833250761032">
                <text:p>-0.0342833250761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676126331090927">
                <text:p>-0.0676126331090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5630300045013">
                <text:p>0.0395630300045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68453359603882">
                <text:p>-0.0268453359603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52026027441025">
                <text:p>-0.152026027441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6742030382156">
                <text:p>0.256742030382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58028316497803">
                <text:p>-0.0458028316497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0424931049347">
                <text:p>0.0490424931049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322999000549">
                <text:p>0.111322999000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872505307197571">
                <text:p>-0.0872505307197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484996080399">
                <text:p>0.27648499608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9230773448944">
                <text:p>0.279230773448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9014935493469">
                <text:p>0.289014935493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4914698600769">
                <text:p>0.444914698600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4580948352814">
                <text:p>0.844580948352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1683427095413">
                <text:p>0.331683427095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2081665992737">
                <text:p>0.592081665992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6740198135376">
                <text:p>0.646740198135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13940155506134">
                <text:p>0.0513940155506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849198997020721">
                <text:p>-0.0849198997020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925484225153923">
                <text:p>-0.092548422515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7359797954559">
                <text:p>0.6373597979545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6570475101471">
                <text:p>0.176570475101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8441271781921">
                <text:p>0.568441271781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438724398613">
                <text:p>0.36438724398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3302569389343">
                <text:p>0.633302569389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6832702159882">
                <text:p>0.836832702159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9329190254211">
                <text:p>0.269329190254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2602534294128">
                <text:p>0.922602534294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3751289844513">
                <text:p>0.553751289844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7711791992188">
                <text:p>0.607711791992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3879201412201">
                <text:p>0.553879201412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241153717041">
                <text:p>0.57241153717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069251537323">
                <text:p>0.7069251537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5503969192505">
                <text:p>0.1755039691925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672167301178">
                <text:p>0.69672167301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5706844329834">
                <text:p>0.9457068443298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916166305542">
                <text:p>0.55916166305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7101249694824">
                <text:p>0.807101249694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5188751220703">
                <text:p>0.955188751220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355592250824">
                <text:p>0.723555922508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0807510614395">
                <text:p>0.420807510614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9736721515656">
                <text:p>0.629736721515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5857057571411">
                <text:p>0.18585705757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1795206069946">
                <text:p>0.5917952060699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9583929926157">
                <text:p>-0.09583929926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2098135948181">
                <text:p>0.822098135948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2973473072052">
                <text:p>0.402973473072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74965649843216">
                <text:p>-0.174965649843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48320400714874">
                <text:p>0.74832040071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3334102630615">
                <text:p>0.693334102630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62675094604492">
                <text:p>0.462675094604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0605337619782">
                <text:p>0.820605337619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5003128051758">
                <text:p>0.8450031280517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3600740432739">
                <text:p>0.6036007404327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8406956195831">
                <text:p>0.988406956195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4903626441956">
                <text:p>0.804903626441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5219633579254">
                <text:p>0.3852196335792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9774074554443">
                <text:p>0.649774074554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1032028198242">
                <text:p>0.8410320281982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3556866645813">
                <text:p>0.83556866645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49439454078674">
                <text:p>0.649439454078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429201032966375">
                <text:p>-0.00429201032966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7662603855133">
                <text:p>0.747662603855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917720079422">
                <text:p>0.079177200794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3473906517029">
                <text:p>0.723473906517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1046447753906">
                <text:p>0.971046447753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9187846183777">
                <text:p>0.7291878461837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52902173995972">
                <text:p>0.852902173995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1252400875092">
                <text:p>0.701252400875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03969955444336">
                <text:p>0.703969955444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0458390712738">
                <text:p>0.80458390712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7783560752869">
                <text:p>0.727783560752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1884682178497">
                <text:p>0.581884682178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3156498670578">
                <text:p>0.931564986705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7873058319092">
                <text:p>0.2578730583190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03258562088013">
                <text:p>0.9032585620880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8757700920105">
                <text:p>0.768757700920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0037171840668">
                <text:p>0.710037171840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30991101264954">
                <text:p>0.630991101264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5987734794617">
                <text:p>0.2859877347946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9016933441162">
                <text:p>0.569016933441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2803308963776">
                <text:p>0.582803308963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10492312908173">
                <text:p>0.7104923129081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54837727546692">
                <text:p>0.654837727546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96054100990295">
                <text:p>0.6960541009902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29657888412476">
                <text:p>0.02296578884124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20066869258881">
                <text:p>0.820066869258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07547307014465">
                <text:p>0.707547307014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45397782325745">
                <text:p>0.645397782325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6781725883484">
                <text:p>0.4767817258834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5493922233582">
                <text:p>0.335493922233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1130522489548">
                <text:p>0.0281130522489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67749047279358">
                <text:p>0.667749047279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95848369598389">
                <text:p>0.7958483695983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72560369968414">
                <text:p>0.572560369968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43582844734192">
                <text:p>0.243582844734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58327460289">
                <text:p>0.61583274602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67608594894409">
                <text:p>0.567608594894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99714052677155">
                <text:p>0.3997140526771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01970839500427">
                <text:p>0.8019708395004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5395344495773">
                <text:p>0.2953953444957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1650462150574">
                <text:p>0.741650462150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23934137821198">
                <text:p>0.8239341378211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07383930683136">
                <text:p>0.707383930683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8388195037842">
                <text:p>0.598388195037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81230127811432">
                <text:p>0.681230127811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05844211578369">
                <text:p>0.9058442115783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0387101173401">
                <text:p>0.470387101173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1827578544617">
                <text:p>0.7718275785446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7378973960876">
                <text:p>0.9673789739608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2813160419464">
                <text:p>0.502813160419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61142468452454">
                <text:p>0.6611424684524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25733518600464">
                <text:p>0.0225733518600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61822777986527">
                <text:p>0.4618227779865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52154529094696">
                <text:p>0.752154529094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64415848255158">
                <text:p>0.464415848255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56443238258362">
                <text:p>0.656443238258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2500364780426">
                <text:p>0.7425003647804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4525883197784">
                <text:p>0.3345258831977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39842116832733">
                <text:p>0.739842116832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17008447647095">
                <text:p>0.6170084476470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7746739387512">
                <text:p>0.337746739387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65915274620056">
                <text:p>0.7659152746200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5673718452454">
                <text:p>0.8056737184524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71797657012939">
                <text:p>0.7717976570129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23742318153381">
                <text:p>0.5237423181533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8211507797241">
                <text:p>0.8682115077972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13629841804504">
                <text:p>0.713629841804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92566955089569">
                <text:p>0.7925669550895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6998732089996">
                <text:p>0.866998732089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3008604049683">
                <text:p>0.503008604049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82408952713013">
                <text:p>0.782408952713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61785566806793">
                <text:p>0.7617855668067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02382588386535">
                <text:p>0.802382588386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074854850769">
                <text:p>0.340748548507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46740651130676">
                <text:p>0.5467406511306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04968345165253">
                <text:p>0.5049683451652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22023177146912">
                <text:p>0.922023177146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955951333046">
                <text:p>0.28955951333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4850897789001">
                <text:p>0.594850897789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49178647994995">
                <text:p>0.7491786479949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9525802135468">
                <text:p>0.9195258021354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90436363220215">
                <text:p>0.6904363632202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656957179307938">
                <text:p>-0.06569571793079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6449027061462">
                <text:p>0.5864490270614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4624334573746">
                <text:p>0.1946243345737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6123929284513">
                <text:p>-0.0061239292845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71209049224854">
                <text:p>0.4712090492248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59953963756561">
                <text:p>0.09599539637565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090528607369">
                <text:p>0.1270905286073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3105696439743">
                <text:p>-0.13105696439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0865843296051">
                <text:p>0.608658432960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4854362607002">
                <text:p>0.164854362607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07535231113434">
                <text:p>0.8075352311134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62067818641663">
                <text:p>0.8620678186416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02175116539001">
                <text:p>0.602175116539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97382259368896">
                <text:p>0.3973822593688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22095894813538">
                <text:p>0.9220958948135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16225123405456">
                <text:p>0.6162251234054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4396619796753">
                <text:p>0.5643966197967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87194967269897">
                <text:p>0.7871949672698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76549875736237">
                <text:p>0.2765498757362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397451877594">
                <text:p>0.293974518775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22686529159546">
                <text:p>0.7226865291595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24596190452576">
                <text:p>0.9245961904525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3092894554138">
                <text:p>0.993092894554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29389324784279">
                <text:p>0.2293893247842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94725728034973">
                <text:p>0.5947257280349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314852297306061">
                <text:p>-0.03148522973060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61188960075378">
                <text:p>0.6611889600753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84268283844">
                <text:p>0.658842682838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78248751163483">
                <text:p>0.8782487511634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45952022075653">
                <text:p>0.5459520220756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47193288803101">
                <text:p>0.547193288803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765126466751">
                <text:p>0.3887651264667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21201705932617">
                <text:p>0.4212017059326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28094458580017">
                <text:p>0.7280944585800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13103920221329">
                <text:p>0.2131039202213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41801965236664">
                <text:p>0.4418019652366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23684942722321">
                <text:p>0.6236849427223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2970128059387">
                <text:p>0.7229701280593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61628043651581">
                <text:p>0.561628043651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955158472061157">
                <text:p>0.0955158472061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22653651237488">
                <text:p>0.822653651237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72857272624969">
                <text:p>0.372857272624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5835068225861">
                <text:p>0.5558350682258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85277283191681">
                <text:p>0.6852772831916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59981155395508">
                <text:p>0.7599811553955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10002303123474">
                <text:p>0.2100023031234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7413539886475">
                <text:p>0.8474135398864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66456496715546">
                <text:p>0.5664564967155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98830795288086">
                <text:p>0.4988307952880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41371369361877">
                <text:p>0.6413713693618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53325855731964">
                <text:p>-0.153325855731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05929654836655">
                <text:p>0.09059296548366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6619167327881">
                <text:p>0.3066191673278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21406126022339">
                <text:p>0.03214061260223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82912075519562">
                <text:p>0.07829120755195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62633526325226">
                <text:p>0.862633526325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46239864826202">
                <text:p>0.8462398648262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60795783996582">
                <text:p>0.5607957839965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9876344203949">
                <text:p>0.0998763442039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46257245540619">
                <text:p>0.2462572455406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71485030651093">
                <text:p>0.2714850306510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69238674640656">
                <text:p>0.3692386746406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58178114891052">
                <text:p>0.02581781148910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81311523914337">
                <text:p>0.5813115239143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65426254272461">
                <text:p>-0.165426254272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49594581127167">
                <text:p>0.549594581127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556809425354">
                <text:p>0.85568094253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3618507385254">
                <text:p>0.7236185073852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9694881439209">
                <text:p>0.89694881439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62110117077827">
                <text:p>0.0462110117077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51831471920013">
                <text:p>0.2518314719200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89568865299225">
                <text:p>0.8895688652992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1415362358093">
                <text:p>0.5114153623580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41631329059601">
                <text:p>0.2416313290596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7808048725128">
                <text:p>0.4878080487251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46546912193298">
                <text:p>0.9465469121932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47646921873093">
                <text:p>0.03476469218730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91306684166193">
                <text:p>0.006913066841661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70695114135742">
                <text:p>0.8706951141357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6192784309387">
                <text:p>0.7761927843093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62720960378647">
                <text:p>0.4627209603786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6995887756348">
                <text:p>0.7869958877563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74589824676514">
                <text:p>0.9745898246765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30575466156006">
                <text:p>0.8305754661560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55273729562759">
                <text:p>0.2552737295627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25879776477814">
                <text:p>0.9258797764778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92685532569885">
                <text:p>0.8926855325698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1865825653076">
                <text:p>0.7918658256530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18020159006119">
                <text:p>0.4180201590061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3415869474411">
                <text:p>0.734158694744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5707745552063">
                <text:p>0.757077455520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62939727306366">
                <text:p>0.6629397273063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0330171585083">
                <text:p>0.903301715850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26792597770691">
                <text:p>0.8267925977706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216218709945679">
                <text:p>-0.2162187099456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77807652950287">
                <text:p>0.7778076529502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20802390575409">
                <text:p>0.3208023905754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rewardlist_cylinder_withbutton_retroactiveVals_with1rewardifbuttonpress_correctedGRUdatascaling_10_26_2021.B2:rewardlist_cylinder_withbutton_retroactiveVals_with1rewardifbuttonpress_correctedGRUdatascaling_10_26_2021.B525" svg:x="0.32cm" svg:y="0.18cm" svg:width="12.527cm" svg:height="8.645cm">
          <chartooo:coordinate-region svg:x="1.047cm" svg:y="0.301cm" svg:width="11.70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with1rewardifbuttonpress_correctedGRUdatascaling_10_26_2021.B2:rewardlist_cylinder_withbutton_retroactiveVals_with1rewardifbuttonpress_correctedGRUdatascaling_10_26_2021.B525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5609803199768">
                <text:p>0.325609803199768</text:p>
                <draw:g>
                  <svg:desc>rewardlist_cylinder_withbutton_retroactiveVals_with1rewardifbuttonpress_correctedGRUdatascaling_10_26_2021.B2:rewardlist_cylinder_withbutton_retroactiveVals_with1rewardifbuttonpress_correctedGRUdatascaling_10_26_2021.B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1687667369843">
                <text:p>0.541687667369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8762578368187">
                <text:p>0.388762578368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6562697440386">
                <text:p>0.476562697440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4262643456459">
                <text:p>0.364262643456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74827354153">
                <text:p>0.3974827354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860403827258">
                <text:p>0.332860403827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606128290296">
                <text:p>0.37160612829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891950408618">
                <text:p>0.317891950408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5876040756702">
                <text:p>0.275876040756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7877976731821">
                <text:p>0.317877976731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0968797256549">
                <text:p>0.300968797256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2153858267344">
                <text:p>0.322153858267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4893887511321">
                <text:p>0.314893887511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9956059257189">
                <text:p>0.319956059257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6558840665966">
                <text:p>0.296558840665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4923006944797">
                <text:p>0.28492300694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4532702647977">
                <text:p>0.274532702647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2290857732296">
                <text:p>0.262290857732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836067244411">
                <text:p>0.243836067244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9100229215054">
                <text:p>0.249100229215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6219158565456">
                <text:p>0.236219158565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3009080666563">
                <text:p>0.223009080666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536549522231">
                <text:p>0.21536549522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5677061975002">
                <text:p>0.205677061975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1919250843617">
                <text:p>0.191919250843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4320094530229">
                <text:p>0.194320094530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5744275738086">
                <text:p>0.185744275738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1030421164529">
                <text:p>0.181030421164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870684042573">
                <text:p>0.17870684042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0127570388779">
                <text:p>0.170127570388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3451239941642">
                <text:p>0.173451239941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656680350954">
                <text:p>0.1766566803509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961334913969">
                <text:p>0.179961334913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531431019306">
                <text:p>0.187531431019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5782806500792">
                <text:p>0.205782806500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9185525976323">
                <text:p>0.209185525976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9261740187281">
                <text:p>0.219261740187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280669926069">
                <text:p>0.239280669926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9467158131301">
                <text:p>0.24946715813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4636105873236">
                <text:p>0.244636105873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6789534311919">
                <text:p>0.236789534311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9130512060121">
                <text:p>0.229130512060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6650273149664">
                <text:p>0.246650273149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5332707034217">
                <text:p>0.255332707034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1521126446517">
                <text:p>0.2715211264465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500899822154">
                <text:p>0.269500899822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4719631075859">
                <text:p>0.284719631075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9317189625331">
                <text:p>0.299317189625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4699671268463">
                <text:p>0.3046996712684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547522008419">
                <text:p>0.30547522008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2985960841179">
                <text:p>0.302985960841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8064366877079">
                <text:p>0.318064366877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3265105783939">
                <text:p>0.323265105783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0350441038609">
                <text:p>0.330350441038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7530827820301">
                <text:p>0.337530827820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9703325331211">
                <text:p>0.349703325331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9001037180424">
                <text:p>0.349001037180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123746663332">
                <text:p>0.37123746663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3282809555531">
                <text:p>0.393282809555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852486282587">
                <text:p>0.39852486282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303090393543">
                <text:p>0.407303090393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7223829329014">
                <text:p>0.407223829329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6952047049999">
                <text:p>0.41695204704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135517776012">
                <text:p>0.429135517776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373358592391">
                <text:p>0.43373358592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5693026036024">
                <text:p>0.445693026036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264921233058">
                <text:p>0.46264921233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1810459345579">
                <text:p>0.481810459345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3946558386087">
                <text:p>0.503946558386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8042122274637">
                <text:p>0.508042122274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8727788776159">
                <text:p>0.528727788776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0080041438341">
                <text:p>0.5500800414383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9288780838251">
                <text:p>0.56928878083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5967712551355">
                <text:p>0.585967712551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811200812459">
                <text:p>0.60811200812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2977167516947">
                <text:p>0.622977167516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8364342600107">
                <text:p>0.638364342600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5799642950296">
                <text:p>0.645799642950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6167917400599">
                <text:p>0.656167917400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7912928014994">
                <text:p>0.677912928014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6100369244814">
                <text:p>0.676100369244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0515753775835">
                <text:p>0.690515753775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6571359187365">
                <text:p>0.6965713591873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7673065215349">
                <text:p>0.707673065215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8864660263061">
                <text:p>0.688864660263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98672954440117">
                <text:p>0.698672954440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6831321120262">
                <text:p>0.706831321120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6831321120262">
                <text:p>0.706831321120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1955986618996">
                <text:p>0.701955986618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0928106307983">
                <text:p>0.7209281063079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9127191305161">
                <text:p>0.719127191305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35944567769766">
                <text:p>0.735944567769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9811249822378">
                <text:p>0.729811249822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7064053863287">
                <text:p>0.737064053863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7064053863287">
                <text:p>0.737064053863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2786146253347">
                <text:p>0.742786146253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2786146253347">
                <text:p>0.742786146253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2786146253347">
                <text:p>0.7427861462533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7829427570105">
                <text:p>0.74782942757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0541682690382">
                <text:p>0.7605416826903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7875631302595">
                <text:p>0.767875631302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1138977259398">
                <text:p>0.771138977259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1138977259398">
                <text:p>0.771138977259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5752393454313">
                <text:p>0.7857523934543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4200405329466">
                <text:p>0.7842004053294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519739434123">
                <text:p>0.78519739434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2811297625303">
                <text:p>0.7928112976253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8909370154142">
                <text:p>0.788909370154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6613762825727">
                <text:p>0.776613762825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6613762825727">
                <text:p>0.776613762825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5536178797484">
                <text:p>0.785536178797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7083429545164">
                <text:p>0.7870834295451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2944926470518">
                <text:p>0.7929449264705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9765567034483">
                <text:p>0.7897655670344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6255487650633">
                <text:p>0.806255487650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2321054190397">
                <text:p>0.812321054190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3406917303801">
                <text:p>0.813406917303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10118290632963">
                <text:p>0.810118290632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03107079714537">
                <text:p>0.8031070797145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1838006246835">
                <text:p>0.791838006246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1838006246835">
                <text:p>0.791838006246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1838006246835">
                <text:p>0.791838006246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91838006246835">
                <text:p>0.791838006246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0649233330041">
                <text:p>0.7906492333300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1545458305627">
                <text:p>0.7915454583056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91545458305627">
                <text:p>0.7915454583056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78657883871347">
                <text:p>0.778657883871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90241733659059">
                <text:p>0.790241733659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97646999228746">
                <text:p>0.7976469992287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92116477359086">
                <text:p>0.792116477359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07820265162736">
                <text:p>0.8078202651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07820265162736">
                <text:p>0.807820265162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5984361041337">
                <text:p>0.815984361041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15984361041337">
                <text:p>0.8159843610413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7901147026569">
                <text:p>0.837901147026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604294123128">
                <text:p>0.83604294123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31009847112">
                <text:p>0.8331009847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31009847112">
                <text:p>0.8331009847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45041515249759">
                <text:p>0.845041515249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5041515249759">
                <text:p>0.8450415152497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2565876264125">
                <text:p>0.862565876264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61678867358714">
                <text:p>0.861678867358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390386344865">
                <text:p>0.86390386344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390386344865">
                <text:p>0.86390386344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58459534663707">
                <text:p>0.858459534663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9206032771617">
                <text:p>0.869206032771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9206032771617">
                <text:p>0.8692060327716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69206032771617">
                <text:p>0.869206032771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4431619662791">
                <text:p>0.8644316196627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67531557101756">
                <text:p>0.867531557101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75459542293102">
                <text:p>0.875459542293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75691403169185">
                <text:p>0.8756914031691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79593330640346">
                <text:p>0.879593330640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91888937968761">
                <text:p>0.891888937968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1888937968761">
                <text:p>0.8918889379687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91888937968761">
                <text:p>0.8918889379687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98893456477672">
                <text:p>0.898893456477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8893456477672">
                <text:p>0.898893456477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02072815913707">
                <text:p>0.902072815913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02072815913707">
                <text:p>0.9020728159137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2072815913707">
                <text:p>0.902072815913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0704115647823">
                <text:p>0.9007041156478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9150203485042">
                <text:p>0.8891502034850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6161414403468">
                <text:p>0.8961614144034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4312425851822">
                <text:p>0.9143124258518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09687579870224">
                <text:p>0.9096875798702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09687579870224">
                <text:p>0.909687579870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9687579870224">
                <text:p>0.9096875798702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08935071229935">
                <text:p>0.908935071229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08935071229935">
                <text:p>0.9089350712299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08935071229935">
                <text:p>0.9089350712299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19971349239349">
                <text:p>0.919971349239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19971349239349">
                <text:p>0.9199713492393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9971349239349">
                <text:p>0.9199713492393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25501871109009">
                <text:p>0.925501871109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1800696849823">
                <text:p>0.9118006968498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1800696849823">
                <text:p>0.9118006968498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3181035518646">
                <text:p>0.903181035518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4837101697922">
                <text:p>0.894837101697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9046947956085">
                <text:p>0.8890469479560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87559945583343">
                <text:p>0.887559945583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0501902103424">
                <text:p>0.8905019021034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442298412323">
                <text:p>0.884422984123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442298412323">
                <text:p>0.884422984123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4882299900055">
                <text:p>0.864882299900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0857251882553">
                <text:p>0.870857251882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3179190158844">
                <text:p>0.873179190158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1238458156586">
                <text:p>0.871238458156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1238458156586">
                <text:p>0.8712384581565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69590742588043">
                <text:p>0.869590742588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9590742588043">
                <text:p>0.869590742588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9590742588043">
                <text:p>0.8695907425880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9590742588043">
                <text:p>0.8695907425880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7953048944473">
                <text:p>0.877953048944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7488683462143">
                <text:p>0.867488683462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67488683462143">
                <text:p>0.8674886834621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54198561906815">
                <text:p>0.854198561906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4760822951794">
                <text:p>0.8347608229517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28115803897381">
                <text:p>0.8281158038973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24032771289349">
                <text:p>0.824032771289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15483978688717">
                <text:p>0.8154839786887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15483978688717">
                <text:p>0.815483978688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15483978688717">
                <text:p>0.8154839786887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15483978688717">
                <text:p>0.8154839786887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15483978688717">
                <text:p>0.815483978688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00355635583401">
                <text:p>0.8003556355834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2672290503979">
                <text:p>0.7926722905039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2672290503979">
                <text:p>0.7926722905039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92672290503979">
                <text:p>0.7926722905039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84024462401867">
                <text:p>0.7840244624018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201874345541">
                <text:p>0.772018743455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3387443721294">
                <text:p>0.7733874437212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84269399344921">
                <text:p>0.7842693993449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84269399344921">
                <text:p>0.7842693993449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86204228103161">
                <text:p>0.786204228103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76736980974674">
                <text:p>0.7767369809746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71569990217686">
                <text:p>0.7715699902176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1569990217686">
                <text:p>0.7715699902176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73847929537296">
                <text:p>0.773847929537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73847929537296">
                <text:p>0.773847929537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67995608150959">
                <text:p>0.7679956081509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67343550026417">
                <text:p>0.767343550026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60968152582645">
                <text:p>0.7609681525826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085036814213">
                <text:p>0.7590850368142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8492778837681">
                <text:p>0.7484927788376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58209575712681">
                <text:p>0.758209575712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7557155191898">
                <text:p>0.7575571551918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6176816523075">
                <text:p>0.7661768165230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4577013552189">
                <text:p>0.7645770135521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63590016663074">
                <text:p>0.7635900166630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0944729149342">
                <text:p>0.7509447291493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50944729149342">
                <text:p>0.7509447291493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46260102689266">
                <text:p>0.7462601026892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46260102689266">
                <text:p>0.7462601026892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60843877494335">
                <text:p>0.7608438774943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60843877494335">
                <text:p>0.7608438774943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53730857074261">
                <text:p>0.7537308570742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59579910933971">
                <text:p>0.759579910933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59579910933971">
                <text:p>0.759579910933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66671955287456">
                <text:p>0.7666719552874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59800820052624">
                <text:p>0.7598008200526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54650827348232">
                <text:p>0.7546508273482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41341345012188">
                <text:p>0.741341345012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1341345012188">
                <text:p>0.741341345012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1805710494518">
                <text:p>0.7518057104945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1805710494518">
                <text:p>0.7518057104945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65095832049847">
                <text:p>0.7650958320498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84533571004868">
                <text:p>0.7845335710048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117859005928">
                <text:p>0.79117859005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90058465003967">
                <text:p>0.790058465003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8607257604599">
                <text:p>0.7986072576045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98607257604599">
                <text:p>0.7986072576045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90947426557541">
                <text:p>0.7909474265575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7702361345291">
                <text:p>0.777702361345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73020666837692">
                <text:p>0.773020666837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4262484312057">
                <text:p>0.7842624843120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91945829391479">
                <text:p>0.791945829391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91945829391479">
                <text:p>0.7919458293914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91945829391479">
                <text:p>0.7919458293914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00593657493591">
                <text:p>0.8005936574935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2599376440048">
                <text:p>0.8125993764400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08035329580307">
                <text:p>0.8080353295803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02470759153366">
                <text:p>0.8024707591533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99834989309311">
                <text:p>0.799834989309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99834989309311">
                <text:p>0.7998349893093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13927082419395">
                <text:p>0.81392708241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19094073176384">
                <text:p>0.8190940731763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3366670012474">
                <text:p>0.8133666700124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1688798725605">
                <text:p>0.816887987256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12739326357841">
                <text:p>0.812739326357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18591647744179">
                <text:p>0.8185916477441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6623883843422">
                <text:p>0.8266238838434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30339255928993">
                <text:p>0.8303392559289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2222371697426">
                <text:p>0.832222371697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32874801754951">
                <text:p>0.832874801754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37438250184059">
                <text:p>0.8374382501840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8090670704842">
                <text:p>0.8380906707048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38090670704842">
                <text:p>0.8380906707048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3682586550713">
                <text:p>0.8436825865507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0459737181664">
                <text:p>0.8504597371816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0008270144463">
                <text:p>0.8700082701444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5243981480598">
                <text:p>0.8652439814805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2055177688599">
                <text:p>0.8720551776885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2055177688599">
                <text:p>0.872055177688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3827058076859">
                <text:p>0.8638270580768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63827058076859">
                <text:p>0.8638270580768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5473554134369">
                <text:p>0.8654735541343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5473554134369">
                <text:p>0.8654735541343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65473554134369">
                <text:p>0.8654735541343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65473554134369">
                <text:p>0.8654735541343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62444056272507">
                <text:p>0.8624440562725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66034512519836">
                <text:p>0.866034512519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6513518512249">
                <text:p>0.865135185122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5703220307827">
                <text:p>0.857032203078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5703220307827">
                <text:p>0.857032203078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703220307827">
                <text:p>0.857032203078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5201577603817">
                <text:p>0.85201577603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5201577603817">
                <text:p>0.85201577603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50406292080879">
                <text:p>0.8504062920808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49418177008629">
                <text:p>0.8494181770086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28104262650013">
                <text:p>0.828104262650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28104262650013">
                <text:p>0.8281042626500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5764093697071">
                <text:p>0.8357640936970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9009158909321">
                <text:p>0.8490091589093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45419833958149">
                <text:p>0.8454198339581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33198846280575">
                <text:p>0.8331988462805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3198846280575">
                <text:p>0.8331988462805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33198846280575">
                <text:p>0.8331988462805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3198846280575">
                <text:p>0.8331988462805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13076367694885">
                <text:p>0.8130763676948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02500548679382">
                <text:p>0.802500548679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88984503466636">
                <text:p>0.7889845034666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8509657103568">
                <text:p>0.7985096571035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3687237519771">
                <text:p>0.7836872375197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61066098231822">
                <text:p>0.7610660982318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3239266891032">
                <text:p>0.7532392668910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36536354143172">
                <text:p>0.736536354143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42263757307082">
                <text:p>0.742263757307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8414461929351">
                <text:p>0.7384144619293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9804479200393">
                <text:p>0.7398044792003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31847981531173">
                <text:p>0.7318479815311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1847981531173">
                <text:p>0.731847981531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34508006889373">
                <text:p>0.7345080068893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22455652076751">
                <text:p>0.7224556520767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32395479995757">
                <text:p>0.7323954799957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32395479995757">
                <text:p>0.7323954799957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30837397892028">
                <text:p>0.7308373978920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23161900360137">
                <text:p>0.7231619003601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8801653701812">
                <text:p>0.7188016537018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1454555304721">
                <text:p>0.714545553047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54555304721">
                <text:p>0.714545553047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04840839225799">
                <text:p>0.7048408392257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08793187458068">
                <text:p>0.708793187458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08793187458068">
                <text:p>0.7087931874580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21978216487914">
                <text:p>0.7219782164879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07857706863433">
                <text:p>0.7078577068634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1137662442401">
                <text:p>0.711376624424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09868548233062">
                <text:p>0.7098685482330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09868548233062">
                <text:p>0.7098685482330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09868548233062">
                <text:p>0.7098685482330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1963103922084">
                <text:p>0.719631039220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21190575677901">
                <text:p>0.7211905756779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19987171906978">
                <text:p>0.7199871719069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28090153951198">
                <text:p>0.7280901539511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28090153951198">
                <text:p>0.7280901539511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19984668511897">
                <text:p>0.7199846685118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25001095551997">
                <text:p>0.7250010955519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25001095551997">
                <text:p>0.7250010955519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26610579509288">
                <text:p>0.7266105795092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32801852244884">
                <text:p>0.7328018522448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33486062008888">
                <text:p>0.7334860620088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3486062008888">
                <text:p>0.7334860620088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33486062008888">
                <text:p>0.7334860620088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26709841210395">
                <text:p>0.7267098412103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8157714325935">
                <text:p>0.7281577143259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4426522763446">
                <text:p>0.744265227634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4426522763446">
                <text:p>0.744265227634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1830202657729">
                <text:p>0.7418302026577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32749243099242">
                <text:p>0.7327492430992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52871721684933">
                <text:p>0.7528717216849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4391406476498">
                <text:p>0.7543914064764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72471498548985">
                <text:p>0.7724714985489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72471498548985">
                <text:p>0.7724714985489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77704990506172">
                <text:p>0.7777049905061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88750163912773">
                <text:p>0.788750163912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6576995253563">
                <text:p>0.7965769952535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13279908001423">
                <text:p>0.8132799080014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13279908001423">
                <text:p>0.8132799080014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17129203379154">
                <text:p>0.8171292033791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14449736177921">
                <text:p>0.8144497361779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06668312251568">
                <text:p>0.806668312251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6668312251568">
                <text:p>0.8066683122515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06668312251568">
                <text:p>0.8066683122515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1872066706419">
                <text:p>0.818720667064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1872066706419">
                <text:p>0.818720667064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1872066706419">
                <text:p>0.81872066706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20278749167919">
                <text:p>0.8202787491679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16790286004543">
                <text:p>0.8167902860045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17976052463055">
                <text:p>0.817976052463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22232153117657">
                <text:p>0.8222321531176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22232153117657">
                <text:p>0.8222321531176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3116055816412">
                <text:p>0.831160558164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3116055816412">
                <text:p>0.831160558164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3116055816412">
                <text:p>0.831160558164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116055816412">
                <text:p>0.831160558164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36513628661633">
                <text:p>0.8365136286616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23970215022564">
                <text:p>0.8239702150225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25478291213512">
                <text:p>0.825478291213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25478291213512">
                <text:p>0.8254782912135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25478291213512">
                <text:p>0.825478291213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22069506347179">
                <text:p>0.822069506347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09526651799679">
                <text:p>0.8095266517996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1605556666851">
                <text:p>0.816055566668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1605556666851">
                <text:p>0.816055566668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1605556666851">
                <text:p>0.81605556666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4161052107811">
                <text:p>0.8241610521078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17866597771645">
                <text:p>0.817866597771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17866597771645">
                <text:p>0.8178665977716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17866597771645">
                <text:p>0.8178665977716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7866597771645">
                <text:p>0.8178665977716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33695925474167">
                <text:p>0.833695925474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7895971536636">
                <text:p>0.8178959715366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7895971536636">
                <text:p>0.8178959715366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24672192335129">
                <text:p>0.824672192335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844360947609">
                <text:p>0.828443609476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844360947609">
                <text:p>0.828443609476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844360947609">
                <text:p>0.828443609476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3087863445282">
                <text:p>0.830878634452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39959594011307">
                <text:p>0.8399595940113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9959594011307">
                <text:p>0.8399595940113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49015728235245">
                <text:p>0.849015728235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49015728235245">
                <text:p>0.849015728235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49015728235245">
                <text:p>0.8490157282352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52569555640221">
                <text:p>0.852569555640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64145521521568">
                <text:p>0.8641455215215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64145521521568">
                <text:p>0.8641455215215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5412213742733">
                <text:p>0.854122137427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949564814567">
                <text:p>0.846949564814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23883047699928">
                <text:p>0.8238830476999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11133017838001">
                <text:p>0.8111330178380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13003322780132">
                <text:p>0.8130033227801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13003322780132">
                <text:p>0.8130033227801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13003322780132">
                <text:p>0.8130033227801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13003322780132">
                <text:p>0.8130033227801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93646135032177">
                <text:p>0.7936461350321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75211959183216">
                <text:p>0.7752119591832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75211959183216">
                <text:p>0.7752119591832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86375919878483">
                <text:p>0.7863759198784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93902221024036">
                <text:p>0.7939022210240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93902221024036">
                <text:p>0.7939022210240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3902221024036">
                <text:p>0.7939022210240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99442818462849">
                <text:p>0.7994428184628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96695488989353">
                <text:p>0.7966954889893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96695488989353">
                <text:p>0.796695488989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96695488989353">
                <text:p>0.7966954889893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2387725412846">
                <text:p>0.8023877254128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1693324148655">
                <text:p>0.8116933241486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93690851032734">
                <text:p>0.7936908510327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93690851032734">
                <text:p>0.7936908510327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78615995943546">
                <text:p>0.7786159959435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67592623531818">
                <text:p>0.7675926235318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67520251572132">
                <text:p>0.767520251572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56919906437397">
                <text:p>0.7569199064373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48546136915684">
                <text:p>0.7485461369156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48546136915684">
                <text:p>0.7485461369156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48546136915684">
                <text:p>0.7485461369156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31532066166401">
                <text:p>0.7315320661664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22523957788944">
                <text:p>0.7225239577889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22523957788944">
                <text:p>0.7225239577889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2523957788944">
                <text:p>0.7225239577889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27324334681034">
                <text:p>0.7273243346810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3124288618565">
                <text:p>0.7431242886185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40237907469273">
                <text:p>0.7402379074692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40237907469273">
                <text:p>0.7402379074692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43289636671543">
                <text:p>0.7432896366715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3289636671543">
                <text:p>0.7432896366715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43289636671543">
                <text:p>0.743289636671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43289636671543">
                <text:p>0.7432896366715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37762006819248">
                <text:p>0.7377620068192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3570098310709">
                <text:p>0.735700983107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16625203341246">
                <text:p>0.7166252033412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16625203341246">
                <text:p>0.7166252033412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16625203341246">
                <text:p>0.7166252033412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5296073406935">
                <text:p>0.7252960734069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25296073406935">
                <text:p>0.7252960734069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25296073406935">
                <text:p>0.7252960734069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5319457501173">
                <text:p>0.7353194575011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27528659552336">
                <text:p>0.7275286595523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4838655397296">
                <text:p>0.748386553972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66574694663286">
                <text:p>0.7665746946632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80442311316729">
                <text:p>0.7804423113167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80442311316729">
                <text:p>0.7804423113167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80442311316729">
                <text:p>0.7804423113167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0442311316729">
                <text:p>0.7804423113167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90027806311846">
                <text:p>0.7900278063118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08461982160807">
                <text:p>0.8084619821608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93294608741999">
                <text:p>0.793294608741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83050769716501">
                <text:p>0.7830507697165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83050769716501">
                <text:p>0.7830507697165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83050769716501">
                <text:p>0.7830507697165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81981707960367">
                <text:p>0.7819817079603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81981707960367">
                <text:p>0.7819817079603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84729037433863">
                <text:p>0.784729037433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4729037433863">
                <text:p>0.7847290374338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84729037433863">
                <text:p>0.7847290374338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68499533981085">
                <text:p>0.7684995339810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57421879637986">
                <text:p>0.757421879637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75424352753907">
                <text:p>0.7754243527539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72838255036622">
                <text:p>0.7728382550366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8791311012581">
                <text:p>0.787913110125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02483409512788">
                <text:p>0.8024834095127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10622491706163">
                <text:p>0.810622491706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30106135476381">
                <text:p>0.8301061354763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27734324205667">
                <text:p>0.827734324205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27734324205667">
                <text:p>0.827734324205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27734324205667">
                <text:p>0.827734324205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51042849291116">
                <text:p>0.851042849291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557908754237">
                <text:p>0.85579087542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5528267191723">
                <text:p>0.855282671917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5528267191723">
                <text:p>0.855282671917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5189418124035">
                <text:p>0.851894181240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5189418124035">
                <text:p>0.85189418124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39886036980897">
                <text:p>0.8398860369808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38403632510453">
                <text:p>0.8384036325104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38403632510453">
                <text:p>0.8384036325104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36257343161851">
                <text:p>0.8362573431618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32094659674913">
                <text:p>0.8320946596749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20455062855035">
                <text:p>0.8204550628550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20665866602212">
                <text:p>0.8206658666022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17868439424783">
                <text:p>0.8178684394247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30203013736755">
                <text:p>0.830203013736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28269048053771">
                <text:p>0.8282690480537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24804900009185">
                <text:p>0.8248049000091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00480525810272">
                <text:p>0.8004805258102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96036678869277">
                <text:p>0.7960366788692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82452726680786">
                <text:p>0.782452726680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82452726680786">
                <text:p>0.7824527266807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97416097242385">
                <text:p>0.797416097242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167cm" svg:y="4.204cm" style:legend-expansion="high" chart:style-name="ch2"/>
        <chart:plot-area chart:style-name="ch3" table:cell-range-address="rewardlist_cylinder_withbutton_retroactiveVals_with1rewardifbuttonpress_correctedGRUdatascaling_10_26_2021.F2:rewardlist_cylinder_withbutton_retroactiveVals_with1rewardifbuttonpress_correctedGRUdatascaling_10_26_2021.F525" svg:x="0.319cm" svg:y="0.18cm" svg:width="12.529cm" svg:height="8.646cm">
          <chartooo:coordinate-region svg:x="1.126cm" svg:y="0.301cm" svg:width="11.626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with1rewardifbuttonpress_correctedGRUdatascaling_10_26_2021.F2:rewardlist_cylinder_withbutton_retroactiveVals_with1rewardifbuttonpress_correctedGRUdatascaling_10_26_2021.F525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.649970778194">
                <text:p>289.649970778194</text:p>
                <draw:g>
                  <svg:desc>rewardlist_cylinder_withbutton_retroactiveVals_with1rewardifbuttonpress_correctedGRUdatascaling_10_26_2021.F2:rewardlist_cylinder_withbutton_retroactiveVals_with1rewardifbuttonpress_correctedGRUdatascaling_10_26_2021.F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.460594384876">
                <text:p>290.460594384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.912082345134">
                <text:p>289.912082345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.593351219106">
                <text:p>288.593351219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.967103836112">
                <text:p>288.967103836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129922372199">
                <text:p>288.129922372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.318410809819">
                <text:p>288.31841080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.702599141392">
                <text:p>288.702599141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678109897588">
                <text:p>288.678109897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762477999868">
                <text:p>288.762477999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.534417772086">
                <text:p>288.534417772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.653616514571">
                <text:p>288.653616514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.47036441878">
                <text:p>288.47036441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251049009898">
                <text:p>288.251049009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103463856096">
                <text:p>288.103463856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.222371709695">
                <text:p>288.222371709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403284614095">
                <text:p>288.403284614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.485181148061">
                <text:p>288.485181148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.558547969801">
                <text:p>288.558547969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.779983893492">
                <text:p>288.779983893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.883698727808">
                <text:p>288.883698727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027024688792">
                <text:p>289.027024688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.066409892645">
                <text:p>289.066409892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.263296612281">
                <text:p>289.263296612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9.371894694577">
                <text:p>289.371894694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481875272967">
                <text:p>289.481875272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.532370750548">
                <text:p>289.532370750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584242785043">
                <text:p>289.584242785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.628914912224">
                <text:p>289.628914912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740796384948">
                <text:p>289.740796384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821127530822">
                <text:p>289.821127530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.865638194581">
                <text:p>289.865638194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945569336373">
                <text:p>289.945569336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.861720775798">
                <text:p>289.86172077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7984102657">
                <text:p>289.79841026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729728458711">
                <text:p>289.729728458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.499840289893">
                <text:p>289.4998402898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.458195082885">
                <text:p>289.458195082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223317443851">
                <text:p>289.223317443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058424161686">
                <text:p>289.058424161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.062049143686">
                <text:p>289.062049143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.961558046669">
                <text:p>288.961558046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.017156932899">
                <text:p>289.017156932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.808566097142">
                <text:p>288.808566097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.670136116359">
                <text:p>288.670136116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.478677327585">
                <text:p>288.478677327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8.44776853938">
                <text:p>288.44776853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383126144343">
                <text:p>288.383126144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8.215538003071">
                <text:p>288.215538003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.17832474749">
                <text:p>288.17832474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.128208539054">
                <text:p>288.1282085390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.041435454286">
                <text:p>288.04143545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.028598395009">
                <text:p>288.028598395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7.943447749548">
                <text:p>287.943447749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.892690790834">
                <text:p>287.892690790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.96466999478">
                <text:p>287.96466999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.844839560122">
                <text:p>287.844839560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7.675314322094">
                <text:p>287.675314322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.509423181221">
                <text:p>287.5094231812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.319640697681">
                <text:p>287.3196406976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7.198896523325">
                <text:p>287.198896523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7.128859239755">
                <text:p>287.128859239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.042449147469">
                <text:p>287.042449147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.995084886968">
                <text:p>286.995084886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.876895369067">
                <text:p>286.876895369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6.858276656125">
                <text:p>286.858276656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6.668430991627">
                <text:p>286.668430991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6.599588185783">
                <text:p>286.599588185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6.404453202251">
                <text:p>286.404453202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6.145166300952">
                <text:p>286.145166300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6.069428426077">
                <text:p>286.0694284260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.831816169509">
                <text:p>285.831816169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.632930859703">
                <text:p>285.6329308597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5.359646992113">
                <text:p>285.359646992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.284631525923">
                <text:p>285.284631525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150236092403">
                <text:p>285.1502360924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4.936649885071">
                <text:p>284.936649885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.780921937666">
                <text:p>284.780921937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4.672455730718">
                <text:p>284.672455730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.498622266639">
                <text:p>284.498622266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.256304220825">
                <text:p>284.256304220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4.146116034759">
                <text:p>284.146116034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3.896284223367">
                <text:p>283.896284223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.877923598676">
                <text:p>283.877923598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3.727011113123">
                <text:p>283.727011113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.781168518657">
                <text:p>283.781168518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.906474238941">
                <text:p>283.9064742389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749213855291">
                <text:p>283.749213855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3.738912975019">
                <text:p>283.738912975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.82319816057">
                <text:p>283.82319816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3.642111999399">
                <text:p>283.642111999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3.73712483471">
                <text:p>283.73712483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3.525890031884">
                <text:p>283.525890031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.638250808425">
                <text:p>283.638250808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.662991517738">
                <text:p>283.662991517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3.667645450916">
                <text:p>283.667645450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3.598296601364">
                <text:p>283.598296601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3.494380019408">
                <text:p>283.494380019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3.492641350981">
                <text:p>283.492641350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3.413224079397">
                <text:p>283.4132240793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3.271852514485">
                <text:p>283.271852514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3.135645694832">
                <text:p>283.1356456948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.97177098018">
                <text:p>282.97177098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.967016315099">
                <text:p>282.9670163150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2.809703479334">
                <text:p>282.8097034793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2.737239093317">
                <text:p>282.737239093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2.733321277901">
                <text:p>282.733321277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.715807635669">
                <text:p>282.715807635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.730622378128">
                <text:p>282.730622378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2.857844984822">
                <text:p>282.8578449848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2.856713092007">
                <text:p>282.8567130920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2.730580058807">
                <text:p>282.7305800588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.804654367148">
                <text:p>282.804654367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2.747874355828">
                <text:p>282.747874355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2.773372044539">
                <text:p>282.773372044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2.597624078236">
                <text:p>282.597624078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2.563213702179">
                <text:p>282.563213702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2.441461612736">
                <text:p>282.4414616127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2.475404688125">
                <text:p>282.47540468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.493892866825">
                <text:p>282.493892866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2.422431031475">
                <text:p>282.422431031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2.421008863883">
                <text:p>282.4210088638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.471427268032">
                <text:p>282.471427268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2.471157854892">
                <text:p>282.471157854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.389122745896">
                <text:p>282.389122745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2.28233143037">
                <text:p>282.28233143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2.281553589336">
                <text:p>282.281553589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.258211205744">
                <text:p>282.258211205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2.156551256858">
                <text:p>282.156551256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.072974770916">
                <text:p>282.0729747709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.117334359651">
                <text:p>282.117334359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2.038291405438">
                <text:p>282.038291405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.039830994244">
                <text:p>282.039830994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1.919306761147">
                <text:p>281.919306761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1.923638233021">
                <text:p>281.92363823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1.719747918491">
                <text:p>281.719747918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1.599052023924">
                <text:p>281.5990520239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1.718372242547">
                <text:p>281.7183722425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1.726126214973">
                <text:p>281.726126214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1.592527099937">
                <text:p>281.592527099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.596934865798">
                <text:p>281.596934865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.476725941442">
                <text:p>281.476725941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1.53075162064">
                <text:p>281.530751620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1.511091613991">
                <text:p>281.511091613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.438958629978">
                <text:p>281.4389586299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.469691397467">
                <text:p>281.4696913974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.401563847746">
                <text:p>281.401563847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.401056611945">
                <text:p>281.401056611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1.402032936554">
                <text:p>281.4020329365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1.43379388472">
                <text:p>281.43379388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.435596926198">
                <text:p>281.4355969261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1.431844811783">
                <text:p>281.431844811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1.434352976589">
                <text:p>281.434352976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1.433483344353">
                <text:p>281.4334833443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1.435073597134">
                <text:p>281.435073597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1.360445561344">
                <text:p>281.360445561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1.296036747419">
                <text:p>281.2960367474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1.257789618306">
                <text:p>281.257789618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1.240661618334">
                <text:p>281.240661618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.112386989091">
                <text:p>281.112386989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1.110657857412">
                <text:p>281.110657857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1.110154197892">
                <text:p>281.1101541978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1.00122188237">
                <text:p>281.00122188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.995645268794">
                <text:p>280.995645268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972979994332">
                <text:p>280.9729799943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.971246690326">
                <text:p>280.971246690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972977014098">
                <text:p>280.972977014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1.004214037154">
                <text:p>281.004214037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1.116630246044">
                <text:p>281.116630246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1.099286477142">
                <text:p>281.099286477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1.09528104285">
                <text:p>281.09528104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1.135825336213">
                <text:p>281.1358253362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1.086761746372">
                <text:p>281.0867617463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1.225450504773">
                <text:p>281.225450504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1.1974643208">
                <text:p>281.19746432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1.196428987561">
                <text:p>281.1964289875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1.196704957215">
                <text:p>281.196704957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1.242590425681">
                <text:p>281.242590425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1.232827179594">
                <text:p>281.2328271795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1.231797806823">
                <text:p>281.231797806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1.192702503157">
                <text:p>281.192702503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1.239427205474">
                <text:p>281.239427205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1.239566084372">
                <text:p>281.2395660843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1.32491104108">
                <text:p>281.32491104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1.390098292086">
                <text:p>281.390098292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1.427969911734">
                <text:p>281.4279699117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1.478633887151">
                <text:p>281.478633887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1.36204237064">
                <text:p>281.36204237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1.386974410966">
                <text:p>281.386974410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1.384386971939">
                <text:p>281.3843869719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.564446740573">
                <text:p>281.564446740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1.499483007106">
                <text:p>281.4994830071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1.527631315801">
                <text:p>281.5276313158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1.546642227518">
                <text:p>281.5466422275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1.543871802133">
                <text:p>281.543871802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1.544073265941">
                <text:p>281.544073265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1.545090717777">
                <text:p>281.5450907177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1.54065255353">
                <text:p>281.54065255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1.544358176297">
                <text:p>281.544358176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1.465728878542">
                <text:p>281.4657288785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.551317618379">
                <text:p>281.5513176183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1.554231094989">
                <text:p>281.5542310949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1.582993331857">
                <text:p>281.5829933318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.787422472667">
                <text:p>281.787422472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1.840526663559">
                <text:p>281.8405266635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1.947992704028">
                <text:p>281.947992704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2.026079599222">
                <text:p>282.0260795992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026322190257">
                <text:p>282.0263221902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2.031904168255">
                <text:p>282.031904168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2.038614462787">
                <text:p>282.0386144627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.038154910728">
                <text:p>282.0381549107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2.159117834248">
                <text:p>282.1591178342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.238605439351">
                <text:p>282.2386054393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2.24292499029">
                <text:p>282.242924990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.239638388403">
                <text:p>282.2396383884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2.297528238808">
                <text:p>282.2975282388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2.372269523485">
                <text:p>282.3722695234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2.336389296094">
                <text:p>282.3363892960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2.213309214448">
                <text:p>282.2133092144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2.213937447743">
                <text:p>282.2139374477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2.147056827865">
                <text:p>282.1470568278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2.168411991527">
                <text:p>282.1684119915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2.253857084092">
                <text:p>282.253857084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2.113208523912">
                <text:p>282.113208523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2.104512201543">
                <text:p>282.1045122015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2.102154240522">
                <text:p>282.1021542405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2.193679606184">
                <text:p>282.193679606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2.152772916385">
                <text:p>282.152772916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2.216340708319">
                <text:p>282.2163407083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2.333333364306">
                <text:p>282.333333364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2.430305405349">
                <text:p>282.4303054053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2.457507191774">
                <text:p>282.457507191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2.507181729554">
                <text:p>282.5071817295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2.421768823515">
                <text:p>282.4217688235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2.429132385306">
                <text:p>282.4291323853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2.488526061712">
                <text:p>282.4885260617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2.553546419622">
                <text:p>282.5535464196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.557792656809">
                <text:p>282.5577926568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.572068572988">
                <text:p>282.5720685729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2.577477101376">
                <text:p>282.577477101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2.466939035857">
                <text:p>282.4669390358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2.463282288925">
                <text:p>282.4632822889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2.421452918727">
                <text:p>282.4214529187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.316442590949">
                <text:p>282.316442590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2.31637404557">
                <text:p>282.316374045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2.28873774105">
                <text:p>282.28873774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2.33759867499">
                <text:p>282.33759867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2.408997925429">
                <text:p>282.4089979254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2.498775085915">
                <text:p>282.498775085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2.502819263247">
                <text:p>282.502819263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2.41587809329">
                <text:p>282.41587809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2.417880810436">
                <text:p>282.417880810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2.394602203849">
                <text:p>282.3946022038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2.193264757633">
                <text:p>282.1932647576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2.139479285283">
                <text:p>282.139479285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2.117283099629">
                <text:p>282.1172830996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2.041840863951">
                <text:p>282.0418408639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2.042438102815">
                <text:p>282.0424381028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2.157190218995">
                <text:p>282.1571902189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2.281334840171">
                <text:p>282.2813348401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2.342057104826">
                <text:p>282.342057104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.282453619958">
                <text:p>282.2824536199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2.201953331393">
                <text:p>282.201953331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2.203318278496">
                <text:p>282.203318278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2.203074495367">
                <text:p>282.2030744953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2.146253356819">
                <text:p>282.1462533568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.071160404549">
                <text:p>282.0711604045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2.119474763601">
                <text:p>282.119474763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2.220720459982">
                <text:p>282.2207204599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2.254797049847">
                <text:p>282.254797049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2.25606424528">
                <text:p>282.256064245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2.198348440531">
                <text:p>282.198348440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.109886159218">
                <text:p>282.1098861592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2.228761130904">
                <text:p>282.228761130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2.183212428863">
                <text:p>282.1832124288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2.206814688846">
                <text:p>282.2068146888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2.113517872185">
                <text:p>282.1135178721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.070057718025">
                <text:p>282.0700577180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.034651347816">
                <text:p>282.0346513478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.915279273124">
                <text:p>281.9152792731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.881293878414">
                <text:p>281.8812938784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.773551272244">
                <text:p>281.773551272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727488181841">
                <text:p>281.727488181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1.726190588024">
                <text:p>281.7261905880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1.657532556678">
                <text:p>281.657532556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1.570245083548">
                <text:p>281.570245083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1.424112893087">
                <text:p>281.4241128930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1.471483710103">
                <text:p>281.471483710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1.484373817543">
                <text:p>281.4843738175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1.483039268825">
                <text:p>281.4830392688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1.49016798819">
                <text:p>281.49016798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1.490378988747">
                <text:p>281.4903789887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1.574565230534">
                <text:p>281.5745652305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1.574542580757">
                <text:p>281.5745425807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1.579393209368">
                <text:p>281.5793932093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1.576134621679">
                <text:p>281.576134621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1.626743760794">
                <text:p>281.6267437607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1.666453588679">
                <text:p>281.666453588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1.659050091754">
                <text:p>281.659050091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1.785547309529">
                <text:p>281.7855473095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1.789763148331">
                <text:p>281.7897631483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1.787707383023">
                <text:p>281.787707383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1.900068159564">
                <text:p>281.9000681595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1.899572248651">
                <text:p>281.8995722486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1.92884350946">
                <text:p>281.92884350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1.970479164459">
                <text:p>281.9704791644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2.189208659365">
                <text:p>282.1892086593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2.188231142663">
                <text:p>282.1882311426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2.067539420423">
                <text:p>282.067539420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2.004089049704">
                <text:p>282.0040890497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2.015224991501">
                <text:p>282.0152249915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2.082616423461">
                <text:p>282.082616423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2.078194948524">
                <text:p>282.0781949485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2.079313132264">
                <text:p>282.079313132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2.148888479588">
                <text:p>282.1488884795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2.334339491253">
                <text:p>282.334339491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2.481332969296">
                <text:p>282.4813329692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2.610797903938">
                <text:p>282.6107979039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2.488203600409">
                <text:p>282.488203600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2.564541694382">
                <text:p>282.5645416943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.661939908865">
                <text:p>282.6619399088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2.67167931308">
                <text:p>282.671679313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2.792247057592">
                <text:p>282.7922470575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2.676940021869">
                <text:p>282.6769400218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2.756917577416">
                <text:p>282.7569175774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2.841059115696">
                <text:p>282.8410591156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2.903306664035">
                <text:p>282.903306664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2.904198350002">
                <text:p>282.9041983500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2.884526422418">
                <text:p>282.8845264224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3.036944522111">
                <text:p>283.036944522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2.973686674498">
                <text:p>282.9736866744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2.973431566481">
                <text:p>282.973431566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3.05272605243">
                <text:p>283.052726052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3.14261526971">
                <text:p>283.142615269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3.21458076458">
                <text:p>283.214580764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3.269154806806">
                <text:p>283.2691548068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3.271688005577">
                <text:p>283.2716880055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3.344081462028">
                <text:p>283.3440814620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3.295624051751">
                <text:p>283.2956240517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3.290318639455">
                <text:p>283.290318639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3.210621821936">
                <text:p>283.2106218219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3.328550867399">
                <text:p>283.3285508673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3.325351288339">
                <text:p>283.325351288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359887430265">
                <text:p>283.3598874302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3.35580510594">
                <text:p>283.355805105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3.355638212844">
                <text:p>283.3556382128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3.372090295779">
                <text:p>283.3720902957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3.265514153137">
                <text:p>283.2655141531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3.253920447421">
                <text:p>283.2539204474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3.125869335717">
                <text:p>283.1258693357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3.119563160895">
                <text:p>283.1195631608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3.174812524111">
                <text:p>283.1748125241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3.062033322738">
                <text:p>283.062033322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.062418964998">
                <text:p>283.062418964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.036006344496">
                <text:p>283.0360063444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2.906749430176">
                <text:p>282.9067494301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2.867335837535">
                <text:p>282.8673358375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2.868016522946">
                <text:p>282.868016522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2.931589083253">
                <text:p>282.9315890832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2.930668787041">
                <text:p>282.9306687870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2.922072004483">
                <text:p>282.9220720044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2.798993710978">
                <text:p>282.7989937109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.803811557016">
                <text:p>282.8038115570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.843248991528">
                <text:p>282.8432489915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2.80574453669">
                <text:p>282.805744536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2.61777582347">
                <text:p>282.617775823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2.619590785883">
                <text:p>282.6195907858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2.441634466299">
                <text:p>282.4416344662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2.438339519757">
                <text:p>282.4383395197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2.368336806899">
                <text:p>282.3683368068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2.332903018538">
                <text:p>282.332903018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2.316277485994">
                <text:p>282.3162774859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2.198666729506">
                <text:p>282.1986667295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2.19847957082">
                <text:p>282.19847957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2.120861764433">
                <text:p>282.1208617644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2.093053202397">
                <text:p>282.0930532023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.186778576686">
                <text:p>282.1867785766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2.187379987876">
                <text:p>282.1873799878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2.181778340335">
                <text:p>282.1817783403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2.032154507898">
                <text:p>282.032154507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2.029756611744">
                <text:p>282.0297566117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2.032533593644">
                <text:p>282.0325335936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1.949601434259">
                <text:p>281.949601434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1.978655734044">
                <text:p>281.9786557340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1.966116698152">
                <text:p>281.9661166981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1.90857493906">
                <text:p>281.908574939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1.910324932375">
                <text:p>281.910324932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1.846897211433">
                <text:p>281.8468972114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1.840815746243">
                <text:p>281.8408157462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1.849150268222">
                <text:p>281.8491502682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1.848201361765">
                <text:p>281.8482013617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1.744891555421">
                <text:p>281.7448915554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1.714771524011">
                <text:p>281.7147715240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1.765544575988">
                <text:p>281.7655445759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1.768294735783">
                <text:p>281.7682947357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1.766487521977">
                <text:p>281.766487521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1.749214682641">
                <text:p>281.7492146826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1.803289833721">
                <text:p>281.8032898337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1.818373393273">
                <text:p>281.818373393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1.820838642712">
                <text:p>281.820838642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1.821480585083">
                <text:p>281.8214805850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.768919988844">
                <text:p>281.7689199888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1.884863006471">
                <text:p>281.8848630064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1.887583363927">
                <text:p>281.8875833639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1.949272416442">
                <text:p>281.9492724164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.956274177845">
                <text:p>281.9562741778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1.803264799757">
                <text:p>281.8032647997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1.897200578555">
                <text:p>281.8972005785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1.834243138514">
                <text:p>281.8342431385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1.77327709073">
                <text:p>281.7732770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1.786136203738">
                <text:p>281.7861362037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1.779472400854">
                <text:p>281.7794724008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1.778542567893">
                <text:p>281.7785425678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1.736316826593">
                <text:p>281.7363168265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1.701789625369">
                <text:p>281.7017896253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1.705174574974">
                <text:p>281.7051745749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1.556244540977">
                <text:p>281.5562445409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1.557209540697">
                <text:p>281.5572095406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1.558638264803">
                <text:p>281.5586382648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1.591287918703">
                <text:p>281.5912879187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1.531634961953">
                <text:p>281.5316349619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1.531224285728">
                <text:p>281.5312242857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1.553372191594">
                <text:p>281.5533721915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1.563062123928">
                <text:p>281.5630621239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1.665989864292">
                <text:p>281.6659898642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1.807440703425">
                <text:p>281.8074407034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1.715369954968">
                <text:p>281.715369954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1.712173356143">
                <text:p>281.7121733561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1.716497675456">
                <text:p>281.7164976754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1.717026964988">
                <text:p>281.7170269649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1.8942215368">
                <text:p>281.89422153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1.98243347847">
                <text:p>281.982433478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1.980863491279">
                <text:p>281.9808634912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1.86691186591">
                <text:p>281.866911865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1.801283540294">
                <text:p>281.801283540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1.802194895805">
                <text:p>281.8021948958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1.801331224036">
                <text:p>281.8013312240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1.740262656208">
                <text:p>281.7402626562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1.862083887076">
                <text:p>281.862083887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1.854777545774">
                <text:p>281.8547775457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1.854071826399">
                <text:p>281.8540718263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1.923837312643">
                <text:p>281.9238373126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1.878808959432">
                <text:p>281.8788089594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1.957320239926">
                <text:p>281.9573202399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1.951858663376">
                <text:p>281.951858663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1.977119125472">
                <text:p>281.9771191254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1.913912537882">
                <text:p>281.9139125378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1.937946931773">
                <text:p>281.9379469317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2.059045753956">
                <text:p>282.0590457539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2.187482507921">
                <text:p>282.1874825079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2.187379987876">
                <text:p>282.1873799878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2.187930139045">
                <text:p>282.1879301390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2.223782948284">
                <text:p>282.223782948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2.286459650297">
                <text:p>282.2864596502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2.278654417848">
                <text:p>282.2786544178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2.273970682333">
                <text:p>282.273970682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2.251171297348">
                <text:p>282.2511712973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2.245406929039">
                <text:p>282.2454069290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2.282708131928">
                <text:p>282.2827081319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2.286476935653">
                <text:p>282.2864769356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2.211954996188">
                <text:p>282.2119549961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2.21152286228">
                <text:p>282.21152286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2.206898731441">
                <text:p>282.2068987314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2.204884689406">
                <text:p>282.2048846894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2.253836818502">
                <text:p>282.2538368185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2.299133392759">
                <text:p>282.2991333927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2.578037385339">
                <text:p>282.5780373853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2.577310804327">
                <text:p>282.5773108043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2.576964501154">
                <text:p>282.5769645011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2.504939997654">
                <text:p>282.5049399976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2.503722274103">
                <text:p>282.5037222741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2.511151997086">
                <text:p>282.5111519970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2.488149360153">
                <text:p>282.4881493601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2.523975347288">
                <text:p>282.5239753472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2.4583142391">
                <text:p>282.45831423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2.24033457103">
                <text:p>282.24033457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2.183491378751">
                <text:p>282.1834913787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2.185120970619">
                <text:p>282.185120970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2.180023578646">
                <text:p>282.1800235786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2.178900626532">
                <text:p>282.1789006265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2.098155362745">
                <text:p>282.0981553627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2.005740695303">
                <text:p>282.0057406953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2.02345997367">
                <text:p>282.023459973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2.052632290715">
                <text:p>282.0526322907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2.053270656806">
                <text:p>282.0532706568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.051975447175">
                <text:p>282.0519754471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.11138402475">
                <text:p>282.111384024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2.11470340921">
                <text:p>282.114703409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1.991992876561">
                <text:p>281.9919928765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1.992867277172">
                <text:p>281.992867277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1.992337987641">
                <text:p>281.9923379876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1.984786671117">
                <text:p>281.984786671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2.141958839844">
                <text:p>282.1419588398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.062960589139">
                <text:p>282.0629605891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2.096594316255">
                <text:p>282.0965943162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2.073690027039">
                <text:p>282.0736900270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2.036546180497">
                <text:p>282.036546180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2.015769778248">
                <text:p>282.0157697782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1.803862634666">
                <text:p>281.803862634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1.729648255334">
                <text:p>281.7296482553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1.73740043962">
                <text:p>281.73740043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1.732769752267">
                <text:p>281.7327697522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1.581555667048">
                <text:p>281.5815556670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1.587588852451">
                <text:p>281.5875888524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1.630248515799">
                <text:p>281.6302485157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1.631407230719">
                <text:p>281.6314072307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1.722785372829">
                <text:p>281.7227853728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1.635559888563">
                <text:p>281.6355598885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1.662334905501">
                <text:p>281.6623349055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1.664304244028">
                <text:p>281.6643042440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1.663732635176">
                <text:p>281.6637326351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1.679531450851">
                <text:p>281.6795314508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1.712683572178">
                <text:p>281.7126835721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1.792119321211">
                <text:p>281.7921193212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1.849553791885">
                <text:p>281.8495537918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1.869214394581">
                <text:p>281.8692143945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1.66607509898">
                <text:p>281.666075098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1.715863481693">
                <text:p>281.7158634816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1.721758384245">
                <text:p>281.7217583842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1.883415804914">
                <text:p>281.8834158049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1.904453871694">
                <text:p>281.9044538716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1.942758221297">
                <text:p>281.9427582212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1.945528050636">
                <text:p>281.9455280506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1.897803181839">
                <text:p>281.8978031818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